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automatic-styles>
    <style:style style:name="co44" style:family="table-column">
      <style:table-column-properties fo:break-before="auto" style:column-width="2.6484in"/>
    </style:style>
    <style:style style:name="co45" style:family="table-column">
      <style:table-column-properties fo:break-before="auto" style:column-width="12.3008in"/>
    </style:style>
    <style:style style:name="co3" style:family="table-column">
      <style:table-column-properties fo:break-before="auto" style:column-width="0.1161in"/>
    </style:style>
    <style:style style:name="co4" style:family="table-column">
      <style:table-column-properties fo:break-before="auto" style:column-width="2.5736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2.0909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461in"/>
    </style:style>
    <style:style style:name="co14" style:family="table-column">
      <style:table-column-properties fo:break-before="auto" style:column-width="0.557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0.5898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9736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1.8764in"/>
    </style:style>
    <style:style style:name="co21" style:family="table-column">
      <style:table-column-properties fo:break-before="auto" style:column-width="0.6555in"/>
    </style:style>
    <style:style style:name="co22" style:family="table-column">
      <style:table-column-properties fo:break-before="auto" style:column-width="0.6654in"/>
    </style:style>
    <style:style style:name="co23" style:family="table-column">
      <style:table-column-properties fo:break-before="auto" style:column-width="0.7035in"/>
    </style:style>
    <style:style style:name="co24" style:family="table-column">
      <style:table-column-properties fo:break-before="auto" style:column-width="0.6075in"/>
    </style:style>
    <style:style style:name="co25" style:family="table-column">
      <style:table-column-properties fo:break-before="auto" style:column-width="0.5591in"/>
    </style:style>
    <style:style style:name="co26" style:family="table-column">
      <style:table-column-properties fo:break-before="auto" style:column-width="0.5689in"/>
    </style:style>
    <style:style style:name="co27" style:family="table-column">
      <style:table-column-properties fo:break-before="auto" style:column-width="0.5307in"/>
    </style:style>
    <style:style style:name="co28" style:family="table-column">
      <style:table-column-properties fo:break-before="auto" style:column-width="0.5492in"/>
    </style:style>
    <style:style style:name="co29" style:family="table-column">
      <style:table-column-properties fo:break-before="auto" style:column-width="0.9827in"/>
    </style:style>
    <style:style style:name="co30" style:family="table-column">
      <style:table-column-properties fo:break-before="auto" style:column-width="1.8547in"/>
    </style:style>
    <style:style style:name="co31" style:family="table-column">
      <style:table-column-properties fo:break-before="auto" style:column-width="0.6264in"/>
    </style:style>
    <style:style style:name="co32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1.1953in"/>
    </style:style>
    <style:style style:name="co34" style:family="table-column">
      <style:table-column-properties fo:break-before="auto" style:column-width="0.8866in"/>
    </style:style>
    <style:style style:name="co35" style:family="table-column">
      <style:table-column-properties fo:break-before="auto" style:column-width="1.3937in"/>
    </style:style>
    <style:style style:name="co36" style:family="table-column">
      <style:table-column-properties fo:break-before="auto" style:column-width="1.4583in"/>
    </style:style>
    <style:style style:name="co37" style:family="table-column">
      <style:table-column-properties fo:break-before="auto" style:column-width="1.4689in"/>
    </style:style>
    <style:style style:name="co38" style:family="table-column">
      <style:table-column-properties fo:break-before="auto" style:column-width="1.5437in"/>
    </style:style>
    <style:style style:name="co39" style:family="table-column">
      <style:table-column-properties fo:break-before="auto" style:column-width="0.5882in"/>
    </style:style>
    <style:style style:name="co40" style:family="table-column">
      <style:table-column-properties fo:break-before="auto" style:column-width="1.1563in"/>
    </style:style>
    <style:style style:name="co41" style:family="table-column">
      <style:table-column-properties fo:break-before="auto" style:column-width="0.6362in"/>
    </style:style>
    <style:style style:name="co42" style:family="table-column">
      <style:table-column-properties fo:break-before="auto" style:column-width="0.1283in"/>
    </style:style>
    <style:style style:name="co43" style:family="table-column">
      <style:table-column-properties fo:break-before="auto" style:column-width="1.9839in"/>
    </style:style>
    <style:style style:name="co46" style:family="table-column">
      <style:table-column-properties fo:break-before="auto" style:column-width="1.2866in"/>
    </style:style>
    <style:style style:name="co47" style:family="table-column">
      <style:table-column-properties fo:break-before="auto" style:column-width="1.5654in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3126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ta3" style:family="table" style:master-page-name="PageStyle_5f_Formulas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0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7" style:family="table-cell" style:parent-style-name="Default">
      <style:text-properties style:font-name="Franklin Gothic Demi Cond"/>
    </style:style>
    <style:style style:name="ce10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13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ConditionalStyle_5f_3">
      <style:table-cell-properties style:text-align-source="fix" style:repeat-content="false" fo:wrap-option="no-wrap" style:direction="ltr" style:rotation-angle="0" style:shrink-to-fit="fals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  <style:map style:condition="cell-content()=&quot;Phys&quot;" style:apply-style-name="ConditionalStyle_5f_1" style:base-cell-address="Calculations.B17"/>
    </style:style>
    <style:style style:name="ce1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4cc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fe2f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38761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9ead3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>
      <style:table-cell-properties fo:background-color="#bf9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italic" fo:text-shadow="none" style:text-underline-style="none" fo:font-weight="normal" style:font-size-asian="11pt" style:font-style-asian="italic" style:font-weight-asian="normal" style:font-name-complex="Oswald" style:font-size-complex="11pt" style:font-style-complex="italic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a61c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d85c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ext-properties style:font-name="Franklin Gothic Demi Cond" fo:font-weight="bold" style:font-weight-asian="bold" style:font-weight-complex="bold"/>
    </style:style>
    <style:style style:name="ce138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5818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74ea7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background-color="#bf9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2cc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e69138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8pt" fo:font-style="normal" fo:text-shadow="none" style:text-underline-style="none" fo:font-weight="normal" style:font-size-asian="8pt" style:font-style-asian="normal" style:font-weight-asian="normal" style:font-name-complex="Oswald" style:font-size-complex="8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0" style:family="table-cell" style:parent-style-name="Default">
      <style:table-cell-properties fo:background-color="#0b53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cc4125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d9eeb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ackground-color="#458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6a5a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2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cc3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8" style:family="table-cell" style:parent-style-name="Default">
      <style:table-cell-properties fo:background-color="#b45f0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f9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  <style:map style:condition="cell-content()=&quot;Phys&quot;" style:apply-style-name="ConditionalStyle_5f_1" style:base-cell-address="Data.S2"/>
    </style:style>
    <style:style style:name="ce20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 style:data-style-name="N100">
      <style:table-cell-properties fo:background-color="#351c7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5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6" style:family="table-cell" style:parent-style-name="Default">
      <style:table-cell-properties fo:background-color="#7f6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a6099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58466" style:text-outline="false" style:text-line-through-style="none" style:text-line-through-type="none" style:font-name="Franklin Gothic Demi Con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Franklin Gothic Demi Con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ackground-color="#000000"/>
      <style:text-properties fo:color="#000000" style:font-name="Franklin Gothic Demi Cond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anklin Gothic Demi Cond" fo:font-size="12pt" style:font-size-asian="12pt" style:font-size-complex="12pt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anklin Gothic Demi Cond"/>
    </style:style>
    <style:style style:name="ce22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color="#333333" style:font-name="Franklin Gothic Demi Cond"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Franklin Gothic Demi Cond" fo:font-size="12pt" style:font-size-asian="12pt" style:font-size-complex="12pt"/>
    </style:style>
    <style:style style:name="T1" style:family="text">
      <style:text-properties fo:color="#000000" loext:opacity="100%" style:text-outline="false" style:text-line-through-style="none" style:text-line-through-type="none" style:font-name="Franklin Gothic Demi Con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Oswald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Franklin Gothic Demi Con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Oswald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Franklin Gothic Demi Cond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Oswald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B$2:.$B$268])" table:allow-empty-cell="false" table:display-list="unsorted" table:base-cell-address="Calculations.B2">
          <table:error-message table:message-type="stop" table:display="true"/>
        </table:content-validation>
        <table:content-validation table:name="val2" table:condition="of:cell-content-is-in-list([$Data.$AF$2:.$AF$26])" table:allow-empty-cell="true" table:display-list="unsorted" table:base-cell-address="Calculations.B3">
          <table:error-message table:message-type="stop" table:display="true"/>
        </table:content-validation>
        <table:content-validation table:name="val3" table:condition="of:cell-content-is-in-list([$Data.$R$2:.$R$218])" table:allow-empty-cell="false" table:display-list="unsorted" table:base-cell-address="Calculations.B16">
          <table:error-message table:message-type="stop" table:display="true"/>
        </table:content-validation>
        <table:content-validation table:name="val4" table:condition="of:cell-content-is-in-list(&quot;TRUE&quot;;&quot;FALSE&quot;)" table:allow-empty-cell="true" table:display-list="unsorted" table:base-cell-address="Calculations.C14">
          <table:error-message table:message-type="stop" table:display="true"/>
        </table:content-validation>
        <table:content-validation table:name="val5" table:condition="of:cell-content-is-in-list([$Data.$B$2:.$B$268])" table:allow-empty-cell="false" table:display-list="unsorted" table:base-cell-address="Calculations.K2">
          <table:error-message table:message-type="stop" table:display="true"/>
        </table:content-validation>
        <table:content-validation table:name="val6" table:condition="of:is-true-formula(AND(ISNUMBER([.AE2]);(NOT(OR(NOT(ISERROR(DATEVALUE([.AE2]))); AND(ISNUMBER([.AE2]); LEFT(CELL(&quot;format&quot;; [.AE2]))=&quot;D&quot;))))))" table:allow-empty-cell="true" table:base-cell-address="Formulas.AE2"/>
        <table:content-validation table:name="val7" table:condition="of:cell-content-is-in-list(&quot;Phys&quot;;&quot;Fire&quot;;&quot;Ice&quot;;&quot;Elec&quot;;&quot;Force&quot;;&quot;Almighty&quot;;&quot;Light&quot;;&quot;Dark&quot;;&quot;Curse&quot;;&quot;Nerve&quot;;&quot;Mind&quot;;&quot;Self-Destruct&quot;;&quot;Heal&quot;;&quot;Support&quot;;&quot;Utility&quot;)" table:allow-empty-cell="true" table:display-list="unsorted" table:base-cell-address="Formulas.S2"/>
        <table:content-validation table:name="val8" table:condition="of:cell-content-is-in-list(&quot;Str&quot;;&quot;Int&quot;;&quot;HP&quot;)" table:allow-empty-cell="true" table:display-list="unsorted" table:base-cell-address="Formulas.T2"/>
      </table:content-validations>
      <table:table table:name="Calculations" table:style-name="ta2">
        <office:forms form:automatic-focus="false" form:apply-design-mode="false"/>
        <table:table-column table:style-name="co3" table:default-cell-style-name="ce107"/>
        <table:table-column table:style-name="co4" table:default-cell-style-name="ce107"/>
        <table:table-column table:style-name="co5" table:default-cell-style-name="ce107"/>
        <table:table-column table:style-name="co6" table:default-cell-style-name="ce107"/>
        <table:table-column table:style-name="co7" table:default-cell-style-name="ce107"/>
        <table:table-column table:style-name="co8" table:default-cell-style-name="ce107"/>
        <table:table-column table:style-name="co9" table:number-columns-repeated="2" table:default-cell-style-name="ce107"/>
        <table:table-column table:style-name="co6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2" table:default-cell-style-name="ce107"/>
        <table:table-column table:style-name="co14" table:default-cell-style-name="ce107"/>
        <table:table-column table:style-name="co5" table:default-cell-style-name="ce107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number-columns-repeated="7" table:default-cell-style-name="ce107"/>
        <table:table-column table:style-name="co18" table:number-columns-repeated="16358"/>
        <table:table-row table:style-name="ro5">
          <table:table-cell table:style-name="ce55"/>
          <table:table-cell table:style-name="ce108"/>
          <table:table-cell table:style-name="ce121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9" table:content-validation-name="val1" office:value-type="string" calcext:value-type="string">
            <text:p>Demi-Fiend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B2]; [$Data.$B$2:.$B$268]; [$Data.$A$2:.$A$268]; &quot;&quot;)" office:value-type="float" office:value="0" calcext:value-type="float">
            <text:p>0</text:p>
          </table:table-cell>
          <table:table-cell table:style-name="ce35" table:number-columns-repeated="6"/>
          <table:table-cell table:style-name="ce9" table:content-validation-name="val5" office:value-type="string" calcext:value-type="string">
            <text:p>Will o' Wisp</text:p>
          </table:table-cell>
          <table:table-cell table:style-name="ce122" office:value-type="string" calcext:value-type="string">
            <text:p>ID:</text:p>
          </table:table-cell>
          <table:table-cell table:style-name="ce114" table:formula="of:=COM.MICROSOFT.XLOOKUP([.K2]; [$Data.$B$2:.$B$268]; [$Data.$A$2:.$A$268]; &quot;&quot;)" office:value-type="float" office:value="137" calcext:value-type="float">
            <text:p>137</text:p>
          </table:table-cell>
          <table:table-cell table:style-name="ce35" table:number-columns-repeated="13"/>
          <table:table-cell table:style-name="ce107" table:number-columns-repeated="16358"/>
        </table:table-row>
        <table:table-row table:style-name="ro2">
          <table:table-cell table:style-name="ce106"/>
          <table:table-cell table:style-name="ce9" table:content-validation-name="val2" office:value-type="string" calcext:value-type="string">
            <text:p>Marogareh</text:p>
          </table:table-cell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112" office:value-type="string" calcext:value-type="string">
            <text:p>Points</text:p>
          </table:table-cell>
          <table:table-cell table:style-name="ce35"/>
          <table:table-cell table:style-name="ce123" office:value-type="string" calcext:value-type="string">
            <text:p>Str</text:p>
          </table:table-cell>
          <table:table-cell table:style-name="ce134" office:value-type="string" calcext:value-type="string">
            <text:p>Int</text:p>
          </table:table-cell>
          <table:table-cell table:style-name="ce138" office:value-type="string" calcext:value-type="string">
            <text:p>Mag</text:p>
          </table:table-cell>
          <table:table-cell table:style-name="ce146" office:value-type="string" calcext:value-type="string">
            <text:p>Vit</text:p>
          </table:table-cell>
          <table:table-cell table:style-name="ce150" office:value-type="string" calcext:value-type="string">
            <text:p>Agi</text:p>
          </table:table-cell>
          <table:table-cell table:style-name="ce152" office:value-type="string" calcext:value-type="string">
            <text:p>Luc</text:p>
          </table:table-cell>
          <table:table-cell table:style-name="ce112" office:value-type="string" calcext:value-type="string">
            <text:p>Level</text:p>
          </table:table-cell>
          <table:table-cell table:style-name="ce35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Base Stats</text:p>
          </table:table-cell>
          <table:table-cell table:style-name="ce124" table:formula="of:=COM.MICROSOFT.XLOOKUP([.B2]; [$Data.$B$2:.$B$268]; [$Data.$G$2:.$G$268]; 0)" office:value-type="float" office:value="4" calcext:value-type="float">
            <text:p>4</text:p>
          </table:table-cell>
          <table:table-cell table:style-name="ce135" table:formula="of:=COM.MICROSOFT.XLOOKUP([.B2]; [$Data.$B$2:.$B$268]; [$Data.$H$2:.$H$268]; 0)" office:value-type="float" office:value="4" calcext:value-type="float">
            <text:p>4</text:p>
          </table:table-cell>
          <table:table-cell table:style-name="ce139" table:formula="of:=COM.MICROSOFT.XLOOKUP([.B2]; [$Data.$B$2:.$B$268]; [$Data.$I$2:.$I$268]; 0)" office:value-type="float" office:value="4" calcext:value-type="float">
            <text:p>4</text:p>
          </table:table-cell>
          <table:table-cell table:style-name="ce147" table:formula="of:=COM.MICROSOFT.XLOOKUP([.B2]; [$Data.$B$2:.$B$268]; [$Data.$J$2:.$J$268]; 0)" office:value-type="float" office:value="4" calcext:value-type="float">
            <text:p>4</text:p>
          </table:table-cell>
          <table:table-cell table:style-name="ce151" table:formula="of:=COM.MICROSOFT.XLOOKUP([.B2]; [$Data.$B$2:.$B$268]; [$Data.$K$2:.$K$268]; 0)" office:value-type="float" office:value="4" calcext:value-type="float">
            <text:p>4</text:p>
          </table:table-cell>
          <table:table-cell table:style-name="ce153" table:formula="of:=COM.MICROSOFT.XLOOKUP([.B2]; [$Data.$B$2:.$B$268]; [$Data.$L$2:.$L$268]; 0)" office:value-type="float" office:value="4" calcext:value-type="float">
            <text:p>4</text:p>
          </table:table-cell>
          <table:table-cell table:style-name="ce112" table:formula="of:=COM.MICROSOFT.XLOOKUP([.B2]; [$Data.$B$2:.$B$268]; [$Data.$D$2:.$D$268]; 0)" office:value-type="float" office:value="1" calcext:value-type="float">
            <text:p>1</text:p>
          </table:table-cell>
          <table:table-cell table:style-name="ce112" table:formula="of:=CONCATENATE(&quot;&quot;;SUM([.C4:.H4]);&quot;&quot;)" office:value-type="string" office:string-value="24" calcext:value-type="string">
            <text:p>24</text:p>
          </table:table-cell>
          <table:table-cell table:style-name="ce110" office:value-type="string" calcext:value-type="string">
            <text:p>Demon Stats</text:p>
          </table:table-cell>
          <table:table-cell table:style-name="ce124" table:formula="of:=COM.MICROSOFT.XLOOKUP([.K2]; [$Data.$B$2:.$B$268]; [$Data.$G$2:.$G$268]; 0)" office:value-type="float" office:value="8" calcext:value-type="float">
            <text:p>8</text:p>
          </table:table-cell>
          <table:table-cell table:style-name="ce135" table:formula="of:=COM.MICROSOFT.XLOOKUP([.K2]; [$Data.$B$2:.$B$268]; [$Data.$H$2:.$H$268]; 0)" office:value-type="float" office:value="7" calcext:value-type="float">
            <text:p>7</text:p>
          </table:table-cell>
          <table:table-cell table:style-name="ce139" table:formula="of:=COM.MICROSOFT.XLOOKUP([.K2]; [$Data.$B$2:.$B$268]; [$Data.$I$2:.$I$268]; 0)" office:value-type="float" office:value="10" calcext:value-type="float">
            <text:p>10</text:p>
          </table:table-cell>
          <table:table-cell table:style-name="ce147" table:formula="of:=COM.MICROSOFT.XLOOKUP([.K2]; [$Data.$B$2:.$B$268]; [$Data.$J$2:.$J$268]; 0)" office:value-type="float" office:value="8" calcext:value-type="float">
            <text:p>8</text:p>
          </table:table-cell>
          <table:table-cell table:style-name="ce151" table:formula="of:=COM.MICROSOFT.XLOOKUP([.K2]; [$Data.$B$2:.$B$268]; [$Data.$K$2:.$K$268]; 0)" office:value-type="float" office:value="10" calcext:value-type="float">
            <text:p>10</text:p>
          </table:table-cell>
          <table:table-cell table:style-name="ce153" table:formula="of:=COM.MICROSOFT.XLOOKUP([.K2]; [$Data.$B$2:.$B$268]; [$Data.$L$2:.$L$268]; 0)" office:value-type="float" office:value="6" calcext:value-type="float">
            <text:p>6</text:p>
          </table:table-cell>
          <table:table-cell table:style-name="ce112" table:formula="of:=COM.MICROSOFT.XLOOKUP([.K2]; [$Data.$B$2:.$B$268]; [$Data.$D$2:.$D$268]; 0)" office:value-type="float" office:value="1" calcext:value-type="float">
            <text:p>1</text:p>
          </table:table-cell>
          <table:table-cell table:style-name="ce35" table:number-columns-repeated="8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agatama Stats</text:p>
          </table:table-cell>
          <table:table-cell table:style-name="ce124" table:formula="of:=COM.MICROSOFT.XLOOKUP([.B3]; [$Data.$AF$2:.$AF$26]; [$Data.$AG$2:.$AG$26]; 0)" office:value-type="float" office:value="4" calcext:value-type="float">
            <text:p>4</text:p>
          </table:table-cell>
          <table:table-cell table:style-name="ce135" table:formula="of:=COM.MICROSOFT.XLOOKUP([.B3]; [$Data.$AF$2:.$AF$26]; [$Data.$AH$2:.$AH$26]; 0)" office:value-type="float" office:value="2" calcext:value-type="float">
            <text:p>2</text:p>
          </table:table-cell>
          <table:table-cell table:style-name="ce139" table:formula="of:=COM.MICROSOFT.XLOOKUP([.B3]; [$Data.$AF$2:.$AF$26]; [$Data.$AI$2:.$AI$26]; 0)" office:value-type="float" office:value="2" calcext:value-type="float">
            <text:p>2</text:p>
          </table:table-cell>
          <table:table-cell table:style-name="ce147" table:formula="of:=COM.MICROSOFT.XLOOKUP([.B3]; [$Data.$AF$2:.$AF$26]; [$Data.$AJ$2:.$AJ$26]; 0)" office:value-type="float" office:value="4" calcext:value-type="float">
            <text:p>4</text:p>
          </table:table-cell>
          <table:table-cell table:style-name="ce151" table:formula="of:=COM.MICROSOFT.XLOOKUP([.B3]; [$Data.$AF$2:.$AF$26]; [$Data.$AK$2:.$AK$26]; 0)" office:value-type="float" office:value="2" calcext:value-type="float">
            <text:p>2</text:p>
          </table:table-cell>
          <table:table-cell table:style-name="ce153" table:formula="of:=COM.MICROSOFT.XLOOKUP([.B3]; [$Data.$AF$2:.$AF$26]; [$Data.$AL$2:.$AL$26]; 0)" office:value-type="float" office:value="2" calcext:value-type="float">
            <text:p>2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5:.H5]);&quot;&quot;)" office:value-type="string" office:string-value="16" calcext:value-type="string">
            <text:p>16</text:p>
          </table:table-cell>
          <table:table-cell table:style-name="ce35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Level Up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table:formula="of:=COM.MICROSOFT.CEILING(SUM([.C6:.H6])/3;1)" office:value-type="float" office:value="0" calcext:value-type="float">
            <text:p>0</text:p>
          </table:table-cell>
          <table:table-cell table:style-name="ce112" table:formula="of:=CONCATENATE(&quot;&quot;;SUM([.C6:.H6]);&quot;&quot;)" office:value-type="string" office:string-value="0" calcext:value-type="string">
            <text:p>0</text:p>
          </table:table-cell>
          <table:table-cell table:style-name="ce35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Mitama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7:.H7]);&quot;&quot;)" office:value-type="string" office:string-value="0" calcext:value-type="string">
            <text:p>0</text:p>
          </table:table-cell>
          <table:table-cell table:style-name="ce35" table:number-columns-repeated="16"/>
          <table:table-cell table:style-name="ce107" table:number-columns-repeated="16358"/>
        </table:table-row>
        <table:table-row table:style-name="ro2">
          <table:table-cell table:style-name="ce106"/>
          <table:table-cell table:style-name="ce110" office:value-type="string" calcext:value-type="string">
            <text:p>Incense Stats</text:p>
          </table:table-cell>
          <table:table-cell table:style-name="ce124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2" office:value-type="string" calcext:value-type="string">
            <text:p>---</text:p>
          </table:table-cell>
          <table:table-cell table:style-name="ce112" table:formula="of:=CONCATENATE(&quot;&quot;;SUM([.C8:.H8]);&quot;&quot;)" office:value-type="string" office:string-value="0" calcext:value-type="string">
            <text:p>0</text:p>
          </table:table-cell>
          <table:table-cell table:style-name="ce35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" office:value-type="string" calcext:value-type="string">
            <text:p>Total Stats</text:p>
          </table:table-cell>
          <table:table-cell table:style-name="ce125" table:formula="of:=MIN(99;IF([.D2]=0;SUM([.C4:.C6])+[.C8];[.C4]+SUM([.C6:.C8])))" office:value-type="float" office:value="8" calcext:value-type="float">
            <text:p>8</text:p>
          </table:table-cell>
          <table:table-cell table:style-name="ce136" table:formula="of:=MIN(99;IF([.D2]=0;SUM([.D4:.D6])+[.D8];[.D4]+SUM([.D6:.D8])))" office:value-type="float" office:value="6" calcext:value-type="float">
            <text:p>6</text:p>
          </table:table-cell>
          <table:table-cell table:style-name="ce140" table:formula="of:=MIN(99;IF([.D2]=0;SUM([.E4:.E6])+[.E8];[.E4]+SUM([.E6:.E8])))" office:value-type="float" office:value="6" calcext:value-type="float">
            <text:p>6</text:p>
          </table:table-cell>
          <table:table-cell table:style-name="ce148" table:formula="of:=MIN(99;IF([.D2]=0;SUM([.F4:.F6])+[.F8];[.F4]+SUM([.F6:.F8])))" office:value-type="float" office:value="8" calcext:value-type="float">
            <text:p>8</text:p>
          </table:table-cell>
          <table:table-cell table:style-name="ce109" table:formula="of:=MIN(99;IF([.D2]=0;SUM([.G4:.G6])+[.G8];[.G4]+SUM([.G6:.G8])))" office:value-type="float" office:value="6" calcext:value-type="float">
            <text:p>6</text:p>
          </table:table-cell>
          <table:table-cell table:style-name="ce154" table:formula="of:=MIN(99;IF([.D2]=0;SUM([.H4:.H6])+[.H8];[.H4]+SUM([.H6:.H8])))" office:value-type="float" office:value="6" calcext:value-type="float">
            <text:p>6</text:p>
          </table:table-cell>
          <table:table-cell table:style-name="ce112" table:formula="of:=SUM([.I4];[.I6])" office:value-type="float" office:value="1" calcext:value-type="float">
            <text:p>1</text:p>
          </table:table-cell>
          <table:table-cell table:style-name="ce112" table:formula="of:=CONCATENATE(&quot;&quot;;SUM([.C9:.H9]);&quot;&quot;)" office:value-type="string" office:string-value="40" calcext:value-type="string">
            <text:p>40</text:p>
          </table:table-cell>
          <table:table-cell table:style-name="ce35" table:number-columns-repeated="16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35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Current HP</text:p>
          </table:table-cell>
          <table:table-cell table:number-columns-repeated="17"/>
          <table:table-cell table:style-name="ce35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office:value-type="float" office:value="30" calcext:value-type="float">
            <text:p>30</text:p>
          </table:table-cell>
          <table:table-cell table:number-columns-repeated="17"/>
          <table:table-cell table:style-name="ce35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13" office:value-type="string" calcext:value-type="string">
            <text:p>Maximum HP</text:p>
          </table:table-cell>
          <table:table-cell table:style-name="ce127" office:value-type="string" calcext:value-type="string" table:number-columns-spanned="3" table:number-rows-spanned="1">
            <text:p>Life Bonuses?</text:p>
          </table:table-cell>
          <table:covered-table-cell table:number-columns-repeated="2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35"/>
          <table:table-cell table:style-name="ce113" office:value-type="string" calcext:value-type="string">
            <text:p>Maximum HP</text:p>
          </table:table-cell>
          <table:table-cell table:style-name="ce112" table:number-columns-repeated="3"/>
          <table:table-cell table:style-name="ce149" office:value-type="string" calcext:value-type="string" table:number-columns-spanned="4" table:number-rows-spanned="1">
            <text:p>Buff Levels</text:p>
          </table:table-cell>
          <table:covered-table-cell table:number-columns-repeated="3"/>
          <table:table-cell table:style-name="ce35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14" table:formula="of:=COM.MICROSOFT.FLOOR(([.F9]/2+[.I9])*6*(1+IF([.C14];0.1)+IF([.D14];0.2)+IF([.E14];0.3));1)" office:value-type="float" office:value="30" calcext:value-type="float">
            <text:p>30</text:p>
          </table:table-cell>
          <table:table-cell table:number-columns-repeated="7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Attack+</text:p>
          </table:table-cell>
          <table:table-cell table:style-name="ce114" table:number-matrix-columns-spanned="1" table:number-matrix-rows-spanned="1" table:formula="of:=COM.MICROSOFT.XLOOKUP([.K2];[$Data.$B$2:.$B$268];[$Data.$E$2:.$E$268];0)" office:value-type="float" office:value="30" calcext:value-type="float">
            <text:p>30</text:p>
          </table:table-cell>
          <table:table-cell table:style-name="ce114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Defense+</text:p>
          </table:table-cell>
          <table:table-cell table:style-name="ce35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/>
          <table:table-cell table:style-name="ce129" office:value-type="string" calcext:value-type="string">
            <text:p>+10%</text:p>
          </table:table-cell>
          <table:table-cell table:style-name="ce129" office:value-type="string" calcext:value-type="string">
            <text:p>+20%</text:p>
          </table:table-cell>
          <table:table-cell table:style-name="ce129" office:value-type="string" calcext:value-type="string">
            <text:p>+30%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Attack-</text:p>
          </table:table-cell>
          <table:table-cell table:style-name="ce35"/>
          <table:table-cell table:style-name="ce156" table:number-columns-repeated="3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Defense-</text:p>
          </table:table-cell>
          <table:table-cell table:style-name="ce35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9" table:content-validation-name="val3" office:value-type="string" calcext:value-type="string">
            <text:p>Basic Attack</text:p>
          </table:table-cell>
          <table:table-cell table:style-name="ce122" office:value-type="string" calcext:value-type="string">
            <text:p>ID:</text:p>
          </table:table-cell>
          <table:table-cell table:style-name="ce114" table:number-matrix-columns-spanned="1" table:number-matrix-rows-spanned="1" table:formula="of:=COM.MICROSOFT.XLOOKUP([.B16]; [$Data.$R$2:.$R$218]; [$Data.$Q$2:.$Q$218]; &quot;&quot;)" office:value-type="float" office:value="0" calcext:value-type="float">
            <text:p>0</text:p>
          </table:table-cell>
          <table:table-cell table:style-name="ce35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Speed+</text:p>
          </table:table-cell>
          <table:table-cell table:style-name="ce35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Speed+</text:p>
          </table:table-cell>
          <table:table-cell table:style-name="ce35" table:number-columns-repeated="7"/>
          <table:table-cell table:style-name="ce107" table:number-columns-repeated="16358"/>
        </table:table-row>
        <table:table-row table:style-name="ro6">
          <table:table-cell table:style-name="ce105"/>
          <table:table-cell table:style-name="ce115" table:formula="of:=COM.MICROSOFT.XLOOKUP([.B16];[$Data.$R$2:.$R$218];[$Data.$S$2:.$S$218];&quot;&quot;)" office:value-type="string" office:string-value="Phys" calcext:value-type="string">
            <text:p>Phys</text:p>
          </table:table-cell>
          <table:table-cell table:style-name="ce122" office:value-type="string" calcext:value-type="string">
            <text:p>Stat:</text:p>
          </table:table-cell>
          <table:table-cell table:style-name="ce114" table:formula="of:=COM.MICROSOFT.XLOOKUP([.B16]; [$Data.$R$2:.$R$218]; [$Data.$T$2:.$T$218]; &quot;&quot;)" office:value-type="string" office:string-value="Str" calcext:value-type="string">
            <text:p>Str</text:p>
          </table:table-cell>
          <table:table-cell table:style-name="ce141" office:value-type="string" calcext:value-type="string">
            <text:p>RAW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Speed-</text:p>
          </table:table-cell>
          <table:table-cell table:style-name="ce35" table:number-columns-repeated="4"/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Speed-</text:p>
          </table:table-cell>
          <table:table-cell table:style-name="ce35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3" office:value-type="string" calcext:value-type="string">
            <text:p>HP Effect:</text:p>
          </table:table-cell>
          <table:table-cell table:style-name="ce27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5" calcext:value-type="float" table:number-columns-spanned="2" table:number-rows-spanned="1">
            <text:p>5</text:p>
          </table:table-cell>
          <table:covered-table-cell table:style-name="ce34"/>
          <table:table-cell table:style-name="ce39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A$2:.$AA$218];0)&gt;0;(([.D9]/2*2+[.I9])*COM.MICROSOFT.XLOOKUP([.B16];[$Data.$R$2:.$R$218];[$Data.$AA$2:.$AA$218];0)*1.25/10);0);IF([.D17]=&quot;Str&quot;;IF([.D16]=0;([.C9]/2+[.I9])*1.25; ([.C9]/2*2+[.I9])*IF(COM.MICROSOFT.XLOOKUP([.B16];[$Data.$R$2:.$R$218];[$Data.$AA$2:.$AA$218];0)&gt;0;MAX(COM.MICROSOFT.XLOOKUP([.B16];[$Data.$R$2:.$R$218];[$Data.$AA$2:.$AA$218];0)-20;10);0)*1.25/10);IF([.D17]=&quot;HP&quot;;((([.C9]/2*2+[.I9])*IF(COM.MICROSOFT.XLOOKUP([.B16];[$Data.$R$2:.$R$218];[$Data.$AA$2:.$AA$218];0)&gt;0;MAX(COM.MICROSOFT.XLOOKUP([.B16];[$Data.$R$2:.$R$218];[$Data.$AA$2:.$AA$218];0)-20;10);0)*1.25/10)*(1.5-([.B12]/[.B14])*0.75));IF([.D17]=&quot;Int&quot;;(([.D9]/2*2+[.I9])*(COM.MICROSOFT.XLOOKUP([.B16];[$Data.$R$2:.$R$218];[$Data.$AA$2:.$AA$218];0)+IF(COM.MICROSOFT.XLOOKUP([.B16];[$Data.$R$2:.$R$218];[$Data.$AA$2:.$AA$218];0)&gt;0;COM.MICROSOFT.XLOOKUP([.B16];[$Data.$R$2:.$R$218];[$Data.$AC$2:.$AC$218];0);0))*1.1/150)))));1)" office:value-type="float" office:value="6" calcext:value-type="float">
            <text:p>6</text:p>
          </table:table-cell>
          <table:table-cell table:number-columns-repeated="4" table:style-name="ce128" table:content-validation-name="val4" office:value-type="boolean" office:boolean-value="false" calcext:value-type="boolean">
            <text:p>FALSE</text:p>
          </table:table-cell>
          <table:table-cell table:style-name="ce72" office:value-type="string" calcext:value-type="string">
            <text:p>Crit+</text:p>
          </table:table-cell>
          <table:table-cell table:style-name="ce35" table:number-columns-repeated="4"/>
          <table:table-cell table:style-name="ce157" office:value-type="float" office:value="50" calcext:value-type="float" table:number-columns-spanned="2" table:number-rows-spanned="1">
            <text:p>50</text:p>
          </table:table-cell>
          <table:covered-table-cell/>
          <table:table-cell table:number-columns-repeated="2" table:style-name="ce128" table:content-validation-name="val4" office:value-type="boolean" office:boolean-value="false" calcext:value-type="boolean">
            <text:p>FALSE</text:p>
          </table:table-cell>
          <table:table-cell table:style-name="ce72"/>
          <table:table-cell table:style-name="ce35" table:number-columns-repeated="7"/>
          <table:table-cell table:style-name="ce107" table:number-columns-repeated="16358"/>
        </table:table-row>
        <table:table-row table:style-name="ro2">
          <table:table-cell table:style-name="ce105"/>
          <table:table-cell table:style-name="ce14" office:value-type="string" calcext:value-type="string">
            <text:p>MP Effect:</text:p>
          </table:table-cell>
          <table:table-cell table:style-name="ce28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*(IF([.F18]=TRUE();1.5;1))*(IF([.G18]=TRUE();2.5;1))*(1+IF([.F14]=TRUE();0.25;0)+IF([.G14]=TRUE();0.25;0)+IF([.H14]=TRUE();0.25;0)+IF([.I14]=TRUE();0.25;0)-IF([.F15]=TRUE();0.125;0)-IF([.G15]=TRUE();0.125;0)-IF([.H15]=TRUE();0.125;0)-IF([.I15]=TRUE();0.125;0))*(1+IF([.O15]=TRUE();0.25;0)+IF([.P15]=TRUE();0.25;0)+IF([.Q15]=TRUE();0.25;0)+IF([.R15]=TRUE();0.25;0)-IF([.O14]=TRUE();0.125;0)-IF([.P14]=TRUE();0.125;0)-IF([.Q14]=TRUE();0.125;0)-IF([.R14]=TRUE();0.125;0))*(1-IF([.Q18]=TRUE();[.O18]/100;0)+IF([.R18]=TRUE();[.O18]/100;0))*(150/(150+IF([.D17]=&quot;Int&quot;;[.N4];[.O4])/2*2+[.R4]))/MAX(1;COM.MICROSOFT.XLOOKUP([.B16];[$Data.$R$2:.$R$218];[$Data.$W$2:.$W$218];0)/3);1)" office:value-type="float" office:value="0" calcext:value-type="float" table:number-columns-spanned="2" table:number-rows-spanned="1">
            <text:p>0</text:p>
          </table:table-cell>
          <table:covered-table-cell table:style-name="ce34"/>
          <table:table-cell table:style-name="ce40" table:number-matrix-columns-spanned="1" table:number-matrix-rows-spanned="1" table:formula="of:=COM.MICROSOFT.FLOOR(IF(COM.MICROSOFT.XLOOKUP([.B16];[$Data.$R$2:.$R$218];[$Data.$S$2:.$S$218];&quot;&quot;)=&quot;Heal&quot;;IF(COM.MICROSOFT.XLOOKUP([.B16];[$Data.$R$2:.$R$218];[$Data.$AB$2:.$AB$218];0)&gt;0;(([.D9]/2*2+[.I9])*COM.MICROSOFT.XLOOKUP([.B16];[$Data.$R$2:.$R$218];[$Data.$AB$2:.$AB$218];0)*1.25/10);0);IF([.D17]=&quot;Str&quot;; ([.C9]/2*2+[.I9])*IF(COM.MICROSOFT.XLOOKUP([.B16];[$Data.$R$2:.$R$218];[$Data.$AB$2:.$AB$218];0)&gt;0;MAX(COM.MICROSOFT.XLOOKUP([.B16];[$Data.$R$2:.$R$218];[$Data.$AB$2:.$AB$218];0)-20;10);0)*1.25/10;IF([.D17]=&quot;HP&quot;;((([.C9]/2*2+[.I9])*IF(COM.MICROSOFT.XLOOKUP([.B16];[$Data.$R$2:.$R$218];[$Data.$AB$2:.$AB$218];0)&gt;0;MAX(COM.MICROSOFT.XLOOKUP([.B16];[$Data.$R$2:.$R$218];[$Data.$AB$2:.$AB$218];0)-20;10);0)*1.25/10)*(1.5-([.B12]/[.B14])*0.75));IF([.D17]=&quot;Int&quot;;(([.D9]/2*2+[.I9])*(COM.MICROSOFT.XLOOKUP([.B16];[$Data.$R$2:.$R$218];[$Data.$AB$2:.$AB$218];0)+IF(COM.MICROSOFT.XLOOKUP([.B16];[$Data.$R$2:.$R$218];[$Data.$AB$2:.$AB$218];0)&gt;0;COM.MICROSOFT.XLOOKUP([.B16];[$Data.$R$2:.$R$218];[$Data.$AC$2:.$AC$218];0);0))*1.1/150)))));1)" office:value-type="float" office:value="0" calcext:value-type="float">
            <text:p>0</text:p>
          </table:table-cell>
          <table:table-cell table:style-name="ce129" office:value-type="string" calcext:value-type="string">
            <text:p>Is Crit?</text:p>
          </table:table-cell>
          <table:table-cell table:style-name="ce129" office:value-type="string" calcext:value-type="string">
            <text:p>Focus</text:p>
          </table:table-cell>
          <table:table-cell table:style-name="ce129" office:value-type="string" calcext:value-type="string">
            <text:p>Might</text:p>
          </table:table-cell>
          <table:table-cell table:style-name="ce129" office:value-type="string" calcext:value-type="string">
            <text:p>D.B.Might</text:p>
          </table:table-cell>
          <table:table-cell table:style-name="ce35" table:number-columns-repeated="5"/>
          <table:table-cell table:style-name="ce57" office:value-type="string" calcext:value-type="string" table:number-columns-spanned="2" table:number-rows-spanned="1">
            <text:p>Affinity Value</text:p>
          </table:table-cell>
          <table:covered-table-cell/>
          <table:table-cell table:style-name="ce129" office:value-type="string" calcext:value-type="string">
            <text:p>Resist?</text:p>
          </table:table-cell>
          <table:table-cell table:style-name="ce129" office:value-type="string" calcext:value-type="string">
            <text:p>Weak?</text:p>
          </table:table-cell>
          <table:table-cell table:style-name="ce35" table:number-columns-repeated="8"/>
          <table:table-cell table:style-name="ce107" table:number-columns-repeated="16358"/>
        </table:table-row>
        <table:table-row table:style-name="ro2">
          <table:table-cell table:style-name="ce105"/>
          <table:table-cell table:style-name="ce15" office:value-type="string" calcext:value-type="string">
            <text:p>Skill Hit Chance:</text:p>
          </table:table-cell>
          <table:table-cell table:style-name="ce29" table:formula="of:=CONCATENATE(FLOOR(MAX(0;MIN(100;((IF([.D17]=&quot;Int&quot;;COM.MICROSOFT.XLOOKUP([.B16];[$Data.$R$2:.$R$218];[$Data.$X$2:.$X$218];0)-((([.M4]+[.R4]/4)/2+[.Q4]*2/2)-(([.D9]+[.I9]/2)/2+[.H9]*2/2));COM.MICROSOFT.XLOOKUP([.B16];[$Data.$R$2:.$R$218];[$Data.$X$2:.$X$218];0)-((([.L4]+[.R4]/4)/2+[.P4]*2/2)-(([.C9]+[.I9]/2)/2+[.G9]*2/2)))-COM.MICROSOFT.XLOOKUP([.B16];[$Data.$R$2:.$R$218];[$Data.$Z$2:.$Z$218];0))*(1+IF([.F16]=TRUE();0.25;0)+IF([.G16]=TRUE();0.25;0)+IF([.H16]=TRUE();0.25;0)+IF([.I16]=TRUE();0.25;0)-IF([.F17]=TRUE();0.125;0)-IF([.G17]=TRUE();0.125;0)-IF([.H17]=TRUE();0.125;0)-IF([.I17]=TRUE();0.125;0))*(1+IF([.O17]=TRUE();0.25;0)+IF([.P17]=TRUE();0.25;0)+IF([.Q17]=TRUE();0.25;0)+IF([.R17]=TRUE();0.25;0)-IF([.O16]=TRUE();0.125;0)-IF([.P16]=TRUE();0.125;0)-IF([.Q16]=TRUE();0.125;0)-IF([.R16]=TRUE();0.125;0)))));1);&quot;%&quot;)" office:value-type="string" office:string-value="93%" calcext:value-type="string" table:number-columns-spanned="2" table:number-rows-spanned="1">
            <text:p>93%</text:p>
          </table:table-cell>
          <table:covered-table-cell table:style-name="ce34"/>
          <table:table-cell table:style-name="ce41" table:formula="of:=CONCATENATE(FLOOR(MAX(0;MIN(100;(IF([.D17]=&quot;Int&quot;;COM.MICROSOFT.XLOOKUP([.B16];[$Data.$R$2:.$R$218];[$Data.$X$2:.$X$218];0)-((([.M4]+[.R4]/4)/2+[.Q4]*2/2)-(([.D9]+19/2)/2+[.H9]*2/2));COM.MICROSOFT.XLOOKUP([.B16];[$Data.$R$2:.$R$218];[$Data.$X$2:.$X$218];0)-((([.L4]+[.R4]/4)/2+[.P4]*2/2)-(([.C9]+[.I9]/2)/2+[.G9]*2/2)))-COM.MICROSOFT.XLOOKUP([.B16];[$Data.$R$2:.$R$218];[$Data.$Z$2:.$Z$218];0))));1);&quot;%&quot;)" office:value-type="string" office:string-value="93%" calcext:value-type="string">
            <text:p>93%</text:p>
          </table:table-cell>
          <table:table-cell table:style-name="ce35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6" office:value-type="string" calcext:value-type="string">
            <text:p>Skill Critical Chance:</text:p>
          </table:table-cell>
          <table:table-cell table:style-name="ce30" table:formula="of:=CONCATENATE(IF(COM.MICROSOFT.XLOOKUP([.B16];[$Data.$R$2:.$R$218];[$Data.$Y$2:.$Y$218];0)&gt;0;FLOOR((MIN(100;MAX(0;(([.H9]/([.R4]/4+3)))-([.Q4]/([.I9]+3)))*6.25))+COM.MICROSOFT.XLOOKUP([.B16];[$Data.$R$2:.$R$218];[$Data.$Y$2:.$Y$218];0))*(1+IF([.H18]=TRUE();0.25;0)+IF([.I18]=TRUE();0.5;0));2);&quot;%&quot;)" office:value-type="string" office:string-value="6%" calcext:value-type="string" table:number-columns-spanned="2" table:number-rows-spanned="1">
            <text:p>6%</text:p>
          </table:table-cell>
          <table:covered-table-cell table:style-name="ce34"/>
          <table:table-cell table:style-name="ce43" table:formula="of:=CONCATENATE(IF(COM.MICROSOFT.XLOOKUP([.B16];[$Data.$R$2:.$R$218];[$Data.$Y$2:.$Y$218];0)&gt;0;FLOOR((MIN(100;MAX(0;(([.H9]/([.R4]/4+3)))-([.Q4]/([.I9]+3)))*6.25))+COM.MICROSOFT.XLOOKUP([.B16];[$Data.$R$2:.$R$218];[$Data.$Y$2:.$Y$218];0)));&quot;%&quot;)" office:value-type="string" office:string-value="6%" calcext:value-type="string">
            <text:p>6%</text:p>
          </table:table-cell>
          <table:table-cell table:style-name="ce35" table:number-columns-repeated="21"/>
          <table:table-cell table:style-name="ce107" table:number-columns-repeated="16358"/>
        </table:table-row>
        <table:table-row table:style-name="ro2">
          <table:table-cell table:style-name="ce105"/>
          <table:table-cell table:style-name="ce112"/>
          <table:table-cell table:style-name="ce35" table:number-columns-repeated="24"/>
          <table:table-cell table:style-name="ce107" table:number-columns-repeated="16358"/>
        </table:table-row>
        <table:table-row table:style-name="ro2">
          <table:table-cell table:style-name="ce105"/>
          <table:table-cell table:style-name="ce120" office:value-type="string" calcext:value-type="string">
            <text:p>Mod Version v2.0</text:p>
          </table:table-cell>
          <table:table-cell table:style-name="ce35" table:number-columns-repeated="24"/>
          <table:table-cell table:style-name="ce107" table:number-columns-repeated="16358"/>
        </table:table-row>
        <table:table-row table:style-name="ro2" table:number-rows-repeated="977">
          <table:table-cell table:style-name="ce105"/>
          <table:table-cell table:style-name="ce112"/>
          <table:table-cell table:style-name="ce35" table:number-columns-repeated="24"/>
          <table:table-cell table:style-name="ce107" table:number-columns-repeated="16358"/>
        </table:table-row>
        <table:table-row table:style-name="ro4" table:number-rows-repeated="1047575">
          <table:table-cell table:number-columns-repeated="26"/>
          <table:table-cell table:style-name="ce107" table:number-columns-repeated="16358"/>
        </table:table-row>
        <table:table-row table:style-name="ro4">
          <table:table-cell table:number-columns-repeated="26"/>
          <table:table-cell table:style-name="ce107" table:number-columns-repeated="16358"/>
        </table:table-row>
        <calcext:conditional-formats>
          <calcext:conditional-format calcext:target-range-address="Calculations.B17:Calculations.B17">
            <calcext:condition calcext:apply-style-name="ConditionalStyle_1" calcext:value="=&quot;Phys&quot;" calcext:base-cell-address="Calculations.B17"/>
          </calcext:conditional-format>
          <calcext:conditional-format calcext:target-range-address="Calculations.B17:Calculations.B17">
            <calcext:condition calcext:apply-style-name="ConditionalStyle_2" calcext:value="=&quot;Fire&quot;" calcext:base-cell-address="Calculations.B17"/>
          </calcext:conditional-format>
          <calcext:conditional-format calcext:target-range-address="Calculations.B17:Calculations.B17">
            <calcext:condition calcext:apply-style-name="ConditionalStyle_3" calcext:value="=&quot;Ice&quot;" calcext:base-cell-address="Calculations.B17"/>
          </calcext:conditional-format>
          <calcext:conditional-format calcext:target-range-address="Calculations.B17:Calculations.B17">
            <calcext:condition calcext:apply-style-name="ConditionalStyle_4" calcext:value="=&quot;Elec&quot;" calcext:base-cell-address="Calculations.B17"/>
          </calcext:conditional-format>
          <calcext:conditional-format calcext:target-range-address="Calculations.B17:Calculations.B17">
            <calcext:condition calcext:apply-style-name="ConditionalStyle_5" calcext:value="=&quot;Force&quot;" calcext:base-cell-address="Calculations.B17"/>
          </calcext:conditional-format>
          <calcext:conditional-format calcext:target-range-address="Calculations.B17:Calculations.B17">
            <calcext:condition calcext:apply-style-name="ConditionalStyle_6" calcext:value="=&quot;Almighty&quot;" calcext:base-cell-address="Calculations.B17"/>
          </calcext:conditional-format>
          <calcext:conditional-format calcext:target-range-address="Calculations.B17:Calculations.B17">
            <calcext:condition calcext:apply-style-name="ConditionalStyle_7" calcext:value="=&quot;Light&quot;" calcext:base-cell-address="Calculations.B17"/>
          </calcext:conditional-format>
          <calcext:conditional-format calcext:target-range-address="Calculations.B17:Calculations.B17">
            <calcext:condition calcext:apply-style-name="ConditionalStyle_8" calcext:value="=&quot;Dark&quot;" calcext:base-cell-address="Calculations.B17"/>
          </calcext:conditional-format>
          <calcext:conditional-format calcext:target-range-address="Calculations.B17:Calculations.B17">
            <calcext:condition calcext:apply-style-name="ConditionalStyle_9" calcext:value="=&quot;Curse&quot;" calcext:base-cell-address="Calculations.B17"/>
          </calcext:conditional-format>
          <calcext:conditional-format calcext:target-range-address="Calculations.B17:Calculations.B17">
            <calcext:condition calcext:apply-style-name="ConditionalStyle_10" calcext:value="=&quot;Nerve&quot;" calcext:base-cell-address="Calculations.B17"/>
          </calcext:conditional-format>
          <calcext:conditional-format calcext:target-range-address="Calculations.B17:Calculations.B17">
            <calcext:condition calcext:apply-style-name="ConditionalStyle_11" calcext:value="=&quot;Mind&quot;" calcext:base-cell-address="Calculations.B17"/>
          </calcext:conditional-format>
          <calcext:conditional-format calcext:target-range-address="Calculations.B17:Calculations.B17">
            <calcext:condition calcext:apply-style-name="ConditionalStyle_12" calcext:value="=&quot;Self-Destruct&quot;" calcext:base-cell-address="Calculations.B17"/>
          </calcext:conditional-format>
          <calcext:conditional-format calcext:target-range-address="Calculations.B17:Calculations.B17">
            <calcext:condition calcext:apply-style-name="ConditionalStyle_13" calcext:value="=&quot;Heal&quot;" calcext:base-cell-address="Calculations.B17"/>
          </calcext:conditional-format>
          <calcext:conditional-format calcext:target-range-address="Calculations.B17:Calculations.B17">
            <calcext:condition calcext:apply-style-name="ConditionalStyle_14" calcext:value="=&quot;Support&quot;" calcext:base-cell-address="Calculations.B17"/>
          </calcext:conditional-format>
          <calcext:conditional-format calcext:target-range-address="Calculations.B17:Calculations.B17">
            <calcext:condition calcext:apply-style-name="ConditionalStyle_15" calcext:value="=&quot;Utility&quot;" calcext:base-cell-address="Calculations.B17"/>
          </calcext:conditional-format>
        </calcext:conditional-formats>
      </table:table>
      <table:table table:name="Data" table:style-name="ta4">
        <table:table-column table:style-name="co19" table:default-cell-style-name="ce107"/>
        <table:table-column table:style-name="co20" table:default-cell-style-name="ce107"/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default-cell-style-name="ce107"/>
        <table:table-column table:style-name="co26" table:number-columns-repeated="2" table:default-cell-style-name="ce107"/>
        <table:table-column table:style-name="co27" table:default-cell-style-name="ce107"/>
        <table:table-column table:style-name="co28" table:default-cell-style-name="ce107"/>
        <table:table-column table:style-name="co25" table:default-cell-style-name="ce107"/>
        <table:table-column table:style-name="co29" table:default-cell-style-name="ce107"/>
        <table:table-column table:style-name="co30" table:default-cell-style-name="ce107"/>
        <table:table-column table:style-name="co20" table:default-cell-style-name="ce107"/>
        <table:table-column table:style-name="co3" table:default-cell-style-name="ce107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default-cell-style-name="ce107"/>
        <table:table-column table:style-name="co24" table:default-cell-style-name="ce107"/>
        <table:table-column table:style-name="co26" table:default-cell-style-name="ce107"/>
        <table:table-column table:style-name="co35" table:default-cell-style-name="ce107"/>
        <table:table-column table:style-name="co32" table:default-cell-style-name="ce107"/>
        <table:table-column table:style-name="co36" table:default-cell-style-name="ce107"/>
        <table:table-column table:style-name="co37" table:default-cell-style-name="ce107"/>
        <table:table-column table:style-name="co18" table:number-columns-repeated="2" table:default-cell-style-name="ce107"/>
        <table:table-column table:style-name="co38" table:default-cell-style-name="ce107"/>
        <table:table-column table:style-name="co3" table:default-cell-style-name="ce107"/>
        <table:table-column table:style-name="co39" table:default-cell-style-name="ce107"/>
        <table:table-column table:style-name="co40" table:default-cell-style-name="ce107"/>
        <table:table-column table:style-name="co41" table:number-columns-repeated="6" table:default-cell-style-name="ce107"/>
        <table:table-column table:style-name="co42" table:default-cell-style-name="ce217"/>
        <table:table-column table:style-name="co18" table:default-cell-style-name="ce219"/>
        <table:table-column table:style-name="co43" table:default-cell-style-name="ce219"/>
        <table:table-column table:style-name="co36" table:default-cell-style-name="ce221"/>
        <table:table-column table:style-name="co46" table:default-cell-style-name="ce107"/>
        <table:table-column table:style-name="co47" table:default-cell-style-name="ce107"/>
        <table:table-column table:style-name="co18" table:number-columns-repeated="16340"/>
        <table:table-row table:style-name="ro7"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62" office:value-type="string" calcext:value-type="string">
            <text:p>race</text:p>
          </table:table-cell>
          <table:table-cell table:style-name="ce166" office:value-type="string" calcext:value-type="string">
            <text:p>level</text:p>
          </table:table-cell>
          <table:table-cell table:style-name="ce167" office:value-type="string" calcext:value-type="string">
            <text:p>hp</text:p>
          </table:table-cell>
          <table:table-cell table:style-name="ce170" office:value-type="string" calcext:value-type="string">
            <text:p>mp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 table:style-name="ce166" office:value-type="string" calcext:value-type="string">
            <text:p>point total</text:p>
          </table:table-cell>
          <table:table-cell table:style-name="ce191" office:value-type="string" calcext:value-type="string">
            <text:p>physical hp</text:p>
          </table:table-cell>
          <table:table-cell table:style-name="ce194" office:value-type="string" calcext:value-type="string">
            <text:p>magical hp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200" office:value-type="string" calcext:value-type="string">
            <text:p>attribute</text:p>
          </table:table-cell>
          <table:table-cell table:style-name="ce202" office:value-type="string" calcext:value-type="string">
            <text:p>stat</text:p>
          </table:table-cell>
          <table:table-cell table:style-name="ce203" office:value-type="string" calcext:value-type="string">
            <text:p>rank</text:p>
          </table:table-cell>
          <table:table-cell table:style-name="ce204" office:value-type="string" calcext:value-type="string">
            <text:p>cost</text:p>
          </table:table-cell>
          <table:table-cell table:style-name="ce205" office:value-type="string" calcext:value-type="string">
            <text:p>max hit count</text:p>
          </table:table-cell>
          <table:table-cell table:style-name="ce206" office:value-type="string" calcext:value-type="string">
            <text:p>hit accuracy</text:p>
          </table:table-cell>
          <table:table-cell table:style-name="ce188" office:value-type="string" calcext:value-type="string">
            <text:p>hit critical point</text:p>
          </table:table-cell>
          <table:table-cell table:style-name="ce207" office:value-type="string" calcext:value-type="string">
            <text:p>hit failure point</text:p>
          </table:table-cell>
          <table:table-cell table:style-name="ce191" office:value-type="string" calcext:value-type="string">
            <text:p>hp power</text:p>
          </table:table-cell>
          <table:table-cell table:style-name="ce208" office:value-type="string" calcext:value-type="string">
            <text:p>mp power</text:p>
          </table:table-cell>
          <table:table-cell table:style-name="ce209" office:value-type="string" calcext:value-type="string">
            <text:p>power increase</text:p>
          </table:table-cell>
          <table:table-cell table:style-name="ce197"/>
          <table:table-cell table:style-name="ce159" office:value-type="string" calcext:value-type="string">
            <text:p>id</text:p>
          </table:table-cell>
          <table:table-cell table:style-name="ce162" office:value-type="string" calcext:value-type="string">
            <text:p>name</text:p>
          </table:table-cell>
          <table:table-cell table:style-name="ce173" office:value-type="string" calcext:value-type="string">
            <text:p>str</text:p>
          </table:table-cell>
          <table:table-cell table:style-name="ce176" office:value-type="string" calcext:value-type="string">
            <text:p>int</text:p>
          </table:table-cell>
          <table:table-cell table:style-name="ce179" office:value-type="string" calcext:value-type="string">
            <text:p>mag</text:p>
          </table:table-cell>
          <table:table-cell table:style-name="ce182" office:value-type="string" calcext:value-type="string">
            <text:p>vit</text:p>
          </table:table-cell>
          <table:table-cell table:style-name="ce185" office:value-type="string" calcext:value-type="string">
            <text:p>agi</text:p>
          </table:table-cell>
          <table:table-cell table:style-name="ce188" office:value-type="string" calcext:value-type="string">
            <text:p>luc</text:p>
          </table:table-cell>
          <table:table-cell/>
          <table:table-cell table:style-name="ce159" office:value-type="string" calcext:value-type="string">
            <text:p>level</text:p>
          </table:table-cell>
          <table:table-cell table:style-name="ce162" office:value-type="string" calcext:value-type="string">
            <text:p>demi-fiend next level</text:p>
          </table:table-cell>
          <table:table-cell table:style-name="ce220" office:value-type="string" calcext:value-type="string">
            <text:p>demi-fiend experience</text:p>
          </table:table-cell>
          <table:table-cell table:style-name="ce162" office:value-type="string" calcext:value-type="string">
            <text:p>demon next level</text:p>
          </table:table-cell>
          <table:table-cell table:style-name="ce220" office:value-type="string" calcext:value-type="string">
            <text:p>demon experience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0" calcext:value-type="float">
            <text:p>0</text:p>
          </table:table-cell>
          <table:table-cell table:style-name="ce163" office:value-type="string" calcext:value-type="string">
            <text:p>Demi-Fiend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2]+[.J2]/2)*6" office:value-type="float" office:value="18" calcext:value-type="float">
            <text:p>18</text:p>
          </table:table-cell>
          <table:table-cell table:style-name="ce171" table:content-validation-name="val6" table:formula="of:=([.D2]+[.I2]/2)*4" office:value-type="float" office:value="12" calcext:value-type="float">
            <text:p>12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2:.L2])" office:value-type="float" office:value="24" calcext:value-type="float">
            <text:p>24</text:p>
          </table:table-cell>
          <table:table-cell table:style-name="ce192" table:formula="of:=CONCATENATE(COM.MICROSOFT.FLOOR([.E2]/(150/(150+[.J2]+MIN([.D2];99)));1); &quot; (~&quot;; COM.MICROSOFT.CEILING((1-(150/(150+[.J2]+MIN([.D2];99))))*100;1); &quot;%)&quot;)" office:value-type="string" office:string-value="18 (~4%)" calcext:value-type="string">
            <text:p>18 (~4%)</text:p>
          </table:table-cell>
          <table:table-cell table:style-name="ce195" table:formula="of:=CONCATENATE(COM.MICROSOFT.FLOOR([.E2]/(150/(150+[.I2]+MIN([.D2];99)));1); &quot; (~&quot;; COM.MICROSOFT.CEILING((1-(150/(150+[.I2]+MIN([.D2];99))))*100;1); &quot;%)&quot;)" office:value-type="string" office:string-value="18 (~4%)" calcext:value-type="string">
            <text:p>18 (~4%)</text:p>
          </table:table-cell>
          <table:table-cell table:style-name="ce198"/>
          <table:table-cell table:style-name="ce77" table:content-validation-name="val6" office:value-type="float" office:value="0" calcext:value-type="float">
            <text:p>0</text:p>
          </table:table-cell>
          <table:table-cell table:style-name="ce77" office:value-type="string" calcext:value-type="string">
            <text:p>Basic Attac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Free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77" table:content-validation-name="val6" office:value-type="float" office:value="1" calcext:value-type="float">
            <text:p>1</text:p>
          </table:table-cell>
          <table:table-cell table:style-name="ce199" office:value-type="string" calcext:value-type="string">
            <text:p>Marogare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1" calcext:value-type="float">
            <text:p>1</text:p>
          </table:table-cell>
          <table:table-cell table:style-name="ce218" table:formula="of:=FLOOR([.AN3]^3*142/100-5)" office:value-type="float" office:value="6" calcext:value-type="float">
            <text:p>6</text:p>
          </table:table-cell>
          <table:table-cell table:formula="of:=0" office:value-type="float" office:value="0" calcext:value-type="float">
            <text:p>0</text:p>
          </table:table-cell>
          <table:table-cell table:style-name="ce218" table:formula="of:=FLOOR([.AN3]^3*270/100-5)" office:value-type="float" office:value="16" calcext:value-type="float">
            <text:p>16</text:p>
          </table:table-cell>
          <table:table-cell table:style-name="ce221" table:formula="of:=0" office:value-type="float" office:value="0" calcext:value-type="float">
            <text:p>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" calcext:value-type="float">
            <text:p>1</text:p>
          </table:table-cell>
          <table:table-cell table:style-name="ce163" office:value-type="string" calcext:value-type="string">
            <text:p>Vishn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93" calcext:value-type="float">
            <text:p>93</text:p>
          </table:table-cell>
          <table:table-cell table:style-name="ce168" table:content-validation-name="val6" table:formula="of:=([.D3]+[.J3]/2)*6" office:value-type="float" office:value="708" calcext:value-type="float">
            <text:p>708</text:p>
          </table:table-cell>
          <table:table-cell table:style-name="ce171" table:content-validation-name="val6" table:formula="of:=([.D3]+[.I3]/2)*4" office:value-type="float" office:value="512" calcext:value-type="float">
            <text:p>5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84" calcext:value-type="float">
            <text:p>84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52" calcext:value-type="float">
            <text:p>52</text:p>
          </table:table-cell>
          <table:table-cell table:style-name="ce165" table:formula="of:=SUM([.G3:.L3])" office:value-type="float" office:value="350" calcext:value-type="float">
            <text:p>350</text:p>
          </table:table-cell>
          <table:table-cell table:style-name="ce192" table:formula="of:=CONCATENATE(COM.MICROSOFT.FLOOR([.E3]/(150/(150+[.J3]+MIN([.D3];99)));1); &quot; (~&quot;; COM.MICROSOFT.CEILING((1-(150/(150+[.J3]+MIN([.D3];99))))*100;1); &quot;%)&quot;)" office:value-type="string" office:string-value="1382 (~49%)" calcext:value-type="string">
            <text:p>1382 (~49%)</text:p>
          </table:table-cell>
          <table:table-cell table:style-name="ce195" table:formula="of:=CONCATENATE(COM.MICROSOFT.FLOOR([.E3]/(150/(150+[.I3]+MIN([.D3];99)));1); &quot; (~&quot;; COM.MICROSOFT.CEILING((1-(150/(150+[.I3]+MIN([.D3];99))))*100;1); &quot;%)&quot;)" office:value-type="string" office:string-value="1477 (~53%)" calcext:value-type="string">
            <text:p>1477 (~53%)</text:p>
          </table:table-cell>
          <table:table-cell table:style-name="ce198"/>
          <table:table-cell table:style-name="ce77" table:content-validation-name="val6" office:value-type="float" office:value="1" calcext:value-type="float">
            <text:p>1</text:p>
          </table:table-cell>
          <table:table-cell table:style-name="ce77" office:value-type="string" calcext:value-type="string">
            <text:p>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7" table:content-validation-name="val6" office:value-type="float" office:value="2" calcext:value-type="float">
            <text:p>2</text:p>
          </table:table-cell>
          <table:table-cell table:style-name="ce199" office:value-type="string" calcext:value-type="string">
            <text:p>Wadats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2" calcext:value-type="float">
            <text:p>2</text:p>
          </table:table-cell>
          <table:table-cell table:style-name="ce218" table:formula="of:=[.AP4]-[.AP3]" office:value-type="float" office:value="27" calcext:value-type="float">
            <text:p>27</text:p>
          </table:table-cell>
          <table:table-cell table:formula="of:=FLOOR([.AN3]^3*142/100-5)" office:value-type="float" office:value="6" calcext:value-type="float">
            <text:p>6</text:p>
          </table:table-cell>
          <table:table-cell table:style-name="ce218" table:formula="of:=[.AR4]-[.AR3]" office:value-type="float" office:value="51" calcext:value-type="float">
            <text:p>51</text:p>
          </table:table-cell>
          <table:table-cell table:style-name="ce221" table:formula="of:=FLOOR([.AN3]^3*270/100-5)" office:value-type="float" office:value="16" calcext:value-type="float">
            <text:p>1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" calcext:value-type="float">
            <text:p>2</text:p>
          </table:table-cell>
          <table:table-cell table:style-name="ce164" office:value-type="string" calcext:value-type="string">
            <text:p>Mitr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78" calcext:value-type="float">
            <text:p>78</text:p>
          </table:table-cell>
          <table:table-cell table:style-name="ce168" table:content-validation-name="val6" table:formula="of:=([.D4]+[.J4]/2)*6" office:value-type="float" office:value="630" calcext:value-type="float">
            <text:p>630</text:p>
          </table:table-cell>
          <table:table-cell table:style-name="ce171" table:content-validation-name="val6" table:formula="of:=([.D4]+[.I4]/2)*4" office:value-type="float" office:value="412" calcext:value-type="float">
            <text:p>412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4:.L4])" office:value-type="float" office:value="284" calcext:value-type="float">
            <text:p>284</text:p>
          </table:table-cell>
          <table:table-cell table:style-name="ce192" table:formula="of:=CONCATENATE(COM.MICROSOFT.FLOOR([.E4]/(150/(150+[.J4]+MIN([.D4];99)));1); &quot; (~&quot;; COM.MICROSOFT.CEILING((1-(150/(150+[.J4]+MIN([.D4];99))))*100;1); &quot;%)&quot;)" office:value-type="string" office:string-value="1184 (~47%)" calcext:value-type="string">
            <text:p>1184 (~47%)</text:p>
          </table:table-cell>
          <table:table-cell table:style-name="ce195" table:formula="of:=CONCATENATE(COM.MICROSOFT.FLOOR([.E4]/(150/(150+[.I4]+MIN([.D4];99)));1); &quot; (~&quot;; COM.MICROSOFT.CEILING((1-(150/(150+[.I4]+MIN([.D4];99))))*100;1); &quot;%)&quot;)" office:value-type="string" office:string-value="1167 (~47%)" calcext:value-type="string">
            <text:p>1167 (~47%)</text:p>
          </table:table-cell>
          <table:table-cell table:style-name="ce198"/>
          <table:table-cell table:style-name="ce77" table:content-validation-name="val6" office:value-type="float" office:value="2" calcext:value-type="float">
            <text:p>2</text:p>
          </table:table-cell>
          <table:table-cell table:style-name="ce77" office:value-type="string" calcext:value-type="string">
            <text:p>Agilao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7" table:content-validation-name="val6" office:value-type="float" office:value="3" calcext:value-type="float">
            <text:p>3</text:p>
          </table:table-cell>
          <table:table-cell table:style-name="ce199" office:value-type="string" calcext:value-type="string">
            <text:p>Ankh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3" calcext:value-type="float">
            <text:p>3</text:p>
          </table:table-cell>
          <table:table-cell table:style-name="ce218" table:formula="of:=[.AP5]-[.AP4]" office:value-type="float" office:value="52" calcext:value-type="float">
            <text:p>52</text:p>
          </table:table-cell>
          <table:table-cell table:formula="of:=FLOOR([.AN4]^3*142/100-5)" office:value-type="float" office:value="33" calcext:value-type="float">
            <text:p>33</text:p>
          </table:table-cell>
          <table:table-cell table:style-name="ce218" table:formula="of:=[.AR5]-[.AR4]" office:value-type="float" office:value="100" calcext:value-type="float">
            <text:p>100</text:p>
          </table:table-cell>
          <table:table-cell table:style-name="ce221" table:formula="of:=FLOOR([.AN4]^3*270/100-5)" office:value-type="float" office:value="67" calcext:value-type="float">
            <text:p>6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" calcext:value-type="float">
            <text:p>3</text:p>
          </table:table-cell>
          <table:table-cell table:style-name="ce164" office:value-type="string" calcext:value-type="string">
            <text:p>Amaterasu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5]+[.J5]/2)*6" office:value-type="float" office:value="492" calcext:value-type="float">
            <text:p>492</text:p>
          </table:table-cell>
          <table:table-cell table:style-name="ce171" table:content-validation-name="val6" table:formula="of:=([.D5]+[.I5]/2)*4" office:value-type="float" office:value="352" calcext:value-type="float">
            <text:p>3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5:.L5])" office:value-type="float" office:value="240" calcext:value-type="float">
            <text:p>240</text:p>
          </table:table-cell>
          <table:table-cell table:style-name="ce192" table:formula="of:=CONCATENATE(COM.MICROSOFT.FLOOR([.E5]/(150/(150+[.J5]+MIN([.D5];99)));1); &quot; (~&quot;; COM.MICROSOFT.CEILING((1-(150/(150+[.J5]+MIN([.D5];99))))*100;1); &quot;%)&quot;)" office:value-type="string" office:string-value="816 (~40%)" calcext:value-type="string">
            <text:p>816 (~40%)</text:p>
          </table:table-cell>
          <table:table-cell table:style-name="ce195" table:formula="of:=CONCATENATE(COM.MICROSOFT.FLOOR([.E5]/(150/(150+[.I5]+MIN([.D5];99)));1); &quot; (~&quot;; COM.MICROSOFT.CEILING((1-(150/(150+[.I5]+MIN([.D5];99))))*100;1); &quot;%)&quot;)" office:value-type="string" office:string-value="856 (~43%)" calcext:value-type="string">
            <text:p>856 (~43%)</text:p>
          </table:table-cell>
          <table:table-cell table:style-name="ce198"/>
          <table:table-cell table:style-name="ce77" table:content-validation-name="val6" office:value-type="float" office:value="3" calcext:value-type="float">
            <text:p>3</text:p>
          </table:table-cell>
          <table:table-cell table:style-name="ce77" office:value-type="string" calcext:value-type="string">
            <text:p>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7" table:content-validation-name="val6" office:value-type="float" office:value="4" calcext:value-type="float">
            <text:p>4</text:p>
          </table:table-cell>
          <table:table-cell table:style-name="ce199" office:value-type="string" calcext:value-type="string">
            <text:p>Iyomante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4" calcext:value-type="float">
            <text:p>4</text:p>
          </table:table-cell>
          <table:table-cell table:style-name="ce218" table:formula="of:=[.AP6]-[.AP5]" office:value-type="float" office:value="87" calcext:value-type="float">
            <text:p>87</text:p>
          </table:table-cell>
          <table:table-cell table:formula="of:=FLOOR([.AN5]^3*142/100-5)" office:value-type="float" office:value="85" calcext:value-type="float">
            <text:p>85</text:p>
          </table:table-cell>
          <table:table-cell table:style-name="ce218" table:formula="of:=[.AR6]-[.AR5]" office:value-type="float" office:value="165" calcext:value-type="float">
            <text:p>165</text:p>
          </table:table-cell>
          <table:table-cell table:style-name="ce221" table:formula="of:=FLOOR([.AN5]^3*270/100-5)" office:value-type="float" office:value="167" calcext:value-type="float">
            <text:p>16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" calcext:value-type="float">
            <text:p>4</text:p>
          </table:table-cell>
          <table:table-cell table:style-name="ce164" office:value-type="string" calcext:value-type="string">
            <text:p>Odin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6]+[.J6]/2)*6" office:value-type="float" office:value="444" calcext:value-type="float">
            <text:p>444</text:p>
          </table:table-cell>
          <table:table-cell table:style-name="ce171" table:content-validation-name="val6" table:formula="of:=([.D6]+[.I6]/2)*4" office:value-type="float" office:value="324" calcext:value-type="float">
            <text:p>32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6:.L6])" office:value-type="float" office:value="262" calcext:value-type="float">
            <text:p>262</text:p>
          </table:table-cell>
          <table:table-cell table:style-name="ce192" table:formula="of:=CONCATENATE(COM.MICROSOFT.FLOOR([.E6]/(150/(150+[.J6]+MIN([.D6];99)));1); &quot; (~&quot;; COM.MICROSOFT.CEILING((1-(150/(150+[.J6]+MIN([.D6];99))))*100;1); &quot;%)&quot;)" office:value-type="string" office:string-value="716 (~39%)" calcext:value-type="string">
            <text:p>716 (~39%)</text:p>
          </table:table-cell>
          <table:table-cell table:style-name="ce195" table:formula="of:=CONCATENATE(COM.MICROSOFT.FLOOR([.E6]/(150/(150+[.I6]+MIN([.D6];99)));1); &quot; (~&quot;; COM.MICROSOFT.CEILING((1-(150/(150+[.I6]+MIN([.D6];99))))*100;1); &quot;%)&quot;)" office:value-type="string" office:string-value="757 (~42%)" calcext:value-type="string">
            <text:p>757 (~42%)</text:p>
          </table:table-cell>
          <table:table-cell table:style-name="ce198"/>
          <table:table-cell table:style-name="ce77" table:content-validation-name="val6" office:value-type="float" office:value="4" calcext:value-type="float">
            <text:p>4</text:p>
          </table:table-cell>
          <table:table-cell table:style-name="ce77" office:value-type="string" calcext:value-type="string">
            <text:p>Maragi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7" table:content-validation-name="val6" office:value-type="float" office:value="5" calcext:value-type="float">
            <text:p>5</text:p>
          </table:table-cell>
          <table:table-cell table:style-name="ce199" office:value-type="string" calcext:value-type="string">
            <text:p>Shiranu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5" calcext:value-type="float">
            <text:p>5</text:p>
          </table:table-cell>
          <table:table-cell table:style-name="ce218" table:formula="of:=[.AP7]-[.AP6]" office:value-type="float" office:value="129" calcext:value-type="float">
            <text:p>129</text:p>
          </table:table-cell>
          <table:table-cell table:formula="of:=FLOOR([.AN6]^3*142/100-5)" office:value-type="float" office:value="172" calcext:value-type="float">
            <text:p>172</text:p>
          </table:table-cell>
          <table:table-cell table:style-name="ce218" table:formula="of:=[.AR7]-[.AR6]" office:value-type="float" office:value="246" calcext:value-type="float">
            <text:p>246</text:p>
          </table:table-cell>
          <table:table-cell table:style-name="ce221" table:formula="of:=FLOOR([.AN6]^3*270/100-5)" office:value-type="float" office:value="332" calcext:value-type="float">
            <text:p>33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" calcext:value-type="float">
            <text:p>5</text:p>
          </table:table-cell>
          <table:table-cell table:style-name="ce164" office:value-type="string" calcext:value-type="string">
            <text:p>Atavaka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7]+[.J7]/2)*6" office:value-type="float" office:value="402" calcext:value-type="float">
            <text:p>402</text:p>
          </table:table-cell>
          <table:table-cell table:style-name="ce171" table:content-validation-name="val6" table:formula="of:=([.D7]+[.I7]/2)*4" office:value-type="float" office:value="244" calcext:value-type="float">
            <text:p>244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7:.L7])" office:value-type="float" office:value="199" calcext:value-type="float">
            <text:p>199</text:p>
          </table:table-cell>
          <table:table-cell table:style-name="ce192" table:formula="of:=CONCATENATE(COM.MICROSOFT.FLOOR([.E7]/(150/(150+[.J7]+MIN([.D7];99)));1); &quot; (~&quot;; COM.MICROSOFT.CEILING((1-(150/(150+[.J7]+MIN([.D7];99))))*100;1); &quot;%)&quot;)" office:value-type="string" office:string-value="635 (~37%)" calcext:value-type="string">
            <text:p>635 (~37%)</text:p>
          </table:table-cell>
          <table:table-cell table:style-name="ce195" table:formula="of:=CONCATENATE(COM.MICROSOFT.FLOOR([.E7]/(150/(150+[.I7]+MIN([.D7];99)));1); &quot; (~&quot;; COM.MICROSOFT.CEILING((1-(150/(150+[.I7]+MIN([.D7];99))))*100;1); &quot;%)&quot;)" office:value-type="string" office:string-value="603 (~34%)" calcext:value-type="string">
            <text:p>603 (~34%)</text:p>
          </table:table-cell>
          <table:table-cell table:style-name="ce198"/>
          <table:table-cell table:style-name="ce77" table:content-validation-name="val6" office:value-type="float" office:value="5" calcext:value-type="float">
            <text:p>5</text:p>
          </table:table-cell>
          <table:table-cell table:style-name="ce77" office:value-type="string" calcext:value-type="string">
            <text:p>Maragion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7" table:content-validation-name="val6" office:value-type="float" office:value="6" calcext:value-type="float">
            <text:p>6</text:p>
          </table:table-cell>
          <table:table-cell table:style-name="ce199" office:value-type="string" calcext:value-type="string">
            <text:p>Hifumi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6" calcext:value-type="float">
            <text:p>6</text:p>
          </table:table-cell>
          <table:table-cell table:style-name="ce218" table:formula="of:=[.AP8]-[.AP7]" office:value-type="float" office:value="181" calcext:value-type="float">
            <text:p>181</text:p>
          </table:table-cell>
          <table:table-cell table:formula="of:=FLOOR([.AN7]^3*142/100-5)" office:value-type="float" office:value="301" calcext:value-type="float">
            <text:p>301</text:p>
          </table:table-cell>
          <table:table-cell table:style-name="ce218" table:formula="of:=[.AR8]-[.AR7]" office:value-type="float" office:value="343" calcext:value-type="float">
            <text:p>343</text:p>
          </table:table-cell>
          <table:table-cell table:style-name="ce221" table:formula="of:=FLOOR([.AN7]^3*270/100-5)" office:value-type="float" office:value="578" calcext:value-type="float">
            <text:p>57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" calcext:value-type="float">
            <text:p>6</text:p>
          </table:table-cell>
          <table:table-cell table:style-name="ce164" office:value-type="string" calcext:value-type="string">
            <text:p>Horus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8]+[.J8]/2)*6" office:value-type="float" office:value="312" calcext:value-type="float">
            <text:p>312</text:p>
          </table:table-cell>
          <table:table-cell table:style-name="ce171" table:content-validation-name="val6" table:formula="of:=([.D8]+[.I8]/2)*4" office:value-type="float" office:value="216" calcext:value-type="float">
            <text:p>21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8:.L8])" office:value-type="float" office:value="190" calcext:value-type="float">
            <text:p>190</text:p>
          </table:table-cell>
          <table:table-cell table:style-name="ce192" table:formula="of:=CONCATENATE(COM.MICROSOFT.FLOOR([.E8]/(150/(150+[.J8]+MIN([.D8];99)));1); &quot; (~&quot;; COM.MICROSOFT.CEILING((1-(150/(150+[.J8]+MIN([.D8];99))))*100;1); &quot;%)&quot;)" office:value-type="string" office:string-value="449 (~31%)" calcext:value-type="string">
            <text:p>449 (~31%)</text:p>
          </table:table-cell>
          <table:table-cell table:style-name="ce195" table:formula="of:=CONCATENATE(COM.MICROSOFT.FLOOR([.E8]/(150/(150+[.I8]+MIN([.D8];99)));1); &quot; (~&quot;; COM.MICROSOFT.CEILING((1-(150/(150+[.I8]+MIN([.D8];99))))*100;1); &quot;%)&quot;)" office:value-type="string" office:string-value="457 (~32%)" calcext:value-type="string">
            <text:p>457 (~32%)</text:p>
          </table:table-cell>
          <table:table-cell table:style-name="ce198"/>
          <table:table-cell table:style-name="ce77" table:content-validation-name="val6" office:value-type="float" office:value="6" calcext:value-type="float">
            <text:p>6</text:p>
          </table:table-cell>
          <table:table-cell table:style-name="ce77" office:value-type="string" calcext:value-type="string">
            <text:p>Maragidyn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7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Kamudo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7" calcext:value-type="float">
            <text:p>7</text:p>
          </table:table-cell>
          <table:table-cell table:style-name="ce218" table:formula="of:=[.AP9]-[.AP8]" office:value-type="float" office:value="240" calcext:value-type="float">
            <text:p>240</text:p>
          </table:table-cell>
          <table:table-cell table:formula="of:=FLOOR([.AN8]^3*142/100-5)" office:value-type="float" office:value="482" calcext:value-type="float">
            <text:p>482</text:p>
          </table:table-cell>
          <table:table-cell table:style-name="ce218" table:formula="of:=[.AR9]-[.AR8]" office:value-type="float" office:value="456" calcext:value-type="float">
            <text:p>456</text:p>
          </table:table-cell>
          <table:table-cell table:style-name="ce221" table:formula="of:=FLOOR([.AN8]^3*270/100-5)" office:value-type="float" office:value="921" calcext:value-type="float">
            <text:p>92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" calcext:value-type="float">
            <text:p>7</text:p>
          </table:table-cell>
          <table:table-cell table:style-name="ce164" office:value-type="string" calcext:value-type="string">
            <text:p>Lakshm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]+[.J9]/2)*6" office:value-type="float" office:value="414" calcext:value-type="float">
            <text:p>414</text:p>
          </table:table-cell>
          <table:table-cell table:style-name="ce171" table:content-validation-name="val6" table:formula="of:=([.D9]+[.I9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9:.L9])" office:value-type="float" office:value="214" calcext:value-type="float">
            <text:p>214</text:p>
          </table:table-cell>
          <table:table-cell table:style-name="ce192" table:formula="of:=CONCATENATE(COM.MICROSOFT.FLOOR([.E9]/(150/(150+[.J9]+MIN([.D9];99)));1); &quot; (~&quot;; COM.MICROSOFT.CEILING((1-(150/(150+[.J9]+MIN([.D9];99))))*100;1); &quot;%)&quot;)" office:value-type="string" office:string-value="645 (~36%)" calcext:value-type="string">
            <text:p>645 (~36%)</text:p>
          </table:table-cell>
          <table:table-cell table:style-name="ce195" table:formula="of:=CONCATENATE(COM.MICROSOFT.FLOOR([.E9]/(150/(150+[.I9]+MIN([.D9];99)));1); &quot; (~&quot;; COM.MICROSOFT.CEILING((1-(150/(150+[.I9]+MIN([.D9];99))))*100;1); &quot;%)&quot;)" office:value-type="string" office:string-value="695 (~41%)" calcext:value-type="string">
            <text:p>695 (~41%)</text:p>
          </table:table-cell>
          <table:table-cell table:style-name="ce198"/>
          <table:table-cell table:style-name="ce77" table:content-validation-name="val6" office:value-type="float" office:value="7" calcext:value-type="float">
            <text:p>7</text:p>
          </table:table-cell>
          <table:table-cell table:style-name="ce199" office:value-type="string" calcext:value-type="string">
            <text:p>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7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Narukami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8" calcext:value-type="float">
            <text:p>8</text:p>
          </table:table-cell>
          <table:table-cell table:style-name="ce218" table:formula="of:=[.AP10]-[.AP9]" office:value-type="float" office:value="308" calcext:value-type="float">
            <text:p>308</text:p>
          </table:table-cell>
          <table:table-cell table:formula="of:=FLOOR([.AN9]^3*142/100-5)" office:value-type="float" office:value="722" calcext:value-type="float">
            <text:p>722</text:p>
          </table:table-cell>
          <table:table-cell table:style-name="ce218" table:formula="of:=[.AR10]-[.AR9]" office:value-type="float" office:value="586" calcext:value-type="float">
            <text:p>586</text:p>
          </table:table-cell>
          <table:table-cell table:style-name="ce221" table:formula="of:=FLOOR([.AN9]^3*270/100-5)" office:value-type="float" office:value="1377" calcext:value-type="float">
            <text:p>137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" calcext:value-type="float">
            <text:p>8</text:p>
          </table:table-cell>
          <table:table-cell table:style-name="ce164" office:value-type="string" calcext:value-type="string">
            <text:p>Scathach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0]+[.J10]/2)*6" office:value-type="float" office:value="486" calcext:value-type="float">
            <text:p>486</text:p>
          </table:table-cell>
          <table:table-cell table:style-name="ce171" table:content-validation-name="val6" table:formula="of:=([.D10]+[.I10]/2)*4" office:value-type="float" office:value="360" calcext:value-type="float">
            <text:p>36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:.L10])" office:value-type="float" office:value="252" calcext:value-type="float">
            <text:p>252</text:p>
          </table:table-cell>
          <table:table-cell table:style-name="ce192" table:formula="of:=CONCATENATE(COM.MICROSOFT.FLOOR([.E10]/(150/(150+[.J10]+MIN([.D10];99)));1); &quot; (~&quot;; COM.MICROSOFT.CEILING((1-(150/(150+[.J10]+MIN([.D10];99))))*100;1); &quot;%)&quot;)" office:value-type="string" office:string-value="803 (~40%)" calcext:value-type="string">
            <text:p>803 (~40%)</text:p>
          </table:table-cell>
          <table:table-cell table:style-name="ce195" table:formula="of:=CONCATENATE(COM.MICROSOFT.FLOOR([.E10]/(150/(150+[.I10]+MIN([.D10];99)));1); &quot; (~&quot;; COM.MICROSOFT.CEILING((1-(150/(150+[.I10]+MIN([.D10];99))))*100;1); &quot;%)&quot;)" office:value-type="string" office:string-value="861 (~44%)" calcext:value-type="string">
            <text:p>861 (~44%)</text:p>
          </table:table-cell>
          <table:table-cell table:style-name="ce198"/>
          <table:table-cell table:style-name="ce77" table:content-validation-name="val6" office:value-type="float" office:value="8" calcext:value-type="float">
            <text:p>8</text:p>
          </table:table-cell>
          <table:table-cell table:style-name="ce199" office:value-type="string" calcext:value-type="string">
            <text:p>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7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Anathema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9" calcext:value-type="float">
            <text:p>9</text:p>
          </table:table-cell>
          <table:table-cell table:style-name="ce218" table:formula="of:=[.AP11]-[.AP10]" office:value-type="float" office:value="385" calcext:value-type="float">
            <text:p>385</text:p>
          </table:table-cell>
          <table:table-cell table:formula="of:=FLOOR([.AN10]^3*142/100-5)" office:value-type="float" office:value="1030" calcext:value-type="float">
            <text:p>1030</text:p>
          </table:table-cell>
          <table:table-cell table:style-name="ce218" table:formula="of:=[.AR11]-[.AR10]" office:value-type="float" office:value="732" calcext:value-type="float">
            <text:p>732</text:p>
          </table:table-cell>
          <table:table-cell table:style-name="ce221" table:formula="of:=FLOOR([.AN10]^3*270/100-5)" office:value-type="float" office:value="1963" calcext:value-type="float">
            <text:p>196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" calcext:value-type="float">
            <text:p>9</text:p>
          </table:table-cell>
          <table:table-cell table:style-name="ce164" office:value-type="string" calcext:value-type="string">
            <text:p>Sarasv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1]+[.J11]/2)*6" office:value-type="float" office:value="246" calcext:value-type="float">
            <text:p>246</text:p>
          </table:table-cell>
          <table:table-cell table:style-name="ce171" table:content-validation-name="val6" table:formula="of:=([.D11]+[.I11]/2)*4" office:value-type="float" office:value="188" calcext:value-type="float">
            <text:p>1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1:.L11])" office:value-type="float" office:value="154" calcext:value-type="float">
            <text:p>154</text:p>
          </table:table-cell>
          <table:table-cell table:style-name="ce192" table:formula="of:=CONCATENATE(COM.MICROSOFT.FLOOR([.E11]/(150/(150+[.J11]+MIN([.D11];99)));1); &quot; (~&quot;; COM.MICROSOFT.CEILING((1-(150/(150+[.J11]+MIN([.D11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1]/(150/(150+[.I11]+MIN([.D11];99)));1); &quot; (~&quot;; COM.MICROSOFT.CEILING((1-(150/(150+[.I11]+MIN([.D11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7" table:content-validation-name="val6" office:value-type="float" office:value="9" calcext:value-type="float">
            <text:p>9</text:p>
          </table:table-cell>
          <table:table-cell table:style-name="ce199" office:value-type="string" calcext:value-type="string">
            <text:p>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7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iasma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0" calcext:value-type="float">
            <text:p>10</text:p>
          </table:table-cell>
          <table:table-cell table:style-name="ce218" table:formula="of:=[.AP12]-[.AP11]" office:value-type="float" office:value="470" calcext:value-type="float">
            <text:p>470</text:p>
          </table:table-cell>
          <table:table-cell table:formula="of:=FLOOR([.AN11]^3*142/100-5)" office:value-type="float" office:value="1415" calcext:value-type="float">
            <text:p>1415</text:p>
          </table:table-cell>
          <table:table-cell table:style-name="ce218" table:formula="of:=[.AR12]-[.AR11]" office:value-type="float" office:value="893" calcext:value-type="float">
            <text:p>893</text:p>
          </table:table-cell>
          <table:table-cell table:style-name="ce221" table:formula="of:=FLOOR([.AN11]^3*270/100-5)" office:value-type="float" office:value="2695" calcext:value-type="float">
            <text:p>26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" calcext:value-type="float">
            <text:p>10</text:p>
          </table:table-cell>
          <table:table-cell table:style-name="ce164" office:value-type="string" calcext:value-type="string">
            <text:p>Sati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12]+[.J12]/2)*6" office:value-type="float" office:value="366" calcext:value-type="float">
            <text:p>366</text:p>
          </table:table-cell>
          <table:table-cell table:style-name="ce171" table:content-validation-name="val6" table:formula="of:=([.D12]+[.I12]/2)*4" office:value-type="float" office:value="272" calcext:value-type="float">
            <text:p>272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2:.L12])" office:value-type="float" office:value="195" calcext:value-type="float">
            <text:p>195</text:p>
          </table:table-cell>
          <table:table-cell table:style-name="ce192" table:formula="of:=CONCATENATE(COM.MICROSOFT.FLOOR([.E12]/(150/(150+[.J12]+MIN([.D12];99)));1); &quot; (~&quot;; COM.MICROSOFT.CEILING((1-(150/(150+[.J12]+MIN([.D12];99))))*100;1); &quot;%)&quot;)" office:value-type="string" office:string-value="546 (~34%)" calcext:value-type="string">
            <text:p>546 (~34%)</text:p>
          </table:table-cell>
          <table:table-cell table:style-name="ce195" table:formula="of:=CONCATENATE(COM.MICROSOFT.FLOOR([.E12]/(150/(150+[.I12]+MIN([.D12];99)));1); &quot; (~&quot;; COM.MICROSOFT.CEILING((1-(150/(150+[.I12]+MIN([.D12];99))))*100;1); &quot;%)&quot;)" office:value-type="string" office:string-value="580 (~37%)" calcext:value-type="string">
            <text:p>580 (~37%)</text:p>
          </table:table-cell>
          <table:table-cell table:style-name="ce198"/>
          <table:table-cell table:style-name="ce77" table:content-validation-name="val6" office:value-type="float" office:value="10" calcext:value-type="float">
            <text:p>10</text:p>
          </table:table-cell>
          <table:table-cell table:style-name="ce199" office:value-type="string" calcext:value-type="string">
            <text:p>Mabufu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7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Nirvan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6" calcext:value-type="float">
            <text:p>16</text:p>
          </table:table-cell>
          <table:table-cell/>
          <table:table-cell table:style-name="ce218" office:value-type="float" office:value="11" calcext:value-type="float">
            <text:p>11</text:p>
          </table:table-cell>
          <table:table-cell table:style-name="ce218" table:formula="of:=[.AP13]-[.AP12]" office:value-type="float" office:value="563" calcext:value-type="float">
            <text:p>563</text:p>
          </table:table-cell>
          <table:table-cell table:formula="of:=FLOOR([.AN12]^3*142/100-5)" office:value-type="float" office:value="1885" calcext:value-type="float">
            <text:p>1885</text:p>
          </table:table-cell>
          <table:table-cell table:style-name="ce218" table:formula="of:=[.AR13]-[.AR12]" office:value-type="float" office:value="1072" calcext:value-type="float">
            <text:p>1072</text:p>
          </table:table-cell>
          <table:table-cell table:style-name="ce221" table:formula="of:=FLOOR([.AN12]^3*270/100-5)" office:value-type="float" office:value="3588" calcext:value-type="float">
            <text:p>358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" calcext:value-type="float">
            <text:p>11</text:p>
          </table:table-cell>
          <table:table-cell table:style-name="ce164" office:value-type="string" calcext:value-type="string">
            <text:p>Ame-no-Uzume</text:p>
          </table:table-cell>
          <table:table-cell table:style-name="ce165" office:value-type="string" calcext:value-type="string">
            <text:p>Megami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3]+[.J13]/2)*6" office:value-type="float" office:value="156" calcext:value-type="float">
            <text:p>156</text:p>
          </table:table-cell>
          <table:table-cell table:style-name="ce171" table:content-validation-name="val6" table:formula="of:=([.D13]+[.I13]/2)*4" office:value-type="float" office:value="120" calcext:value-type="float">
            <text:p>12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3:.L13])" office:value-type="float" office:value="119" calcext:value-type="float">
            <text:p>119</text:p>
          </table:table-cell>
          <table:table-cell table:style-name="ce192" table:formula="of:=CONCATENATE(COM.MICROSOFT.FLOOR([.E13]/(150/(150+[.J13]+MIN([.D13];99)));1); &quot; (~&quot;; COM.MICROSOFT.CEILING((1-(150/(150+[.J13]+MIN([.D13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13]/(150/(150+[.I13]+MIN([.D13];99)));1); &quot; (~&quot;; COM.MICROSOFT.CEILING((1-(150/(150+[.I13]+MIN([.D13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7" table:content-validation-name="val6" office:value-type="float" office:value="11" calcext:value-type="float">
            <text:p>11</text:p>
          </table:table-cell>
          <table:table-cell table:style-name="ce199" office:value-type="string" calcext:value-type="string">
            <text:p>Mabufula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7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urakumo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" calcext:value-type="float">
            <text:p>2</text:p>
          </table:table-cell>
          <table:table-cell/>
          <table:table-cell table:style-name="ce218" office:value-type="float" office:value="12" calcext:value-type="float">
            <text:p>12</text:p>
          </table:table-cell>
          <table:table-cell table:style-name="ce218" table:formula="of:=[.AP14]-[.AP13]" office:value-type="float" office:value="666" calcext:value-type="float">
            <text:p>666</text:p>
          </table:table-cell>
          <table:table-cell table:formula="of:=FLOOR([.AN13]^3*142/100-5)" office:value-type="float" office:value="2448" calcext:value-type="float">
            <text:p>2448</text:p>
          </table:table-cell>
          <table:table-cell table:style-name="ce218" table:formula="of:=[.AR14]-[.AR13]" office:value-type="float" office:value="1266" calcext:value-type="float">
            <text:p>1266</text:p>
          </table:table-cell>
          <table:table-cell table:style-name="ce221" table:formula="of:=FLOOR([.AN13]^3*270/100-5)" office:value-type="float" office:value="4660" calcext:value-type="float">
            <text:p>466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" calcext:value-type="float">
            <text:p>12</text:p>
          </table:table-cell>
          <table:table-cell table:style-name="ce164" office:value-type="string" calcext:value-type="string">
            <text:p>Shiva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4]+[.J14]/2)*6" office:value-type="float" office:value="786" calcext:value-type="float">
            <text:p>786</text:p>
          </table:table-cell>
          <table:table-cell table:style-name="ce171" table:content-validation-name="val6" table:formula="of:=([.D14]+[.I14]/2)*4" office:value-type="float" office:value="484" calcext:value-type="float">
            <text:p>48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72" calcext:value-type="float">
            <text:p>72</text:p>
          </table:table-cell>
          <table:table-cell table:style-name="ce186" office:value-type="float" office:value="52" calcext:value-type="float">
            <text:p>5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:.L14])" office:value-type="float" office:value="331" calcext:value-type="float">
            <text:p>331</text:p>
          </table:table-cell>
          <table:table-cell table:style-name="ce192" table:formula="of:=CONCATENATE(COM.MICROSOFT.FLOOR([.E14]/(150/(150+[.J14]+MIN([.D14];99)));1); &quot; (~&quot;; COM.MICROSOFT.CEILING((1-(150/(150+[.J14]+MIN([.D14];99))))*100;1); &quot;%)&quot;)" office:value-type="string" office:string-value="1661 (~53%)" calcext:value-type="string">
            <text:p>1661 (~53%)</text:p>
          </table:table-cell>
          <table:table-cell table:style-name="ce195" table:formula="of:=CONCATENATE(COM.MICROSOFT.FLOOR([.E14]/(150/(150+[.I14]+MIN([.D14];99)));1); &quot; (~&quot;; COM.MICROSOFT.CEILING((1-(150/(150+[.I14]+MIN([.D14];99))))*100;1); &quot;%)&quot;)" office:value-type="string" office:string-value="1556 (~50%)" calcext:value-type="string">
            <text:p>1556 (~50%)</text:p>
          </table:table-cell>
          <table:table-cell table:style-name="ce198"/>
          <table:table-cell table:style-name="ce77" table:content-validation-name="val6" office:value-type="float" office:value="12" calcext:value-type="float">
            <text:p>12</text:p>
          </table:table-cell>
          <table:table-cell table:style-name="ce199" office:value-type="string" calcext:value-type="string">
            <text:p>Mabufudyne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7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Geis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13" calcext:value-type="float">
            <text:p>13</text:p>
          </table:table-cell>
          <table:table-cell table:style-name="ce218" table:formula="of:=[.AP15]-[.AP14]" office:value-type="float" office:value="777" calcext:value-type="float">
            <text:p>777</text:p>
          </table:table-cell>
          <table:table-cell table:formula="of:=FLOOR([.AN14]^3*142/100-5)" office:value-type="float" office:value="3114" calcext:value-type="float">
            <text:p>3114</text:p>
          </table:table-cell>
          <table:table-cell table:style-name="ce218" table:formula="of:=[.AR15]-[.AR14]" office:value-type="float" office:value="1477" calcext:value-type="float">
            <text:p>1477</text:p>
          </table:table-cell>
          <table:table-cell table:style-name="ce221" table:formula="of:=FLOOR([.AN14]^3*270/100-5)" office:value-type="float" office:value="5926" calcext:value-type="float">
            <text:p>592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" calcext:value-type="float">
            <text:p>13</text:p>
          </table:table-cell>
          <table:table-cell table:style-name="ce164" office:value-type="string" calcext:value-type="string">
            <text:p>Beidou Xingjun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5]+[.J15]/2)*6" office:value-type="float" office:value="504" calcext:value-type="float">
            <text:p>504</text:p>
          </table:table-cell>
          <table:table-cell table:style-name="ce171" table:content-validation-name="val6" table:formula="of:=([.D15]+[.I15]/2)*4" office:value-type="float" office:value="340" calcext:value-type="float">
            <text:p>34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:.L15])" office:value-type="float" office:value="248" calcext:value-type="float">
            <text:p>248</text:p>
          </table:table-cell>
          <table:table-cell table:style-name="ce192" table:formula="of:=CONCATENATE(COM.MICROSOFT.FLOOR([.E15]/(150/(150+[.J15]+MIN([.D15];99)));1); &quot; (~&quot;; COM.MICROSOFT.CEILING((1-(150/(150+[.J15]+MIN([.D15];99))))*100;1); &quot;%)&quot;)" office:value-type="string" office:string-value="863 (~42%)" calcext:value-type="string">
            <text:p>863 (~42%)</text:p>
          </table:table-cell>
          <table:table-cell table:style-name="ce195" table:formula="of:=CONCATENATE(COM.MICROSOFT.FLOOR([.E15]/(150/(150+[.I15]+MIN([.D15];99)));1); &quot; (~&quot;; COM.MICROSOFT.CEILING((1-(150/(150+[.I15]+MIN([.D15];99))))*100;1); &quot;%)&quot;)" office:value-type="string" office:string-value="870 (~43%)" calcext:value-type="string">
            <text:p>870 (~43%)</text:p>
          </table:table-cell>
          <table:table-cell table:style-name="ce198"/>
          <table:table-cell table:style-name="ce77" table:content-validation-name="val6" office:value-type="float" office:value="13" calcext:value-type="float">
            <text:p>13</text:p>
          </table:table-cell>
          <table:table-cell table:style-name="ce199" office:value-type="string" calcext:value-type="string">
            <text:p>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77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Djed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4" calcext:value-type="float">
            <text:p>14</text:p>
          </table:table-cell>
          <table:table-cell table:style-name="ce218" table:formula="of:=[.AP16]-[.AP15]" office:value-type="float" office:value="896" calcext:value-type="float">
            <text:p>896</text:p>
          </table:table-cell>
          <table:table-cell table:formula="of:=FLOOR([.AN15]^3*142/100-5)" office:value-type="float" office:value="3891" calcext:value-type="float">
            <text:p>3891</text:p>
          </table:table-cell>
          <table:table-cell table:style-name="ce218" table:formula="of:=[.AR16]-[.AR15]" office:value-type="float" office:value="1704" calcext:value-type="float">
            <text:p>1704</text:p>
          </table:table-cell>
          <table:table-cell table:style-name="ce221" table:formula="of:=FLOOR([.AN15]^3*270/100-5)" office:value-type="float" office:value="7403" calcext:value-type="float">
            <text:p>740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" calcext:value-type="float">
            <text:p>14</text:p>
          </table:table-cell>
          <table:table-cell table:style-name="ce164" office:value-type="string" calcext:value-type="string">
            <text:p>Qitian Dasheng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16]+[.J16]/2)*6" office:value-type="float" office:value="432" calcext:value-type="float">
            <text:p>432</text:p>
          </table:table-cell>
          <table:table-cell table:style-name="ce171" table:content-validation-name="val6" table:formula="of:=([.D16]+[.I16]/2)*4" office:value-type="float" office:value="268" calcext:value-type="float">
            <text:p>26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6:.L16])" office:value-type="float" office:value="211" calcext:value-type="float">
            <text:p>211</text:p>
          </table:table-cell>
          <table:table-cell table:style-name="ce192" table:formula="of:=CONCATENATE(COM.MICROSOFT.FLOOR([.E16]/(150/(150+[.J16]+MIN([.D16];99)));1); &quot; (~&quot;; COM.MICROSOFT.CEILING((1-(150/(150+[.J16]+MIN([.D16];99))))*100;1); &quot;%)&quot;)" office:value-type="string" office:string-value="691 (~38%)" calcext:value-type="string">
            <text:p>691 (~38%)</text:p>
          </table:table-cell>
          <table:table-cell table:style-name="ce195" table:formula="of:=CONCATENATE(COM.MICROSOFT.FLOOR([.E16]/(150/(150+[.I16]+MIN([.D16];99)));1); &quot; (~&quot;; COM.MICROSOFT.CEILING((1-(150/(150+[.I16]+MIN([.D16];99))))*100;1); &quot;%)&quot;)" office:value-type="string" office:string-value="662 (~35%)" calcext:value-type="string">
            <text:p>662 (~35%)</text:p>
          </table:table-cell>
          <table:table-cell table:style-name="ce198"/>
          <table:table-cell table:style-name="ce77" table:content-validation-name="val6" office:value-type="float" office:value="14" calcext:value-type="float">
            <text:p>14</text:p>
          </table:table-cell>
          <table:table-cell table:style-name="ce199" office:value-type="string" calcext:value-type="string">
            <text:p>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45" calcext:value-type="float">
            <text:p>4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6" calcext:value-type="float">
            <text:p>126</text:p>
          </table:table-cell>
          <table:table-cell table:style-name="ce210"/>
          <table:table-cell table:style-name="ce77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Muspell</text:p>
          </table:table-cell>
          <table:table-cell table:style-name="ce174" office:value-type="float" office:value="0" calcext:value-type="float">
            <text:p>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15" calcext:value-type="float">
            <text:p>15</text:p>
          </table:table-cell>
          <table:table-cell table:style-name="ce218" table:formula="of:=[.AP17]-[.AP16]" office:value-type="float" office:value="1024" calcext:value-type="float">
            <text:p>1024</text:p>
          </table:table-cell>
          <table:table-cell table:formula="of:=FLOOR([.AN16]^3*142/100-5)" office:value-type="float" office:value="4787" calcext:value-type="float">
            <text:p>4787</text:p>
          </table:table-cell>
          <table:table-cell table:style-name="ce218" table:formula="of:=[.AR17]-[.AR16]" office:value-type="float" office:value="1947" calcext:value-type="float">
            <text:p>1947</text:p>
          </table:table-cell>
          <table:table-cell table:style-name="ce221" table:formula="of:=FLOOR([.AN16]^3*270/100-5)" office:value-type="float" office:value="9107" calcext:value-type="float">
            <text:p>91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5" calcext:value-type="float">
            <text:p>15</text:p>
          </table:table-cell>
          <table:table-cell table:style-name="ce164" office:value-type="string" calcext:value-type="string">
            <text:p>Dionysus</text:p>
          </table:table-cell>
          <table:table-cell table:style-name="ce165" office:value-type="string" calcext:value-type="string">
            <text:p>Fury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7]+[.J17]/2)*6" office:value-type="float" office:value="354" calcext:value-type="float">
            <text:p>354</text:p>
          </table:table-cell>
          <table:table-cell table:style-name="ce171" table:content-validation-name="val6" table:formula="of:=([.D17]+[.I17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7:.L17])" office:value-type="float" office:value="185" calcext:value-type="float">
            <text:p>185</text:p>
          </table:table-cell>
          <table:table-cell table:style-name="ce192" table:formula="of:=CONCATENATE(COM.MICROSOFT.FLOOR([.E17]/(150/(150+[.J17]+MIN([.D17];99)));1); &quot; (~&quot;; COM.MICROSOFT.CEILING((1-(150/(150+[.J17]+MIN([.D17];99))))*100;1); &quot;%)&quot;)" office:value-type="string" office:string-value="528 (~34%)" calcext:value-type="string">
            <text:p>528 (~34%)</text:p>
          </table:table-cell>
          <table:table-cell table:style-name="ce195" table:formula="of:=CONCATENATE(COM.MICROSOFT.FLOOR([.E17]/(150/(150+[.I17]+MIN([.D17];99)));1); &quot; (~&quot;; COM.MICROSOFT.CEILING((1-(150/(150+[.I17]+MIN([.D17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7" table:content-validation-name="val6" office:value-type="float" office:value="15" calcext:value-type="float">
            <text:p>15</text:p>
          </table:table-cell>
          <table:table-cell table:style-name="ce199" office:value-type="string" calcext:value-type="string">
            <text:p>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7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Gehenn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6" calcext:value-type="float">
            <text:p>6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16" calcext:value-type="float">
            <text:p>16</text:p>
          </table:table-cell>
          <table:table-cell table:style-name="ce218" table:formula="of:=[.AP18]-[.AP17]" office:value-type="float" office:value="1160" calcext:value-type="float">
            <text:p>1160</text:p>
          </table:table-cell>
          <table:table-cell table:formula="of:=FLOOR([.AN17]^3*142/100-5)" office:value-type="float" office:value="5811" calcext:value-type="float">
            <text:p>5811</text:p>
          </table:table-cell>
          <table:table-cell table:style-name="ce218" table:formula="of:=[.AR18]-[.AR17]" office:value-type="float" office:value="2206" calcext:value-type="float">
            <text:p>2206</text:p>
          </table:table-cell>
          <table:table-cell table:style-name="ce221" table:formula="of:=FLOOR([.AN17]^3*270/100-5)" office:value-type="float" office:value="11054" calcext:value-type="float">
            <text:p>1105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6" calcext:value-type="float">
            <text:p>16</text:p>
          </table:table-cell>
          <table:table-cell table:style-name="ce164" office:value-type="string" calcext:value-type="string">
            <text:p>Kal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8]+[.J18]/2)*6" office:value-type="float" office:value="540" calcext:value-type="float">
            <text:p>540</text:p>
          </table:table-cell>
          <table:table-cell table:style-name="ce171" table:content-validation-name="val6" table:formula="of:=([.D18]+[.I18]/2)*4" office:value-type="float" office:value="344" calcext:value-type="float">
            <text:p>344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8:.L18])" office:value-type="float" office:value="239" calcext:value-type="float">
            <text:p>239</text:p>
          </table:table-cell>
          <table:table-cell table:style-name="ce192" table:formula="of:=CONCATENATE(COM.MICROSOFT.FLOOR([.E18]/(150/(150+[.J18]+MIN([.D18];99)));1); &quot; (~&quot;; COM.MICROSOFT.CEILING((1-(150/(150+[.J18]+MIN([.D18];99))))*100;1); &quot;%)&quot;)" office:value-type="string" office:string-value="946 (~43%)" calcext:value-type="string">
            <text:p>946 (~43%)</text:p>
          </table:table-cell>
          <table:table-cell table:style-name="ce195" table:formula="of:=CONCATENATE(COM.MICROSOFT.FLOOR([.E18]/(150/(150+[.I18]+MIN([.D18];99)));1); &quot; (~&quot;; COM.MICROSOFT.CEILING((1-(150/(150+[.I18]+MIN([.D18];99))))*100;1); &quot;%)&quot;)" office:value-type="string" office:string-value="918 (~42%)" calcext:value-type="string">
            <text:p>918 (~42%)</text:p>
          </table:table-cell>
          <table:table-cell table:style-name="ce198"/>
          <table:table-cell table:style-name="ce77" table:content-validation-name="val6" office:value-type="float" office:value="16" calcext:value-type="float">
            <text:p>16</text:p>
          </table:table-cell>
          <table:table-cell table:style-name="ce199" office:value-type="string" calcext:value-type="string">
            <text:p>Mazio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77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Kamurogi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17" calcext:value-type="float">
            <text:p>17</text:p>
          </table:table-cell>
          <table:table-cell table:style-name="ce218" table:formula="of:=[.AP19]-[.AP18]" office:value-type="float" office:value="1305" calcext:value-type="float">
            <text:p>1305</text:p>
          </table:table-cell>
          <table:table-cell table:formula="of:=FLOOR([.AN18]^3*142/100-5)" office:value-type="float" office:value="6971" calcext:value-type="float">
            <text:p>6971</text:p>
          </table:table-cell>
          <table:table-cell table:style-name="ce218" table:formula="of:=[.AR19]-[.AR18]" office:value-type="float" office:value="2481" calcext:value-type="float">
            <text:p>2481</text:p>
          </table:table-cell>
          <table:table-cell table:style-name="ce221" table:formula="of:=FLOOR([.AN18]^3*270/100-5)" office:value-type="float" office:value="13260" calcext:value-type="float">
            <text:p>1326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" calcext:value-type="float">
            <text:p>17</text:p>
          </table:table-cell>
          <table:table-cell table:style-name="ce164" office:value-type="string" calcext:value-type="string">
            <text:p>Skad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9]+[.J19]/2)*6" office:value-type="float" office:value="570" calcext:value-type="float">
            <text:p>570</text:p>
          </table:table-cell>
          <table:table-cell table:style-name="ce171" table:content-validation-name="val6" table:formula="of:=([.D19]+[.I19]/2)*4" office:value-type="float" office:value="412" calcext:value-type="float">
            <text:p>41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9:.L19])" office:value-type="float" office:value="272" calcext:value-type="float">
            <text:p>272</text:p>
          </table:table-cell>
          <table:table-cell table:style-name="ce192" table:formula="of:=CONCATENATE(COM.MICROSOFT.FLOOR([.E19]/(150/(150+[.J19]+MIN([.D19];99)));1); &quot; (~&quot;; COM.MICROSOFT.CEILING((1-(150/(150+[.J19]+MIN([.D19];99))))*100;1); &quot;%)&quot;)" office:value-type="string" office:string-value="1010 (~44%)" calcext:value-type="string">
            <text:p>1010 (~44%)</text:p>
          </table:table-cell>
          <table:table-cell table:style-name="ce195" table:formula="of:=CONCATENATE(COM.MICROSOFT.FLOOR([.E19]/(150/(150+[.I19]+MIN([.D19];99)));1); &quot; (~&quot;; COM.MICROSOFT.CEILING((1-(150/(150+[.I19]+MIN([.D19];99))))*100;1); &quot;%)&quot;)" office:value-type="string" office:string-value="1071 (~47%)" calcext:value-type="string">
            <text:p>1071 (~47%)</text:p>
          </table:table-cell>
          <table:table-cell table:style-name="ce198"/>
          <table:table-cell table:style-name="ce77" table:content-validation-name="val6" office:value-type="float" office:value="17" calcext:value-type="float">
            <text:p>17</text:p>
          </table:table-cell>
          <table:table-cell table:style-name="ce199" office:value-type="string" calcext:value-type="string">
            <text:p>Mazionga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5" calcext:value-type="float">
            <text:p>3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98" calcext:value-type="float">
            <text:p>98</text:p>
          </table:table-cell>
          <table:table-cell table:style-name="ce210"/>
          <table:table-cell table:style-name="ce77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Satan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18" calcext:value-type="float">
            <text:p>18</text:p>
          </table:table-cell>
          <table:table-cell table:style-name="ce218" table:formula="of:=[.AP20]-[.AP19]" office:value-type="float" office:value="1458" calcext:value-type="float">
            <text:p>1458</text:p>
          </table:table-cell>
          <table:table-cell table:formula="of:=FLOOR([.AN19]^3*142/100-5)" office:value-type="float" office:value="8276" calcext:value-type="float">
            <text:p>8276</text:p>
          </table:table-cell>
          <table:table-cell table:style-name="ce218" table:formula="of:=[.AR20]-[.AR19]" office:value-type="float" office:value="2773" calcext:value-type="float">
            <text:p>2773</text:p>
          </table:table-cell>
          <table:table-cell table:style-name="ce221" table:formula="of:=FLOOR([.AN19]^3*270/100-5)" office:value-type="float" office:value="15741" calcext:value-type="float">
            <text:p>1574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8" calcext:value-type="float">
            <text:p>18</text:p>
          </table:table-cell>
          <table:table-cell table:style-name="ce164" office:value-type="string" calcext:value-type="string">
            <text:p>Parvati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20]+[.J20]/2)*6" office:value-type="float" office:value="432" calcext:value-type="float">
            <text:p>432</text:p>
          </table:table-cell>
          <table:table-cell table:style-name="ce171" table:content-validation-name="val6" table:formula="of:=([.D20]+[.I20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0:.L20])" office:value-type="float" office:value="230" calcext:value-type="float">
            <text:p>230</text:p>
          </table:table-cell>
          <table:table-cell table:style-name="ce192" table:formula="of:=CONCATENATE(COM.MICROSOFT.FLOOR([.E20]/(150/(150+[.J20]+MIN([.D20];99)));1); &quot; (~&quot;; COM.MICROSOFT.CEILING((1-(150/(150+[.J20]+MIN([.D20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20]/(150/(150+[.I20]+MIN([.D20];99)));1); &quot; (~&quot;; COM.MICROSOFT.CEILING((1-(150/(150+[.I20]+MIN([.D20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7" table:content-validation-name="val6" office:value-type="float" office:value="18" calcext:value-type="float">
            <text:p>18</text:p>
          </table:table-cell>
          <table:table-cell table:style-name="ce199" office:value-type="string" calcext:value-type="string">
            <text:p>Maziodyne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7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Adama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19" calcext:value-type="float">
            <text:p>19</text:p>
          </table:table-cell>
          <table:table-cell table:style-name="ce218" table:formula="of:=[.AP21]-[.AP20]" office:value-type="float" office:value="1621" calcext:value-type="float">
            <text:p>1621</text:p>
          </table:table-cell>
          <table:table-cell table:formula="of:=FLOOR([.AN20]^3*142/100-5)" office:value-type="float" office:value="9734" calcext:value-type="float">
            <text:p>9734</text:p>
          </table:table-cell>
          <table:table-cell table:style-name="ce218" table:formula="of:=[.AR21]-[.AR20]" office:value-type="float" office:value="3081" calcext:value-type="float">
            <text:p>3081</text:p>
          </table:table-cell>
          <table:table-cell table:style-name="ce221" table:formula="of:=FLOOR([.AN20]^3*270/100-5)" office:value-type="float" office:value="18514" calcext:value-type="float">
            <text:p>1851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" calcext:value-type="float">
            <text:p>19</text:p>
          </table:table-cell>
          <table:table-cell table:style-name="ce164" office:value-type="string" calcext:value-type="string">
            <text:p>Kushinada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21]+[.J21]/2)*6" office:value-type="float" office:value="330" calcext:value-type="float">
            <text:p>330</text:p>
          </table:table-cell>
          <table:table-cell table:style-name="ce171" table:content-validation-name="val6" table:formula="of:=([.D21]+[.I21]/2)*4" office:value-type="float" office:value="240" calcext:value-type="float">
            <text:p>2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:.L21])" office:value-type="float" office:value="191" calcext:value-type="float">
            <text:p>191</text:p>
          </table:table-cell>
          <table:table-cell table:style-name="ce192" table:formula="of:=CONCATENATE(COM.MICROSOFT.FLOOR([.E21]/(150/(150+[.J21]+MIN([.D21];99)));1); &quot; (~&quot;; COM.MICROSOFT.CEILING((1-(150/(150+[.J21]+MIN([.D21];99))))*100;1); &quot;%)&quot;)" office:value-type="string" office:string-value="481 (~32%)" calcext:value-type="string">
            <text:p>481 (~32%)</text:p>
          </table:table-cell>
          <table:table-cell table:style-name="ce195" table:formula="of:=CONCATENATE(COM.MICROSOFT.FLOOR([.E21]/(150/(150+[.I21]+MIN([.D21];99)));1); &quot; (~&quot;; COM.MICROSOFT.CEILING((1-(150/(150+[.I21]+MIN([.D21];99))))*100;1); &quot;%)&quot;)" office:value-type="string" office:string-value="503 (~35%)" calcext:value-type="string">
            <text:p>503 (~35%)</text:p>
          </table:table-cell>
          <table:table-cell table:style-name="ce198"/>
          <table:table-cell table:style-name="ce77" table:content-validation-name="val6" office:value-type="float" office:value="19" calcext:value-type="float">
            <text:p>19</text:p>
          </table:table-cell>
          <table:table-cell table:style-name="ce199" office:value-type="string" calcext:value-type="string">
            <text:p>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7" calcext:value-type="float">
            <text:p>3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4" calcext:value-type="float">
            <text:p>104</text:p>
          </table:table-cell>
          <table:table-cell table:style-name="ce210"/>
          <table:table-cell table:style-name="ce77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Vimana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0" calcext:value-type="float">
            <text:p>10</text:p>
          </table:table-cell>
          <table:table-cell/>
          <table:table-cell table:style-name="ce218" office:value-type="float" office:value="20" calcext:value-type="float">
            <text:p>20</text:p>
          </table:table-cell>
          <table:table-cell table:style-name="ce218" table:formula="of:=[.AP22]-[.AP21]" office:value-type="float" office:value="1790" calcext:value-type="float">
            <text:p>1790</text:p>
          </table:table-cell>
          <table:table-cell table:formula="of:=FLOOR([.AN21]^3*142/100-5)" office:value-type="float" office:value="11355" calcext:value-type="float">
            <text:p>11355</text:p>
          </table:table-cell>
          <table:table-cell table:style-name="ce218" table:formula="of:=[.AR22]-[.AR21]" office:value-type="float" office:value="3404" calcext:value-type="float">
            <text:p>3404</text:p>
          </table:table-cell>
          <table:table-cell table:style-name="ce221" table:formula="of:=FLOOR([.AN21]^3*270/100-5)" office:value-type="float" office:value="21595" calcext:value-type="float">
            <text:p>215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" calcext:value-type="float">
            <text:p>20</text:p>
          </table:table-cell>
          <table:table-cell table:style-name="ce164" office:value-type="string" calcext:value-type="string">
            <text:p>Kikuri-Hime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22]+[.J22]/2)*6" office:value-type="float" office:value="210" calcext:value-type="float">
            <text:p>210</text:p>
          </table:table-cell>
          <table:table-cell table:style-name="ce171" table:content-validation-name="val6" table:formula="of:=([.D22]+[.I22]/2)*4" office:value-type="float" office:value="160" calcext:value-type="float">
            <text:p>16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2:.L22])" office:value-type="float" office:value="145" calcext:value-type="float">
            <text:p>145</text:p>
          </table:table-cell>
          <table:table-cell table:style-name="ce192" table:formula="of:=CONCATENATE(COM.MICROSOFT.FLOOR([.E22]/(150/(150+[.J22]+MIN([.D22];99)));1); &quot; (~&quot;; COM.MICROSOFT.CEILING((1-(150/(150+[.J22]+MIN([.D22];99))))*100;1); &quot;%)&quot;)" office:value-type="string" office:string-value="274 (~24%)" calcext:value-type="string">
            <text:p>274 (~24%)</text:p>
          </table:table-cell>
          <table:table-cell table:style-name="ce195" table:formula="of:=CONCATENATE(COM.MICROSOFT.FLOOR([.E22]/(150/(150+[.I22]+MIN([.D22];99)));1); &quot; (~&quot;; COM.MICROSOFT.CEILING((1-(150/(150+[.I22]+MIN([.D22];99))))*100;1); &quot;%)&quot;)" office:value-type="string" office:string-value="288 (~28%)" calcext:value-type="string">
            <text:p>288 (~28%)</text:p>
          </table:table-cell>
          <table:table-cell table:style-name="ce198"/>
          <table:table-cell table:style-name="ce77" table:content-validation-name="val6" office:value-type="float" office:value="20" calcext:value-type="float">
            <text:p>20</text:p>
          </table:table-cell>
          <table:table-cell table:style-name="ce199" office:value-type="string" calcext:value-type="string">
            <text:p>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77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Gundari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4" calcext:value-type="float">
            <text:p>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6" calcext:value-type="float">
            <text:p>6</text:p>
          </table:table-cell>
          <table:table-cell/>
          <table:table-cell table:style-name="ce218" office:value-type="float" office:value="21" calcext:value-type="float">
            <text:p>21</text:p>
          </table:table-cell>
          <table:table-cell table:style-name="ce218" table:formula="of:=[.AP23]-[.AP22]" office:value-type="float" office:value="1970" calcext:value-type="float">
            <text:p>1970</text:p>
          </table:table-cell>
          <table:table-cell table:formula="of:=FLOOR([.AN22]^3*142/100-5)" office:value-type="float" office:value="13145" calcext:value-type="float">
            <text:p>13145</text:p>
          </table:table-cell>
          <table:table-cell table:style-name="ce218" table:formula="of:=[.AR23]-[.AR22]" office:value-type="float" office:value="3745" calcext:value-type="float">
            <text:p>3745</text:p>
          </table:table-cell>
          <table:table-cell table:style-name="ce221" table:formula="of:=FLOOR([.AN22]^3*270/100-5)" office:value-type="float" office:value="24999" calcext:value-type="float">
            <text:p>2499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1" calcext:value-type="float">
            <text:p>21</text:p>
          </table:table-cell>
          <table:table-cell table:style-name="ce164" office:value-type="string" calcext:value-type="string">
            <text:p>Bishamon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23]+[.J23]/2)*6" office:value-type="float" office:value="582" calcext:value-type="float">
            <text:p>582</text:p>
          </table:table-cell>
          <table:table-cell table:style-name="ce171" table:content-validation-name="val6" table:formula="of:=([.D23]+[.I23]/2)*4" office:value-type="float" office:value="356" calcext:value-type="float">
            <text:p>35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:.L23])" office:value-type="float" office:value="229" calcext:value-type="float">
            <text:p>229</text:p>
          </table:table-cell>
          <table:table-cell table:style-name="ce192" table:formula="of:=CONCATENATE(COM.MICROSOFT.FLOOR([.E23]/(150/(150+[.J23]+MIN([.D23];99)));1); &quot; (~&quot;; COM.MICROSOFT.CEILING((1-(150/(150+[.J23]+MIN([.D23];99))))*100;1); &quot;%)&quot;)" office:value-type="string" office:string-value="1055 (~45%)" calcext:value-type="string">
            <text:p>1055 (~45%)</text:p>
          </table:table-cell>
          <table:table-cell table:style-name="ce195" table:formula="of:=CONCATENATE(COM.MICROSOFT.FLOOR([.E23]/(150/(150+[.I23]+MIN([.D23];99)));1); &quot; (~&quot;; COM.MICROSOFT.CEILING((1-(150/(150+[.I23]+MIN([.D23];99))))*100;1); &quot;%)&quot;)" office:value-type="string" office:string-value="993 (~42%)" calcext:value-type="string">
            <text:p>993 (~42%)</text:p>
          </table:table-cell>
          <table:table-cell table:style-name="ce198"/>
          <table:table-cell table:style-name="ce77" table:content-validation-name="val6" office:value-type="float" office:value="21" calcext:value-type="float">
            <text:p>21</text:p>
          </table:table-cell>
          <table:table-cell table:style-name="ce199" office:value-type="string" calcext:value-type="string">
            <text:p>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77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Sophia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style-name="ce180" office:value-type="float" office:value="4" calcext:value-type="float">
            <text:p>4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/>
          <table:table-cell table:style-name="ce218" office:value-type="float" office:value="22" calcext:value-type="float">
            <text:p>22</text:p>
          </table:table-cell>
          <table:table-cell table:style-name="ce218" table:formula="of:=[.AP24]-[.AP23]" office:value-type="float" office:value="2157" calcext:value-type="float">
            <text:p>2157</text:p>
          </table:table-cell>
          <table:table-cell table:formula="of:=FLOOR([.AN23]^3*142/100-5)" office:value-type="float" office:value="15115" calcext:value-type="float">
            <text:p>15115</text:p>
          </table:table-cell>
          <table:table-cell table:style-name="ce218" table:formula="of:=[.AR24]-[.AR23]" office:value-type="float" office:value="4101" calcext:value-type="float">
            <text:p>4101</text:p>
          </table:table-cell>
          <table:table-cell table:style-name="ce221" table:formula="of:=FLOOR([.AN23]^3*270/100-5)" office:value-type="float" office:value="28744" calcext:value-type="float">
            <text:p>2874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2" calcext:value-type="float">
            <text:p>22</text:p>
          </table:table-cell>
          <table:table-cell table:style-name="ce164" office:value-type="string" calcext:value-type="string">
            <text:p>Thor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76" calcext:value-type="float">
            <text:p>76</text:p>
          </table:table-cell>
          <table:table-cell table:style-name="ce168" table:content-validation-name="val6" table:formula="of:=([.D24]+[.J24]/2)*6" office:value-type="float" office:value="612" calcext:value-type="float">
            <text:p>612</text:p>
          </table:table-cell>
          <table:table-cell table:style-name="ce171" table:content-validation-name="val6" table:formula="of:=([.D24]+[.I24]/2)*4" office:value-type="float" office:value="384" calcext:value-type="float">
            <text:p>384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2" calcext:value-type="float">
            <text:p>5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24:.L24])" office:value-type="float" office:value="243" calcext:value-type="float">
            <text:p>243</text:p>
          </table:table-cell>
          <table:table-cell table:style-name="ce192" table:formula="of:=CONCATENATE(COM.MICROSOFT.FLOOR([.E24]/(150/(150+[.J24]+MIN([.D24];99)));1); &quot; (~&quot;; COM.MICROSOFT.CEILING((1-(150/(150+[.J24]+MIN([.D24];99))))*100;1); &quot;%)&quot;)" office:value-type="string" office:string-value="1134 (~47%)" calcext:value-type="string">
            <text:p>1134 (~47%)</text:p>
          </table:table-cell>
          <table:table-cell table:style-name="ce195" table:formula="of:=CONCATENATE(COM.MICROSOFT.FLOOR([.E24]/(150/(150+[.I24]+MIN([.D24];99)));1); &quot; (~&quot;; COM.MICROSOFT.CEILING((1-(150/(150+[.I24]+MIN([.D24];99))))*100;1); &quot;%)&quot;)" office:value-type="string" office:string-value="1085 (~44%)" calcext:value-type="string">
            <text:p>1085 (~44%)</text:p>
          </table:table-cell>
          <table:table-cell table:style-name="ce198"/>
          <table:table-cell table:style-name="ce77" table:content-validation-name="val6" office:value-type="float" office:value="22" calcext:value-type="float">
            <text:p>22</text:p>
          </table:table-cell>
          <table:table-cell table:style-name="ce199" office:value-type="string" calcext:value-type="string">
            <text:p>Mazan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77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Gaea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23" calcext:value-type="float">
            <text:p>23</text:p>
          </table:table-cell>
          <table:table-cell table:style-name="ce218" table:formula="of:=[.AP25]-[.AP24]" office:value-type="float" office:value="2353" calcext:value-type="float">
            <text:p>2353</text:p>
          </table:table-cell>
          <table:table-cell table:formula="of:=FLOOR([.AN24]^3*142/100-5)" office:value-type="float" office:value="17272" calcext:value-type="float">
            <text:p>17272</text:p>
          </table:table-cell>
          <table:table-cell table:style-name="ce218" table:formula="of:=[.AR25]-[.AR24]" office:value-type="float" office:value="4474" calcext:value-type="float">
            <text:p>4474</text:p>
          </table:table-cell>
          <table:table-cell table:style-name="ce221" table:formula="of:=FLOOR([.AN24]^3*270/100-5)" office:value-type="float" office:value="32845" calcext:value-type="float">
            <text:p>3284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3" calcext:value-type="float">
            <text:p>23</text:p>
          </table:table-cell>
          <table:table-cell table:style-name="ce164" office:value-type="string" calcext:value-type="string">
            <text:p>Jik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25]+[.J25]/2)*6" office:value-type="float" office:value="426" calcext:value-type="float">
            <text:p>426</text:p>
          </table:table-cell>
          <table:table-cell table:style-name="ce171" table:content-validation-name="val6" table:formula="of:=([.D25]+[.I25]/2)*4" office:value-type="float" office:value="272" calcext:value-type="float">
            <text:p>27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25:.L25])" office:value-type="float" office:value="185" calcext:value-type="float">
            <text:p>185</text:p>
          </table:table-cell>
          <table:table-cell table:style-name="ce192" table:formula="of:=CONCATENATE(COM.MICROSOFT.FLOOR([.E25]/(150/(150+[.J25]+MIN([.D25];99)));1); &quot; (~&quot;; COM.MICROSOFT.CEILING((1-(150/(150+[.J25]+MIN([.D25];99))))*100;1); &quot;%)&quot;)" office:value-type="string" office:string-value="681 (~38%)" calcext:value-type="string">
            <text:p>681 (~38%)</text:p>
          </table:table-cell>
          <table:table-cell table:style-name="ce195" table:formula="of:=CONCATENATE(COM.MICROSOFT.FLOOR([.E25]/(150/(150+[.I25]+MIN([.D25];99)));1); &quot; (~&quot;; COM.MICROSOFT.CEILING((1-(150/(150+[.I25]+MIN([.D25];99))))*100;1); &quot;%)&quot;)" office:value-type="string" office:string-value="664 (~36%)" calcext:value-type="string">
            <text:p>664 (~36%)</text:p>
          </table:table-cell>
          <table:table-cell table:style-name="ce198"/>
          <table:table-cell table:style-name="ce77" table:content-validation-name="val6" office:value-type="float" office:value="23" calcext:value-type="float">
            <text:p>23</text:p>
          </table:table-cell>
          <table:table-cell table:style-name="ce199" office:value-type="string" calcext:value-type="string">
            <text:p>Mazanma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77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Kailash</text:p>
          </table:table-cell>
          <table:table-cell table:style-name="ce174" office:value-type="float" office:value="4" calcext:value-type="float">
            <text:p>4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/>
          <table:table-cell table:style-name="ce218" office:value-type="float" office:value="24" calcext:value-type="float">
            <text:p>24</text:p>
          </table:table-cell>
          <table:table-cell table:style-name="ce218" table:formula="of:=[.AP26]-[.AP25]" office:value-type="float" office:value="2557" calcext:value-type="float">
            <text:p>2557</text:p>
          </table:table-cell>
          <table:table-cell table:formula="of:=FLOOR([.AN25]^3*142/100-5)" office:value-type="float" office:value="19625" calcext:value-type="float">
            <text:p>19625</text:p>
          </table:table-cell>
          <table:table-cell table:style-name="ce218" table:formula="of:=[.AR26]-[.AR25]" office:value-type="float" office:value="4863" calcext:value-type="float">
            <text:p>4863</text:p>
          </table:table-cell>
          <table:table-cell table:style-name="ce221" table:formula="of:=FLOOR([.AN25]^3*270/100-5)" office:value-type="float" office:value="37319" calcext:value-type="float">
            <text:p>3731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4" calcext:value-type="float">
            <text:p>24</text:p>
          </table:table-cell>
          <table:table-cell table:style-name="ce164" office:value-type="string" calcext:value-type="string">
            <text:p>Take-Mikazuc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26]+[.J26]/2)*6" office:value-type="float" office:value="372" calcext:value-type="float">
            <text:p>372</text:p>
          </table:table-cell>
          <table:table-cell table:style-name="ce171" table:content-validation-name="val6" table:formula="of:=([.D26]+[.I26]/2)*4" office:value-type="float" office:value="236" calcext:value-type="float">
            <text:p>23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26:.L26])" office:value-type="float" office:value="174" calcext:value-type="float">
            <text:p>174</text:p>
          </table:table-cell>
          <table:table-cell table:style-name="ce192" table:formula="of:=CONCATENATE(COM.MICROSOFT.FLOOR([.E26]/(150/(150+[.J26]+MIN([.D26];99)));1); &quot; (~&quot;; COM.MICROSOFT.CEILING((1-(150/(150+[.J26]+MIN([.D26];99))))*100;1); &quot;%)&quot;)" office:value-type="string" office:string-value="567 (~35%)" calcext:value-type="string">
            <text:p>567 (~35%)</text:p>
          </table:table-cell>
          <table:table-cell table:style-name="ce195" table:formula="of:=CONCATENATE(COM.MICROSOFT.FLOOR([.E26]/(150/(150+[.I26]+MIN([.D26];99)));1); &quot; (~&quot;; COM.MICROSOFT.CEILING((1-(150/(150+[.I26]+MIN([.D26];99))))*100;1); &quot;%)&quot;)" office:value-type="string" office:string-value="553 (~33%)" calcext:value-type="string">
            <text:p>553 (~33%)</text:p>
          </table:table-cell>
          <table:table-cell table:style-name="ce198"/>
          <table:table-cell table:style-name="ce77" table:content-validation-name="val6" office:value-type="float" office:value="24" calcext:value-type="float">
            <text:p>24</text:p>
          </table:table-cell>
          <table:table-cell table:style-name="ce199" office:value-type="string" calcext:value-type="string">
            <text:p>Mazandyne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77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asakados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0" calcext:value-type="float">
            <text:p>0</text:p>
          </table:table-cell>
          <table:table-cell/>
          <table:table-cell table:style-name="ce218" office:value-type="float" office:value="25" calcext:value-type="float">
            <text:p>25</text:p>
          </table:table-cell>
          <table:table-cell table:style-name="ce218" table:formula="of:=[.AP27]-[.AP26]" office:value-type="float" office:value="2770" calcext:value-type="float">
            <text:p>2770</text:p>
          </table:table-cell>
          <table:table-cell table:formula="of:=FLOOR([.AN26]^3*142/100-5)" office:value-type="float" office:value="22182" calcext:value-type="float">
            <text:p>22182</text:p>
          </table:table-cell>
          <table:table-cell table:style-name="ce218" table:formula="of:=[.AR27]-[.AR26]" office:value-type="float" office:value="5268" calcext:value-type="float">
            <text:p>5268</text:p>
          </table:table-cell>
          <table:table-cell table:style-name="ce221" table:formula="of:=FLOOR([.AN26]^3*270/100-5)" office:value-type="float" office:value="42182" calcext:value-type="float">
            <text:p>4218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5" calcext:value-type="float">
            <text:p>25</text:p>
          </table:table-cell>
          <table:table-cell table:style-name="ce164" office:value-type="string" calcext:value-type="string">
            <text:p>Okuninush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9" calcext:value-type="float">
            <text:p>39</text:p>
          </table:table-cell>
          <table:table-cell table:style-name="ce168" table:content-validation-name="val6" table:formula="of:=([.D27]+[.J27]/2)*6" office:value-type="float" office:value="312" calcext:value-type="float">
            <text:p>312</text:p>
          </table:table-cell>
          <table:table-cell table:style-name="ce171" table:content-validation-name="val6" table:formula="of:=([.D27]+[.I27]/2)*4" office:value-type="float" office:value="220" calcext:value-type="float">
            <text:p>2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7:.L27])" office:value-type="float" office:value="167" calcext:value-type="float">
            <text:p>167</text:p>
          </table:table-cell>
          <table:table-cell table:style-name="ce192" table:formula="of:=CONCATENATE(COM.MICROSOFT.FLOOR([.E27]/(150/(150+[.J27]+MIN([.D27];99)));1); &quot; (~&quot;; COM.MICROSOFT.CEILING((1-(150/(150+[.J27]+MIN([.D27];99))))*100;1); &quot;%)&quot;)" office:value-type="string" office:string-value="447 (~31%)" calcext:value-type="string">
            <text:p>447 (~31%)</text:p>
          </table:table-cell>
          <table:table-cell table:style-name="ce195" table:formula="of:=CONCATENATE(COM.MICROSOFT.FLOOR([.E27]/(150/(150+[.I27]+MIN([.D27];99)));1); &quot; (~&quot;; COM.MICROSOFT.CEILING((1-(150/(150+[.I27]+MIN([.D27];99))))*100;1); &quot;%)&quot;)" office:value-type="string" office:string-value="459 (~33%)" calcext:value-type="string">
            <text:p>459 (~33%)</text:p>
          </table:table-cell>
          <table:table-cell table:style-name="ce198"/>
          <table:table-cell table:style-name="ce77" table:content-validation-name="val6" office:value-type="float" office:value="25" calcext:value-type="float">
            <text:p>25</text:p>
          </table:table-cell>
          <table:table-cell table:style-name="ce199" office:value-type="string" calcext:value-type="string">
            <text:p>Megido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97" calcext:value-type="float">
            <text:p>197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6" calcext:value-type="float">
            <text:p>26</text:p>
          </table:table-cell>
          <table:table-cell table:style-name="ce218" table:formula="of:=[.AP28]-[.AP27]" office:value-type="float" office:value="2992" calcext:value-type="float">
            <text:p>2992</text:p>
          </table:table-cell>
          <table:table-cell table:formula="of:=FLOOR([.AN27]^3*142/100-5)" office:value-type="float" office:value="24952" calcext:value-type="float">
            <text:p>24952</text:p>
          </table:table-cell>
          <table:table-cell table:style-name="ce218" table:formula="of:=[.AR28]-[.AR27]" office:value-type="float" office:value="5689" calcext:value-type="float">
            <text:p>5689</text:p>
          </table:table-cell>
          <table:table-cell table:style-name="ce221" table:formula="of:=FLOOR([.AN27]^3*270/100-5)" office:value-type="float" office:value="47450" calcext:value-type="float">
            <text:p>4745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" calcext:value-type="float">
            <text:p>26</text:p>
          </table:table-cell>
          <table:table-cell table:style-name="ce164" office:value-type="string" calcext:value-type="string">
            <text:p>Koumok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28]+[.J28]/2)*6" office:value-type="float" office:value="282" calcext:value-type="float">
            <text:p>282</text:p>
          </table:table-cell>
          <table:table-cell table:style-name="ce171" table:content-validation-name="val6" table:formula="of:=([.D28]+[.I28]/2)*4" office:value-type="float" office:value="180" calcext:value-type="float">
            <text:p>1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8:.L28])" office:value-type="float" office:value="148" calcext:value-type="float">
            <text:p>148</text:p>
          </table:table-cell>
          <table:table-cell table:style-name="ce192" table:formula="of:=CONCATENATE(COM.MICROSOFT.FLOOR([.E28]/(150/(150+[.J28]+MIN([.D28];99)));1); &quot; (~&quot;; COM.MICROSOFT.CEILING((1-(150/(150+[.J28]+MIN([.D28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28]/(150/(150+[.I28]+MIN([.D28];99)));1); &quot; (~&quot;; COM.MICROSOFT.CEILING((1-(150/(150+[.I28]+MIN([.D28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7" table:content-validation-name="val6" office:value-type="float" office:value="26" calcext:value-type="float">
            <text:p>26</text:p>
          </table:table-cell>
          <table:table-cell table:style-name="ce199" office:value-type="string" calcext:value-type="string">
            <text:p>Megidola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7" calcext:value-type="float">
            <text:p>27</text:p>
          </table:table-cell>
          <table:table-cell table:style-name="ce218" table:formula="of:=[.AP29]-[.AP28]" office:value-type="float" office:value="3222" calcext:value-type="float">
            <text:p>3222</text:p>
          </table:table-cell>
          <table:table-cell table:formula="of:=FLOOR([.AN28]^3*142/100-5)" office:value-type="float" office:value="27944" calcext:value-type="float">
            <text:p>27944</text:p>
          </table:table-cell>
          <table:table-cell table:style-name="ce218" table:formula="of:=[.AR29]-[.AR28]" office:value-type="float" office:value="6126" calcext:value-type="float">
            <text:p>6126</text:p>
          </table:table-cell>
          <table:table-cell table:style-name="ce221" table:formula="of:=FLOOR([.AN28]^3*270/100-5)" office:value-type="float" office:value="53139" calcext:value-type="float">
            <text:p>5313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" calcext:value-type="float">
            <text:p>27</text:p>
          </table:table-cell>
          <table:table-cell table:style-name="ce164" office:value-type="string" calcext:value-type="string">
            <text:p>Zouchouten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29]+[.J29]/2)*6" office:value-type="float" office:value="234" calcext:value-type="float">
            <text:p>234</text:p>
          </table:table-cell>
          <table:table-cell table:style-name="ce171" table:content-validation-name="val6" table:formula="of:=([.D29]+[.I29]/2)*4" office:value-type="float" office:value="148" calcext:value-type="float">
            <text:p>14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9:.L29])" office:value-type="float" office:value="131" calcext:value-type="float">
            <text:p>131</text:p>
          </table:table-cell>
          <table:table-cell table:style-name="ce192" table:formula="of:=CONCATENATE(COM.MICROSOFT.FLOOR([.E29]/(150/(150+[.J29]+MIN([.D29];99)));1); &quot; (~&quot;; COM.MICROSOFT.CEILING((1-(150/(150+[.J29]+MIN([.D29];99))))*100;1); &quot;%)&quot;)" office:value-type="string" office:string-value="313 (~26%)" calcext:value-type="string">
            <text:p>313 (~26%)</text:p>
          </table:table-cell>
          <table:table-cell table:style-name="ce195" table:formula="of:=CONCATENATE(COM.MICROSOFT.FLOOR([.E29]/(150/(150+[.I29]+MIN([.D29];99)));1); &quot; (~&quot;; COM.MICROSOFT.CEILING((1-(150/(150+[.I29]+MIN([.D29];99))))*100;1); &quot;%)&quot;)" office:value-type="string" office:string-value="307 (~24%)" calcext:value-type="string">
            <text:p>307 (~24%)</text:p>
          </table:table-cell>
          <table:table-cell table:style-name="ce198"/>
          <table:table-cell table:style-name="ce77" table:content-validation-name="val6" office:value-type="float" office:value="27" calcext:value-type="float">
            <text:p>27</text:p>
          </table:table-cell>
          <table:table-cell table:style-name="ce199" office:value-type="string" calcext:value-type="string">
            <text:p>Megidola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4" calcext:value-type="float">
            <text:p>14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8" calcext:value-type="float">
            <text:p>28</text:p>
          </table:table-cell>
          <table:table-cell table:style-name="ce218" table:formula="of:=[.AP30]-[.AP29]" office:value-type="float" office:value="3461" calcext:value-type="float">
            <text:p>3461</text:p>
          </table:table-cell>
          <table:table-cell table:formula="of:=FLOOR([.AN29]^3*142/100-5)" office:value-type="float" office:value="31166" calcext:value-type="float">
            <text:p>31166</text:p>
          </table:table-cell>
          <table:table-cell table:style-name="ce218" table:formula="of:=[.AR30]-[.AR29]" office:value-type="float" office:value="6580" calcext:value-type="float">
            <text:p>6580</text:p>
          </table:table-cell>
          <table:table-cell table:style-name="ce221" table:formula="of:=FLOOR([.AN29]^3*270/100-5)" office:value-type="float" office:value="59265" calcext:value-type="float">
            <text:p>5926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" calcext:value-type="float">
            <text:p>28</text:p>
          </table:table-cell>
          <table:table-cell table:style-name="ce164" office:value-type="string" calcext:value-type="string">
            <text:p>Take-Minakata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30]+[.J30]/2)*6" office:value-type="float" office:value="168" calcext:value-type="float">
            <text:p>168</text:p>
          </table:table-cell>
          <table:table-cell table:style-name="ce171" table:content-validation-name="val6" table:formula="of:=([.D30]+[.I30]/2)*4" office:value-type="float" office:value="100" calcext:value-type="float">
            <text:p>10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30:.L30])" office:value-type="float" office:value="107" calcext:value-type="float">
            <text:p>107</text:p>
          </table:table-cell>
          <table:table-cell table:style-name="ce192" table:formula="of:=CONCATENATE(COM.MICROSOFT.FLOOR([.E30]/(150/(150+[.J30]+MIN([.D30];99)));1); &quot; (~&quot;; COM.MICROSOFT.CEILING((1-(150/(150+[.J30]+MIN([.D30];99))))*100;1); &quot;%)&quot;)" office:value-type="string" office:string-value="211 (~21%)" calcext:value-type="string">
            <text:p>211 (~21%)</text:p>
          </table:table-cell>
          <table:table-cell table:style-name="ce195" table:formula="of:=CONCATENATE(COM.MICROSOFT.FLOOR([.E30]/(150/(150+[.I30]+MIN([.D30];99)));1); &quot; (~&quot;; COM.MICROSOFT.CEILING((1-(150/(150+[.I30]+MIN([.D30];99))))*100;1); &quot;%)&quot;)" office:value-type="string" office:string-value="204 (~19%)" calcext:value-type="string">
            <text:p>204 (~19%)</text:p>
          </table:table-cell>
          <table:table-cell table:style-name="ce198"/>
          <table:table-cell table:style-name="ce77" table:content-validation-name="val6" office:value-type="float" office:value="28" calcext:value-type="float">
            <text:p>28</text:p>
          </table:table-cell>
          <table:table-cell table:style-name="ce199" office:value-type="string" calcext:value-type="string">
            <text:p>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9" calcext:value-type="float">
            <text:p>29</text:p>
          </table:table-cell>
          <table:table-cell table:style-name="ce218" table:formula="of:=[.AP31]-[.AP30]" office:value-type="float" office:value="3708" calcext:value-type="float">
            <text:p>3708</text:p>
          </table:table-cell>
          <table:table-cell table:formula="of:=FLOOR([.AN30]^3*142/100-5)" office:value-type="float" office:value="34627" calcext:value-type="float">
            <text:p>34627</text:p>
          </table:table-cell>
          <table:table-cell table:style-name="ce218" table:formula="of:=[.AR31]-[.AR30]" office:value-type="float" office:value="7050" calcext:value-type="float">
            <text:p>7050</text:p>
          </table:table-cell>
          <table:table-cell table:style-name="ce221" table:formula="of:=FLOOR([.AN30]^3*270/100-5)" office:value-type="float" office:value="65845" calcext:value-type="float">
            <text:p>6584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" calcext:value-type="float">
            <text:p>29</text:p>
          </table:table-cell>
          <table:table-cell table:style-name="ce164" office:value-type="string" calcext:value-type="string">
            <text:p>Chimer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31]+[.J31]/2)*6" office:value-type="float" office:value="426" calcext:value-type="float">
            <text:p>426</text:p>
          </table:table-cell>
          <table:table-cell table:style-name="ce171" table:content-validation-name="val6" table:formula="of:=([.D31]+[.I31]/2)*4" office:value-type="float" office:value="272" calcext:value-type="float">
            <text:p>2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31:.L31])" office:value-type="float" office:value="188" calcext:value-type="float">
            <text:p>188</text:p>
          </table:table-cell>
          <table:table-cell table:style-name="ce192" table:formula="of:=CONCATENATE(COM.MICROSOFT.FLOOR([.E31]/(150/(150+[.J31]+MIN([.D31];99)));1); &quot; (~&quot;; COM.MICROSOFT.CEILING((1-(150/(150+[.J31]+MIN([.D31];99))))*100;1); &quot;%)&quot;)" office:value-type="string" office:string-value="673 (~37%)" calcext:value-type="string">
            <text:p>673 (~37%)</text:p>
          </table:table-cell>
          <table:table-cell table:style-name="ce195" table:formula="of:=CONCATENATE(COM.MICROSOFT.FLOOR([.E31]/(150/(150+[.I31]+MIN([.D31];99)));1); &quot; (~&quot;; COM.MICROSOFT.CEILING((1-(150/(150+[.I31]+MIN([.D31];99))))*100;1); &quot;%)&quot;)" office:value-type="string" office:string-value="656 (~36%)" calcext:value-type="string">
            <text:p>656 (~36%)</text:p>
          </table:table-cell>
          <table:table-cell table:style-name="ce198"/>
          <table:table-cell table:style-name="ce77" table:content-validation-name="val6" office:value-type="float" office:value="29" calcext:value-type="float">
            <text:p>29</text:p>
          </table:table-cell>
          <table:table-cell table:style-name="ce199" office:value-type="string" calcext:value-type="string">
            <text:p>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0" calcext:value-type="float">
            <text:p>30</text:p>
          </table:table-cell>
          <table:table-cell table:style-name="ce218" table:formula="of:=[.AP32]-[.AP31]" office:value-type="float" office:value="3963" calcext:value-type="float">
            <text:p>3963</text:p>
          </table:table-cell>
          <table:table-cell table:formula="of:=FLOOR([.AN31]^3*142/100-5)" office:value-type="float" office:value="38335" calcext:value-type="float">
            <text:p>38335</text:p>
          </table:table-cell>
          <table:table-cell table:style-name="ce218" table:formula="of:=[.AR32]-[.AR31]" office:value-type="float" office:value="7535" calcext:value-type="float">
            <text:p>7535</text:p>
          </table:table-cell>
          <table:table-cell table:style-name="ce221" table:formula="of:=FLOOR([.AN31]^3*270/100-5)" office:value-type="float" office:value="72895" calcext:value-type="float">
            <text:p>728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0" calcext:value-type="float">
            <text:p>30</text:p>
          </table:table-cell>
          <table:table-cell table:style-name="ce164" office:value-type="string" calcext:value-type="string">
            <text:p>Baihu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32]+[.J32]/2)*6" office:value-type="float" office:value="348" calcext:value-type="float">
            <text:p>348</text:p>
          </table:table-cell>
          <table:table-cell table:style-name="ce171" table:content-validation-name="val6" table:formula="of:=([.D32]+[.I32]/2)*4" office:value-type="float" office:value="204" calcext:value-type="float">
            <text:p>20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2:.L32])" office:value-type="float" office:value="156" calcext:value-type="float">
            <text:p>156</text:p>
          </table:table-cell>
          <table:table-cell table:style-name="ce192" table:formula="of:=CONCATENATE(COM.MICROSOFT.FLOOR([.E32]/(150/(150+[.J32]+MIN([.D32];99)));1); &quot; (~&quot;; COM.MICROSOFT.CEILING((1-(150/(150+[.J32]+MIN([.D3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32]/(150/(150+[.I32]+MIN([.D32];99)));1); &quot; (~&quot;; COM.MICROSOFT.CEILING((1-(150/(150+[.I32]+MIN([.D32];99))))*100;1); &quot;%)&quot;)" office:value-type="string" office:string-value="484 (~29%)" calcext:value-type="string">
            <text:p>484 (~29%)</text:p>
          </table:table-cell>
          <table:table-cell table:style-name="ce198"/>
          <table:table-cell table:style-name="ce77" table:content-validation-name="val6" office:value-type="float" office:value="30" calcext:value-type="float">
            <text:p>30</text:p>
          </table:table-cell>
          <table:table-cell table:style-name="ce199" office:value-type="string" calcext:value-type="string">
            <text:p>Mahama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1" calcext:value-type="float">
            <text:p>31</text:p>
          </table:table-cell>
          <table:table-cell table:style-name="ce218" table:formula="of:=[.AP33]-[.AP32]" office:value-type="float" office:value="4227" calcext:value-type="float">
            <text:p>4227</text:p>
          </table:table-cell>
          <table:table-cell table:formula="of:=FLOOR([.AN32]^3*142/100-5)" office:value-type="float" office:value="42298" calcext:value-type="float">
            <text:p>42298</text:p>
          </table:table-cell>
          <table:table-cell table:style-name="ce218" table:formula="of:=[.AR33]-[.AR32]" office:value-type="float" office:value="8038" calcext:value-type="float">
            <text:p>8038</text:p>
          </table:table-cell>
          <table:table-cell table:style-name="ce221" table:formula="of:=FLOOR([.AN32]^3*270/100-5)" office:value-type="float" office:value="80430" calcext:value-type="float">
            <text:p>8043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1" calcext:value-type="float">
            <text:p>31</text:p>
          </table:table-cell>
          <table:table-cell table:style-name="ce164" office:value-type="string" calcext:value-type="string">
            <text:p>Senri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7" calcext:value-type="float">
            <text:p>27</text:p>
          </table:table-cell>
          <table:table-cell table:style-name="ce168" table:content-validation-name="val6" table:formula="of:=([.D33]+[.J33]/2)*6" office:value-type="float" office:value="216" calcext:value-type="float">
            <text:p>216</text:p>
          </table:table-cell>
          <table:table-cell table:style-name="ce171" table:content-validation-name="val6" table:formula="of:=([.D33]+[.I33]/2)*4" office:value-type="float" office:value="164" calcext:value-type="float">
            <text:p>16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33:.L33])" office:value-type="float" office:value="133" calcext:value-type="float">
            <text:p>133</text:p>
          </table:table-cell>
          <table:table-cell table:style-name="ce192" table:formula="of:=CONCATENATE(COM.MICROSOFT.FLOOR([.E33]/(150/(150+[.J33]+MIN([.D33];99)));1); &quot; (~&quot;; COM.MICROSOFT.CEILING((1-(150/(150+[.J33]+MIN([.D33];99))))*100;1); &quot;%)&quot;)" office:value-type="string" office:string-value="280 (~24%)" calcext:value-type="string">
            <text:p>280 (~24%)</text:p>
          </table:table-cell>
          <table:table-cell table:style-name="ce195" table:formula="of:=CONCATENATE(COM.MICROSOFT.FLOOR([.E33]/(150/(150+[.I33]+MIN([.D33];99)));1); &quot; (~&quot;; COM.MICROSOFT.CEILING((1-(150/(150+[.I33]+MIN([.D33];99))))*100;1); &quot;%)&quot;)" office:value-type="string" office:string-value="295 (~27%)" calcext:value-type="string">
            <text:p>295 (~27%)</text:p>
          </table:table-cell>
          <table:table-cell table:style-name="ce198"/>
          <table:table-cell table:style-name="ce77" table:content-validation-name="val6" office:value-type="float" office:value="31" calcext:value-type="float">
            <text:p>31</text:p>
          </table:table-cell>
          <table:table-cell table:style-name="ce199" office:value-type="string" calcext:value-type="string">
            <text:p>Mahamaon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2" calcext:value-type="float">
            <text:p>32</text:p>
          </table:table-cell>
          <table:table-cell table:style-name="ce218" table:formula="of:=[.AP34]-[.AP33]" office:value-type="float" office:value="4500" calcext:value-type="float">
            <text:p>4500</text:p>
          </table:table-cell>
          <table:table-cell table:formula="of:=FLOOR([.AN33]^3*142/100-5)" office:value-type="float" office:value="46525" calcext:value-type="float">
            <text:p>46525</text:p>
          </table:table-cell>
          <table:table-cell table:style-name="ce218" table:formula="of:=[.AR34]-[.AR33]" office:value-type="float" office:value="8556" calcext:value-type="float">
            <text:p>8556</text:p>
          </table:table-cell>
          <table:table-cell table:style-name="ce221" table:formula="of:=FLOOR([.AN33]^3*270/100-5)" office:value-type="float" office:value="88468" calcext:value-type="float">
            <text:p>8846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2" calcext:value-type="float">
            <text:p>32</text:p>
          </table:table-cell>
          <table:table-cell table:style-name="ce164" office:value-type="string" calcext:value-type="string">
            <text:p>Zhuque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table:formula="of:=([.D34]+[.J34]/2)*6" office:value-type="float" office:value="276" calcext:value-type="float">
            <text:p>276</text:p>
          </table:table-cell>
          <table:table-cell table:style-name="ce171" table:content-validation-name="val6" table:formula="of:=([.D34]+[.I34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34:.L34])" office:value-type="float" office:value="148" calcext:value-type="float">
            <text:p>148</text:p>
          </table:table-cell>
          <table:table-cell table:style-name="ce192" table:formula="of:=CONCATENATE(COM.MICROSOFT.FLOOR([.E34]/(150/(150+[.J34]+MIN([.D34];99)));1); &quot; (~&quot;; COM.MICROSOFT.CEILING((1-(150/(150+[.J34]+MIN([.D34];99))))*100;1); &quot;%)&quot;)" office:value-type="string" office:string-value="379 (~28%)" calcext:value-type="string">
            <text:p>379 (~28%)</text:p>
          </table:table-cell>
          <table:table-cell table:style-name="ce195" table:formula="of:=CONCATENATE(COM.MICROSOFT.FLOOR([.E34]/(150/(150+[.I34]+MIN([.D34];99)));1); &quot; (~&quot;; COM.MICROSOFT.CEILING((1-(150/(150+[.I34]+MIN([.D34];99))))*100;1); &quot;%)&quot;)" office:value-type="string" office:string-value="379 (~28%)" calcext:value-type="string">
            <text:p>379 (~28%)</text:p>
          </table:table-cell>
          <table:table-cell table:style-name="ce198"/>
          <table:table-cell table:style-name="ce77" table:content-validation-name="val6" office:value-type="float" office:value="32" calcext:value-type="float">
            <text:p>32</text:p>
          </table:table-cell>
          <table:table-cell table:style-name="ce199" office:value-type="string" calcext:value-type="string">
            <text:p>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20" calcext:value-type="float">
            <text:p>2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3" calcext:value-type="float">
            <text:p>33</text:p>
          </table:table-cell>
          <table:table-cell table:style-name="ce218" table:formula="of:=[.AP35]-[.AP34]" office:value-type="float" office:value="4781" calcext:value-type="float">
            <text:p>4781</text:p>
          </table:table-cell>
          <table:table-cell table:formula="of:=FLOOR([.AN34]^3*142/100-5)" office:value-type="float" office:value="51025" calcext:value-type="float">
            <text:p>51025</text:p>
          </table:table-cell>
          <table:table-cell table:style-name="ce218" table:formula="of:=[.AR35]-[.AR34]" office:value-type="float" office:value="9091" calcext:value-type="float">
            <text:p>9091</text:p>
          </table:table-cell>
          <table:table-cell table:style-name="ce221" table:formula="of:=FLOOR([.AN34]^3*270/100-5)" office:value-type="float" office:value="97024" calcext:value-type="float">
            <text:p>9702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3" calcext:value-type="float">
            <text:p>33</text:p>
          </table:table-cell>
          <table:table-cell table:style-name="ce164" office:value-type="string" calcext:value-type="string">
            <text:p>Shiisaa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35]+[.J35]/2)*6" office:value-type="float" office:value="120" calcext:value-type="float">
            <text:p>120</text:p>
          </table:table-cell>
          <table:table-cell table:style-name="ce171" table:content-validation-name="val6" table:formula="of:=([.D35]+[.I35]/2)*4" office:value-type="float" office:value="76" calcext:value-type="float">
            <text:p>7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35:.L35])" office:value-type="float" office:value="89" calcext:value-type="float">
            <text:p>89</text:p>
          </table:table-cell>
          <table:table-cell table:style-name="ce192" table:formula="of:=CONCATENATE(COM.MICROSOFT.FLOOR([.E35]/(150/(150+[.J35]+MIN([.D35];99)));1); &quot; (~&quot;; COM.MICROSOFT.CEILING((1-(150/(150+[.J35]+MIN([.D35];99))))*100;1); &quot;%)&quot;)" office:value-type="string" office:string-value="141 (~16%)" calcext:value-type="string">
            <text:p>141 (~16%)</text:p>
          </table:table-cell>
          <table:table-cell table:style-name="ce195" table:formula="of:=CONCATENATE(COM.MICROSOFT.FLOOR([.E35]/(150/(150+[.I35]+MIN([.D35];99)));1); &quot; (~&quot;; COM.MICROSOFT.CEILING((1-(150/(150+[.I35]+MIN([.D35];99))))*100;1); &quot;%)&quot;)" office:value-type="string" office:string-value="140 (~15%)" calcext:value-type="string">
            <text:p>140 (~15%)</text:p>
          </table:table-cell>
          <table:table-cell table:style-name="ce198"/>
          <table:table-cell table:style-name="ce77" table:content-validation-name="val6" office:value-type="float" office:value="33" calcext:value-type="float">
            <text:p>33</text:p>
          </table:table-cell>
          <table:table-cell table:style-name="ce199" office:value-type="string" calcext:value-type="string">
            <text:p>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80" calcext:value-type="float">
            <text:p>18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40" calcext:value-type="float">
            <text:p>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4" calcext:value-type="float">
            <text:p>34</text:p>
          </table:table-cell>
          <table:table-cell table:style-name="ce218" table:formula="of:=[.AP36]-[.AP35]" office:value-type="float" office:value="5071" calcext:value-type="float">
            <text:p>5071</text:p>
          </table:table-cell>
          <table:table-cell table:formula="of:=FLOOR([.AN35]^3*142/100-5)" office:value-type="float" office:value="55806" calcext:value-type="float">
            <text:p>55806</text:p>
          </table:table-cell>
          <table:table-cell table:style-name="ce218" table:formula="of:=[.AR36]-[.AR35]" office:value-type="float" office:value="9642" calcext:value-type="float">
            <text:p>9642</text:p>
          </table:table-cell>
          <table:table-cell table:style-name="ce221" table:formula="of:=FLOOR([.AN35]^3*270/100-5)" office:value-type="float" office:value="106115" calcext:value-type="float">
            <text:p>10611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4" calcext:value-type="float">
            <text:p>34</text:p>
          </table:table-cell>
          <table:table-cell table:style-name="ce164" office:value-type="string" calcext:value-type="string">
            <text:p>Xiezha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36]+[.J36]/2)*6" office:value-type="float" office:value="210" calcext:value-type="float">
            <text:p>210</text:p>
          </table:table-cell>
          <table:table-cell table:style-name="ce171" table:content-validation-name="val6" table:formula="of:=([.D36]+[.I36]/2)*4" office:value-type="float" office:value="152" calcext:value-type="float">
            <text:p>15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6:.L36])" office:value-type="float" office:value="122" calcext:value-type="float">
            <text:p>122</text:p>
          </table:table-cell>
          <table:table-cell table:style-name="ce192" table:formula="of:=CONCATENATE(COM.MICROSOFT.FLOOR([.E36]/(150/(150+[.J36]+MIN([.D36];99)));1); &quot; (~&quot;; COM.MICROSOFT.CEILING((1-(150/(150+[.J36]+MIN([.D36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36]/(150/(150+[.I36]+MIN([.D36];99)));1); &quot; (~&quot;; COM.MICROSOFT.CEILING((1-(150/(150+[.I36]+MIN([.D36];99))))*100;1); &quot;%)&quot;)" office:value-type="string" office:string-value="280 (~25%)" calcext:value-type="string">
            <text:p>280 (~25%)</text:p>
          </table:table-cell>
          <table:table-cell table:style-name="ce198"/>
          <table:table-cell table:style-name="ce77" table:content-validation-name="val6" office:value-type="float" office:value="34" calcext:value-type="float">
            <text:p>34</text:p>
          </table:table-cell>
          <table:table-cell table:style-name="ce199" office:value-type="string" calcext:value-type="string">
            <text:p>Mamudo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0" calcext:value-type="float">
            <text:p>1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5" calcext:value-type="float">
            <text:p>35</text:p>
          </table:table-cell>
          <table:table-cell table:style-name="ce218" table:formula="of:=[.AP37]-[.AP36]" office:value-type="float" office:value="5369" calcext:value-type="float">
            <text:p>5369</text:p>
          </table:table-cell>
          <table:table-cell table:formula="of:=FLOOR([.AN36]^3*142/100-5)" office:value-type="float" office:value="60877" calcext:value-type="float">
            <text:p>60877</text:p>
          </table:table-cell>
          <table:table-cell table:style-name="ce218" table:formula="of:=[.AR37]-[.AR36]" office:value-type="float" office:value="10209" calcext:value-type="float">
            <text:p>10209</text:p>
          </table:table-cell>
          <table:table-cell table:style-name="ce221" table:formula="of:=FLOOR([.AN36]^3*270/100-5)" office:value-type="float" office:value="115757" calcext:value-type="float">
            <text:p>1157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5" calcext:value-type="float">
            <text:p>35</text:p>
          </table:table-cell>
          <table:table-cell table:style-name="ce164" office:value-type="string" calcext:value-type="string">
            <text:p>Unicorn</text:p>
          </table:table-cell>
          <table:table-cell table:style-name="ce165" office:value-type="string" calcext:value-type="string">
            <text:p>Holy</text:p>
          </table:table-cell>
          <table:table-cell table:style-name="ce165" office:value-type="float" office:value="21" calcext:value-type="float">
            <text:p>21</text:p>
          </table:table-cell>
          <table:table-cell table:style-name="ce168" table:content-validation-name="val6" table:formula="of:=([.D37]+[.J37]/2)*6" office:value-type="float" office:value="186" calcext:value-type="float">
            <text:p>186</text:p>
          </table:table-cell>
          <table:table-cell table:style-name="ce171" table:content-validation-name="val6" table:formula="of:=([.D37]+[.I37]/2)*4" office:value-type="float" office:value="132" calcext:value-type="float">
            <text:p>132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7:.L37])" office:value-type="float" office:value="112" calcext:value-type="float">
            <text:p>112</text:p>
          </table:table-cell>
          <table:table-cell table:style-name="ce192" table:formula="of:=CONCATENATE(COM.MICROSOFT.FLOOR([.E37]/(150/(150+[.J37]+MIN([.D37];99)));1); &quot; (~&quot;; COM.MICROSOFT.CEILING((1-(150/(150+[.J37]+MIN([.D37];99))))*100;1); &quot;%)&quot;)" office:value-type="string" office:string-value="236 (~22%)" calcext:value-type="string">
            <text:p>236 (~22%)</text:p>
          </table:table-cell>
          <table:table-cell table:style-name="ce195" table:formula="of:=CONCATENATE(COM.MICROSOFT.FLOOR([.E37]/(150/(150+[.I37]+MIN([.D37];99)));1); &quot; (~&quot;; COM.MICROSOFT.CEILING((1-(150/(150+[.I37]+MIN([.D37];99))))*100;1); &quot;%)&quot;)" office:value-type="string" office:string-value="241 (~24%)" calcext:value-type="string">
            <text:p>241 (~24%)</text:p>
          </table:table-cell>
          <table:table-cell table:style-name="ce198"/>
          <table:table-cell table:style-name="ce77" table:content-validation-name="val6" office:value-type="float" office:value="35" calcext:value-type="float">
            <text:p>35</text:p>
          </table:table-cell>
          <table:table-cell table:style-name="ce199" office:value-type="string" calcext:value-type="string">
            <text:p>Mamudoon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50" calcext:value-type="float">
            <text:p>15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30" calcext:value-type="float">
            <text:p>3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6" calcext:value-type="float">
            <text:p>36</text:p>
          </table:table-cell>
          <table:table-cell table:style-name="ce218" table:formula="of:=[.AP38]-[.AP37]" office:value-type="float" office:value="5676" calcext:value-type="float">
            <text:p>5676</text:p>
          </table:table-cell>
          <table:table-cell table:formula="of:=FLOOR([.AN37]^3*142/100-5)" office:value-type="float" office:value="66246" calcext:value-type="float">
            <text:p>66246</text:p>
          </table:table-cell>
          <table:table-cell table:style-name="ce218" table:formula="of:=[.AR38]-[.AR37]" office:value-type="float" office:value="10792" calcext:value-type="float">
            <text:p>10792</text:p>
          </table:table-cell>
          <table:table-cell table:style-name="ce221" table:formula="of:=FLOOR([.AN37]^3*270/100-5)" office:value-type="float" office:value="125966" calcext:value-type="float">
            <text:p>12596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6" calcext:value-type="float">
            <text:p>36</text:p>
          </table:table-cell>
          <table:table-cell table:style-name="ce164" office:value-type="string" calcext:value-type="string">
            <text:p>Flaemi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38]+[.J38]/2)*6" office:value-type="float" office:value="156" calcext:value-type="float">
            <text:p>156</text:p>
          </table:table-cell>
          <table:table-cell table:style-name="ce171" table:content-validation-name="val6" table:formula="of:=([.D38]+[.I38]/2)*4" office:value-type="float" office:value="128" calcext:value-type="float">
            <text:p>12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38:.L38])" office:value-type="float" office:value="103" calcext:value-type="float">
            <text:p>103</text:p>
          </table:table-cell>
          <table:table-cell table:style-name="ce192" table:formula="of:=CONCATENATE(COM.MICROSOFT.FLOOR([.E38]/(150/(150+[.J38]+MIN([.D38];99)));1); &quot; (~&quot;; COM.MICROSOFT.CEILING((1-(150/(150+[.J38]+MIN([.D38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38]/(150/(150+[.I38]+MIN([.D38];99)));1); &quot; (~&quot;; COM.MICROSOFT.CEILING((1-(150/(150+[.I38]+MIN([.D38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7" table:content-validation-name="val6" office:value-type="float" office:value="36" calcext:value-type="float">
            <text:p>36</text:p>
          </table:table-cell>
          <table:table-cell table:style-name="ce199" office:value-type="string" calcext:value-type="string">
            <text:p>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7" calcext:value-type="float">
            <text:p>37</text:p>
          </table:table-cell>
          <table:table-cell table:style-name="ce218" table:formula="of:=[.AP39]-[.AP38]" office:value-type="float" office:value="5991" calcext:value-type="float">
            <text:p>5991</text:p>
          </table:table-cell>
          <table:table-cell table:formula="of:=FLOOR([.AN38]^3*142/100-5)" office:value-type="float" office:value="71922" calcext:value-type="float">
            <text:p>71922</text:p>
          </table:table-cell>
          <table:table-cell table:style-name="ce218" table:formula="of:=[.AR39]-[.AR38]" office:value-type="float" office:value="11391" calcext:value-type="float">
            <text:p>11391</text:p>
          </table:table-cell>
          <table:table-cell table:style-name="ce221" table:formula="of:=FLOOR([.AN38]^3*270/100-5)" office:value-type="float" office:value="136758" calcext:value-type="float">
            <text:p>13675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7" calcext:value-type="float">
            <text:p>37</text:p>
          </table:table-cell>
          <table:table-cell table:style-name="ce164" office:value-type="string" calcext:value-type="string">
            <text:p>Aquan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39]+[.J39]/2)*6" office:value-type="float" office:value="126" calcext:value-type="float">
            <text:p>126</text:p>
          </table:table-cell>
          <table:table-cell table:style-name="ce171" table:content-validation-name="val6" table:formula="of:=([.D39]+[.I39]/2)*4" office:value-type="float" office:value="100" calcext:value-type="float">
            <text:p>100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39:.L39])" office:value-type="float" office:value="94" calcext:value-type="float">
            <text:p>94</text:p>
          </table:table-cell>
          <table:table-cell table:style-name="ce192" table:formula="of:=CONCATENATE(COM.MICROSOFT.FLOOR([.E39]/(150/(150+[.J39]+MIN([.D39];99)));1); &quot; (~&quot;; COM.MICROSOFT.CEILING((1-(150/(150+[.J39]+MIN([.D39];99))))*100;1); &quot;%)&quot;)" office:value-type="string" office:string-value="148 (~16%)" calcext:value-type="string">
            <text:p>148 (~16%)</text:p>
          </table:table-cell>
          <table:table-cell table:style-name="ce195" table:formula="of:=CONCATENATE(COM.MICROSOFT.FLOOR([.E39]/(150/(150+[.I39]+MIN([.D39];99)));1); &quot; (~&quot;; COM.MICROSOFT.CEILING((1-(150/(150+[.I39]+MIN([.D39];99))))*100;1); &quot;%)&quot;)" office:value-type="string" office:string-value="155 (~19%)" calcext:value-type="string">
            <text:p>155 (~19%)</text:p>
          </table:table-cell>
          <table:table-cell table:style-name="ce198"/>
          <table:table-cell table:style-name="ce77" table:content-validation-name="val6" office:value-type="float" office:value="37" calcext:value-type="float">
            <text:p>37</text:p>
          </table:table-cell>
          <table:table-cell table:style-name="ce199" office:value-type="string" calcext:value-type="string">
            <text:p>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8" calcext:value-type="float">
            <text:p>38</text:p>
          </table:table-cell>
          <table:table-cell table:style-name="ce218" table:formula="of:=[.AP40]-[.AP39]" office:value-type="float" office:value="6314" calcext:value-type="float">
            <text:p>6314</text:p>
          </table:table-cell>
          <table:table-cell table:formula="of:=FLOOR([.AN39]^3*142/100-5)" office:value-type="float" office:value="77913" calcext:value-type="float">
            <text:p>77913</text:p>
          </table:table-cell>
          <table:table-cell table:style-name="ce218" table:formula="of:=[.AR40]-[.AR39]" office:value-type="float" office:value="12007" calcext:value-type="float">
            <text:p>12007</text:p>
          </table:table-cell>
          <table:table-cell table:style-name="ce221" table:formula="of:=FLOOR([.AN39]^3*270/100-5)" office:value-type="float" office:value="148149" calcext:value-type="float">
            <text:p>14814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8" calcext:value-type="float">
            <text:p>38</text:p>
          </table:table-cell>
          <table:table-cell table:style-name="ce164" office:value-type="string" calcext:value-type="string">
            <text:p>Aero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40]+[.J40]/2)*6" office:value-type="float" office:value="102" calcext:value-type="float">
            <text:p>102</text:p>
          </table:table-cell>
          <table:table-cell table:style-name="ce171" table:content-validation-name="val6" table:formula="of:=([.D40]+[.I40]/2)*4" office:value-type="float" office:value="76" calcext:value-type="float">
            <text:p>7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0:.L40])" office:value-type="float" office:value="79" calcext:value-type="float">
            <text:p>79</text:p>
          </table:table-cell>
          <table:table-cell table:style-name="ce192" table:formula="of:=CONCATENATE(COM.MICROSOFT.FLOOR([.E40]/(150/(150+[.J40]+MIN([.D40];99)));1); &quot; (~&quot;; COM.MICROSOFT.CEILING((1-(150/(150+[.J40]+MIN([.D40];99))))*100;1); &quot;%)&quot;)" office:value-type="string" office:string-value="117 (~14%)" calcext:value-type="string">
            <text:p>117 (~14%)</text:p>
          </table:table-cell>
          <table:table-cell table:style-name="ce195" table:formula="of:=CONCATENATE(COM.MICROSOFT.FLOOR([.E40]/(150/(150+[.I40]+MIN([.D40];99)));1); &quot; (~&quot;; COM.MICROSOFT.CEILING((1-(150/(150+[.I40]+MIN([.D40];99))))*100;1); &quot;%)&quot;)" office:value-type="string" office:string-value="120 (~16%)" calcext:value-type="string">
            <text:p>120 (~16%)</text:p>
          </table:table-cell>
          <table:table-cell table:style-name="ce198"/>
          <table:table-cell table:style-name="ce77" table:content-validation-name="val6" office:value-type="float" office:value="38" calcext:value-type="float">
            <text:p>38</text:p>
          </table:table-cell>
          <table:table-cell table:style-name="ce199" office:value-type="string" calcext:value-type="string">
            <text:p>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39" calcext:value-type="float">
            <text:p>39</text:p>
          </table:table-cell>
          <table:table-cell table:style-name="ce218" table:formula="of:=[.AP41]-[.AP40]" office:value-type="float" office:value="6648" calcext:value-type="float">
            <text:p>6648</text:p>
          </table:table-cell>
          <table:table-cell table:formula="of:=FLOOR([.AN40]^3*142/100-5)" office:value-type="float" office:value="84227" calcext:value-type="float">
            <text:p>84227</text:p>
          </table:table-cell>
          <table:table-cell table:style-name="ce218" table:formula="of:=[.AR41]-[.AR40]" office:value-type="float" office:value="12639" calcext:value-type="float">
            <text:p>12639</text:p>
          </table:table-cell>
          <table:table-cell table:style-name="ce221" table:formula="of:=FLOOR([.AN40]^3*270/100-5)" office:value-type="float" office:value="160156" calcext:value-type="float">
            <text:p>16015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9" calcext:value-type="float">
            <text:p>39</text:p>
          </table:table-cell>
          <table:table-cell table:style-name="ce164" office:value-type="string" calcext:value-type="string">
            <text:p>Erthys</text:p>
          </table:table-cell>
          <table:table-cell table:style-name="ce165" office:value-type="string" calcext:value-type="string">
            <text:p>Element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41]+[.J41]/2)*6" office:value-type="float" office:value="90" calcext:value-type="float">
            <text:p>90</text:p>
          </table:table-cell>
          <table:table-cell table:style-name="ce171" table:content-validation-name="val6" table:formula="of:=([.D41]+[.I41]/2)*4" office:value-type="float" office:value="48" calcext:value-type="float">
            <text:p>48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41:.L41])" office:value-type="float" office:value="67" calcext:value-type="float">
            <text:p>67</text:p>
          </table:table-cell>
          <table:table-cell table:style-name="ce192" table:formula="of:=CONCATENATE(COM.MICROSOFT.FLOOR([.E41]/(150/(150+[.J41]+MIN([.D41];99)));1); &quot; (~&quot;; COM.MICROSOFT.CEILING((1-(150/(150+[.J41]+MIN([.D41];99))))*100;1); &quot;%)&quot;)" office:value-type="string" office:string-value="103 (~14%)" calcext:value-type="string">
            <text:p>103 (~14%)</text:p>
          </table:table-cell>
          <table:table-cell table:style-name="ce195" table:formula="of:=CONCATENATE(COM.MICROSOFT.FLOOR([.E41]/(150/(150+[.I41]+MIN([.D41];99)));1); &quot; (~&quot;; COM.MICROSOFT.CEILING((1-(150/(150+[.I41]+MIN([.D41];99))))*100;1); &quot;%)&quot;)" office:value-type="string" office:string-value="100 (~11%)" calcext:value-type="string">
            <text:p>100 (~11%)</text:p>
          </table:table-cell>
          <table:table-cell table:style-name="ce198"/>
          <table:table-cell table:style-name="ce77" table:content-validation-name="val6" office:value-type="float" office:value="39" calcext:value-type="float">
            <text:p>39</text:p>
          </table:table-cell>
          <table:table-cell table:style-name="ce199" office:value-type="string" calcext:value-type="string">
            <text:p>Medi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0" calcext:value-type="float">
            <text:p>40</text:p>
          </table:table-cell>
          <table:table-cell table:style-name="ce218" table:formula="of:=[.AP42]-[.AP41]" office:value-type="float" office:value="6987" calcext:value-type="float">
            <text:p>6987</text:p>
          </table:table-cell>
          <table:table-cell table:formula="of:=FLOOR([.AN41]^3*142/100-5)" office:value-type="float" office:value="90875" calcext:value-type="float">
            <text:p>90875</text:p>
          </table:table-cell>
          <table:table-cell table:style-name="ce218" table:formula="of:=[.AR42]-[.AR41]" office:value-type="float" office:value="13286" calcext:value-type="float">
            <text:p>13286</text:p>
          </table:table-cell>
          <table:table-cell table:style-name="ce221" table:formula="of:=FLOOR([.AN41]^3*270/100-5)" office:value-type="float" office:value="172795" calcext:value-type="float">
            <text:p>1727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0" calcext:value-type="float">
            <text:p>40</text:p>
          </table:table-cell>
          <table:table-cell table:style-name="ce164" office:value-type="string" calcext:value-type="string">
            <text:p>Sak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42]+[.J42]/2)*6" office:value-type="float" office:value="270" calcext:value-type="float">
            <text:p>270</text:p>
          </table:table-cell>
          <table:table-cell table:style-name="ce171" table:content-validation-name="val6" table:formula="of:=([.D42]+[.I42]/2)*4" office:value-type="float" office:value="184" calcext:value-type="float">
            <text:p>1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42:.L42])" office:value-type="float" office:value="142" calcext:value-type="float">
            <text:p>142</text:p>
          </table:table-cell>
          <table:table-cell table:style-name="ce192" table:formula="of:=CONCATENATE(COM.MICROSOFT.FLOOR([.E42]/(150/(150+[.J42]+MIN([.D42];99)));1); &quot; (~&quot;; COM.MICROSOFT.CEILING((1-(150/(150+[.J42]+MIN([.D42];99))))*100;1); &quot;%)&quot;)" office:value-type="string" office:string-value="369 (~27%)" calcext:value-type="string">
            <text:p>369 (~27%)</text:p>
          </table:table-cell>
          <table:table-cell table:style-name="ce195" table:formula="of:=CONCATENATE(COM.MICROSOFT.FLOOR([.E42]/(150/(150+[.I42]+MIN([.D42];99)));1); &quot; (~&quot;; COM.MICROSOFT.CEILING((1-(150/(150+[.I42]+MIN([.D42];99))))*100;1); &quot;%)&quot;)" office:value-type="string" office:string-value="372 (~28%)" calcext:value-type="string">
            <text:p>372 (~28%)</text:p>
          </table:table-cell>
          <table:table-cell table:style-name="ce198"/>
          <table:table-cell table:style-name="ce77" table:content-validation-name="val6" office:value-type="float" office:value="40" calcext:value-type="float">
            <text:p>40</text:p>
          </table:table-cell>
          <table:table-cell table:style-name="ce199" office:value-type="string" calcext:value-type="string">
            <text:p>Mediaram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7" calcext:value-type="float">
            <text:p>1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1" calcext:value-type="float">
            <text:p>41</text:p>
          </table:table-cell>
          <table:table-cell table:style-name="ce218" table:formula="of:=[.AP43]-[.AP42]" office:value-type="float" office:value="7337" calcext:value-type="float">
            <text:p>7337</text:p>
          </table:table-cell>
          <table:table-cell table:formula="of:=FLOOR([.AN42]^3*142/100-5)" office:value-type="float" office:value="97862" calcext:value-type="float">
            <text:p>97862</text:p>
          </table:table-cell>
          <table:table-cell table:style-name="ce218" table:formula="of:=[.AR43]-[.AR42]" office:value-type="float" office:value="13951" calcext:value-type="float">
            <text:p>13951</text:p>
          </table:table-cell>
          <table:table-cell table:style-name="ce221" table:formula="of:=FLOOR([.AN42]^3*270/100-5)" office:value-type="float" office:value="186081" calcext:value-type="float">
            <text:p>18608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1" calcext:value-type="float">
            <text:p>41</text:p>
          </table:table-cell>
          <table:table-cell table:style-name="ce164" office:value-type="string" calcext:value-type="string">
            <text:p>Kus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43]+[.J43]/2)*6" office:value-type="float" office:value="240" calcext:value-type="float">
            <text:p>240</text:p>
          </table:table-cell>
          <table:table-cell table:style-name="ce171" table:content-validation-name="val6" table:formula="of:=([.D43]+[.I43]/2)*4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3:.L43])" office:value-type="float" office:value="142" calcext:value-type="float">
            <text:p>142</text:p>
          </table:table-cell>
          <table:table-cell table:style-name="ce192" table:formula="of:=CONCATENATE(COM.MICROSOFT.FLOOR([.E43]/(150/(150+[.J43]+MIN([.D43];99)));1); &quot; (~&quot;; COM.MICROSOFT.CEILING((1-(150/(150+[.J43]+MIN([.D43];99))))*100;1); &quot;%)&quot;)" office:value-type="string" office:string-value="316 (~25%)" calcext:value-type="string">
            <text:p>316 (~25%)</text:p>
          </table:table-cell>
          <table:table-cell table:style-name="ce195" table:formula="of:=CONCATENATE(COM.MICROSOFT.FLOOR([.E43]/(150/(150+[.I43]+MIN([.D43];99)));1); &quot; (~&quot;; COM.MICROSOFT.CEILING((1-(150/(150+[.I43]+MIN([.D43];99))))*100;1); &quot;%)&quot;)" office:value-type="string" office:string-value="348 (~32%)" calcext:value-type="string">
            <text:p>348 (~32%)</text:p>
          </table:table-cell>
          <table:table-cell table:style-name="ce198"/>
          <table:table-cell table:style-name="ce77" table:content-validation-name="val6" office:value-type="float" office:value="41" calcext:value-type="float">
            <text:p>41</text:p>
          </table:table-cell>
          <table:table-cell table:style-name="ce199" office:value-type="string" calcext:value-type="string">
            <text:p>Mediarahan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2" calcext:value-type="float">
            <text:p>42</text:p>
          </table:table-cell>
          <table:table-cell table:style-name="ce218" table:formula="of:=[.AP44]-[.AP43]" office:value-type="float" office:value="7695" calcext:value-type="float">
            <text:p>7695</text:p>
          </table:table-cell>
          <table:table-cell table:formula="of:=FLOOR([.AN43]^3*142/100-5)" office:value-type="float" office:value="105199" calcext:value-type="float">
            <text:p>105199</text:p>
          </table:table-cell>
          <table:table-cell table:style-name="ce218" table:formula="of:=[.AR44]-[.AR43]" office:value-type="float" office:value="14631" calcext:value-type="float">
            <text:p>14631</text:p>
          </table:table-cell>
          <table:table-cell table:style-name="ce221" table:formula="of:=FLOOR([.AN43]^3*270/100-5)" office:value-type="float" office:value="200032" calcext:value-type="float">
            <text:p>20003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2" calcext:value-type="float">
            <text:p>42</text:p>
          </table:table-cell>
          <table:table-cell table:style-name="ce164" office:value-type="string" calcext:value-type="string">
            <text:p>Nigi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44]+[.J44]/2)*6" office:value-type="float" office:value="234" calcext:value-type="float">
            <text:p>234</text:p>
          </table:table-cell>
          <table:table-cell table:style-name="ce171" table:content-validation-name="val6" table:formula="of:=([.D44]+[.I44]/2)*4" office:value-type="float" office:value="156" calcext:value-type="float">
            <text:p>156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4:.L44])" office:value-type="float" office:value="144" calcext:value-type="float">
            <text:p>144</text:p>
          </table:table-cell>
          <table:table-cell table:style-name="ce192" table:formula="of:=CONCATENATE(COM.MICROSOFT.FLOOR([.E44]/(150/(150+[.J44]+MIN([.D44];99)));1); &quot; (~&quot;; COM.MICROSOFT.CEILING((1-(150/(150+[.J44]+MIN([.D44];99))))*100;1); &quot;%)&quot;)" office:value-type="string" office:string-value="310 (~25%)" calcext:value-type="string">
            <text:p>310 (~25%)</text:p>
          </table:table-cell>
          <table:table-cell table:style-name="ce195" table:formula="of:=CONCATENATE(COM.MICROSOFT.FLOOR([.E44]/(150/(150+[.I44]+MIN([.D44];99)));1); &quot; (~&quot;; COM.MICROSOFT.CEILING((1-(150/(150+[.I44]+MIN([.D44];99))))*100;1); &quot;%)&quot;)" office:value-type="string" office:string-value="310 (~25%)" calcext:value-type="string">
            <text:p>310 (~25%)</text:p>
          </table:table-cell>
          <table:table-cell table:style-name="ce198"/>
          <table:table-cell table:style-name="ce77" table:content-validation-name="val6" office:value-type="float" office:value="42" calcext:value-type="float">
            <text:p>42</text:p>
          </table:table-cell>
          <table:table-cell table:style-name="ce199" office:value-type="string" calcext:value-type="string">
            <text:p>Makator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3" calcext:value-type="float">
            <text:p>43</text:p>
          </table:table-cell>
          <table:table-cell table:style-name="ce218" table:formula="of:=[.AP45]-[.AP44]" office:value-type="float" office:value="8062" calcext:value-type="float">
            <text:p>8062</text:p>
          </table:table-cell>
          <table:table-cell table:formula="of:=FLOOR([.AN44]^3*142/100-5)" office:value-type="float" office:value="112894" calcext:value-type="float">
            <text:p>112894</text:p>
          </table:table-cell>
          <table:table-cell table:style-name="ce218" table:formula="of:=[.AR45]-[.AR44]" office:value-type="float" office:value="15328" calcext:value-type="float">
            <text:p>15328</text:p>
          </table:table-cell>
          <table:table-cell table:style-name="ce221" table:formula="of:=FLOOR([.AN44]^3*270/100-5)" office:value-type="float" office:value="214663" calcext:value-type="float">
            <text:p>21466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3" calcext:value-type="float">
            <text:p>43</text:p>
          </table:table-cell>
          <table:table-cell table:style-name="ce164" office:value-type="string" calcext:value-type="string">
            <text:p>Ara Mitama</text:p>
          </table:table-cell>
          <table:table-cell table:style-name="ce165" office:value-type="string" calcext:value-type="string">
            <text:p>Mitama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45]+[.J45]/2)*6" office:value-type="float" office:value="210" calcext:value-type="float">
            <text:p>210</text:p>
          </table:table-cell>
          <table:table-cell table:style-name="ce171" table:content-validation-name="val6" table:formula="of:=([.D45]+[.I45]/2)*4" office:value-type="float" office:value="140" calcext:value-type="float">
            <text:p>14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7" calcext:value-type="float">
            <text:p>2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45:.L45])" office:value-type="float" office:value="131" calcext:value-type="float">
            <text:p>131</text:p>
          </table:table-cell>
          <table:table-cell table:style-name="ce192" table:formula="of:=CONCATENATE(COM.MICROSOFT.FLOOR([.E45]/(150/(150+[.J45]+MIN([.D45];99)));1); &quot; (~&quot;; COM.MICROSOFT.CEILING((1-(150/(150+[.J45]+MIN([.D45];99))))*100;1); &quot;%)&quot;)" office:value-type="string" office:string-value="273 (~24%)" calcext:value-type="string">
            <text:p>273 (~24%)</text:p>
          </table:table-cell>
          <table:table-cell table:style-name="ce195" table:formula="of:=CONCATENATE(COM.MICROSOFT.FLOOR([.E45]/(150/(150+[.I45]+MIN([.D45];99)));1); &quot; (~&quot;; COM.MICROSOFT.CEILING((1-(150/(150+[.I45]+MIN([.D45];99))))*100;1); &quot;%)&quot;)" office:value-type="string" office:string-value="273 (~24%)" calcext:value-type="string">
            <text:p>273 (~24%)</text:p>
          </table:table-cell>
          <table:table-cell table:style-name="ce198"/>
          <table:table-cell table:style-name="ce77" table:content-validation-name="val6" office:value-type="float" office:value="43" calcext:value-type="float">
            <text:p>43</text:p>
          </table:table-cell>
          <table:table-cell table:style-name="ce199" office:value-type="string" calcext:value-type="string">
            <text:p>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4" calcext:value-type="float">
            <text:p>44</text:p>
          </table:table-cell>
          <table:table-cell table:style-name="ce218" table:formula="of:=[.AP46]-[.AP45]" office:value-type="float" office:value="8436" calcext:value-type="float">
            <text:p>8436</text:p>
          </table:table-cell>
          <table:table-cell table:formula="of:=FLOOR([.AN45]^3*142/100-5)" office:value-type="float" office:value="120956" calcext:value-type="float">
            <text:p>120956</text:p>
          </table:table-cell>
          <table:table-cell table:style-name="ce218" table:formula="of:=[.AR46]-[.AR45]" office:value-type="float" office:value="16041" calcext:value-type="float">
            <text:p>16041</text:p>
          </table:table-cell>
          <table:table-cell table:style-name="ce221" table:formula="of:=FLOOR([.AN45]^3*270/100-5)" office:value-type="float" office:value="229991" calcext:value-type="float">
            <text:p>22999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4" calcext:value-type="float">
            <text:p>44</text:p>
          </table:table-cell>
          <table:table-cell table:style-name="ce164" office:value-type="string" calcext:value-type="string">
            <text:p>Efree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46]+[.J46]/2)*6" office:value-type="float" office:value="402" calcext:value-type="float">
            <text:p>402</text:p>
          </table:table-cell>
          <table:table-cell table:style-name="ce171" table:content-validation-name="val6" table:formula="of:=([.D46]+[.I46]/2)*4" office:value-type="float" office:value="300" calcext:value-type="float">
            <text:p>30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46:.L46])" office:value-type="float" office:value="201" calcext:value-type="float">
            <text:p>201</text:p>
          </table:table-cell>
          <table:table-cell table:style-name="ce192" table:formula="of:=CONCATENATE(COM.MICROSOFT.FLOOR([.E46]/(150/(150+[.J46]+MIN([.D46];99)));1); &quot; (~&quot;; COM.MICROSOFT.CEILING((1-(150/(150+[.J46]+MIN([.D46];99))))*100;1); &quot;%)&quot;)" office:value-type="string" office:string-value="621 (~36%)" calcext:value-type="string">
            <text:p>621 (~36%)</text:p>
          </table:table-cell>
          <table:table-cell table:style-name="ce195" table:formula="of:=CONCATENATE(COM.MICROSOFT.FLOOR([.E46]/(150/(150+[.I46]+MIN([.D46];99)));1); &quot; (~&quot;; COM.MICROSOFT.CEILING((1-(150/(150+[.I46]+MIN([.D46];99))))*100;1); &quot;%)&quot;)" office:value-type="string" office:string-value="664 (~40%)" calcext:value-type="string">
            <text:p>664 (~40%)</text:p>
          </table:table-cell>
          <table:table-cell table:style-name="ce198"/>
          <table:table-cell table:style-name="ce77" table:content-validation-name="val6" office:value-type="float" office:value="44" calcext:value-type="float">
            <text:p>44</text:p>
          </table:table-cell>
          <table:table-cell table:style-name="ce199" office:value-type="string" calcext:value-type="string">
            <text:p>Me Pat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5" calcext:value-type="float">
            <text:p>45</text:p>
          </table:table-cell>
          <table:table-cell table:style-name="ce218" table:formula="of:=[.AP47]-[.AP46]" office:value-type="float" office:value="8820" calcext:value-type="float">
            <text:p>8820</text:p>
          </table:table-cell>
          <table:table-cell table:formula="of:=FLOOR([.AN46]^3*142/100-5)" office:value-type="float" office:value="129392" calcext:value-type="float">
            <text:p>129392</text:p>
          </table:table-cell>
          <table:table-cell table:style-name="ce218" table:formula="of:=[.AR47]-[.AR46]" office:value-type="float" office:value="16770" calcext:value-type="float">
            <text:p>16770</text:p>
          </table:table-cell>
          <table:table-cell table:style-name="ce221" table:formula="of:=FLOOR([.AN46]^3*270/100-5)" office:value-type="float" office:value="246032" calcext:value-type="float">
            <text:p>24603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5" calcext:value-type="float">
            <text:p>45</text:p>
          </table:table-cell>
          <table:table-cell table:style-name="ce164" office:value-type="string" calcext:value-type="string">
            <text:p>Pulukishi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8" calcext:value-type="float">
            <text:p>48</text:p>
          </table:table-cell>
          <table:table-cell table:style-name="ce168" table:content-validation-name="val6" table:formula="of:=([.D47]+[.J47]/2)*6" office:value-type="float" office:value="390" calcext:value-type="float">
            <text:p>390</text:p>
          </table:table-cell>
          <table:table-cell table:style-name="ce171" table:content-validation-name="val6" table:formula="of:=([.D47]+[.I47]/2)*4" office:value-type="float" office:value="252" calcext:value-type="float">
            <text:p>252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7:.L47])" office:value-type="float" office:value="178" calcext:value-type="float">
            <text:p>178</text:p>
          </table:table-cell>
          <table:table-cell table:style-name="ce192" table:formula="of:=CONCATENATE(COM.MICROSOFT.FLOOR([.E47]/(150/(150+[.J47]+MIN([.D47];99)));1); &quot; (~&quot;; COM.MICROSOFT.CEILING((1-(150/(150+[.J47]+MIN([.D47];99))))*100;1); &quot;%)&quot;)" office:value-type="string" office:string-value="603 (~36%)" calcext:value-type="string">
            <text:p>603 (~36%)</text:p>
          </table:table-cell>
          <table:table-cell table:style-name="ce195" table:formula="of:=CONCATENATE(COM.MICROSOFT.FLOOR([.E47]/(150/(150+[.I47]+MIN([.D47];99)));1); &quot; (~&quot;; COM.MICROSOFT.CEILING((1-(150/(150+[.I47]+MIN([.D47];99))))*100;1); &quot;%)&quot;)" office:value-type="string" office:string-value="592 (~35%)" calcext:value-type="string">
            <text:p>592 (~35%)</text:p>
          </table:table-cell>
          <table:table-cell table:style-name="ce198"/>
          <table:table-cell table:style-name="ce77" table:content-validation-name="val6" office:value-type="float" office:value="45" calcext:value-type="float">
            <text:p>45</text:p>
          </table:table-cell>
          <table:table-cell table:style-name="ce199" office:value-type="string" calcext:value-type="string">
            <text:p>Mut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6" calcext:value-type="float">
            <text:p>46</text:p>
          </table:table-cell>
          <table:table-cell table:style-name="ce218" table:formula="of:=[.AP48]-[.AP47]" office:value-type="float" office:value="9211" calcext:value-type="float">
            <text:p>9211</text:p>
          </table:table-cell>
          <table:table-cell table:formula="of:=FLOOR([.AN47]^3*142/100-5)" office:value-type="float" office:value="138212" calcext:value-type="float">
            <text:p>138212</text:p>
          </table:table-cell>
          <table:table-cell table:style-name="ce218" table:formula="of:=[.AR48]-[.AR47]" office:value-type="float" office:value="17515" calcext:value-type="float">
            <text:p>17515</text:p>
          </table:table-cell>
          <table:table-cell table:style-name="ce221" table:formula="of:=FLOOR([.AN47]^3*270/100-5)" office:value-type="float" office:value="262802" calcext:value-type="float">
            <text:p>26280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6" calcext:value-type="float">
            <text:p>46</text:p>
          </table:table-cell>
          <table:table-cell table:style-name="ce164" office:value-type="string" calcext:value-type="string">
            <text:p>Ongkhot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48]+[.J48]/2)*6" office:value-type="float" office:value="288" calcext:value-type="float">
            <text:p>288</text:p>
          </table:table-cell>
          <table:table-cell table:style-name="ce171" table:content-validation-name="val6" table:formula="of:=([.D48]+[.I48]/2)*4" office:value-type="float" office:value="184" calcext:value-type="float">
            <text:p>18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48:.L48])" office:value-type="float" office:value="138" calcext:value-type="float">
            <text:p>138</text:p>
          </table:table-cell>
          <table:table-cell table:style-name="ce192" table:formula="of:=CONCATENATE(COM.MICROSOFT.FLOOR([.E48]/(150/(150+[.J48]+MIN([.D48];99)));1); &quot; (~&quot;; COM.MICROSOFT.CEILING((1-(150/(150+[.J48]+MIN([.D48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48]/(150/(150+[.I48]+MIN([.D48];99)));1); &quot; (~&quot;; COM.MICROSOFT.CEILING((1-(150/(150+[.I48]+MIN([.D48];99))))*100;1); &quot;%)&quot;)" office:value-type="string" office:string-value="393 (~27%)" calcext:value-type="string">
            <text:p>393 (~27%)</text:p>
          </table:table-cell>
          <table:table-cell table:style-name="ce198"/>
          <table:table-cell table:style-name="ce77" table:content-validation-name="val6" office:value-type="float" office:value="46" calcext:value-type="float">
            <text:p>46</text:p>
          </table:table-cell>
          <table:table-cell table:style-name="ce199" office:value-type="string" calcext:value-type="string">
            <text:p>Posomu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7" calcext:value-type="float">
            <text:p>47</text:p>
          </table:table-cell>
          <table:table-cell table:style-name="ce218" table:formula="of:=[.AP49]-[.AP48]" office:value-type="float" office:value="9612" calcext:value-type="float">
            <text:p>9612</text:p>
          </table:table-cell>
          <table:table-cell table:formula="of:=FLOOR([.AN48]^3*142/100-5)" office:value-type="float" office:value="147423" calcext:value-type="float">
            <text:p>147423</text:p>
          </table:table-cell>
          <table:table-cell table:style-name="ce218" table:formula="of:=[.AR49]-[.AR48]" office:value-type="float" office:value="18276" calcext:value-type="float">
            <text:p>18276</text:p>
          </table:table-cell>
          <table:table-cell table:style-name="ce221" table:formula="of:=FLOOR([.AN48]^3*270/100-5)" office:value-type="float" office:value="280317" calcext:value-type="float">
            <text:p>28031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7" calcext:value-type="float">
            <text:p>47</text:p>
          </table:table-cell>
          <table:table-cell table:style-name="ce164" office:value-type="string" calcext:value-type="string">
            <text:p>Jinn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49]+[.J49]/2)*6" office:value-type="float" office:value="342" calcext:value-type="float">
            <text:p>342</text:p>
          </table:table-cell>
          <table:table-cell table:style-name="ce171" table:content-validation-name="val6" table:formula="of:=([.D49]+[.I49]/2)*4" office:value-type="float" office:value="252" calcext:value-type="float">
            <text:p>2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49:.L49])" office:value-type="float" office:value="177" calcext:value-type="float">
            <text:p>177</text:p>
          </table:table-cell>
          <table:table-cell table:style-name="ce192" table:formula="of:=CONCATENATE(COM.MICROSOFT.FLOOR([.E49]/(150/(150+[.J49]+MIN([.D49];99)));1); &quot; (~&quot;; COM.MICROSOFT.CEILING((1-(150/(150+[.J49]+MIN([.D49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49]/(150/(150+[.I49]+MIN([.D49];99)));1); &quot; (~&quot;; COM.MICROSOFT.CEILING((1-(150/(150+[.I49]+MIN([.D49];99))))*100;1); &quot;%)&quot;)" office:value-type="string" office:string-value="528 (~36%)" calcext:value-type="string">
            <text:p>528 (~36%)</text:p>
          </table:table-cell>
          <table:table-cell table:style-name="ce198"/>
          <table:table-cell table:style-name="ce77" table:content-validation-name="val6" office:value-type="float" office:value="47" calcext:value-type="float">
            <text:p>47</text:p>
          </table:table-cell>
          <table:table-cell table:style-name="ce199" office:value-type="string" calcext:value-type="string">
            <text:p>Paral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8" calcext:value-type="float">
            <text:p>48</text:p>
          </table:table-cell>
          <table:table-cell table:style-name="ce218" table:formula="of:=[.AP50]-[.AP49]" office:value-type="float" office:value="10021" calcext:value-type="float">
            <text:p>10021</text:p>
          </table:table-cell>
          <table:table-cell table:formula="of:=FLOOR([.AN49]^3*142/100-5)" office:value-type="float" office:value="157035" calcext:value-type="float">
            <text:p>157035</text:p>
          </table:table-cell>
          <table:table-cell table:style-name="ce218" table:formula="of:=[.AR50]-[.AR49]" office:value-type="float" office:value="19054" calcext:value-type="float">
            <text:p>19054</text:p>
          </table:table-cell>
          <table:table-cell table:style-name="ce221" table:formula="of:=FLOOR([.AN49]^3*270/100-5)" office:value-type="float" office:value="298593" calcext:value-type="float">
            <text:p>29859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8" calcext:value-type="float">
            <text:p>48</text:p>
          </table:table-cell>
          <table:table-cell table:style-name="ce164" office:value-type="string" calcext:value-type="string">
            <text:p>Karasu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50]+[.J50]/2)*6" office:value-type="float" office:value="234" calcext:value-type="float">
            <text:p>234</text:p>
          </table:table-cell>
          <table:table-cell table:style-name="ce171" table:content-validation-name="val6" table:formula="of:=([.D50]+[.I50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0:.L50])" office:value-type="float" office:value="129" calcext:value-type="float">
            <text:p>129</text:p>
          </table:table-cell>
          <table:table-cell table:style-name="ce192" table:formula="of:=CONCATENATE(COM.MICROSOFT.FLOOR([.E50]/(150/(150+[.J50]+MIN([.D50];99)));1); &quot; (~&quot;; COM.MICROSOFT.CEILING((1-(150/(150+[.J50]+MIN([.D50];99))))*100;1); &quot;%)&quot;)" office:value-type="string" office:string-value="312 (~25%)" calcext:value-type="string">
            <text:p>312 (~25%)</text:p>
          </table:table-cell>
          <table:table-cell table:style-name="ce195" table:formula="of:=CONCATENATE(COM.MICROSOFT.FLOOR([.E50]/(150/(150+[.I50]+MIN([.D50];99)));1); &quot; (~&quot;; COM.MICROSOFT.CEILING((1-(150/(150+[.I50]+MIN([.D50];99))))*100;1); &quot;%)&quot;)" office:value-type="string" office:string-value="312 (~25%)" calcext:value-type="string">
            <text:p>312 (~25%)</text:p>
          </table:table-cell>
          <table:table-cell table:style-name="ce198"/>
          <table:table-cell table:style-name="ce77" table:content-validation-name="val6" office:value-type="float" office:value="48" calcext:value-type="float">
            <text:p>48</text:p>
          </table:table-cell>
          <table:table-cell table:style-name="ce199" office:value-type="string" calcext:value-type="string">
            <text:p>Petradi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49" calcext:value-type="float">
            <text:p>49</text:p>
          </table:table-cell>
          <table:table-cell table:style-name="ce218" table:formula="of:=[.AP51]-[.AP50]" office:value-type="float" office:value="10439" calcext:value-type="float">
            <text:p>10439</text:p>
          </table:table-cell>
          <table:table-cell table:formula="of:=FLOOR([.AN50]^3*142/100-5)" office:value-type="float" office:value="167056" calcext:value-type="float">
            <text:p>167056</text:p>
          </table:table-cell>
          <table:table-cell table:style-name="ce218" table:formula="of:=[.AR51]-[.AR50]" office:value-type="float" office:value="19848" calcext:value-type="float">
            <text:p>19848</text:p>
          </table:table-cell>
          <table:table-cell table:style-name="ce221" table:formula="of:=FLOOR([.AN50]^3*270/100-5)" office:value-type="float" office:value="317647" calcext:value-type="float">
            <text:p>31764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49" calcext:value-type="float">
            <text:p>49</text:p>
          </table:table-cell>
          <table:table-cell table:style-name="ce164" office:value-type="string" calcext:value-type="string">
            <text:p>Di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51]+[.J51]/2)*6" office:value-type="float" office:value="198" calcext:value-type="float">
            <text:p>198</text:p>
          </table:table-cell>
          <table:table-cell table:style-name="ce171" table:content-validation-name="val6" table:formula="of:=([.D51]+[.I51]/2)*4" office:value-type="float" office:value="148" calcext:value-type="float">
            <text:p>14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1:.L51])" office:value-type="float" office:value="123" calcext:value-type="float">
            <text:p>123</text:p>
          </table:table-cell>
          <table:table-cell table:style-name="ce192" table:formula="of:=CONCATENATE(COM.MICROSOFT.FLOOR([.E51]/(150/(150+[.J51]+MIN([.D51];99)));1); &quot; (~&quot;; COM.MICROSOFT.CEILING((1-(150/(150+[.J51]+MIN([.D51];99))))*100;1); &quot;%)&quot;)" office:value-type="string" office:string-value="254 (~23%)" calcext:value-type="string">
            <text:p>254 (~23%)</text:p>
          </table:table-cell>
          <table:table-cell table:style-name="ce195" table:formula="of:=CONCATENATE(COM.MICROSOFT.FLOOR([.E51]/(150/(150+[.I51]+MIN([.D51];99)));1); &quot; (~&quot;; COM.MICROSOFT.CEILING((1-(150/(150+[.I51]+MIN([.D51];99))))*100;1); &quot;%)&quot;)" office:value-type="string" office:string-value="265 (~26%)" calcext:value-type="string">
            <text:p>265 (~26%)</text:p>
          </table:table-cell>
          <table:table-cell table:style-name="ce198"/>
          <table:table-cell table:style-name="ce77" table:content-validation-name="val6" office:value-type="float" office:value="49" calcext:value-type="float">
            <text:p>49</text:p>
          </table:table-cell>
          <table:table-cell table:style-name="ce199" office:value-type="string" calcext:value-type="string">
            <text:p>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0" calcext:value-type="float">
            <text:p>50</text:p>
          </table:table-cell>
          <table:table-cell table:style-name="ce218" table:formula="of:=[.AP52]-[.AP51]" office:value-type="float" office:value="10864" calcext:value-type="float">
            <text:p>10864</text:p>
          </table:table-cell>
          <table:table-cell table:formula="of:=FLOOR([.AN51]^3*142/100-5)" office:value-type="float" office:value="177495" calcext:value-type="float">
            <text:p>177495</text:p>
          </table:table-cell>
          <table:table-cell table:style-name="ce218" table:formula="of:=[.AR52]-[.AR51]" office:value-type="float" office:value="20657" calcext:value-type="float">
            <text:p>20657</text:p>
          </table:table-cell>
          <table:table-cell table:style-name="ce221" table:formula="of:=FLOOR([.AN51]^3*270/100-5)" office:value-type="float" office:value="337495" calcext:value-type="float">
            <text:p>3374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0" calcext:value-type="float">
            <text:p>50</text:p>
          </table:table-cell>
          <table:table-cell table:style-name="ce164" office:value-type="string" calcext:value-type="string">
            <text:p>Isora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52]+[.J52]/2)*6" office:value-type="float" office:value="132" calcext:value-type="float">
            <text:p>132</text:p>
          </table:table-cell>
          <table:table-cell table:style-name="ce171" table:content-validation-name="val6" table:formula="of:=([.D52]+[.I52]/2)*4" office:value-type="float" office:value="88" calcext:value-type="float">
            <text:p>88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52:.L52])" office:value-type="float" office:value="83" calcext:value-type="float">
            <text:p>83</text:p>
          </table:table-cell>
          <table:table-cell table:style-name="ce192" table:formula="of:=CONCATENATE(COM.MICROSOFT.FLOOR([.E52]/(150/(150+[.J52]+MIN([.D52];99)));1); &quot; (~&quot;; COM.MICROSOFT.CEILING((1-(150/(150+[.J52]+MIN([.D52];99))))*100;1); &quot;%)&quot;)" office:value-type="string" office:string-value="158 (~17%)" calcext:value-type="string">
            <text:p>158 (~17%)</text:p>
          </table:table-cell>
          <table:table-cell table:style-name="ce195" table:formula="of:=CONCATENATE(COM.MICROSOFT.FLOOR([.E52]/(150/(150+[.I52]+MIN([.D52];99)));1); &quot; (~&quot;; COM.MICROSOFT.CEILING((1-(150/(150+[.I52]+MIN([.D52];99))))*100;1); &quot;%)&quot;)" office:value-type="string" office:string-value="158 (~17%)" calcext:value-type="string">
            <text:p>158 (~17%)</text:p>
          </table:table-cell>
          <table:table-cell table:style-name="ce198"/>
          <table:table-cell table:style-name="ce77" table:content-validation-name="val6" office:value-type="float" office:value="50" calcext:value-type="float">
            <text:p>50</text:p>
          </table:table-cell>
          <table:table-cell table:style-name="ce199" office:value-type="string" calcext:value-type="string">
            <text:p>Samarecarm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1" calcext:value-type="float">
            <text:p>51</text:p>
          </table:table-cell>
          <table:table-cell table:style-name="ce218" table:formula="of:=[.AP53]-[.AP52]" office:value-type="float" office:value="11299" calcext:value-type="float">
            <text:p>11299</text:p>
          </table:table-cell>
          <table:table-cell table:formula="of:=FLOOR([.AN52]^3*142/100-5)" office:value-type="float" office:value="188359" calcext:value-type="float">
            <text:p>188359</text:p>
          </table:table-cell>
          <table:table-cell table:style-name="ce218" table:formula="of:=[.AR53]-[.AR52]" office:value-type="float" office:value="21484" calcext:value-type="float">
            <text:p>21484</text:p>
          </table:table-cell>
          <table:table-cell table:style-name="ce221" table:formula="of:=FLOOR([.AN52]^3*270/100-5)" office:value-type="float" office:value="358152" calcext:value-type="float">
            <text:p>35815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1" calcext:value-type="float">
            <text:p>51</text:p>
          </table:table-cell>
          <table:table-cell table:style-name="ce164" office:value-type="string" calcext:value-type="string">
            <text:p>Apsaras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53]+[.J53]/2)*6" office:value-type="float" office:value="84" calcext:value-type="float">
            <text:p>84</text:p>
          </table:table-cell>
          <table:table-cell table:style-name="ce171" table:content-validation-name="val6" table:formula="of:=([.D53]+[.I53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53:.L53])" office:value-type="float" office:value="67" calcext:value-type="float">
            <text:p>67</text:p>
          </table:table-cell>
          <table:table-cell table:style-name="ce192" table:formula="of:=CONCATENATE(COM.MICROSOFT.FLOOR([.E53]/(150/(150+[.J53]+MIN([.D53];99)));1); &quot; (~&quot;; COM.MICROSOFT.CEILING((1-(150/(150+[.J53]+MIN([.D53];99))))*100;1); &quot;%)&quot;)" office:value-type="string" office:string-value="95 (~12%)" calcext:value-type="string">
            <text:p>95 (~12%)</text:p>
          </table:table-cell>
          <table:table-cell table:style-name="ce195" table:formula="of:=CONCATENATE(COM.MICROSOFT.FLOOR([.E53]/(150/(150+[.I53]+MIN([.D53];99)));1); &quot; (~&quot;; COM.MICROSOFT.CEILING((1-(150/(150+[.I53]+MIN([.D53];99))))*100;1); &quot;%)&quot;)" office:value-type="string" office:string-value="95 (~12%)" calcext:value-type="string">
            <text:p>95 (~12%)</text:p>
          </table:table-cell>
          <table:table-cell table:style-name="ce198"/>
          <table:table-cell table:style-name="ce77" table:content-validation-name="val6" office:value-type="float" office:value="51" calcext:value-type="float">
            <text:p>51</text:p>
          </table:table-cell>
          <table:table-cell table:style-name="ce199" office:value-type="string" calcext:value-type="string">
            <text:p>Recarmdra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2" calcext:value-type="float">
            <text:p>52</text:p>
          </table:table-cell>
          <table:table-cell table:style-name="ce218" table:formula="of:=[.AP54]-[.AP53]" office:value-type="float" office:value="11742" calcext:value-type="float">
            <text:p>11742</text:p>
          </table:table-cell>
          <table:table-cell table:formula="of:=FLOOR([.AN53]^3*142/100-5)" office:value-type="float" office:value="199658" calcext:value-type="float">
            <text:p>199658</text:p>
          </table:table-cell>
          <table:table-cell table:style-name="ce218" table:formula="of:=[.AR54]-[.AR53]" office:value-type="float" office:value="22326" calcext:value-type="float">
            <text:p>22326</text:p>
          </table:table-cell>
          <table:table-cell table:style-name="ce221" table:formula="of:=FLOOR([.AN53]^3*270/100-5)" office:value-type="float" office:value="379636" calcext:value-type="float">
            <text:p>37963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2" calcext:value-type="float">
            <text:p>52</text:p>
          </table:table-cell>
          <table:table-cell table:style-name="ce164" office:value-type="string" calcext:value-type="string">
            <text:p>Koppa Tengu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54]+[.J54]/2)*6" office:value-type="float" office:value="144" calcext:value-type="float">
            <text:p>144</text:p>
          </table:table-cell>
          <table:table-cell table:style-name="ce171" table:content-validation-name="val6" table:formula="of:=([.D54]+[.I54]/2)*4" office:value-type="float" office:value="116" calcext:value-type="float">
            <text:p>11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54:.L54])" office:value-type="float" office:value="109" calcext:value-type="float">
            <text:p>109</text:p>
          </table:table-cell>
          <table:table-cell table:style-name="ce192" table:formula="of:=CONCATENATE(COM.MICROSOFT.FLOOR([.E54]/(150/(150+[.J54]+MIN([.D54];99)));1); &quot; (~&quot;; COM.MICROSOFT.CEILING((1-(150/(150+[.J54]+MIN([.D54];99))))*100;1); &quot;%)&quot;)" office:value-type="string" office:string-value="171 (~17%)" calcext:value-type="string">
            <text:p>171 (~17%)</text:p>
          </table:table-cell>
          <table:table-cell table:style-name="ce195" table:formula="of:=CONCATENATE(COM.MICROSOFT.FLOOR([.E54]/(150/(150+[.I54]+MIN([.D54];99)));1); &quot; (~&quot;; COM.MICROSOFT.CEILING((1-(150/(150+[.I54]+MIN([.D54];99))))*100;1); &quot;%)&quot;)" office:value-type="string" office:string-value="181 (~21%)" calcext:value-type="string">
            <text:p>181 (~21%)</text:p>
          </table:table-cell>
          <table:table-cell table:style-name="ce198"/>
          <table:table-cell table:style-name="ce77" table:content-validation-name="val6" office:value-type="float" office:value="52" calcext:value-type="float">
            <text:p>52</text:p>
          </table:table-cell>
          <table:table-cell table:style-name="ce199" office:value-type="string" calcext:value-type="string">
            <text:p>Tar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3" calcext:value-type="float">
            <text:p>53</text:p>
          </table:table-cell>
          <table:table-cell table:style-name="ce218" table:formula="of:=[.AP55]-[.AP54]" office:value-type="float" office:value="12193" calcext:value-type="float">
            <text:p>12193</text:p>
          </table:table-cell>
          <table:table-cell table:formula="of:=FLOOR([.AN54]^3*142/100-5)" office:value-type="float" office:value="211400" calcext:value-type="float">
            <text:p>211400</text:p>
          </table:table-cell>
          <table:table-cell table:style-name="ce218" table:formula="of:=[.AR55]-[.AR54]" office:value-type="float" office:value="23185" calcext:value-type="float">
            <text:p>23185</text:p>
          </table:table-cell>
          <table:table-cell table:style-name="ce221" table:formula="of:=FLOOR([.AN54]^3*270/100-5)" office:value-type="float" office:value="401962" calcext:value-type="float">
            <text:p>40196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3" calcext:value-type="float">
            <text:p>53</text:p>
          </table:table-cell>
          <table:table-cell table:style-name="ce164" office:value-type="string" calcext:value-type="string">
            <text:p>Titani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table:formula="of:=([.D55]+[.J55]/2)*6" office:value-type="float" office:value="432" calcext:value-type="float">
            <text:p>432</text:p>
          </table:table-cell>
          <table:table-cell table:style-name="ce171" table:content-validation-name="val6" table:formula="of:=([.D55]+[.I55]/2)*4" office:value-type="float" office:value="320" calcext:value-type="float">
            <text:p>32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55:.L55])" office:value-type="float" office:value="199" calcext:value-type="float">
            <text:p>199</text:p>
          </table:table-cell>
          <table:table-cell table:style-name="ce192" table:formula="of:=CONCATENATE(COM.MICROSOFT.FLOOR([.E55]/(150/(150+[.J55]+MIN([.D55];99)));1); &quot; (~&quot;; COM.MICROSOFT.CEILING((1-(150/(150+[.J55]+MIN([.D55];99))))*100;1); &quot;%)&quot;)" office:value-type="string" office:string-value="682 (~37%)" calcext:value-type="string">
            <text:p>682 (~37%)</text:p>
          </table:table-cell>
          <table:table-cell table:style-name="ce195" table:formula="of:=CONCATENATE(COM.MICROSOFT.FLOOR([.E55]/(150/(150+[.I55]+MIN([.D55];99)));1); &quot; (~&quot;; COM.MICROSOFT.CEILING((1-(150/(150+[.I55]+MIN([.D55];99))))*100;1); &quot;%)&quot;)" office:value-type="string" office:string-value="728 (~41%)" calcext:value-type="string">
            <text:p>728 (~41%)</text:p>
          </table:table-cell>
          <table:table-cell table:style-name="ce198"/>
          <table:table-cell table:style-name="ce77" table:content-validation-name="val6" office:value-type="float" office:value="53" calcext:value-type="float">
            <text:p>53</text:p>
          </table:table-cell>
          <table:table-cell table:style-name="ce199" office:value-type="string" calcext:value-type="string">
            <text:p>Su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4" calcext:value-type="float">
            <text:p>54</text:p>
          </table:table-cell>
          <table:table-cell table:style-name="ce218" table:formula="of:=[.AP56]-[.AP55]" office:value-type="float" office:value="12654" calcext:value-type="float">
            <text:p>12654</text:p>
          </table:table-cell>
          <table:table-cell table:formula="of:=FLOOR([.AN55]^3*142/100-5)" office:value-type="float" office:value="223593" calcext:value-type="float">
            <text:p>223593</text:p>
          </table:table-cell>
          <table:table-cell table:style-name="ce218" table:formula="of:=[.AR56]-[.AR55]" office:value-type="float" office:value="24060" calcext:value-type="float">
            <text:p>24060</text:p>
          </table:table-cell>
          <table:table-cell table:style-name="ce221" table:formula="of:=FLOOR([.AN55]^3*270/100-5)" office:value-type="float" office:value="425147" calcext:value-type="float">
            <text:p>42514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4" calcext:value-type="float">
            <text:p>54</text:p>
          </table:table-cell>
          <table:table-cell table:style-name="ce164" office:value-type="string" calcext:value-type="string">
            <text:p>Obero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56]+[.J56]/2)*6" office:value-type="float" office:value="354" calcext:value-type="float">
            <text:p>354</text:p>
          </table:table-cell>
          <table:table-cell table:style-name="ce171" table:content-validation-name="val6" table:formula="of:=([.D56]+[.I56]/2)*4" office:value-type="float" office:value="260" calcext:value-type="float">
            <text:p>26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56:.L56])" office:value-type="float" office:value="167" calcext:value-type="float">
            <text:p>167</text:p>
          </table:table-cell>
          <table:table-cell table:style-name="ce192" table:formula="of:=CONCATENATE(COM.MICROSOFT.FLOOR([.E56]/(150/(150+[.J56]+MIN([.D56];99)));1); &quot; (~&quot;; COM.MICROSOFT.CEILING((1-(150/(150+[.J56]+MIN([.D56];99))))*100;1); &quot;%)&quot;)" office:value-type="string" office:string-value="523 (~33%)" calcext:value-type="string">
            <text:p>523 (~33%)</text:p>
          </table:table-cell>
          <table:table-cell table:style-name="ce195" table:formula="of:=CONCATENATE(COM.MICROSOFT.FLOOR([.E56]/(150/(150+[.I56]+MIN([.D56];99)));1); &quot; (~&quot;; COM.MICROSOFT.CEILING((1-(150/(150+[.I56]+MIN([.D56];99))))*100;1); &quot;%)&quot;)" office:value-type="string" office:string-value="552 (~36%)" calcext:value-type="string">
            <text:p>552 (~36%)</text:p>
          </table:table-cell>
          <table:table-cell table:style-name="ce198"/>
          <table:table-cell table:style-name="ce77" table:content-validation-name="val6" office:value-type="float" office:value="54" calcext:value-type="float">
            <text:p>54</text:p>
          </table:table-cell>
          <table:table-cell table:style-name="ce199" office:value-type="string" calcext:value-type="string">
            <text:p>Ra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5" calcext:value-type="float">
            <text:p>55</text:p>
          </table:table-cell>
          <table:table-cell table:style-name="ce218" table:formula="of:=[.AP57]-[.AP56]" office:value-type="float" office:value="13122" calcext:value-type="float">
            <text:p>13122</text:p>
          </table:table-cell>
          <table:table-cell table:formula="of:=FLOOR([.AN56]^3*142/100-5)" office:value-type="float" office:value="236247" calcext:value-type="float">
            <text:p>236247</text:p>
          </table:table-cell>
          <table:table-cell table:style-name="ce218" table:formula="of:=[.AR57]-[.AR56]" office:value-type="float" office:value="24951" calcext:value-type="float">
            <text:p>24951</text:p>
          </table:table-cell>
          <table:table-cell table:style-name="ce221" table:formula="of:=FLOOR([.AN56]^3*270/100-5)" office:value-type="float" office:value="449207" calcext:value-type="float">
            <text:p>4492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5" calcext:value-type="float">
            <text:p>55</text:p>
          </table:table-cell>
          <table:table-cell table:style-name="ce164" office:value-type="string" calcext:value-type="string">
            <text:p>Troll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57]+[.J57]/2)*6" office:value-type="float" office:value="354" calcext:value-type="float">
            <text:p>354</text:p>
          </table:table-cell>
          <table:table-cell table:style-name="ce171" table:content-validation-name="val6" table:formula="of:=([.D57]+[.I57]/2)*4" office:value-type="float" office:value="192" calcext:value-type="float">
            <text:p>19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57:.L57])" office:value-type="float" office:value="140" calcext:value-type="float">
            <text:p>140</text:p>
          </table:table-cell>
          <table:table-cell table:style-name="ce192" table:formula="of:=CONCATENATE(COM.MICROSOFT.FLOOR([.E57]/(150/(150+[.J57]+MIN([.D57];99)));1); &quot; (~&quot;; COM.MICROSOFT.CEILING((1-(150/(150+[.J57]+MIN([.D57];99))))*100;1); &quot;%)&quot;)" office:value-type="string" office:string-value="542 (~35%)" calcext:value-type="string">
            <text:p>542 (~35%)</text:p>
          </table:table-cell>
          <table:table-cell table:style-name="ce195" table:formula="of:=CONCATENATE(COM.MICROSOFT.FLOOR([.E57]/(150/(150+[.I57]+MIN([.D57];99)));1); &quot; (~&quot;; COM.MICROSOFT.CEILING((1-(150/(150+[.I57]+MIN([.D57];99))))*100;1); &quot;%)&quot;)" office:value-type="string" office:string-value="490 (~28%)" calcext:value-type="string">
            <text:p>490 (~28%)</text:p>
          </table:table-cell>
          <table:table-cell table:style-name="ce198"/>
          <table:table-cell table:style-name="ce77" table:content-validation-name="val6" office:value-type="float" office:value="55" calcext:value-type="float">
            <text:p>55</text:p>
          </table:table-cell>
          <table:table-cell table:style-name="ce199" office:value-type="string" calcext:value-type="string">
            <text:p>Makajam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6" calcext:value-type="float">
            <text:p>56</text:p>
          </table:table-cell>
          <table:table-cell table:style-name="ce218" table:formula="of:=[.AP58]-[.AP57]" office:value-type="float" office:value="13600" calcext:value-type="float">
            <text:p>13600</text:p>
          </table:table-cell>
          <table:table-cell table:formula="of:=FLOOR([.AN57]^3*142/100-5)" office:value-type="float" office:value="249369" calcext:value-type="float">
            <text:p>249369</text:p>
          </table:table-cell>
          <table:table-cell table:style-name="ce218" table:formula="of:=[.AR58]-[.AR57]" office:value-type="float" office:value="25858" calcext:value-type="float">
            <text:p>25858</text:p>
          </table:table-cell>
          <table:table-cell table:style-name="ce221" table:formula="of:=FLOOR([.AN57]^3*270/100-5)" office:value-type="float" office:value="474158" calcext:value-type="float">
            <text:p>47415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6" calcext:value-type="float">
            <text:p>56</text:p>
          </table:table-cell>
          <table:table-cell table:style-name="ce164" office:value-type="string" calcext:value-type="string">
            <text:p>Setanta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58]+[.J58]/2)*6" office:value-type="float" office:value="378" calcext:value-type="float">
            <text:p>378</text:p>
          </table:table-cell>
          <table:table-cell table:style-name="ce171" table:content-validation-name="val6" table:formula="of:=([.D58]+[.I58]/2)*4" office:value-type="float" office:value="220" calcext:value-type="float">
            <text:p>22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58:.L58])" office:value-type="float" office:value="156" calcext:value-type="float">
            <text:p>156</text:p>
          </table:table-cell>
          <table:table-cell table:style-name="ce192" table:formula="of:=CONCATENATE(COM.MICROSOFT.FLOOR([.E58]/(150/(150+[.J58]+MIN([.D58];99)));1); &quot; (~&quot;; COM.MICROSOFT.CEILING((1-(150/(150+[.J58]+MIN([.D58];99))))*100;1); &quot;%)&quot;)" office:value-type="string" office:string-value="587 (~36%)" calcext:value-type="string">
            <text:p>587 (~36%)</text:p>
          </table:table-cell>
          <table:table-cell table:style-name="ce195" table:formula="of:=CONCATENATE(COM.MICROSOFT.FLOOR([.E58]/(150/(150+[.I58]+MIN([.D58];99)));1); &quot; (~&quot;; COM.MICROSOFT.CEILING((1-(150/(150+[.I58]+MIN([.D58];99))))*100;1); &quot;%)&quot;)" office:value-type="string" office:string-value="546 (~31%)" calcext:value-type="string">
            <text:p>546 (~31%)</text:p>
          </table:table-cell>
          <table:table-cell table:style-name="ce198"/>
          <table:table-cell table:style-name="ce77" table:content-validation-name="val6" office:value-type="float" office:value="56" calcext:value-type="float">
            <text:p>56</text:p>
          </table:table-cell>
          <table:table-cell table:style-name="ce199" office:value-type="string" calcext:value-type="string">
            <text:p>Makajamon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7" calcext:value-type="float">
            <text:p>57</text:p>
          </table:table-cell>
          <table:table-cell table:style-name="ce218" table:formula="of:=[.AP59]-[.AP58]" office:value-type="float" office:value="14085" calcext:value-type="float">
            <text:p>14085</text:p>
          </table:table-cell>
          <table:table-cell table:formula="of:=FLOOR([.AN58]^3*142/100-5)" office:value-type="float" office:value="262969" calcext:value-type="float">
            <text:p>262969</text:p>
          </table:table-cell>
          <table:table-cell table:style-name="ce218" table:formula="of:=[.AR59]-[.AR58]" office:value-type="float" office:value="26781" calcext:value-type="float">
            <text:p>26781</text:p>
          </table:table-cell>
          <table:table-cell table:style-name="ce221" table:formula="of:=FLOOR([.AN58]^3*270/100-5)" office:value-type="float" office:value="500016" calcext:value-type="float">
            <text:p>50001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7" calcext:value-type="float">
            <text:p>57</text:p>
          </table:table-cell>
          <table:table-cell table:style-name="ce164" office:value-type="string" calcext:value-type="string">
            <text:p>Kelp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6" calcext:value-type="float">
            <text:p>26</text:p>
          </table:table-cell>
          <table:table-cell table:style-name="ce168" table:content-validation-name="val6" table:formula="of:=([.D59]+[.J59]/2)*6" office:value-type="float" office:value="210" calcext:value-type="float">
            <text:p>210</text:p>
          </table:table-cell>
          <table:table-cell table:style-name="ce171" table:content-validation-name="val6" table:formula="of:=([.D59]+[.I59]/2)*4" office:value-type="float" office:value="156" calcext:value-type="float">
            <text:p>15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59:.L59])" office:value-type="float" office:value="114" calcext:value-type="float">
            <text:p>114</text:p>
          </table:table-cell>
          <table:table-cell table:style-name="ce192" table:formula="of:=CONCATENATE(COM.MICROSOFT.FLOOR([.E59]/(150/(150+[.J59]+MIN([.D59];99)));1); &quot; (~&quot;; COM.MICROSOFT.CEILING((1-(150/(150+[.J59]+MIN([.D59];99))))*100;1); &quot;%)&quot;)" office:value-type="string" office:string-value="271 (~23%)" calcext:value-type="string">
            <text:p>271 (~23%)</text:p>
          </table:table-cell>
          <table:table-cell table:style-name="ce195" table:formula="of:=CONCATENATE(COM.MICROSOFT.FLOOR([.E59]/(150/(150+[.I59]+MIN([.D59];99)));1); &quot; (~&quot;; COM.MICROSOFT.CEILING((1-(150/(150+[.I59]+MIN([.D59];99))))*100;1); &quot;%)&quot;)" office:value-type="string" office:string-value="282 (~26%)" calcext:value-type="string">
            <text:p>282 (~26%)</text:p>
          </table:table-cell>
          <table:table-cell table:style-name="ce198"/>
          <table:table-cell table:style-name="ce77" table:content-validation-name="val6" office:value-type="float" office:value="57" calcext:value-type="float">
            <text:p>57</text:p>
          </table:table-cell>
          <table:table-cell table:style-name="ce199" office:value-type="string" calcext:value-type="string">
            <text:p>De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8" calcext:value-type="float">
            <text:p>58</text:p>
          </table:table-cell>
          <table:table-cell table:style-name="ce218" table:formula="of:=[.AP60]-[.AP59]" office:value-type="float" office:value="14579" calcext:value-type="float">
            <text:p>14579</text:p>
          </table:table-cell>
          <table:table-cell table:formula="of:=FLOOR([.AN59]^3*142/100-5)" office:value-type="float" office:value="277054" calcext:value-type="float">
            <text:p>277054</text:p>
          </table:table-cell>
          <table:table-cell table:style-name="ce218" table:formula="of:=[.AR60]-[.AR59]" office:value-type="float" office:value="27721" calcext:value-type="float">
            <text:p>27721</text:p>
          </table:table-cell>
          <table:table-cell table:style-name="ce221" table:formula="of:=FLOOR([.AN59]^3*270/100-5)" office:value-type="float" office:value="526797" calcext:value-type="float">
            <text:p>52679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8" calcext:value-type="float">
            <text:p>58</text:p>
          </table:table-cell>
          <table:table-cell table:style-name="ce164" office:value-type="string" calcext:value-type="string">
            <text:p>Jack-o'-Lantern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9" calcext:value-type="float">
            <text:p>19</text:p>
          </table:table-cell>
          <table:table-cell table:style-name="ce168" table:content-validation-name="val6" table:formula="of:=([.D60]+[.J60]/2)*6" office:value-type="float" office:value="162" calcext:value-type="float">
            <text:p>162</text:p>
          </table:table-cell>
          <table:table-cell table:style-name="ce171" table:content-validation-name="val6" table:formula="of:=([.D60]+[.I60]/2)*4" office:value-type="float" office:value="116" calcext:value-type="float">
            <text:p>116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0:.L60])" office:value-type="float" office:value="97" calcext:value-type="float">
            <text:p>97</text:p>
          </table:table-cell>
          <table:table-cell table:style-name="ce192" table:formula="of:=CONCATENATE(COM.MICROSOFT.FLOOR([.E60]/(150/(150+[.J60]+MIN([.D60];99)));1); &quot; (~&quot;; COM.MICROSOFT.CEILING((1-(150/(150+[.J60]+MIN([.D60];99))))*100;1); &quot;%)&quot;)" office:value-type="string" office:string-value="199 (~19%)" calcext:value-type="string">
            <text:p>199 (~19%)</text:p>
          </table:table-cell>
          <table:table-cell table:style-name="ce195" table:formula="of:=CONCATENATE(COM.MICROSOFT.FLOOR([.E60]/(150/(150+[.I60]+MIN([.D60];99)));1); &quot; (~&quot;; COM.MICROSOFT.CEILING((1-(150/(150+[.I60]+MIN([.D60];99))))*100;1); &quot;%)&quot;)" office:value-type="string" office:string-value="204 (~21%)" calcext:value-type="string">
            <text:p>204 (~21%)</text:p>
          </table:table-cell>
          <table:table-cell table:style-name="ce198"/>
          <table:table-cell table:style-name="ce77" table:content-validation-name="val6" office:value-type="float" office:value="59" calcext:value-type="float">
            <text:p>59</text:p>
          </table:table-cell>
          <table:table-cell table:style-name="ce199" office:value-type="string" calcext:value-type="string">
            <text:p>Shibaboo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59" calcext:value-type="float">
            <text:p>59</text:p>
          </table:table-cell>
          <table:table-cell table:style-name="ce218" table:formula="of:=[.AP61]-[.AP60]" office:value-type="float" office:value="15082" calcext:value-type="float">
            <text:p>15082</text:p>
          </table:table-cell>
          <table:table-cell table:formula="of:=FLOOR([.AN60]^3*142/100-5)" office:value-type="float" office:value="291633" calcext:value-type="float">
            <text:p>291633</text:p>
          </table:table-cell>
          <table:table-cell table:style-name="ce218" table:formula="of:=[.AR61]-[.AR60]" office:value-type="float" office:value="28677" calcext:value-type="float">
            <text:p>28677</text:p>
          </table:table-cell>
          <table:table-cell table:style-name="ce221" table:formula="of:=FLOOR([.AN60]^3*270/100-5)" office:value-type="float" office:value="554518" calcext:value-type="float">
            <text:p>55451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59" calcext:value-type="float">
            <text:p>59</text:p>
          </table:table-cell>
          <table:table-cell table:style-name="ce164" office:value-type="string" calcext:value-type="string">
            <text:p>High 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table:formula="of:=([.D61]+[.J61]/2)*6" office:value-type="float" office:value="84" calcext:value-type="float">
            <text:p>84</text:p>
          </table:table-cell>
          <table:table-cell table:style-name="ce171" table:content-validation-name="val6" table:formula="of:=([.D61]+[.I61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61:.L61])" office:value-type="float" office:value="70" calcext:value-type="float">
            <text:p>70</text:p>
          </table:table-cell>
          <table:table-cell table:style-name="ce192" table:formula="of:=CONCATENATE(COM.MICROSOFT.FLOOR([.E61]/(150/(150+[.J61]+MIN([.D61];99)));1); &quot; (~&quot;; COM.MICROSOFT.CEILING((1-(150/(150+[.J61]+MIN([.D61];99))))*100;1); &quot;%)&quot;)" office:value-type="string" office:string-value="94 (~11%)" calcext:value-type="string">
            <text:p>94 (~11%)</text:p>
          </table:table-cell>
          <table:table-cell table:style-name="ce195" table:formula="of:=CONCATENATE(COM.MICROSOFT.FLOOR([.E61]/(150/(150+[.I61]+MIN([.D61];99)));1); &quot; (~&quot;; COM.MICROSOFT.CEILING((1-(150/(150+[.I61]+MIN([.D61];99))))*100;1); &quot;%)&quot;)" office:value-type="string" office:string-value="96 (~13%)" calcext:value-type="string">
            <text:p>96 (~13%)</text:p>
          </table:table-cell>
          <table:table-cell table:style-name="ce198"/>
          <table:table-cell table:style-name="ce77" table:content-validation-name="val6" office:value-type="float" office:value="60" calcext:value-type="float">
            <text:p>60</text:p>
          </table:table-cell>
          <table:table-cell table:style-name="ce199" office:value-type="string" calcext:value-type="string">
            <text:p>Dormin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0" calcext:value-type="float">
            <text:p>60</text:p>
          </table:table-cell>
          <table:table-cell table:style-name="ce218" table:formula="of:=[.AP62]-[.AP61]" office:value-type="float" office:value="15593" calcext:value-type="float">
            <text:p>15593</text:p>
          </table:table-cell>
          <table:table-cell table:formula="of:=FLOOR([.AN61]^3*142/100-5)" office:value-type="float" office:value="306715" calcext:value-type="float">
            <text:p>306715</text:p>
          </table:table-cell>
          <table:table-cell table:style-name="ce218" table:formula="of:=[.AR62]-[.AR61]" office:value-type="float" office:value="29648" calcext:value-type="float">
            <text:p>29648</text:p>
          </table:table-cell>
          <table:table-cell table:style-name="ce221" table:formula="of:=FLOOR([.AN61]^3*270/100-5)" office:value-type="float" office:value="583195" calcext:value-type="float">
            <text:p>5831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0" calcext:value-type="float">
            <text:p>60</text:p>
          </table:table-cell>
          <table:table-cell table:style-name="ce164" office:value-type="string" calcext:value-type="string">
            <text:p>Jack Frost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62]+[.J62]/2)*6" office:value-type="float" office:value="78" calcext:value-type="float">
            <text:p>78</text:p>
          </table:table-cell>
          <table:table-cell table:style-name="ce171" table:content-validation-name="val6" table:formula="of:=([.D62]+[.I62]/2)*4" office:value-type="float" office:value="60" calcext:value-type="float">
            <text:p>6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62:.L62])" office:value-type="float" office:value="65" calcext:value-type="float">
            <text:p>65</text:p>
          </table:table-cell>
          <table:table-cell table:style-name="ce192" table:formula="of:=CONCATENATE(COM.MICROSOFT.FLOOR([.E62]/(150/(150+[.J62]+MIN([.D62];99)));1); &quot; (~&quot;; COM.MICROSOFT.CEILING((1-(150/(150+[.J62]+MIN([.D62];99))))*100;1); &quot;%)&quot;)" office:value-type="string" office:string-value="87 (~12%)" calcext:value-type="string">
            <text:p>87 (~12%)</text:p>
          </table:table-cell>
          <table:table-cell table:style-name="ce195" table:formula="of:=CONCATENATE(COM.MICROSOFT.FLOOR([.E62]/(150/(150+[.I62]+MIN([.D62];99)));1); &quot; (~&quot;; COM.MICROSOFT.CEILING((1-(150/(150+[.I62]+MIN([.D62];99))))*100;1); &quot;%)&quot;)" office:value-type="string" office:string-value="89 (~14%)" calcext:value-type="string">
            <text:p>89 (~14%)</text:p>
          </table:table-cell>
          <table:table-cell table:style-name="ce198"/>
          <table:table-cell table:style-name="ce77" table:content-validation-name="val6" office:value-type="float" office:value="61" calcext:value-type="float">
            <text:p>61</text:p>
          </table:table-cell>
          <table:table-cell table:style-name="ce199" office:value-type="string" calcext:value-type="string">
            <text:p>Pulinpa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1" calcext:value-type="float">
            <text:p>61</text:p>
          </table:table-cell>
          <table:table-cell table:style-name="ce218" table:formula="of:=[.AP63]-[.AP62]" office:value-type="float" office:value="16112" calcext:value-type="float">
            <text:p>16112</text:p>
          </table:table-cell>
          <table:table-cell table:formula="of:=FLOOR([.AN62]^3*142/100-5)" office:value-type="float" office:value="322308" calcext:value-type="float">
            <text:p>322308</text:p>
          </table:table-cell>
          <table:table-cell table:style-name="ce218" table:formula="of:=[.AR63]-[.AR62]" office:value-type="float" office:value="30637" calcext:value-type="float">
            <text:p>30637</text:p>
          </table:table-cell>
          <table:table-cell table:style-name="ce221" table:formula="of:=FLOOR([.AN62]^3*270/100-5)" office:value-type="float" office:value="612843" calcext:value-type="float">
            <text:p>61284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1" calcext:value-type="float">
            <text:p>61</text:p>
          </table:table-cell>
          <table:table-cell table:style-name="ce164" office:value-type="string" calcext:value-type="string">
            <text:p>Pixie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2" calcext:value-type="float">
            <text:p>2</text:p>
          </table:table-cell>
          <table:table-cell table:style-name="ce168" table:content-validation-name="val6" table:formula="of:=([.D63]+[.J63]/2)*6" office:value-type="float" office:value="36" calcext:value-type="float">
            <text:p>36</text:p>
          </table:table-cell>
          <table:table-cell table:style-name="ce171" table:content-validation-name="val6" table:formula="of:=([.D63]+[.I63]/2)*4" office:value-type="float" office:value="32" calcext:value-type="float">
            <text:p>32</text:p>
          </table:table-cell>
          <table:table-cell table:style-name="ce174" office:value-type="float" office:value="6" calcext:value-type="float">
            <text:p>6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3:.L63])" office:value-type="float" office:value="54" calcext:value-type="float">
            <text:p>54</text:p>
          </table:table-cell>
          <table:table-cell table:style-name="ce192" table:formula="of:=CONCATENATE(COM.MICROSOFT.FLOOR([.E63]/(150/(150+[.J63]+MIN([.D63];99)));1); &quot; (~&quot;; COM.MICROSOFT.CEILING((1-(150/(150+[.J63]+MIN([.D63];99))))*100;1); &quot;%)&quot;)" office:value-type="string" office:string-value="38 (~7%)" calcext:value-type="string">
            <text:p>38 (~7%)</text:p>
          </table:table-cell>
          <table:table-cell table:style-name="ce195" table:formula="of:=CONCATENATE(COM.MICROSOFT.FLOOR([.E63]/(150/(150+[.I63]+MIN([.D63];99)));1); &quot; (~&quot;; COM.MICROSOFT.CEILING((1-(150/(150+[.I63]+MIN([.D63];99))))*100;1); &quot;%)&quot;)" office:value-type="string" office:string-value="39 (~9%)" calcext:value-type="string">
            <text:p>39 (~9%)</text:p>
          </table:table-cell>
          <table:table-cell table:style-name="ce198"/>
          <table:table-cell table:style-name="ce77" table:content-validation-name="val6" office:value-type="float" office:value="62" calcext:value-type="float">
            <text:p>62</text:p>
          </table:table-cell>
          <table:table-cell table:style-name="ce199" office:value-type="string" calcext:value-type="string">
            <text:p>Marin Karin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2" calcext:value-type="float">
            <text:p>62</text:p>
          </table:table-cell>
          <table:table-cell table:style-name="ce218" table:formula="of:=[.AP64]-[.AP63]" office:value-type="float" office:value="16641" calcext:value-type="float">
            <text:p>16641</text:p>
          </table:table-cell>
          <table:table-cell table:formula="of:=FLOOR([.AN63]^3*142/100-5)" office:value-type="float" office:value="338420" calcext:value-type="float">
            <text:p>338420</text:p>
          </table:table-cell>
          <table:table-cell table:style-name="ce218" table:formula="of:=[.AR64]-[.AR63]" office:value-type="float" office:value="31641" calcext:value-type="float">
            <text:p>31641</text:p>
          </table:table-cell>
          <table:table-cell table:style-name="ce221" table:formula="of:=FLOOR([.AN63]^3*270/100-5)" office:value-type="float" office:value="643480" calcext:value-type="float">
            <text:p>64348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2" calcext:value-type="float">
            <text:p>62</text:p>
          </table:table-cell>
          <table:table-cell table:style-name="ce164" office:value-type="string" calcext:value-type="string">
            <text:p>Thron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64]+[.J64]/2)*6" office:value-type="float" office:value="492" calcext:value-type="float">
            <text:p>492</text:p>
          </table:table-cell>
          <table:table-cell table:style-name="ce171" table:content-validation-name="val6" table:formula="of:=([.D64]+[.I64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64:.L64])" office:value-type="float" office:value="228" calcext:value-type="float">
            <text:p>228</text:p>
          </table:table-cell>
          <table:table-cell table:style-name="ce192" table:formula="of:=CONCATENATE(COM.MICROSOFT.FLOOR([.E64]/(150/(150+[.J64]+MIN([.D64];99)));1); &quot; (~&quot;; COM.MICROSOFT.CEILING((1-(150/(150+[.J64]+MIN([.D64];99))))*100;1); &quot;%)&quot;)" office:value-type="string" office:string-value="820 (~40%)" calcext:value-type="string">
            <text:p>820 (~40%)</text:p>
          </table:table-cell>
          <table:table-cell table:style-name="ce195" table:formula="of:=CONCATENATE(COM.MICROSOFT.FLOOR([.E64]/(150/(150+[.I64]+MIN([.D64];99)));1); &quot; (~&quot;; COM.MICROSOFT.CEILING((1-(150/(150+[.I64]+MIN([.D64];99))))*100;1); &quot;%)&quot;)" office:value-type="string" office:string-value="846 (~42%)" calcext:value-type="string">
            <text:p>846 (~42%)</text:p>
          </table:table-cell>
          <table:table-cell table:style-name="ce198"/>
          <table:table-cell table:style-name="ce77" table:content-validation-name="val6" office:value-type="float" office:value="63" calcext:value-type="float">
            <text:p>63</text:p>
          </table:table-cell>
          <table:table-cell table:style-name="ce199" office:value-type="string" calcext:value-type="string">
            <text:p>Tentarafoo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3" calcext:value-type="float">
            <text:p>63</text:p>
          </table:table-cell>
          <table:table-cell table:style-name="ce218" table:formula="of:=[.AP65]-[.AP64]" office:value-type="float" office:value="17178" calcext:value-type="float">
            <text:p>17178</text:p>
          </table:table-cell>
          <table:table-cell table:formula="of:=FLOOR([.AN64]^3*142/100-5)" office:value-type="float" office:value="355061" calcext:value-type="float">
            <text:p>355061</text:p>
          </table:table-cell>
          <table:table-cell table:style-name="ce218" table:formula="of:=[.AR65]-[.AR64]" office:value-type="float" office:value="32662" calcext:value-type="float">
            <text:p>32662</text:p>
          </table:table-cell>
          <table:table-cell table:style-name="ce221" table:formula="of:=FLOOR([.AN64]^3*270/100-5)" office:value-type="float" office:value="675121" calcext:value-type="float">
            <text:p>67512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3" calcext:value-type="float">
            <text:p>63</text:p>
          </table:table-cell>
          <table:table-cell table:style-name="ce164" office:value-type="string" calcext:value-type="string">
            <text:p>Dominion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table:formula="of:=([.D65]+[.J65]/2)*6" office:value-type="float" office:value="390" calcext:value-type="float">
            <text:p>390</text:p>
          </table:table-cell>
          <table:table-cell table:style-name="ce171" table:content-validation-name="val6" table:formula="of:=([.D65]+[.I65]/2)*4" office:value-type="float" office:value="272" calcext:value-type="float">
            <text:p>272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65:.L65])" office:value-type="float" office:value="178" calcext:value-type="float">
            <text:p>178</text:p>
          </table:table-cell>
          <table:table-cell table:style-name="ce192" table:formula="of:=CONCATENATE(COM.MICROSOFT.FLOOR([.E65]/(150/(150+[.J65]+MIN([.D65];99)));1); &quot; (~&quot;; COM.MICROSOFT.CEILING((1-(150/(150+[.J65]+MIN([.D65];99))))*100;1); &quot;%)&quot;)" office:value-type="string" office:string-value="598 (~35%)" calcext:value-type="string">
            <text:p>598 (~35%)</text:p>
          </table:table-cell>
          <table:table-cell table:style-name="ce195" table:formula="of:=CONCATENATE(COM.MICROSOFT.FLOOR([.E65]/(150/(150+[.I65]+MIN([.D65];99)));1); &quot; (~&quot;; COM.MICROSOFT.CEILING((1-(150/(150+[.I65]+MIN([.D65];99))))*100;1); &quot;%)&quot;)" office:value-type="string" office:string-value="613 (~37%)" calcext:value-type="string">
            <text:p>613 (~37%)</text:p>
          </table:table-cell>
          <table:table-cell table:style-name="ce198"/>
          <table:table-cell table:style-name="ce77" table:content-validation-name="val6" office:value-type="float" office:value="64" calcext:value-type="float">
            <text:p>64</text:p>
          </table:table-cell>
          <table:table-cell table:style-name="ce199" office:value-type="string" calcext:value-type="string">
            <text:p>Tar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4" calcext:value-type="float">
            <text:p>64</text:p>
          </table:table-cell>
          <table:table-cell table:style-name="ce218" table:formula="of:=[.AP66]-[.AP65]" office:value-type="float" office:value="17723" calcext:value-type="float">
            <text:p>17723</text:p>
          </table:table-cell>
          <table:table-cell table:formula="of:=FLOOR([.AN65]^3*142/100-5)" office:value-type="float" office:value="372239" calcext:value-type="float">
            <text:p>372239</text:p>
          </table:table-cell>
          <table:table-cell table:style-name="ce218" table:formula="of:=[.AR66]-[.AR65]" office:value-type="float" office:value="33699" calcext:value-type="float">
            <text:p>33699</text:p>
          </table:table-cell>
          <table:table-cell table:style-name="ce221" table:formula="of:=FLOOR([.AN65]^3*270/100-5)" office:value-type="float" office:value="707783" calcext:value-type="float">
            <text:p>70778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4" calcext:value-type="float">
            <text:p>64</text:p>
          </table:table-cell>
          <table:table-cell table:style-name="ce164" office:value-type="string" calcext:value-type="string">
            <text:p>Virtue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table:formula="of:=([.D66]+[.J66]/2)*6" office:value-type="float" office:value="348" calcext:value-type="float">
            <text:p>348</text:p>
          </table:table-cell>
          <table:table-cell table:style-name="ce171" table:content-validation-name="val6" table:formula="of:=([.D66]+[.I66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66:.L66])" office:value-type="float" office:value="157" calcext:value-type="float">
            <text:p>157</text:p>
          </table:table-cell>
          <table:table-cell table:style-name="ce192" table:formula="of:=CONCATENATE(COM.MICROSOFT.FLOOR([.E66]/(150/(150+[.J66]+MIN([.D66];99)));1); &quot; (~&quot;; COM.MICROSOFT.CEILING((1-(150/(150+[.J66]+MIN([.D66];99))))*100;1); &quot;%)&quot;)" office:value-type="string" office:string-value="522 (~34%)" calcext:value-type="string">
            <text:p>522 (~34%)</text:p>
          </table:table-cell>
          <table:table-cell table:style-name="ce195" table:formula="of:=CONCATENATE(COM.MICROSOFT.FLOOR([.E66]/(150/(150+[.I66]+MIN([.D66];99)));1); &quot; (~&quot;; COM.MICROSOFT.CEILING((1-(150/(150+[.I66]+MIN([.D66];99))))*100;1); &quot;%)&quot;)" office:value-type="string" office:string-value="522 (~34%)" calcext:value-type="string">
            <text:p>522 (~34%)</text:p>
          </table:table-cell>
          <table:table-cell table:style-name="ce198"/>
          <table:table-cell table:style-name="ce77" table:content-validation-name="val6" office:value-type="float" office:value="65" calcext:value-type="float">
            <text:p>65</text:p>
          </table:table-cell>
          <table:table-cell table:style-name="ce199" office:value-type="string" calcext:value-type="string">
            <text:p>Su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5" calcext:value-type="float">
            <text:p>65</text:p>
          </table:table-cell>
          <table:table-cell table:style-name="ce218" table:formula="of:=[.AP67]-[.AP66]" office:value-type="float" office:value="18277" calcext:value-type="float">
            <text:p>18277</text:p>
          </table:table-cell>
          <table:table-cell table:formula="of:=FLOOR([.AN66]^3*142/100-5)" office:value-type="float" office:value="389962" calcext:value-type="float">
            <text:p>389962</text:p>
          </table:table-cell>
          <table:table-cell table:style-name="ce218" table:formula="of:=[.AR67]-[.AR66]" office:value-type="float" office:value="34752" calcext:value-type="float">
            <text:p>34752</text:p>
          </table:table-cell>
          <table:table-cell table:style-name="ce221" table:formula="of:=FLOOR([.AN66]^3*270/100-5)" office:value-type="float" office:value="741482" calcext:value-type="float">
            <text:p>74148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5" calcext:value-type="float">
            <text:p>65</text:p>
          </table:table-cell>
          <table:table-cell table:style-name="ce164" office:value-type="string" calcext:value-type="string">
            <text:p>Power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67]+[.J67]/2)*6" office:value-type="float" office:value="294" calcext:value-type="float">
            <text:p>294</text:p>
          </table:table-cell>
          <table:table-cell table:style-name="ce171" table:content-validation-name="val6" table:formula="of:=([.D67]+[.I67]/2)*4" office:value-type="float" office:value="164" calcext:value-type="float">
            <text:p>164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9" calcext:value-type="float">
            <text:p>19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7:.L67])" office:value-type="float" office:value="125" calcext:value-type="float">
            <text:p>125</text:p>
          </table:table-cell>
          <table:table-cell table:style-name="ce192" table:formula="of:=CONCATENATE(COM.MICROSOFT.FLOOR([.E67]/(150/(150+[.J67]+MIN([.D67];99)));1); &quot; (~&quot;; COM.MICROSOFT.CEILING((1-(150/(150+[.J67]+MIN([.D67];99))))*100;1); &quot;%)&quot;)" office:value-type="string" office:string-value="421 (~31%)" calcext:value-type="string">
            <text:p>421 (~31%)</text:p>
          </table:table-cell>
          <table:table-cell table:style-name="ce195" table:formula="of:=CONCATENATE(COM.MICROSOFT.FLOOR([.E67]/(150/(150+[.I67]+MIN([.D67];99)));1); &quot; (~&quot;; COM.MICROSOFT.CEILING((1-(150/(150+[.I67]+MIN([.D67];99))))*100;1); &quot;%)&quot;)" office:value-type="string" office:string-value="390 (~25%)" calcext:value-type="string">
            <text:p>390 (~25%)</text:p>
          </table:table-cell>
          <table:table-cell table:style-name="ce198"/>
          <table:table-cell table:style-name="ce77" table:content-validation-name="val6" office:value-type="float" office:value="66" calcext:value-type="float">
            <text:p>66</text:p>
          </table:table-cell>
          <table:table-cell table:style-name="ce199" office:value-type="string" calcext:value-type="string">
            <text:p>Raku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6" calcext:value-type="float">
            <text:p>66</text:p>
          </table:table-cell>
          <table:table-cell table:style-name="ce218" table:formula="of:=[.AP68]-[.AP67]" office:value-type="float" office:value="18839" calcext:value-type="float">
            <text:p>18839</text:p>
          </table:table-cell>
          <table:table-cell table:formula="of:=FLOOR([.AN67]^3*142/100-5)" office:value-type="float" office:value="408239" calcext:value-type="float">
            <text:p>408239</text:p>
          </table:table-cell>
          <table:table-cell table:style-name="ce218" table:formula="of:=[.AR68]-[.AR67]" office:value-type="float" office:value="35821" calcext:value-type="float">
            <text:p>35821</text:p>
          </table:table-cell>
          <table:table-cell table:style-name="ce221" table:formula="of:=FLOOR([.AN67]^3*270/100-5)" office:value-type="float" office:value="776234" calcext:value-type="float">
            <text:p>77623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6" calcext:value-type="float">
            <text:p>66</text:p>
          </table:table-cell>
          <table:table-cell table:style-name="ce164" office:value-type="string" calcext:value-type="string">
            <text:p>Principality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68]+[.J68]/2)*6" office:value-type="float" office:value="222" calcext:value-type="float">
            <text:p>222</text:p>
          </table:table-cell>
          <table:table-cell table:style-name="ce171" table:content-validation-name="val6" table:formula="of:=([.D68]+[.I68]/2)*4" office:value-type="float" office:value="160" calcext:value-type="float">
            <text:p>16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68:.L68])" office:value-type="float" office:value="117" calcext:value-type="float">
            <text:p>117</text:p>
          </table:table-cell>
          <table:table-cell table:style-name="ce192" table:formula="of:=CONCATENATE(COM.MICROSOFT.FLOOR([.E68]/(150/(150+[.J68]+MIN([.D68];99)));1); &quot; (~&quot;; COM.MICROSOFT.CEILING((1-(150/(150+[.J68]+MIN([.D68];99))))*100;1); &quot;%)&quot;)" office:value-type="string" office:string-value="290 (~24%)" calcext:value-type="string">
            <text:p>290 (~24%)</text:p>
          </table:table-cell>
          <table:table-cell table:style-name="ce195" table:formula="of:=CONCATENATE(COM.MICROSOFT.FLOOR([.E68]/(150/(150+[.I68]+MIN([.D68];99)));1); &quot; (~&quot;; COM.MICROSOFT.CEILING((1-(150/(150+[.I68]+MIN([.D68];99))))*100;1); &quot;%)&quot;)" office:value-type="string" office:string-value="298 (~26%)" calcext:value-type="string">
            <text:p>298 (~26%)</text:p>
          </table:table-cell>
          <table:table-cell table:style-name="ce198"/>
          <table:table-cell table:style-name="ce77" table:content-validation-name="val6" office:value-type="float" office:value="67" calcext:value-type="float">
            <text:p>67</text:p>
          </table:table-cell>
          <table:table-cell table:style-name="ce199" office:value-type="string" calcext:value-type="string">
            <text:p>Makak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7" calcext:value-type="float">
            <text:p>67</text:p>
          </table:table-cell>
          <table:table-cell table:style-name="ce218" table:formula="of:=[.AP69]-[.AP68]" office:value-type="float" office:value="19410" calcext:value-type="float">
            <text:p>19410</text:p>
          </table:table-cell>
          <table:table-cell table:formula="of:=FLOOR([.AN68]^3*142/100-5)" office:value-type="float" office:value="427078" calcext:value-type="float">
            <text:p>427078</text:p>
          </table:table-cell>
          <table:table-cell table:style-name="ce218" table:formula="of:=[.AR69]-[.AR68]" office:value-type="float" office:value="36906" calcext:value-type="float">
            <text:p>36906</text:p>
          </table:table-cell>
          <table:table-cell table:style-name="ce221" table:formula="of:=FLOOR([.AN68]^3*270/100-5)" office:value-type="float" office:value="812055" calcext:value-type="float">
            <text:p>81205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7" calcext:value-type="float">
            <text:p>67</text:p>
          </table:table-cell>
          <table:table-cell table:style-name="ce164" office:value-type="string" calcext:value-type="string">
            <text:p>Arch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69]+[.J69]/2)*6" office:value-type="float" office:value="156" calcext:value-type="float">
            <text:p>156</text:p>
          </table:table-cell>
          <table:table-cell table:style-name="ce171" table:content-validation-name="val6" table:formula="of:=([.D69]+[.I69]/2)*4" office:value-type="float" office:value="96" calcext:value-type="float">
            <text:p>9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69:.L69])" office:value-type="float" office:value="89" calcext:value-type="float">
            <text:p>89</text:p>
          </table:table-cell>
          <table:table-cell table:style-name="ce192" table:formula="of:=CONCATENATE(COM.MICROSOFT.FLOOR([.E69]/(150/(150+[.J69]+MIN([.D69];99)));1); &quot; (~&quot;; COM.MICROSOFT.CEILING((1-(150/(150+[.J69]+MIN([.D69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69]/(150/(150+[.I69]+MIN([.D69];99)));1); &quot; (~&quot;; COM.MICROSOFT.CEILING((1-(150/(150+[.I69]+MIN([.D69];99))))*100;1); &quot;%)&quot;)" office:value-type="string" office:string-value="187 (~17%)" calcext:value-type="string">
            <text:p>187 (~17%)</text:p>
          </table:table-cell>
          <table:table-cell table:style-name="ce198"/>
          <table:table-cell table:style-name="ce77" table:content-validation-name="val6" office:value-type="float" office:value="68" calcext:value-type="float">
            <text:p>68</text:p>
          </table:table-cell>
          <table:table-cell table:style-name="ce199" office:value-type="string" calcext:value-type="string">
            <text:p>Tetraj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8" calcext:value-type="float">
            <text:p>68</text:p>
          </table:table-cell>
          <table:table-cell table:style-name="ce218" table:formula="of:=[.AP70]-[.AP69]" office:value-type="float" office:value="19989" calcext:value-type="float">
            <text:p>19989</text:p>
          </table:table-cell>
          <table:table-cell table:formula="of:=FLOOR([.AN69]^3*142/100-5)" office:value-type="float" office:value="446488" calcext:value-type="float">
            <text:p>446488</text:p>
          </table:table-cell>
          <table:table-cell table:style-name="ce218" table:formula="of:=[.AR70]-[.AR69]" office:value-type="float" office:value="38008" calcext:value-type="float">
            <text:p>38008</text:p>
          </table:table-cell>
          <table:table-cell table:style-name="ce221" table:formula="of:=FLOOR([.AN69]^3*270/100-5)" office:value-type="float" office:value="848961" calcext:value-type="float">
            <text:p>84896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8" calcext:value-type="float">
            <text:p>68</text:p>
          </table:table-cell>
          <table:table-cell table:style-name="ce164" office:value-type="string" calcext:value-type="string">
            <text:p>Angel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70]+[.J70]/2)*6" office:value-type="float" office:value="108" calcext:value-type="float">
            <text:p>108</text:p>
          </table:table-cell>
          <table:table-cell table:style-name="ce171" table:content-validation-name="val6" table:formula="of:=([.D70]+[.I70]/2)*4" office:value-type="float" office:value="72" calcext:value-type="float">
            <text:p>72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0:.L70])" office:value-type="float" office:value="74" calcext:value-type="float">
            <text:p>74</text:p>
          </table:table-cell>
          <table:table-cell table:style-name="ce192" table:formula="of:=CONCATENATE(COM.MICROSOFT.FLOOR([.E70]/(150/(150+[.J70]+MIN([.D70];99)));1); &quot; (~&quot;; COM.MICROSOFT.CEILING((1-(150/(150+[.J70]+MIN([.D70];99))))*100;1); &quot;%)&quot;)" office:value-type="string" office:string-value="126 (~15%)" calcext:value-type="string">
            <text:p>126 (~15%)</text:p>
          </table:table-cell>
          <table:table-cell table:style-name="ce195" table:formula="of:=CONCATENATE(COM.MICROSOFT.FLOOR([.E70]/(150/(150+[.I70]+MIN([.D70];99)));1); &quot; (~&quot;; COM.MICROSOFT.CEILING((1-(150/(150+[.I70]+MIN([.D70];99))))*100;1); &quot;%)&quot;)" office:value-type="string" office:string-value="126 (~15%)" calcext:value-type="string">
            <text:p>126 (~15%)</text:p>
          </table:table-cell>
          <table:table-cell table:style-name="ce198"/>
          <table:table-cell table:style-name="ce77" table:content-validation-name="val6" office:value-type="float" office:value="69" calcext:value-type="float">
            <text:p>69</text:p>
          </table:table-cell>
          <table:table-cell table:style-name="ce199" office:value-type="string" calcext:value-type="string">
            <text:p>Maka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69" calcext:value-type="float">
            <text:p>69</text:p>
          </table:table-cell>
          <table:table-cell table:style-name="ce218" table:formula="of:=[.AP71]-[.AP70]" office:value-type="float" office:value="20578" calcext:value-type="float">
            <text:p>20578</text:p>
          </table:table-cell>
          <table:table-cell table:formula="of:=FLOOR([.AN70]^3*142/100-5)" office:value-type="float" office:value="466477" calcext:value-type="float">
            <text:p>466477</text:p>
          </table:table-cell>
          <table:table-cell table:style-name="ce218" table:formula="of:=[.AR71]-[.AR70]" office:value-type="float" office:value="39126" calcext:value-type="float">
            <text:p>39126</text:p>
          </table:table-cell>
          <table:table-cell table:style-name="ce221" table:formula="of:=FLOOR([.AN70]^3*270/100-5)" office:value-type="float" office:value="886969" calcext:value-type="float">
            <text:p>88696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69" calcext:value-type="float">
            <text:p>69</text:p>
          </table:table-cell>
          <table:table-cell table:style-name="ce164" office:value-type="string" calcext:value-type="string">
            <text:p>Flauro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68" calcext:value-type="float">
            <text:p>68</text:p>
          </table:table-cell>
          <table:table-cell table:style-name="ce168" table:content-validation-name="val6" table:formula="of:=([.D71]+[.J71]/2)*6" office:value-type="float" office:value="540" calcext:value-type="float">
            <text:p>540</text:p>
          </table:table-cell>
          <table:table-cell table:style-name="ce171" table:content-validation-name="val6" table:formula="of:=([.D71]+[.I71]/2)*4" office:value-type="float" office:value="328" calcext:value-type="float">
            <text:p>328</text:p>
          </table:table-cell>
          <table:table-cell table:style-name="ce174" office:value-type="float" office:value="54" calcext:value-type="float">
            <text:p>54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1:.L71])" office:value-type="float" office:value="208" calcext:value-type="float">
            <text:p>208</text:p>
          </table:table-cell>
          <table:table-cell table:style-name="ce192" table:formula="of:=CONCATENATE(COM.MICROSOFT.FLOOR([.E71]/(150/(150+[.J71]+MIN([.D71];99)));1); &quot; (~&quot;; COM.MICROSOFT.CEILING((1-(150/(150+[.J71]+MIN([.D71];99))))*100;1); &quot;%)&quot;)" office:value-type="string" office:string-value="943 (~43%)" calcext:value-type="string">
            <text:p>943 (~43%)</text:p>
          </table:table-cell>
          <table:table-cell table:style-name="ce195" table:formula="of:=CONCATENATE(COM.MICROSOFT.FLOOR([.E71]/(150/(150+[.I71]+MIN([.D71];99)));1); &quot; (~&quot;; COM.MICROSOFT.CEILING((1-(150/(150+[.I71]+MIN([.D71];99))))*100;1); &quot;%)&quot;)" office:value-type="string" office:string-value="885 (~40%)" calcext:value-type="string">
            <text:p>885 (~40%)</text:p>
          </table:table-cell>
          <table:table-cell table:style-name="ce198"/>
          <table:table-cell table:style-name="ce77" table:content-validation-name="val6" office:value-type="float" office:value="70" calcext:value-type="float">
            <text:p>70</text:p>
          </table:table-cell>
          <table:table-cell table:style-name="ce199" office:value-type="string" calcext:value-type="string">
            <text:p>Tetrakarn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0" calcext:value-type="float">
            <text:p>70</text:p>
          </table:table-cell>
          <table:table-cell table:style-name="ce218" table:formula="of:=[.AP72]-[.AP71]" office:value-type="float" office:value="21173" calcext:value-type="float">
            <text:p>21173</text:p>
          </table:table-cell>
          <table:table-cell table:formula="of:=FLOOR([.AN71]^3*142/100-5)" office:value-type="float" office:value="487055" calcext:value-type="float">
            <text:p>487055</text:p>
          </table:table-cell>
          <table:table-cell table:style-name="ce218" table:formula="of:=[.AR72]-[.AR71]" office:value-type="float" office:value="40259" calcext:value-type="float">
            <text:p>40259</text:p>
          </table:table-cell>
          <table:table-cell table:style-name="ce221" table:formula="of:=FLOOR([.AN71]^3*270/100-5)" office:value-type="float" office:value="926095" calcext:value-type="float">
            <text:p>9260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0" calcext:value-type="float">
            <text:p>70</text:p>
          </table:table-cell>
          <table:table-cell table:style-name="ce164" office:value-type="string" calcext:value-type="string">
            <text:p>Decarabia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72]+[.J72]/2)*6" office:value-type="float" office:value="450" calcext:value-type="float">
            <text:p>450</text:p>
          </table:table-cell>
          <table:table-cell table:style-name="ce171" table:content-validation-name="val6" table:formula="of:=([.D72]+[.I72]/2)*4" office:value-type="float" office:value="320" calcext:value-type="float">
            <text:p>32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72:.L72])" office:value-type="float" office:value="204" calcext:value-type="float">
            <text:p>204</text:p>
          </table:table-cell>
          <table:table-cell table:style-name="ce192" table:formula="of:=CONCATENATE(COM.MICROSOFT.FLOOR([.E72]/(150/(150+[.J72]+MIN([.D72];99)));1); &quot; (~&quot;; COM.MICROSOFT.CEILING((1-(150/(150+[.J72]+MIN([.D72];99))))*100;1); &quot;%)&quot;)" office:value-type="string" office:string-value="726 (~39%)" calcext:value-type="string">
            <text:p>726 (~39%)</text:p>
          </table:table-cell>
          <table:table-cell table:style-name="ce195" table:formula="of:=CONCATENATE(COM.MICROSOFT.FLOOR([.E72]/(150/(150+[.I72]+MIN([.D72];99)));1); &quot; (~&quot;; COM.MICROSOFT.CEILING((1-(150/(150+[.I72]+MIN([.D72];99))))*100;1); &quot;%)&quot;)" office:value-type="string" office:string-value="756 (~41%)" calcext:value-type="string">
            <text:p>756 (~41%)</text:p>
          </table:table-cell>
          <table:table-cell table:style-name="ce198"/>
          <table:table-cell table:style-name="ce77" table:content-validation-name="val6" office:value-type="float" office:value="71" calcext:value-type="float">
            <text:p>71</text:p>
          </table:table-cell>
          <table:table-cell table:style-name="ce199" office:value-type="string" calcext:value-type="string">
            <text:p>Analyz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1" calcext:value-type="float">
            <text:p>71</text:p>
          </table:table-cell>
          <table:table-cell table:style-name="ce218" table:formula="of:=[.AP73]-[.AP72]" office:value-type="float" office:value="21779" calcext:value-type="float">
            <text:p>21779</text:p>
          </table:table-cell>
          <table:table-cell table:formula="of:=FLOOR([.AN72]^3*142/100-5)" office:value-type="float" office:value="508228" calcext:value-type="float">
            <text:p>508228</text:p>
          </table:table-cell>
          <table:table-cell table:style-name="ce218" table:formula="of:=[.AR73]-[.AR72]" office:value-type="float" office:value="41410" calcext:value-type="float">
            <text:p>41410</text:p>
          </table:table-cell>
          <table:table-cell table:style-name="ce221" table:formula="of:=FLOOR([.AN72]^3*270/100-5)" office:value-type="float" office:value="966354" calcext:value-type="float">
            <text:p>96635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1" calcext:value-type="float">
            <text:p>71</text:p>
          </table:table-cell>
          <table:table-cell table:style-name="ce164" office:value-type="string" calcext:value-type="string">
            <text:p>Ose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73]+[.J73]/2)*6" office:value-type="float" office:value="354" calcext:value-type="float">
            <text:p>354</text:p>
          </table:table-cell>
          <table:table-cell table:style-name="ce171" table:content-validation-name="val6" table:formula="of:=([.D73]+[.I73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3:.L73])" office:value-type="float" office:value="154" calcext:value-type="float">
            <text:p>154</text:p>
          </table:table-cell>
          <table:table-cell table:style-name="ce192" table:formula="of:=CONCATENATE(COM.MICROSOFT.FLOOR([.E73]/(150/(150+[.J73]+MIN([.D73];99)));1); &quot; (~&quot;; COM.MICROSOFT.CEILING((1-(150/(150+[.J73]+MIN([.D73];99))))*100;1); &quot;%)&quot;)" office:value-type="string" office:string-value="526 (~33%)" calcext:value-type="string">
            <text:p>526 (~33%)</text:p>
          </table:table-cell>
          <table:table-cell table:style-name="ce195" table:formula="of:=CONCATENATE(COM.MICROSOFT.FLOOR([.E73]/(150/(150+[.I73]+MIN([.D73];99)));1); &quot; (~&quot;; COM.MICROSOFT.CEILING((1-(150/(150+[.I73]+MIN([.D73];99))))*100;1); &quot;%)&quot;)" office:value-type="string" office:string-value="512 (~31%)" calcext:value-type="string">
            <text:p>512 (~31%)</text:p>
          </table:table-cell>
          <table:table-cell table:style-name="ce198"/>
          <table:table-cell table:style-name="ce77" table:content-validation-name="val6" office:value-type="float" office:value="72" calcext:value-type="float">
            <text:p>72</text:p>
          </table:table-cell>
          <table:table-cell table:style-name="ce199" office:value-type="string" calcext:value-type="string">
            <text:p>Trafuri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2" calcext:value-type="float">
            <text:p>72</text:p>
          </table:table-cell>
          <table:table-cell table:style-name="ce218" table:formula="of:=[.AP74]-[.AP73]" office:value-type="float" office:value="22392" calcext:value-type="float">
            <text:p>22392</text:p>
          </table:table-cell>
          <table:table-cell table:formula="of:=FLOOR([.AN73]^3*142/100-5)" office:value-type="float" office:value="530007" calcext:value-type="float">
            <text:p>530007</text:p>
          </table:table-cell>
          <table:table-cell table:style-name="ce218" table:formula="of:=[.AR74]-[.AR73]" office:value-type="float" office:value="42576" calcext:value-type="float">
            <text:p>42576</text:p>
          </table:table-cell>
          <table:table-cell table:style-name="ce221" table:formula="of:=FLOOR([.AN73]^3*270/100-5)" office:value-type="float" office:value="1007764" calcext:value-type="float">
            <text:p>100776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2" calcext:value-type="float">
            <text:p>72</text:p>
          </table:table-cell>
          <table:table-cell table:style-name="ce164" office:value-type="string" calcext:value-type="string">
            <text:p>Berith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4]+[.J74]/2)*6" office:value-type="float" office:value="324" calcext:value-type="float">
            <text:p>324</text:p>
          </table:table-cell>
          <table:table-cell table:style-name="ce171" table:content-validation-name="val6" table:formula="of:=([.D74]+[.I74]/2)*4" office:value-type="float" office:value="188" calcext:value-type="float">
            <text:p>1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4:.L74])" office:value-type="float" office:value="140" calcext:value-type="float">
            <text:p>140</text:p>
          </table:table-cell>
          <table:table-cell table:style-name="ce192" table:formula="of:=CONCATENATE(COM.MICROSOFT.FLOOR([.E74]/(150/(150+[.J74]+MIN([.D74];99)));1); &quot; (~&quot;; COM.MICROSOFT.CEILING((1-(150/(150+[.J74]+MIN([.D74];99))))*100;1); &quot;%)&quot;)" office:value-type="string" office:string-value="477 (~33%)" calcext:value-type="string">
            <text:p>477 (~33%)</text:p>
          </table:table-cell>
          <table:table-cell table:style-name="ce195" table:formula="of:=CONCATENATE(COM.MICROSOFT.FLOOR([.E74]/(150/(150+[.I74]+MIN([.D74];99)));1); &quot; (~&quot;; COM.MICROSOFT.CEILING((1-(150/(150+[.I74]+MIN([.D74];99))))*100;1); &quot;%)&quot;)" office:value-type="string" office:string-value="447 (~28%)" calcext:value-type="string">
            <text:p>447 (~28%)</text:p>
          </table:table-cell>
          <table:table-cell table:style-name="ce198"/>
          <table:table-cell table:style-name="ce77" table:content-validation-name="val6" office:value-type="float" office:value="73" calcext:value-type="float">
            <text:p>73</text:p>
          </table:table-cell>
          <table:table-cell table:style-name="ce199" office:value-type="string" calcext:value-type="string">
            <text:p>Es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3" calcext:value-type="float">
            <text:p>73</text:p>
          </table:table-cell>
          <table:table-cell table:style-name="ce218" table:formula="of:=[.AP75]-[.AP74]" office:value-type="float" office:value="23014" calcext:value-type="float">
            <text:p>23014</text:p>
          </table:table-cell>
          <table:table-cell table:formula="of:=FLOOR([.AN74]^3*142/100-5)" office:value-type="float" office:value="552399" calcext:value-type="float">
            <text:p>552399</text:p>
          </table:table-cell>
          <table:table-cell table:style-name="ce218" table:formula="of:=[.AR75]-[.AR74]" office:value-type="float" office:value="43759" calcext:value-type="float">
            <text:p>43759</text:p>
          </table:table-cell>
          <table:table-cell table:style-name="ce221" table:formula="of:=FLOOR([.AN74]^3*270/100-5)" office:value-type="float" office:value="1050340" calcext:value-type="float">
            <text:p>105034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3" calcext:value-type="float">
            <text:p>73</text:p>
          </table:table-cell>
          <table:table-cell table:style-name="ce164" office:value-type="string" calcext:value-type="string">
            <text:p>Eligor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9" calcext:value-type="float">
            <text:p>29</text:p>
          </table:table-cell>
          <table:table-cell table:style-name="ce168" table:content-validation-name="val6" table:formula="of:=([.D75]+[.J75]/2)*6" office:value-type="float" office:value="258" calcext:value-type="float">
            <text:p>258</text:p>
          </table:table-cell>
          <table:table-cell table:style-name="ce171" table:content-validation-name="val6" table:formula="of:=([.D75]+[.I75]/2)*4" office:value-type="float" office:value="152" calcext:value-type="float">
            <text:p>15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75:.L75])" office:value-type="float" office:value="119" calcext:value-type="float">
            <text:p>119</text:p>
          </table:table-cell>
          <table:table-cell table:style-name="ce192" table:formula="of:=CONCATENATE(COM.MICROSOFT.FLOOR([.E75]/(150/(150+[.J75]+MIN([.D75];99)));1); &quot; (~&quot;; COM.MICROSOFT.CEILING((1-(150/(150+[.J75]+MIN([.D75];99))))*100;1); &quot;%)&quot;)" office:value-type="string" office:string-value="356 (~28%)" calcext:value-type="string">
            <text:p>356 (~28%)</text:p>
          </table:table-cell>
          <table:table-cell table:style-name="ce195" table:formula="of:=CONCATENATE(COM.MICROSOFT.FLOOR([.E75]/(150/(150+[.I75]+MIN([.D75];99)));1); &quot; (~&quot;; COM.MICROSOFT.CEILING((1-(150/(150+[.I75]+MIN([.D75];99))))*100;1); &quot;%)&quot;)" office:value-type="string" office:string-value="338 (~24%)" calcext:value-type="string">
            <text:p>338 (~24%)</text:p>
          </table:table-cell>
          <table:table-cell table:style-name="ce198"/>
          <table:table-cell table:style-name="ce77" table:content-validation-name="val6" office:value-type="float" office:value="74" calcext:value-type="float">
            <text:p>74</text:p>
          </table:table-cell>
          <table:table-cell table:style-name="ce199" office:value-type="string" calcext:value-type="string">
            <text:p>Ribera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4" calcext:value-type="float">
            <text:p>74</text:p>
          </table:table-cell>
          <table:table-cell table:style-name="ce218" table:formula="of:=[.AP76]-[.AP75]" office:value-type="float" office:value="23644" calcext:value-type="float">
            <text:p>23644</text:p>
          </table:table-cell>
          <table:table-cell table:formula="of:=FLOOR([.AN75]^3*142/100-5)" office:value-type="float" office:value="575413" calcext:value-type="float">
            <text:p>575413</text:p>
          </table:table-cell>
          <table:table-cell table:style-name="ce218" table:formula="of:=[.AR76]-[.AR75]" office:value-type="float" office:value="44958" calcext:value-type="float">
            <text:p>44958</text:p>
          </table:table-cell>
          <table:table-cell table:style-name="ce221" table:formula="of:=FLOOR([.AN75]^3*270/100-5)" office:value-type="float" office:value="1094099" calcext:value-type="float">
            <text:p>109409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4" calcext:value-type="float">
            <text:p>74</text:p>
          </table:table-cell>
          <table:table-cell table:style-name="ce164" office:value-type="string" calcext:value-type="string">
            <text:p>Forneus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76]+[.J76]/2)*6" office:value-type="float" office:value="180" calcext:value-type="float">
            <text:p>180</text:p>
          </table:table-cell>
          <table:table-cell table:style-name="ce171" table:content-validation-name="val6" table:formula="of:=([.D76]+[.I76]/2)*4" office:value-type="float" office:value="108" calcext:value-type="float">
            <text:p>10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76:.L76])" office:value-type="float" office:value="95" calcext:value-type="float">
            <text:p>95</text:p>
          </table:table-cell>
          <table:table-cell table:style-name="ce192" table:formula="of:=CONCATENATE(COM.MICROSOFT.FLOOR([.E76]/(150/(150+[.J76]+MIN([.D76];99)));1); &quot; (~&quot;; COM.MICROSOFT.CEILING((1-(150/(150+[.J76]+MIN([.D76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76]/(150/(150+[.I76]+MIN([.D76];99)));1); &quot; (~&quot;; COM.MICROSOFT.CEILING((1-(150/(150+[.I76]+MIN([.D76];99))))*100;1); &quot;%)&quot;)" office:value-type="string" office:string-value="220 (~19%)" calcext:value-type="string">
            <text:p>220 (~19%)</text:p>
          </table:table-cell>
          <table:table-cell table:style-name="ce198"/>
          <table:table-cell table:style-name="ce77" table:content-validation-name="val6" office:value-type="float" office:value="75" calcext:value-type="float">
            <text:p>75</text:p>
          </table:table-cell>
          <table:table-cell table:style-name="ce199" office:value-type="string" calcext:value-type="string">
            <text:p>Lif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5" calcext:value-type="float">
            <text:p>75</text:p>
          </table:table-cell>
          <table:table-cell table:style-name="ce218" table:formula="of:=[.AP77]-[.AP76]" office:value-type="float" office:value="24283" calcext:value-type="float">
            <text:p>24283</text:p>
          </table:table-cell>
          <table:table-cell table:formula="of:=FLOOR([.AN76]^3*142/100-5)" office:value-type="float" office:value="599057" calcext:value-type="float">
            <text:p>599057</text:p>
          </table:table-cell>
          <table:table-cell table:style-name="ce218" table:formula="of:=[.AR77]-[.AR76]" office:value-type="float" office:value="46173" calcext:value-type="float">
            <text:p>46173</text:p>
          </table:table-cell>
          <table:table-cell table:style-name="ce221" table:formula="of:=FLOOR([.AN76]^3*270/100-5)" office:value-type="float" office:value="1139057" calcext:value-type="float">
            <text:p>11390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5" calcext:value-type="float">
            <text:p>75</text:p>
          </table:table-cell>
          <table:table-cell table:style-name="ce164" office:value-type="string" calcext:value-type="string">
            <text:p>Yurlungur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77]+[.J77]/2)*6" office:value-type="float" office:value="576" calcext:value-type="float">
            <text:p>576</text:p>
          </table:table-cell>
          <table:table-cell table:style-name="ce171" table:content-validation-name="val6" table:formula="of:=([.D77]+[.I77]/2)*4" office:value-type="float" office:value="328" calcext:value-type="float">
            <text:p>32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77:.L77])" office:value-type="float" office:value="210" calcext:value-type="float">
            <text:p>210</text:p>
          </table:table-cell>
          <table:table-cell table:style-name="ce192" table:formula="of:=CONCATENATE(COM.MICROSOFT.FLOOR([.E77]/(150/(150+[.J77]+MIN([.D77];99)));1); &quot; (~&quot;; COM.MICROSOFT.CEILING((1-(150/(150+[.J77]+MIN([.D77];99))))*100;1); &quot;%)&quot;)" office:value-type="string" office:string-value="1059 (~46%)" calcext:value-type="string">
            <text:p>1059 (~46%)</text:p>
          </table:table-cell>
          <table:table-cell table:style-name="ce195" table:formula="of:=CONCATENATE(COM.MICROSOFT.FLOOR([.E77]/(150/(150+[.I77]+MIN([.D77];99)));1); &quot; (~&quot;; COM.MICROSOFT.CEILING((1-(150/(150+[.I77]+MIN([.D77];99))))*100;1); &quot;%)&quot;)" office:value-type="string" office:string-value="952 (~40%)" calcext:value-type="string">
            <text:p>952 (~40%)</text:p>
          </table:table-cell>
          <table:table-cell table:style-name="ce198"/>
          <table:table-cell table:style-name="ce77" table:content-validation-name="val6" office:value-type="float" office:value="76" calcext:value-type="float">
            <text:p>76</text:p>
          </table:table-cell>
          <table:table-cell table:style-name="ce199" office:value-type="string" calcext:value-type="string">
            <text:p>Lightom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6" calcext:value-type="float">
            <text:p>76</text:p>
          </table:table-cell>
          <table:table-cell table:style-name="ce218" table:formula="of:=[.AP78]-[.AP77]" office:value-type="float" office:value="24931" calcext:value-type="float">
            <text:p>24931</text:p>
          </table:table-cell>
          <table:table-cell table:formula="of:=FLOOR([.AN77]^3*142/100-5)" office:value-type="float" office:value="623340" calcext:value-type="float">
            <text:p>623340</text:p>
          </table:table-cell>
          <table:table-cell table:style-name="ce218" table:formula="of:=[.AR78]-[.AR77]" office:value-type="float" office:value="47404" calcext:value-type="float">
            <text:p>47404</text:p>
          </table:table-cell>
          <table:table-cell table:style-name="ce221" table:formula="of:=FLOOR([.AN77]^3*270/100-5)" office:value-type="float" office:value="1185230" calcext:value-type="float">
            <text:p>118523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6" calcext:value-type="float">
            <text:p>76</text:p>
          </table:table-cell>
          <table:table-cell table:style-name="ce164" office:value-type="string" calcext:value-type="string">
            <text:p>Quetzalcoatl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78]+[.J78]/2)*6" office:value-type="float" office:value="492" calcext:value-type="float">
            <text:p>492</text:p>
          </table:table-cell>
          <table:table-cell table:style-name="ce171" table:content-validation-name="val6" table:formula="of:=([.D78]+[.I78]/2)*4" office:value-type="float" office:value="268" calcext:value-type="float">
            <text:p>2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78:.L78])" office:value-type="float" office:value="179" calcext:value-type="float">
            <text:p>179</text:p>
          </table:table-cell>
          <table:table-cell table:style-name="ce192" table:formula="of:=CONCATENATE(COM.MICROSOFT.FLOOR([.E78]/(150/(150+[.J78]+MIN([.D78];99)));1); &quot; (~&quot;; COM.MICROSOFT.CEILING((1-(150/(150+[.J78]+MIN([.D78];99))))*100;1); &quot;%)&quot;)" office:value-type="string" office:string-value="849 (~43%)" calcext:value-type="string">
            <text:p>849 (~43%)</text:p>
          </table:table-cell>
          <table:table-cell table:style-name="ce195" table:formula="of:=CONCATENATE(COM.MICROSOFT.FLOOR([.E78]/(150/(150+[.I78]+MIN([.D78];99)));1); &quot; (~&quot;; COM.MICROSOFT.CEILING((1-(150/(150+[.I78]+MIN([.D78];99))))*100;1); &quot;%)&quot;)" office:value-type="string" office:string-value="751 (~35%)" calcext:value-type="string">
            <text:p>751 (~35%)</text:p>
          </table:table-cell>
          <table:table-cell table:style-name="ce198"/>
          <table:table-cell table:style-name="ce77" table:content-validation-name="val6" office:value-type="float" office:value="77" calcext:value-type="float">
            <text:p>77</text:p>
          </table:table-cell>
          <table:table-cell table:style-name="ce199" office:value-type="string" calcext:value-type="string">
            <text:p>Dekunda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7" calcext:value-type="float">
            <text:p>77</text:p>
          </table:table-cell>
          <table:table-cell table:style-name="ce218" table:formula="of:=[.AP79]-[.AP78]" office:value-type="float" office:value="25587" calcext:value-type="float">
            <text:p>25587</text:p>
          </table:table-cell>
          <table:table-cell table:formula="of:=FLOOR([.AN78]^3*142/100-5)" office:value-type="float" office:value="648271" calcext:value-type="float">
            <text:p>648271</text:p>
          </table:table-cell>
          <table:table-cell table:style-name="ce218" table:formula="of:=[.AR79]-[.AR78]" office:value-type="float" office:value="48651" calcext:value-type="float">
            <text:p>48651</text:p>
          </table:table-cell>
          <table:table-cell table:style-name="ce221" table:formula="of:=FLOOR([.AN78]^3*270/100-5)" office:value-type="float" office:value="1232634" calcext:value-type="float">
            <text:p>123263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7" calcext:value-type="float">
            <text:p>77</text:p>
          </table:table-cell>
          <table:table-cell table:style-name="ce164" office:value-type="string" calcext:value-type="string">
            <text:p>Naga Raj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79]+[.J79]/2)*6" office:value-type="float" office:value="348" calcext:value-type="float">
            <text:p>348</text:p>
          </table:table-cell>
          <table:table-cell table:style-name="ce171" table:content-validation-name="val6" table:formula="of:=([.D79]+[.I79]/2)*4" office:value-type="float" office:value="184" calcext:value-type="float">
            <text:p>184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79:.L79])" office:value-type="float" office:value="148" calcext:value-type="float">
            <text:p>148</text:p>
          </table:table-cell>
          <table:table-cell table:style-name="ce192" table:formula="of:=CONCATENATE(COM.MICROSOFT.FLOOR([.E79]/(150/(150+[.J79]+MIN([.D79];99)));1); &quot; (~&quot;; COM.MICROSOFT.CEILING((1-(150/(150+[.J79]+MIN([.D79];99))))*100;1); &quot;%)&quot;)" office:value-type="string" office:string-value="531 (~35%)" calcext:value-type="string">
            <text:p>531 (~35%)</text:p>
          </table:table-cell>
          <table:table-cell table:style-name="ce195" table:formula="of:=CONCATENATE(COM.MICROSOFT.FLOOR([.E79]/(150/(150+[.I79]+MIN([.D79];99)));1); &quot; (~&quot;; COM.MICROSOFT.CEILING((1-(150/(150+[.I79]+MIN([.D79];99))))*100;1); &quot;%)&quot;)" office:value-type="string" office:string-value="475 (~27%)" calcext:value-type="string">
            <text:p>475 (~27%)</text:p>
          </table:table-cell>
          <table:table-cell table:style-name="ce198"/>
          <table:table-cell table:style-name="ce77" table:content-validation-name="val6" office:value-type="float" office:value="79" calcext:value-type="float">
            <text:p>79</text:p>
          </table:table-cell>
          <table:table-cell table:style-name="ce199" office:value-type="string" calcext:value-type="string">
            <text:p>Pestile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8" calcext:value-type="float">
            <text:p>78</text:p>
          </table:table-cell>
          <table:table-cell table:style-name="ce218" table:formula="of:=[.AP80]-[.AP79]" office:value-type="float" office:value="26252" calcext:value-type="float">
            <text:p>26252</text:p>
          </table:table-cell>
          <table:table-cell table:formula="of:=FLOOR([.AN79]^3*142/100-5)" office:value-type="float" office:value="673858" calcext:value-type="float">
            <text:p>673858</text:p>
          </table:table-cell>
          <table:table-cell table:style-name="ce218" table:formula="of:=[.AR80]-[.AR79]" office:value-type="float" office:value="49915" calcext:value-type="float">
            <text:p>49915</text:p>
          </table:table-cell>
          <table:table-cell table:style-name="ce221" table:formula="of:=FLOOR([.AN79]^3*270/100-5)" office:value-type="float" office:value="1281285" calcext:value-type="float">
            <text:p>128128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8" calcext:value-type="float">
            <text:p>78</text:p>
          </table:table-cell>
          <table:table-cell table:style-name="ce164" office:value-type="string" calcext:value-type="string">
            <text:p>Mi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0]+[.J80]/2)*6" office:value-type="float" office:value="318" calcext:value-type="float">
            <text:p>318</text:p>
          </table:table-cell>
          <table:table-cell table:style-name="ce171" table:content-validation-name="val6" table:formula="of:=([.D80]+[.I80]/2)*4" office:value-type="float" office:value="188" calcext:value-type="float">
            <text:p>18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0:.L80])" office:value-type="float" office:value="145" calcext:value-type="float">
            <text:p>145</text:p>
          </table:table-cell>
          <table:table-cell table:style-name="ce192" table:formula="of:=CONCATENATE(COM.MICROSOFT.FLOOR([.E80]/(150/(150+[.J80]+MIN([.D80];99)));1); &quot; (~&quot;; COM.MICROSOFT.CEILING((1-(150/(150+[.J80]+MIN([.D80];99))))*100;1); &quot;%)&quot;)" office:value-type="string" office:string-value="470 (~33%)" calcext:value-type="string">
            <text:p>470 (~33%)</text:p>
          </table:table-cell>
          <table:table-cell table:style-name="ce195" table:formula="of:=CONCATENATE(COM.MICROSOFT.FLOOR([.E80]/(150/(150+[.I80]+MIN([.D80];99)));1); &quot; (~&quot;; COM.MICROSOFT.CEILING((1-(150/(150+[.I80]+MIN([.D80];99))))*100;1); &quot;%)&quot;)" office:value-type="string" office:string-value="445 (~29%)" calcext:value-type="string">
            <text:p>445 (~29%)</text:p>
          </table:table-cell>
          <table:table-cell table:style-name="ce198"/>
          <table:table-cell table:style-name="ce77" table:content-validation-name="val6" office:value-type="float" office:value="96" calcext:value-type="float">
            <text:p>96</text:p>
          </table:table-cell>
          <table:table-cell table:style-name="ce199" office:value-type="string" calcext:value-type="string">
            <text:p>Lun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79" calcext:value-type="float">
            <text:p>79</text:p>
          </table:table-cell>
          <table:table-cell table:style-name="ce218" table:formula="of:=[.AP81]-[.AP80]" office:value-type="float" office:value="26925" calcext:value-type="float">
            <text:p>26925</text:p>
          </table:table-cell>
          <table:table-cell table:formula="of:=FLOOR([.AN80]^3*142/100-5)" office:value-type="float" office:value="700110" calcext:value-type="float">
            <text:p>700110</text:p>
          </table:table-cell>
          <table:table-cell table:style-name="ce218" table:formula="of:=[.AR81]-[.AR80]" office:value-type="float" office:value="51195" calcext:value-type="float">
            <text:p>51195</text:p>
          </table:table-cell>
          <table:table-cell table:style-name="ce221" table:formula="of:=FLOOR([.AN80]^3*270/100-5)" office:value-type="float" office:value="1331200" calcext:value-type="float">
            <text:p>133120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79" calcext:value-type="float">
            <text:p>79</text:p>
          </table:table-cell>
          <table:table-cell table:style-name="ce164" office:value-type="string" calcext:value-type="string">
            <text:p>Naga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81]+[.J81]/2)*6" office:value-type="float" office:value="264" calcext:value-type="float">
            <text:p>264</text:p>
          </table:table-cell>
          <table:table-cell table:style-name="ce171" table:content-validation-name="val6" table:formula="of:=([.D81]+[.I81]/2)*4" office:value-type="float" office:value="144" calcext:value-type="float">
            <text:p>14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81:.L81])" office:value-type="float" office:value="124" calcext:value-type="float">
            <text:p>124</text:p>
          </table:table-cell>
          <table:table-cell table:style-name="ce192" table:formula="of:=CONCATENATE(COM.MICROSOFT.FLOOR([.E81]/(150/(150+[.J81]+MIN([.D81];99)));1); &quot; (~&quot;; COM.MICROSOFT.CEILING((1-(150/(150+[.J81]+MIN([.D81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81]/(150/(150+[.I81]+MIN([.D81];99)));1); &quot; (~&quot;; COM.MICROSOFT.CEILING((1-(150/(150+[.I81]+MIN([.D81];99))))*100;1); &quot;%)&quot;)" office:value-type="string" office:string-value="341 (~23%)" calcext:value-type="string">
            <text:p>341 (~23%)</text:p>
          </table:table-cell>
          <table:table-cell table:style-name="ce198"/>
          <table:table-cell table:style-name="ce77" table:content-validation-name="val6" office:value-type="float" office:value="97" calcext:value-type="float">
            <text:p>97</text:p>
          </table:table-cell>
          <table:table-cell table:style-name="ce199" office:value-type="string" calcext:value-type="string">
            <text:p>Hell Thr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0" calcext:value-type="float">
            <text:p>80</text:p>
          </table:table-cell>
          <table:table-cell table:style-name="ce218" table:formula="of:=[.AP82]-[.AP81]" office:value-type="float" office:value="27606" calcext:value-type="float">
            <text:p>27606</text:p>
          </table:table-cell>
          <table:table-cell table:formula="of:=FLOOR([.AN81]^3*142/100-5)" office:value-type="float" office:value="727035" calcext:value-type="float">
            <text:p>727035</text:p>
          </table:table-cell>
          <table:table-cell table:style-name="ce218" table:formula="of:=[.AR82]-[.AR81]" office:value-type="float" office:value="52490" calcext:value-type="float">
            <text:p>52490</text:p>
          </table:table-cell>
          <table:table-cell table:style-name="ce221" table:formula="of:=FLOOR([.AN81]^3*270/100-5)" office:value-type="float" office:value="1382395" calcext:value-type="float">
            <text:p>13823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0" calcext:value-type="float">
            <text:p>80</text:p>
          </table:table-cell>
          <table:table-cell table:style-name="ce164" office:value-type="string" calcext:value-type="string">
            <text:p>Nozuchi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14" calcext:value-type="float">
            <text:p>14</text:p>
          </table:table-cell>
          <table:table-cell table:style-name="ce168" table:content-validation-name="val6" table:formula="of:=([.D82]+[.J82]/2)*6" office:value-type="float" office:value="144" calcext:value-type="float">
            <text:p>144</text:p>
          </table:table-cell>
          <table:table-cell table:style-name="ce171" table:content-validation-name="val6" table:formula="of:=([.D82]+[.I82]/2)*4" office:value-type="float" office:value="80" calcext:value-type="float">
            <text:p>80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2:.L82])" office:value-type="float" office:value="92" calcext:value-type="float">
            <text:p>92</text:p>
          </table:table-cell>
          <table:table-cell table:style-name="ce192" table:formula="of:=CONCATENATE(COM.MICROSOFT.FLOOR([.E82]/(150/(150+[.J82]+MIN([.D82];99)));1); &quot; (~&quot;; COM.MICROSOFT.CEILING((1-(150/(150+[.J82]+MIN([.D82];99))))*100;1); &quot;%)&quot;)" office:value-type="string" office:string-value="176 (~19%)" calcext:value-type="string">
            <text:p>176 (~19%)</text:p>
          </table:table-cell>
          <table:table-cell table:style-name="ce195" table:formula="of:=CONCATENATE(COM.MICROSOFT.FLOOR([.E82]/(150/(150+[.I82]+MIN([.D82];99)));1); &quot; (~&quot;; COM.MICROSOFT.CEILING((1-(150/(150+[.I82]+MIN([.D82];99))))*100;1); &quot;%)&quot;)" office:value-type="string" office:string-value="168 (~15%)" calcext:value-type="string">
            <text:p>168 (~15%)</text:p>
          </table:table-cell>
          <table:table-cell table:style-name="ce198"/>
          <table:table-cell table:style-name="ce77" table:content-validation-name="val6" office:value-type="float" office:value="98" calcext:value-type="float">
            <text:p>98</text:p>
          </table:table-cell>
          <table:table-cell table:style-name="ce199" office:value-type="string" calcext:value-type="string">
            <text:p>Berserk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1" calcext:value-type="float">
            <text:p>81</text:p>
          </table:table-cell>
          <table:table-cell table:style-name="ce218" table:formula="of:=[.AP83]-[.AP82]" office:value-type="float" office:value="28296" calcext:value-type="float">
            <text:p>28296</text:p>
          </table:table-cell>
          <table:table-cell table:formula="of:=FLOOR([.AN82]^3*142/100-5)" office:value-type="float" office:value="754641" calcext:value-type="float">
            <text:p>754641</text:p>
          </table:table-cell>
          <table:table-cell table:style-name="ce218" table:formula="of:=[.AR83]-[.AR82]" office:value-type="float" office:value="53803" calcext:value-type="float">
            <text:p>53803</text:p>
          </table:table-cell>
          <table:table-cell table:style-name="ce221" table:formula="of:=FLOOR([.AN82]^3*270/100-5)" office:value-type="float" office:value="1434885" calcext:value-type="float">
            <text:p>143488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1" calcext:value-type="float">
            <text:p>81</text:p>
          </table:table-cell>
          <table:table-cell table:style-name="ce164" office:value-type="string" calcext:value-type="string">
            <text:p>Cerbe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83]+[.J83]/2)*6" office:value-type="float" office:value="456" calcext:value-type="float">
            <text:p>456</text:p>
          </table:table-cell>
          <table:table-cell table:style-name="ce171" table:content-validation-name="val6" table:formula="of:=([.D83]+[.I83]/2)*4" office:value-type="float" office:value="300" calcext:value-type="float">
            <text:p>3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6" calcext:value-type="float">
            <text:p>3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83:.L83])" office:value-type="float" office:value="198" calcext:value-type="float">
            <text:p>198</text:p>
          </table:table-cell>
          <table:table-cell table:style-name="ce192" table:formula="of:=CONCATENATE(COM.MICROSOFT.FLOOR([.E83]/(150/(150+[.J83]+MIN([.D83];99)));1); &quot; (~&quot;; COM.MICROSOFT.CEILING((1-(150/(150+[.J83]+MIN([.D83];99))))*100;1); &quot;%)&quot;)" office:value-type="string" office:string-value="732 (~38%)" calcext:value-type="string">
            <text:p>732 (~38%)</text:p>
          </table:table-cell>
          <table:table-cell table:style-name="ce195" table:formula="of:=CONCATENATE(COM.MICROSOFT.FLOOR([.E83]/(150/(150+[.I83]+MIN([.D83];99)));1); &quot; (~&quot;; COM.MICROSOFT.CEILING((1-(150/(150+[.I83]+MIN([.D83];99))))*100;1); &quot;%)&quot;)" office:value-type="string" office:string-value="726 (~38%)" calcext:value-type="string">
            <text:p>726 (~38%)</text:p>
          </table:table-cell>
          <table:table-cell table:style-name="ce198"/>
          <table:table-cell table:style-name="ce77" table:content-validation-name="val6" office:value-type="float" office:value="99" calcext:value-type="float">
            <text:p>99</text:p>
          </table:table-cell>
          <table:table-cell table:style-name="ce199" office:value-type="string" calcext:value-type="string">
            <text:p>Tempe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30" calcext:value-type="float">
            <text:p>30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2" calcext:value-type="float">
            <text:p>82</text:p>
          </table:table-cell>
          <table:table-cell table:style-name="ce218" table:formula="of:=[.AP84]-[.AP83]" office:value-type="float" office:value="28995" calcext:value-type="float">
            <text:p>28995</text:p>
          </table:table-cell>
          <table:table-cell table:formula="of:=FLOOR([.AN83]^3*142/100-5)" office:value-type="float" office:value="782937" calcext:value-type="float">
            <text:p>782937</text:p>
          </table:table-cell>
          <table:table-cell table:style-name="ce218" table:formula="of:=[.AR84]-[.AR83]" office:value-type="float" office:value="55131" calcext:value-type="float">
            <text:p>55131</text:p>
          </table:table-cell>
          <table:table-cell table:style-name="ce221" table:formula="of:=FLOOR([.AN83]^3*270/100-5)" office:value-type="float" office:value="1488688" calcext:value-type="float">
            <text:p>148868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2" calcext:value-type="float">
            <text:p>82</text:p>
          </table:table-cell>
          <table:table-cell table:style-name="ce164" office:value-type="string" calcext:value-type="string">
            <text:p>Orthrus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4" calcext:value-type="float">
            <text:p>34</text:p>
          </table:table-cell>
          <table:table-cell table:style-name="ce168" table:content-validation-name="val6" table:formula="of:=([.D84]+[.J84]/2)*6" office:value-type="float" office:value="282" calcext:value-type="float">
            <text:p>282</text:p>
          </table:table-cell>
          <table:table-cell table:style-name="ce171" table:content-validation-name="val6" table:formula="of:=([.D84]+[.I84]/2)*4" office:value-type="float" office:value="168" calcext:value-type="float">
            <text:p>16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4:.L84])" office:value-type="float" office:value="133" calcext:value-type="float">
            <text:p>133</text:p>
          </table:table-cell>
          <table:table-cell table:style-name="ce192" table:formula="of:=CONCATENATE(COM.MICROSOFT.FLOOR([.E84]/(150/(150+[.J84]+MIN([.D84];99)));1); &quot; (~&quot;; COM.MICROSOFT.CEILING((1-(150/(150+[.J84]+MIN([.D84];99))))*100;1); &quot;%)&quot;)" office:value-type="string" office:string-value="394 (~29%)" calcext:value-type="string">
            <text:p>394 (~29%)</text:p>
          </table:table-cell>
          <table:table-cell table:style-name="ce195" table:formula="of:=CONCATENATE(COM.MICROSOFT.FLOOR([.E84]/(150/(150+[.I84]+MIN([.D84];99)));1); &quot; (~&quot;; COM.MICROSOFT.CEILING((1-(150/(150+[.I84]+MIN([.D84];99))))*100;1); &quot;%)&quot;)" office:value-type="string" office:string-value="376 (~25%)" calcext:value-type="string">
            <text:p>376 (~25%)</text:p>
          </table:table-cell>
          <table:table-cell table:style-name="ce198"/>
          <table:table-cell table:style-name="ce77" table:content-validation-name="val6" office:value-type="float" office:value="100" calcext:value-type="float">
            <text:p>100</text:p>
          </table:table-cell>
          <table:table-cell table:style-name="ce199" office:value-type="string" calcext:value-type="string">
            <text:p>Hades Bla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10" calcext:value-type="float">
            <text:p>10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3" calcext:value-type="float">
            <text:p>83</text:p>
          </table:table-cell>
          <table:table-cell table:style-name="ce218" table:formula="of:=[.AP85]-[.AP84]" office:value-type="float" office:value="29702" calcext:value-type="float">
            <text:p>29702</text:p>
          </table:table-cell>
          <table:table-cell table:formula="of:=FLOOR([.AN84]^3*142/100-5)" office:value-type="float" office:value="811932" calcext:value-type="float">
            <text:p>811932</text:p>
          </table:table-cell>
          <table:table-cell table:style-name="ce218" table:formula="of:=[.AR85]-[.AR84]" office:value-type="float" office:value="56476" calcext:value-type="float">
            <text:p>56476</text:p>
          </table:table-cell>
          <table:table-cell table:style-name="ce221" table:formula="of:=FLOOR([.AN84]^3*270/100-5)" office:value-type="float" office:value="1543819" calcext:value-type="float">
            <text:p>154381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3" calcext:value-type="float">
            <text:p>83</text:p>
          </table:table-cell>
          <table:table-cell table:style-name="ce164" office:value-type="string" calcext:value-type="string">
            <text:p>Suparn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85]+[.J85]/2)*6" office:value-type="float" office:value="408" calcext:value-type="float">
            <text:p>408</text:p>
          </table:table-cell>
          <table:table-cell table:style-name="ce171" table:content-validation-name="val6" table:formula="of:=([.D85]+[.I85]/2)*4" office:value-type="float" office:value="292" calcext:value-type="float">
            <text:p>292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85:.L85])" office:value-type="float" office:value="193" calcext:value-type="float">
            <text:p>193</text:p>
          </table:table-cell>
          <table:table-cell table:style-name="ce192" table:formula="of:=CONCATENATE(COM.MICROSOFT.FLOOR([.E85]/(150/(150+[.J85]+MIN([.D85];99)));1); &quot; (~&quot;; COM.MICROSOFT.CEILING((1-(150/(150+[.J85]+MIN([.D85];99))))*100;1); &quot;%)&quot;)" office:value-type="string" office:string-value="631 (~36%)" calcext:value-type="string">
            <text:p>631 (~36%)</text:p>
          </table:table-cell>
          <table:table-cell table:style-name="ce195" table:formula="of:=CONCATENATE(COM.MICROSOFT.FLOOR([.E85]/(150/(150+[.I85]+MIN([.D85];99)));1); &quot; (~&quot;; COM.MICROSOFT.CEILING((1-(150/(150+[.I85]+MIN([.D85];99))))*100;1); &quot;%)&quot;)" office:value-type="string" office:string-value="658 (~39%)" calcext:value-type="string">
            <text:p>658 (~39%)</text:p>
          </table:table-cell>
          <table:table-cell table:style-name="ce198"/>
          <table:table-cell table:style-name="ce77" table:content-validation-name="val6" office:value-type="float" office:value="101" calcext:value-type="float">
            <text:p>101</text:p>
          </table:table-cell>
          <table:table-cell table:style-name="ce199" office:value-type="string" calcext:value-type="string">
            <text:p>Heat Wav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7" calcext:value-type="float">
            <text:p>7</text:p>
          </table:table-cell>
          <table:table-cell table:style-name="ce165" office:value-type="float" office:value="19" calcext:value-type="float">
            <text:p>1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4" calcext:value-type="float">
            <text:p>84</text:p>
          </table:table-cell>
          <table:table-cell table:style-name="ce218" table:formula="of:=[.AP86]-[.AP85]" office:value-type="float" office:value="30418" calcext:value-type="float">
            <text:p>30418</text:p>
          </table:table-cell>
          <table:table-cell table:formula="of:=FLOOR([.AN85]^3*142/100-5)" office:value-type="float" office:value="841634" calcext:value-type="float">
            <text:p>841634</text:p>
          </table:table-cell>
          <table:table-cell table:style-name="ce218" table:formula="of:=[.AR86]-[.AR85]" office:value-type="float" office:value="57837" calcext:value-type="float">
            <text:p>57837</text:p>
          </table:table-cell>
          <table:table-cell table:style-name="ce221" table:formula="of:=FLOOR([.AN85]^3*270/100-5)" office:value-type="float" office:value="1600295" calcext:value-type="float">
            <text:p>16002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4" calcext:value-type="float">
            <text:p>84</text:p>
          </table:table-cell>
          <table:table-cell table:style-name="ce164" office:value-type="string" calcext:value-type="string">
            <text:p>Badb Cath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table:formula="of:=([.D86]+[.J86]/2)*6" office:value-type="float" office:value="186" calcext:value-type="float">
            <text:p>186</text:p>
          </table:table-cell>
          <table:table-cell table:style-name="ce171" table:content-validation-name="val6" table:formula="of:=([.D86]+[.I86]/2)*4" office:value-type="float" office:value="116" calcext:value-type="float">
            <text:p>116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86:.L86])" office:value-type="float" office:value="102" calcext:value-type="float">
            <text:p>102</text:p>
          </table:table-cell>
          <table:table-cell table:style-name="ce192" table:formula="of:=CONCATENATE(COM.MICROSOFT.FLOOR([.E86]/(150/(150+[.J86]+MIN([.D86];99)));1); &quot; (~&quot;; COM.MICROSOFT.CEILING((1-(150/(150+[.J86]+MIN([.D86];99))))*100;1); &quot;%)&quot;)" office:value-type="string" office:string-value="234 (~21%)" calcext:value-type="string">
            <text:p>234 (~21%)</text:p>
          </table:table-cell>
          <table:table-cell table:style-name="ce195" table:formula="of:=CONCATENATE(COM.MICROSOFT.FLOOR([.E86]/(150/(150+[.I86]+MIN([.D86];99)));1); &quot; (~&quot;; COM.MICROSOFT.CEILING((1-(150/(150+[.I86]+MIN([.D86];99))))*100;1); &quot;%)&quot;)" office:value-type="string" office:string-value="229 (~19%)" calcext:value-type="string">
            <text:p>229 (~19%)</text:p>
          </table:table-cell>
          <table:table-cell table:style-name="ce198"/>
          <table:table-cell table:style-name="ce77" table:content-validation-name="val6" office:value-type="float" office:value="102" calcext:value-type="float">
            <text:p>102</text:p>
          </table:table-cell>
          <table:table-cell table:style-name="ce199" office:value-type="string" calcext:value-type="string">
            <text:p>Bligh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9" calcext:value-type="float">
            <text:p>9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5" calcext:value-type="float">
            <text:p>85</text:p>
          </table:table-cell>
          <table:table-cell table:style-name="ce218" table:formula="of:=[.AP87]-[.AP86]" office:value-type="float" office:value="31142" calcext:value-type="float">
            <text:p>31142</text:p>
          </table:table-cell>
          <table:table-cell table:formula="of:=FLOOR([.AN86]^3*142/100-5)" office:value-type="float" office:value="872052" calcext:value-type="float">
            <text:p>872052</text:p>
          </table:table-cell>
          <table:table-cell table:style-name="ce218" table:formula="of:=[.AR87]-[.AR86]" office:value-type="float" office:value="59214" calcext:value-type="float">
            <text:p>59214</text:p>
          </table:table-cell>
          <table:table-cell table:style-name="ce221" table:formula="of:=FLOOR([.AN86]^3*270/100-5)" office:value-type="float" office:value="1658132" calcext:value-type="float">
            <text:p>165813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5" calcext:value-type="float">
            <text:p>85</text:p>
          </table:table-cell>
          <table:table-cell table:style-name="ce164" office:value-type="string" calcext:value-type="string">
            <text:p>Inugami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87]+[.J87]/2)*6" office:value-type="float" office:value="132" calcext:value-type="float">
            <text:p>132</text:p>
          </table:table-cell>
          <table:table-cell table:style-name="ce171" table:content-validation-name="val6" table:formula="of:=([.D87]+[.I87]/2)*4" office:value-type="float" office:value="80" calcext:value-type="float">
            <text:p>80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87:.L87])" office:value-type="float" office:value="91" calcext:value-type="float">
            <text:p>91</text:p>
          </table:table-cell>
          <table:table-cell table:style-name="ce192" table:formula="of:=CONCATENATE(COM.MICROSOFT.FLOOR([.E87]/(150/(150+[.J87]+MIN([.D87];99)));1); &quot; (~&quot;; COM.MICROSOFT.CEILING((1-(150/(150+[.J87]+MIN([.D87];99))))*100;1); &quot;%)&quot;)" office:value-type="string" office:string-value="159 (~18%)" calcext:value-type="string">
            <text:p>159 (~18%)</text:p>
          </table:table-cell>
          <table:table-cell table:style-name="ce195" table:formula="of:=CONCATENATE(COM.MICROSOFT.FLOOR([.E87]/(150/(150+[.I87]+MIN([.D87];99)));1); &quot; (~&quot;; COM.MICROSOFT.CEILING((1-(150/(150+[.I87]+MIN([.D87];99))))*100;1); &quot;%)&quot;)" office:value-type="string" office:string-value="155 (~16%)" calcext:value-type="string">
            <text:p>155 (~16%)</text:p>
          </table:table-cell>
          <table:table-cell table:style-name="ce198"/>
          <table:table-cell table:style-name="ce77" table:content-validation-name="val6" office:value-type="float" office:value="103" calcext:value-type="float">
            <text:p>103</text:p>
          </table:table-cell>
          <table:table-cell table:style-name="ce199" office:value-type="string" calcext:value-type="string">
            <text:p>Brutal Sla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6" calcext:value-type="float">
            <text:p>26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6" calcext:value-type="float">
            <text:p>86</text:p>
          </table:table-cell>
          <table:table-cell table:style-name="ce218" table:formula="of:=[.AP88]-[.AP87]" office:value-type="float" office:value="31875" calcext:value-type="float">
            <text:p>31875</text:p>
          </table:table-cell>
          <table:table-cell table:formula="of:=FLOOR([.AN87]^3*142/100-5)" office:value-type="float" office:value="903194" calcext:value-type="float">
            <text:p>903194</text:p>
          </table:table-cell>
          <table:table-cell table:style-name="ce218" table:formula="of:=[.AR88]-[.AR87]" office:value-type="float" office:value="60607" calcext:value-type="float">
            <text:p>60607</text:p>
          </table:table-cell>
          <table:table-cell table:style-name="ce221" table:formula="of:=FLOOR([.AN87]^3*270/100-5)" office:value-type="float" office:value="1717346" calcext:value-type="float">
            <text:p>171734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6" calcext:value-type="float">
            <text:p>86</text:p>
          </table:table-cell>
          <table:table-cell table:style-name="ce164" office:value-type="string" calcext:value-type="string">
            <text:p>Nekomata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88]+[.J88]/2)*6" office:value-type="float" office:value="156" calcext:value-type="float">
            <text:p>156</text:p>
          </table:table-cell>
          <table:table-cell table:style-name="ce171" table:content-validation-name="val6" table:formula="of:=([.D88]+[.I88]/2)*4" office:value-type="float" office:value="120" calcext:value-type="float">
            <text:p>12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88:.L88])" office:value-type="float" office:value="108" calcext:value-type="float">
            <text:p>108</text:p>
          </table:table-cell>
          <table:table-cell table:style-name="ce192" table:formula="of:=CONCATENATE(COM.MICROSOFT.FLOOR([.E88]/(150/(150+[.J88]+MIN([.D88];99)));1); &quot; (~&quot;; COM.MICROSOFT.CEILING((1-(150/(150+[.J88]+MIN([.D88];99))))*100;1); &quot;%)&quot;)" office:value-type="string" office:string-value="191 (~19%)" calcext:value-type="string">
            <text:p>191 (~19%)</text:p>
          </table:table-cell>
          <table:table-cell table:style-name="ce195" table:formula="of:=CONCATENATE(COM.MICROSOFT.FLOOR([.E88]/(150/(150+[.I88]+MIN([.D88];99)));1); &quot; (~&quot;; COM.MICROSOFT.CEILING((1-(150/(150+[.I88]+MIN([.D88];99))))*100;1); &quot;%)&quot;)" office:value-type="string" office:string-value="199 (~22%)" calcext:value-type="string">
            <text:p>199 (~22%)</text:p>
          </table:table-cell>
          <table:table-cell table:style-name="ce198"/>
          <table:table-cell table:style-name="ce77" table:content-validation-name="val6" office:value-type="float" office:value="104" calcext:value-type="float">
            <text:p>104</text:p>
          </table:table-cell>
          <table:table-cell table:style-name="ce199" office:value-type="string" calcext:value-type="string">
            <text:p>Hassohapp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46" calcext:value-type="float">
            <text:p>46</text:p>
          </table:table-cell>
          <table:table-cell table:style-name="ce77" office:value-type="float" office:value="11" calcext:value-type="float">
            <text:p>11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7" calcext:value-type="float">
            <text:p>87</text:p>
          </table:table-cell>
          <table:table-cell table:style-name="ce218" table:formula="of:=[.AP89]-[.AP88]" office:value-type="float" office:value="32616" calcext:value-type="float">
            <text:p>32616</text:p>
          </table:table-cell>
          <table:table-cell table:formula="of:=FLOOR([.AN88]^3*142/100-5)" office:value-type="float" office:value="935069" calcext:value-type="float">
            <text:p>935069</text:p>
          </table:table-cell>
          <table:table-cell table:style-name="ce218" table:formula="of:=[.AR89]-[.AR88]" office:value-type="float" office:value="62016" calcext:value-type="float">
            <text:p>62016</text:p>
          </table:table-cell>
          <table:table-cell table:style-name="ce221" table:formula="of:=FLOOR([.AN88]^3*270/100-5)" office:value-type="float" office:value="1777953" calcext:value-type="float">
            <text:p>177795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7" calcext:value-type="float">
            <text:p>87</text:p>
          </table:table-cell>
          <table:table-cell table:style-name="ce164" office:value-type="string" calcext:value-type="string">
            <text:p>Gogmagog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89]+[.J89]/2)*6" office:value-type="float" office:value="456" calcext:value-type="float">
            <text:p>456</text:p>
          </table:table-cell>
          <table:table-cell table:style-name="ce171" table:content-validation-name="val6" table:formula="of:=([.D89]+[.I89]/2)*4" office:value-type="float" office:value="276" calcext:value-type="float">
            <text:p>276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89:.L89])" office:value-type="float" office:value="187" calcext:value-type="float">
            <text:p>187</text:p>
          </table:table-cell>
          <table:table-cell table:style-name="ce192" table:formula="of:=CONCATENATE(COM.MICROSOFT.FLOOR([.E89]/(150/(150+[.J89]+MIN([.D89];99)));1); &quot; (~&quot;; COM.MICROSOFT.CEILING((1-(150/(150+[.J89]+MIN([.D89];99))))*100;1); &quot;%)&quot;)" office:value-type="string" office:string-value="750 (~40%)" calcext:value-type="string">
            <text:p>750 (~40%)</text:p>
          </table:table-cell>
          <table:table-cell table:style-name="ce195" table:formula="of:=CONCATENATE(COM.MICROSOFT.FLOOR([.E89]/(150/(150+[.I89]+MIN([.D89];99)));1); &quot; (~&quot;; COM.MICROSOFT.CEILING((1-(150/(150+[.I89]+MIN([.D89];99))))*100;1); &quot;%)&quot;)" office:value-type="string" office:string-value="708 (~36%)" calcext:value-type="string">
            <text:p>708 (~36%)</text:p>
          </table:table-cell>
          <table:table-cell table:style-name="ce198"/>
          <table:table-cell table:style-name="ce77" table:content-validation-name="val6" office:value-type="float" office:value="105" calcext:value-type="float">
            <text:p>105</text:p>
          </table:table-cell>
          <table:table-cell table:style-name="ce199" office:value-type="string" calcext:value-type="string">
            <text:p>Dark Swor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8" calcext:value-type="float">
            <text:p>88</text:p>
          </table:table-cell>
          <table:table-cell table:style-name="ce218" table:formula="of:=[.AP90]-[.AP89]" office:value-type="float" office:value="33365" calcext:value-type="float">
            <text:p>33365</text:p>
          </table:table-cell>
          <table:table-cell table:formula="of:=FLOOR([.AN89]^3*142/100-5)" office:value-type="float" office:value="967685" calcext:value-type="float">
            <text:p>967685</text:p>
          </table:table-cell>
          <table:table-cell table:style-name="ce218" table:formula="of:=[.AR90]-[.AR89]" office:value-type="float" office:value="63442" calcext:value-type="float">
            <text:p>63442</text:p>
          </table:table-cell>
          <table:table-cell table:style-name="ce221" table:formula="of:=FLOOR([.AN89]^3*270/100-5)" office:value-type="float" office:value="1839969" calcext:value-type="float">
            <text:p>183996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8" calcext:value-type="float">
            <text:p>88</text:p>
          </table:table-cell>
          <table:table-cell table:style-name="ce164" office:value-type="string" calcext:value-type="string">
            <text:p>Titan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90]+[.J90]/2)*6" office:value-type="float" office:value="396" calcext:value-type="float">
            <text:p>396</text:p>
          </table:table-cell>
          <table:table-cell table:style-name="ce171" table:content-validation-name="val6" table:formula="of:=([.D90]+[.I90]/2)*4" office:value-type="float" office:value="236" calcext:value-type="float">
            <text:p>23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4" calcext:value-type="float">
            <text:p>24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90:.L90])" office:value-type="float" office:value="162" calcext:value-type="float">
            <text:p>162</text:p>
          </table:table-cell>
          <table:table-cell table:style-name="ce192" table:formula="of:=CONCATENATE(COM.MICROSOFT.FLOOR([.E90]/(150/(150+[.J90]+MIN([.D90];99)));1); &quot; (~&quot;; COM.MICROSOFT.CEILING((1-(150/(150+[.J90]+MIN([.D90];99))))*100;1); &quot;%)&quot;)" office:value-type="string" office:string-value="615 (~36%)" calcext:value-type="string">
            <text:p>615 (~36%)</text:p>
          </table:table-cell>
          <table:table-cell table:style-name="ce195" table:formula="of:=CONCATENATE(COM.MICROSOFT.FLOOR([.E90]/(150/(150+[.I90]+MIN([.D90];99)));1); &quot; (~&quot;; COM.MICROSOFT.CEILING((1-(150/(150+[.I90]+MIN([.D90];99))))*100;1); &quot;%)&quot;)" office:value-type="string" office:string-value="578 (~32%)" calcext:value-type="string">
            <text:p>578 (~32%)</text:p>
          </table:table-cell>
          <table:table-cell table:style-name="ce198"/>
          <table:table-cell table:style-name="ce77" table:content-validation-name="val6" office:value-type="float" office:value="106" calcext:value-type="float">
            <text:p>106</text:p>
          </table:table-cell>
          <table:table-cell table:style-name="ce199" office:value-type="string" calcext:value-type="string">
            <text:p>Stasi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40" calcext:value-type="float">
            <text:p>40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89" calcext:value-type="float">
            <text:p>89</text:p>
          </table:table-cell>
          <table:table-cell table:style-name="ce218" table:formula="of:=[.AP91]-[.AP90]" office:value-type="float" office:value="34125" calcext:value-type="float">
            <text:p>34125</text:p>
          </table:table-cell>
          <table:table-cell table:formula="of:=FLOOR([.AN90]^3*142/100-5)" office:value-type="float" office:value="1001050" calcext:value-type="float">
            <text:p>1001050</text:p>
          </table:table-cell>
          <table:table-cell table:style-name="ce218" table:formula="of:=[.AR91]-[.AR90]" office:value-type="float" office:value="64884" calcext:value-type="float">
            <text:p>64884</text:p>
          </table:table-cell>
          <table:table-cell table:style-name="ce221" table:formula="of:=FLOOR([.AN90]^3*270/100-5)" office:value-type="float" office:value="1903411" calcext:value-type="float">
            <text:p>190341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89" calcext:value-type="float">
            <text:p>89</text:p>
          </table:table-cell>
          <table:table-cell table:style-name="ce164" office:value-type="string" calcext:value-type="string">
            <text:p>Sarutahik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table:formula="of:=([.D91]+[.J91]/2)*6" office:value-type="float" office:value="312" calcext:value-type="float">
            <text:p>312</text:p>
          </table:table-cell>
          <table:table-cell table:style-name="ce171" table:content-validation-name="val6" table:formula="of:=([.D91]+[.I91]/2)*4" office:value-type="float" office:value="168" calcext:value-type="float">
            <text:p>16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91:.L91])" office:value-type="float" office:value="127" calcext:value-type="float">
            <text:p>127</text:p>
          </table:table-cell>
          <table:table-cell table:style-name="ce192" table:formula="of:=CONCATENATE(COM.MICROSOFT.FLOOR([.E91]/(150/(150+[.J91]+MIN([.D91];99)));1); &quot; (~&quot;; COM.MICROSOFT.CEILING((1-(150/(150+[.J91]+MIN([.D91];99))))*100;1); &quot;%)&quot;)" office:value-type="string" office:string-value="455 (~32%)" calcext:value-type="string">
            <text:p>455 (~32%)</text:p>
          </table:table-cell>
          <table:table-cell table:style-name="ce195" table:formula="of:=CONCATENATE(COM.MICROSOFT.FLOOR([.E91]/(150/(150+[.I91]+MIN([.D91];99)));1); &quot; (~&quot;; COM.MICROSOFT.CEILING((1-(150/(150+[.I91]+MIN([.D91];99))))*100;1); &quot;%)&quot;)" office:value-type="string" office:string-value="413 (~25%)" calcext:value-type="string">
            <text:p>413 (~25%)</text:p>
          </table:table-cell>
          <table:table-cell table:style-name="ce198"/>
          <table:table-cell table:style-name="ce77" table:content-validation-name="val6" office:value-type="float" office:value="107" calcext:value-type="float">
            <text:p>107</text:p>
          </table:table-cell>
          <table:table-cell table:style-name="ce199" office:value-type="string" calcext:value-type="string">
            <text:p>Mighty Gus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4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6" calcext:value-type="float">
            <text:p>26</text:p>
          </table:table-cell>
          <table:table-cell table:style-name="ce165" office:value-type="float" office:value="53" calcext:value-type="float">
            <text:p>5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0" calcext:value-type="float">
            <text:p>90</text:p>
          </table:table-cell>
          <table:table-cell table:style-name="ce218" table:formula="of:=[.AP92]-[.AP91]" office:value-type="float" office:value="34890" calcext:value-type="float">
            <text:p>34890</text:p>
          </table:table-cell>
          <table:table-cell table:formula="of:=FLOOR([.AN91]^3*142/100-5)" office:value-type="float" office:value="1035175" calcext:value-type="float">
            <text:p>1035175</text:p>
          </table:table-cell>
          <table:table-cell table:style-name="ce218" table:formula="of:=[.AR92]-[.AR91]" office:value-type="float" office:value="66341" calcext:value-type="float">
            <text:p>66341</text:p>
          </table:table-cell>
          <table:table-cell table:style-name="ce221" table:formula="of:=FLOOR([.AN91]^3*270/100-5)" office:value-type="float" office:value="1968295" calcext:value-type="float">
            <text:p>19682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0" calcext:value-type="float">
            <text:p>90</text:p>
          </table:table-cell>
          <table:table-cell table:style-name="ce164" office:value-type="string" calcext:value-type="string">
            <text:p>Su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13" calcext:value-type="float">
            <text:p>13</text:p>
          </table:table-cell>
          <table:table-cell table:style-name="ce168" table:content-validation-name="val6" table:formula="of:=([.D92]+[.J92]/2)*6" office:value-type="float" office:value="96" calcext:value-type="float">
            <text:p>96</text:p>
          </table:table-cell>
          <table:table-cell table:style-name="ce171" table:content-validation-name="val6" table:formula="of:=([.D92]+[.I92]/2)*4" office:value-type="float" office:value="80" calcext:value-type="float">
            <text:p>80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2:.L92])" office:value-type="float" office:value="79" calcext:value-type="float">
            <text:p>79</text:p>
          </table:table-cell>
          <table:table-cell table:style-name="ce192" table:formula="of:=CONCATENATE(COM.MICROSOFT.FLOOR([.E92]/(150/(150+[.J92]+MIN([.D92];99)));1); &quot; (~&quot;; COM.MICROSOFT.CEILING((1-(150/(150+[.J92]+MIN([.D92];99))))*100;1); &quot;%)&quot;)" office:value-type="string" office:string-value="108 (~12%)" calcext:value-type="string">
            <text:p>108 (~12%)</text:p>
          </table:table-cell>
          <table:table-cell table:style-name="ce195" table:formula="of:=CONCATENATE(COM.MICROSOFT.FLOOR([.E92]/(150/(150+[.I92]+MIN([.D92];99)));1); &quot; (~&quot;; COM.MICROSOFT.CEILING((1-(150/(150+[.I92]+MIN([.D92];99))))*100;1); &quot;%)&quot;)" office:value-type="string" office:string-value="113 (~16%)" calcext:value-type="string">
            <text:p>113 (~16%)</text:p>
          </table:table-cell>
          <table:table-cell table:style-name="ce198"/>
          <table:table-cell table:style-name="ce77" table:content-validation-name="val6" office:value-type="float" office:value="108" calcext:value-type="float">
            <text:p>108</text:p>
          </table:table-cell>
          <table:table-cell table:style-name="ce199" office:value-type="string" calcext:value-type="string">
            <text:p>Deathbound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5" calcext:value-type="float">
            <text:p>5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1" calcext:value-type="float">
            <text:p>91</text:p>
          </table:table-cell>
          <table:table-cell table:style-name="ce218" table:formula="of:=[.AP93]-[.AP92]" office:value-type="float" office:value="35666" calcext:value-type="float">
            <text:p>35666</text:p>
          </table:table-cell>
          <table:table-cell table:formula="of:=FLOOR([.AN92]^3*142/100-5)" office:value-type="float" office:value="1070065" calcext:value-type="float">
            <text:p>1070065</text:p>
          </table:table-cell>
          <table:table-cell table:style-name="ce218" table:formula="of:=[.AR93]-[.AR92]" office:value-type="float" office:value="67816" calcext:value-type="float">
            <text:p>67816</text:p>
          </table:table-cell>
          <table:table-cell table:style-name="ce221" table:formula="of:=FLOOR([.AN92]^3*270/100-5)" office:value-type="float" office:value="2034636" calcext:value-type="float">
            <text:p>203463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1" calcext:value-type="float">
            <text:p>91</text:p>
          </table:table-cell>
          <table:table-cell table:style-name="ce164" office:value-type="string" calcext:value-type="string">
            <text:p>Hua Po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5" calcext:value-type="float">
            <text:p>5</text:p>
          </table:table-cell>
          <table:table-cell table:style-name="ce168" table:content-validation-name="val6" table:formula="of:=([.D93]+[.J93]/2)*6" office:value-type="float" office:value="60" calcext:value-type="float">
            <text:p>60</text:p>
          </table:table-cell>
          <table:table-cell table:style-name="ce171" table:content-validation-name="val6" table:formula="of:=([.D93]+[.I93]/2)*4" office:value-type="float" office:value="40" calcext:value-type="float">
            <text:p>4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3:.L93])" office:value-type="float" office:value="59" calcext:value-type="float">
            <text:p>59</text:p>
          </table:table-cell>
          <table:table-cell table:style-name="ce192" table:formula="of:=CONCATENATE(COM.MICROSOFT.FLOOR([.E93]/(150/(150+[.J93]+MIN([.D93];99)));1); &quot; (~&quot;; COM.MICROSOFT.CEILING((1-(150/(150+[.J93]+MIN([.D93];99))))*100;1); &quot;%)&quot;)" office:value-type="string" office:string-value="66 (~10%)" calcext:value-type="string">
            <text:p>66 (~10%)</text:p>
          </table:table-cell>
          <table:table-cell table:style-name="ce195" table:formula="of:=CONCATENATE(COM.MICROSOFT.FLOOR([.E93]/(150/(150+[.I93]+MIN([.D93];99)));1); &quot; (~&quot;; COM.MICROSOFT.CEILING((1-(150/(150+[.I93]+MIN([.D93];99))))*100;1); &quot;%)&quot;)" office:value-type="string" office:string-value="66 (~10%)" calcext:value-type="string">
            <text:p>66 (~10%)</text:p>
          </table:table-cell>
          <table:table-cell table:style-name="ce198"/>
          <table:table-cell table:style-name="ce77" table:content-validation-name="val6" office:value-type="float" office:value="109" calcext:value-type="float">
            <text:p>109</text:p>
          </table:table-cell>
          <table:table-cell table:style-name="ce199" office:value-type="string" calcext:value-type="string">
            <text:p>Guilloti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33" calcext:value-type="float">
            <text:p>3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2" calcext:value-type="float">
            <text:p>92</text:p>
          </table:table-cell>
          <table:table-cell table:style-name="ce218" table:formula="of:=[.AP94]-[.AP93]" office:value-type="float" office:value="36450" calcext:value-type="float">
            <text:p>36450</text:p>
          </table:table-cell>
          <table:table-cell table:formula="of:=FLOOR([.AN93]^3*142/100-5)" office:value-type="float" office:value="1105731" calcext:value-type="float">
            <text:p>1105731</text:p>
          </table:table-cell>
          <table:table-cell table:style-name="ce218" table:formula="of:=[.AR94]-[.AR93]" office:value-type="float" office:value="69306" calcext:value-type="float">
            <text:p>69306</text:p>
          </table:table-cell>
          <table:table-cell table:style-name="ce221" table:formula="of:=FLOOR([.AN93]^3*270/100-5)" office:value-type="float" office:value="2102452" calcext:value-type="float">
            <text:p>210245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2" calcext:value-type="float">
            <text:p>92</text:p>
          </table:table-cell>
          <table:table-cell table:style-name="ce164" office:value-type="string" calcext:value-type="string">
            <text:p>Kodama</text:p>
          </table:table-cell>
          <table:table-cell table:style-name="ce165" office:value-type="string" calcext:value-type="string">
            <text:p>Jirae</text:p>
          </table:table-cell>
          <table:table-cell table:style-name="ce165" office:value-type="float" office:value="3" calcext:value-type="float">
            <text:p>3</text:p>
          </table:table-cell>
          <table:table-cell table:style-name="ce168" table:content-validation-name="val6" table:formula="of:=([.D94]+[.J94]/2)*6" office:value-type="float" office:value="42" calcext:value-type="float">
            <text:p>42</text:p>
          </table:table-cell>
          <table:table-cell table:style-name="ce171" table:content-validation-name="val6" table:formula="of:=([.D94]+[.I94]/2)*4" office:value-type="float" office:value="28" calcext:value-type="float">
            <text:p>2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4:.L94])" office:value-type="float" office:value="52" calcext:value-type="float">
            <text:p>52</text:p>
          </table:table-cell>
          <table:table-cell table:style-name="ce192" table:formula="of:=CONCATENATE(COM.MICROSOFT.FLOOR([.E94]/(150/(150+[.J94]+MIN([.D94];99)));1); &quot; (~&quot;; COM.MICROSOFT.CEILING((1-(150/(150+[.J94]+MIN([.D94];99))))*100;1); &quot;%)&quot;)" office:value-type="string" office:string-value="45 (~7%)" calcext:value-type="string">
            <text:p>45 (~7%)</text:p>
          </table:table-cell>
          <table:table-cell table:style-name="ce195" table:formula="of:=CONCATENATE(COM.MICROSOFT.FLOOR([.E94]/(150/(150+[.I94]+MIN([.D94];99)));1); &quot; (~&quot;; COM.MICROSOFT.CEILING((1-(150/(150+[.I94]+MIN([.D94];99))))*100;1); &quot;%)&quot;)" office:value-type="string" office:string-value="45 (~7%)" calcext:value-type="string">
            <text:p>45 (~7%)</text:p>
          </table:table-cell>
          <table:table-cell table:style-name="ce198"/>
          <table:table-cell table:style-name="ce77" table:content-validation-name="val6" office:value-type="float" office:value="110" calcext:value-type="float">
            <text:p>110</text:p>
          </table:table-cell>
          <table:table-cell table:style-name="ce199" office:value-type="string" calcext:value-type="string">
            <text:p>Chaos 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HP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" calcext:value-type="float">
            <text:p>5</text:p>
          </table:table-cell>
          <table:table-cell table:style-name="ce165" office:value-type="float" office:value="22" calcext:value-type="float">
            <text:p>2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3" calcext:value-type="float">
            <text:p>93</text:p>
          </table:table-cell>
          <table:table-cell table:style-name="ce218" table:formula="of:=[.AP95]-[.AP94]" office:value-type="float" office:value="37243" calcext:value-type="float">
            <text:p>37243</text:p>
          </table:table-cell>
          <table:table-cell table:formula="of:=FLOOR([.AN94]^3*142/100-5)" office:value-type="float" office:value="1142181" calcext:value-type="float">
            <text:p>1142181</text:p>
          </table:table-cell>
          <table:table-cell table:style-name="ce218" table:formula="of:=[.AR95]-[.AR94]" office:value-type="float" office:value="70813" calcext:value-type="float">
            <text:p>70813</text:p>
          </table:table-cell>
          <table:table-cell table:style-name="ce221" table:formula="of:=FLOOR([.AN94]^3*270/100-5)" office:value-type="float" office:value="2171758" calcext:value-type="float">
            <text:p>217175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3" calcext:value-type="float">
            <text:p>93</text:p>
          </table:table-cell>
          <table:table-cell table:style-name="ce164" office:value-type="string" calcext:value-type="string">
            <text:p>Shiki-Ouj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4" calcext:value-type="float">
            <text:p>54</text:p>
          </table:table-cell>
          <table:table-cell table:style-name="ce168" table:content-validation-name="val6" table:formula="of:=([.D95]+[.J95]/2)*6" office:value-type="float" office:value="420" calcext:value-type="float">
            <text:p>420</text:p>
          </table:table-cell>
          <table:table-cell table:style-name="ce171" table:content-validation-name="val6" table:formula="of:=([.D95]+[.I95]/2)*4" office:value-type="float" office:value="312" calcext:value-type="float">
            <text:p>312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5:.L95])" office:value-type="float" office:value="191" calcext:value-type="float">
            <text:p>191</text:p>
          </table:table-cell>
          <table:table-cell table:style-name="ce192" table:formula="of:=CONCATENATE(COM.MICROSOFT.FLOOR([.E95]/(150/(150+[.J95]+MIN([.D95];99)));1); &quot; (~&quot;; COM.MICROSOFT.CEILING((1-(150/(150+[.J95]+MIN([.D95];99))))*100;1); &quot;%)&quot;)" office:value-type="string" office:string-value="660 (~37%)" calcext:value-type="string">
            <text:p>660 (~37%)</text:p>
          </table:table-cell>
          <table:table-cell table:style-name="ce195" table:formula="of:=CONCATENATE(COM.MICROSOFT.FLOOR([.E95]/(150/(150+[.I95]+MIN([.D95];99)));1); &quot; (~&quot;; COM.MICROSOFT.CEILING((1-(150/(150+[.I95]+MIN([.D95];99))))*100;1); &quot;%)&quot;)" office:value-type="string" office:string-value="705 (~41%)" calcext:value-type="string">
            <text:p>705 (~41%)</text:p>
          </table:table-cell>
          <table:table-cell table:style-name="ce198"/>
          <table:table-cell table:style-name="ce77" table:content-validation-name="val6" office:value-type="float" office:value="111" calcext:value-type="float">
            <text:p>111</text:p>
          </table:table-cell>
          <table:table-cell table:style-name="ce199" office:value-type="string" calcext:value-type="string">
            <text:p>Needle Rush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4" calcext:value-type="float">
            <text:p>94</text:p>
          </table:table-cell>
          <table:table-cell table:style-name="ce218" table:formula="of:=[.AP96]-[.AP95]" office:value-type="float" office:value="38043" calcext:value-type="float">
            <text:p>38043</text:p>
          </table:table-cell>
          <table:table-cell table:formula="of:=FLOOR([.AN95]^3*142/100-5)" office:value-type="float" office:value="1179424" calcext:value-type="float">
            <text:p>1179424</text:p>
          </table:table-cell>
          <table:table-cell table:style-name="ce218" table:formula="of:=[.AR96]-[.AR95]" office:value-type="float" office:value="72336" calcext:value-type="float">
            <text:p>72336</text:p>
          </table:table-cell>
          <table:table-cell table:style-name="ce221" table:formula="of:=FLOOR([.AN95]^3*270/100-5)" office:value-type="float" office:value="2242571" calcext:value-type="float">
            <text:p>224257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4" calcext:value-type="float">
            <text:p>94</text:p>
          </table:table-cell>
          <table:table-cell table:style-name="ce164" office:value-type="string" calcext:value-type="string">
            <text:p>On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96]+[.J96]/2)*6" office:value-type="float" office:value="222" calcext:value-type="float">
            <text:p>222</text:p>
          </table:table-cell>
          <table:table-cell table:style-name="ce171" table:content-validation-name="val6" table:formula="of:=([.D96]+[.I96]/2)*4" office:value-type="float" office:value="128" calcext:value-type="float">
            <text:p>128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3" calcext:value-type="float">
            <text:p>13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96:.L96])" office:value-type="float" office:value="103" calcext:value-type="float">
            <text:p>103</text:p>
          </table:table-cell>
          <table:table-cell table:style-name="ce192" table:formula="of:=CONCATENATE(COM.MICROSOFT.FLOOR([.E96]/(150/(150+[.J96]+MIN([.D96];99)));1); &quot; (~&quot;; COM.MICROSOFT.CEILING((1-(150/(150+[.J96]+MIN([.D96];99))))*100;1); &quot;%)&quot;)" office:value-type="string" office:string-value="294 (~25%)" calcext:value-type="string">
            <text:p>294 (~25%)</text:p>
          </table:table-cell>
          <table:table-cell table:style-name="ce195" table:formula="of:=CONCATENATE(COM.MICROSOFT.FLOOR([.E96]/(150/(150+[.I96]+MIN([.D96];99)));1); &quot; (~&quot;; COM.MICROSOFT.CEILING((1-(150/(150+[.I96]+MIN([.D96];99))))*100;1); &quot;%)&quot;)" office:value-type="string" office:string-value="279 (~21%)" calcext:value-type="string">
            <text:p>279 (~21%)</text:p>
          </table:table-cell>
          <table:table-cell table:style-name="ce198"/>
          <table:table-cell table:style-name="ce77" table:content-validation-name="val6" office:value-type="float" office:value="112" calcext:value-type="float">
            <text:p>112</text:p>
          </table:table-cell>
          <table:table-cell table:style-name="ce199" office:value-type="string" calcext:value-type="string">
            <text:p>Stun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5" calcext:value-type="float">
            <text:p>95</text:p>
          </table:table-cell>
          <table:table-cell table:style-name="ce218" table:formula="of:=[.AP97]-[.AP96]" office:value-type="float" office:value="38853" calcext:value-type="float">
            <text:p>38853</text:p>
          </table:table-cell>
          <table:table-cell table:formula="of:=FLOOR([.AN96]^3*142/100-5)" office:value-type="float" office:value="1217467" calcext:value-type="float">
            <text:p>1217467</text:p>
          </table:table-cell>
          <table:table-cell table:style-name="ce218" table:formula="of:=[.AR97]-[.AR96]" office:value-type="float" office:value="73875" calcext:value-type="float">
            <text:p>73875</text:p>
          </table:table-cell>
          <table:table-cell table:style-name="ce221" table:formula="of:=FLOOR([.AN96]^3*270/100-5)" office:value-type="float" office:value="2314907" calcext:value-type="float">
            <text:p>23149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5" calcext:value-type="float">
            <text:p>95</text:p>
          </table:table-cell>
          <table:table-cell table:style-name="ce164" office:value-type="string" calcext:value-type="string">
            <text:p>Yomotsu-Ikusa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97]+[.J97]/2)*6" office:value-type="float" office:value="342" calcext:value-type="float">
            <text:p>342</text:p>
          </table:table-cell>
          <table:table-cell table:style-name="ce171" table:content-validation-name="val6" table:formula="of:=([.D97]+[.I97]/2)*4" office:value-type="float" office:value="236" calcext:value-type="float">
            <text:p>23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97:.L97])" office:value-type="float" office:value="162" calcext:value-type="float">
            <text:p>162</text:p>
          </table:table-cell>
          <table:table-cell table:style-name="ce192" table:formula="of:=CONCATENATE(COM.MICROSOFT.FLOOR([.E97]/(150/(150+[.J97]+MIN([.D97];99)));1); &quot; (~&quot;; COM.MICROSOFT.CEILING((1-(150/(150+[.J97]+MIN([.D97];99))))*100;1); &quot;%)&quot;)" office:value-type="string" office:string-value="501 (~32%)" calcext:value-type="string">
            <text:p>501 (~32%)</text:p>
          </table:table-cell>
          <table:table-cell table:style-name="ce195" table:formula="of:=CONCATENATE(COM.MICROSOFT.FLOOR([.E97]/(150/(150+[.I97]+MIN([.D97];99)));1); &quot; (~&quot;; COM.MICROSOFT.CEILING((1-(150/(150+[.I97]+MIN([.D97];99))))*100;1); &quot;%)&quot;)" office:value-type="string" office:string-value="510 (~34%)" calcext:value-type="string">
            <text:p>510 (~34%)</text:p>
          </table:table-cell>
          <table:table-cell table:style-name="ce198"/>
          <table:table-cell table:style-name="ce77" table:content-validation-name="val6" office:value-type="float" office:value="113" calcext:value-type="float">
            <text:p>113</text:p>
          </table:table-cell>
          <table:table-cell table:style-name="ce199" office:value-type="string" calcext:value-type="string">
            <text:p>Toxic Sti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6" calcext:value-type="float">
            <text:p>96</text:p>
          </table:table-cell>
          <table:table-cell table:style-name="ce218" table:formula="of:=[.AP98]-[.AP97]" office:value-type="float" office:value="39670" calcext:value-type="float">
            <text:p>39670</text:p>
          </table:table-cell>
          <table:table-cell table:formula="of:=FLOOR([.AN97]^3*142/100-5)" office:value-type="float" office:value="1256320" calcext:value-type="float">
            <text:p>1256320</text:p>
          </table:table-cell>
          <table:table-cell table:style-name="ce218" table:formula="of:=[.AR98]-[.AR97]" office:value-type="float" office:value="75430" calcext:value-type="float">
            <text:p>75430</text:p>
          </table:table-cell>
          <table:table-cell table:style-name="ce221" table:formula="of:=FLOOR([.AN97]^3*270/100-5)" office:value-type="float" office:value="2388782" calcext:value-type="float">
            <text:p>238878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6" calcext:value-type="float">
            <text:p>96</text:p>
          </table:table-cell>
          <table:table-cell table:style-name="ce164" office:value-type="string" calcext:value-type="string">
            <text:p>Momunofu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98]+[.J98]/2)*6" office:value-type="float" office:value="180" calcext:value-type="float">
            <text:p>180</text:p>
          </table:table-cell>
          <table:table-cell table:style-name="ce171" table:content-validation-name="val6" table:formula="of:=([.D98]+[.I98]/2)*4" office:value-type="float" office:value="104" calcext:value-type="float">
            <text:p>104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98:.L98])" office:value-type="float" office:value="99" calcext:value-type="float">
            <text:p>99</text:p>
          </table:table-cell>
          <table:table-cell table:style-name="ce192" table:formula="of:=CONCATENATE(COM.MICROSOFT.FLOOR([.E98]/(150/(150+[.J98]+MIN([.D98];99)));1); &quot; (~&quot;; COM.MICROSOFT.CEILING((1-(150/(150+[.J98]+MIN([.D98];99))))*100;1); &quot;%)&quot;)" office:value-type="string" office:string-value="228 (~22%)" calcext:value-type="string">
            <text:p>228 (~22%)</text:p>
          </table:table-cell>
          <table:table-cell table:style-name="ce195" table:formula="of:=CONCATENATE(COM.MICROSOFT.FLOOR([.E98]/(150/(150+[.I98]+MIN([.D98];99)));1); &quot; (~&quot;; COM.MICROSOFT.CEILING((1-(150/(150+[.I98]+MIN([.D98];99))))*100;1); &quot;%)&quot;)" office:value-type="string" office:string-value="218 (~18%)" calcext:value-type="string">
            <text:p>218 (~18%)</text:p>
          </table:table-cell>
          <table:table-cell table:style-name="ce198"/>
          <table:table-cell table:style-name="ce77" table:content-validation-name="val6" office:value-type="float" office:value="114" calcext:value-type="float">
            <text:p>114</text:p>
          </table:table-cell>
          <table:table-cell table:style-name="ce199" office:value-type="string" calcext:value-type="string">
            <text:p>Arid Needl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6" calcext:value-type="float">
            <text:p>26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7" calcext:value-type="float">
            <text:p>97</text:p>
          </table:table-cell>
          <table:table-cell table:style-name="ce218" table:formula="of:=[.AP99]-[.AP98]" office:value-type="float" office:value="40497" calcext:value-type="float">
            <text:p>40497</text:p>
          </table:table-cell>
          <table:table-cell table:formula="of:=FLOOR([.AN98]^3*142/100-5)" office:value-type="float" office:value="1295990" calcext:value-type="float">
            <text:p>1295990</text:p>
          </table:table-cell>
          <table:table-cell table:style-name="ce218" table:formula="of:=[.AR99]-[.AR98]" office:value-type="float" office:value="77001" calcext:value-type="float">
            <text:p>77001</text:p>
          </table:table-cell>
          <table:table-cell table:style-name="ce221" table:formula="of:=FLOOR([.AN98]^3*270/100-5)" office:value-type="float" office:value="2464212" calcext:value-type="float">
            <text:p>246421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7" calcext:value-type="float">
            <text:p>97</text:p>
          </table:table-cell>
          <table:table-cell table:style-name="ce164" office:value-type="string" calcext:value-type="string">
            <text:p>Shikigam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99]+[.J99]/2)*6" office:value-type="float" office:value="48" calcext:value-type="float">
            <text:p>48</text:p>
          </table:table-cell>
          <table:table-cell table:style-name="ce171" table:content-validation-name="val6" table:formula="of:=([.D99]+[.I99]/2)*4" office:value-type="float" office:value="36" calcext:value-type="float">
            <text:p>36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99:.L99])" office:value-type="float" office:value="56" calcext:value-type="float">
            <text:p>56</text:p>
          </table:table-cell>
          <table:table-cell table:style-name="ce192" table:formula="of:=CONCATENATE(COM.MICROSOFT.FLOOR([.E99]/(150/(150+[.J99]+MIN([.D99];99)));1); &quot; (~&quot;; COM.MICROSOFT.CEILING((1-(150/(150+[.J99]+MIN([.D99];99))))*100;1); &quot;%)&quot;)" office:value-type="string" office:string-value="51 (~8%)" calcext:value-type="string">
            <text:p>51 (~8%)</text:p>
          </table:table-cell>
          <table:table-cell table:style-name="ce195" table:formula="of:=CONCATENATE(COM.MICROSOFT.FLOOR([.E99]/(150/(150+[.I99]+MIN([.D99];99)));1); &quot; (~&quot;; COM.MICROSOFT.CEILING((1-(150/(150+[.I99]+MIN([.D99];99))))*100;1); &quot;%)&quot;)" office:value-type="string" office:string-value="52 (~9%)" calcext:value-type="string">
            <text:p>52 (~9%)</text:p>
          </table:table-cell>
          <table:table-cell table:style-name="ce198"/>
          <table:table-cell table:style-name="ce77" table:content-validation-name="val6" office:value-type="float" office:value="115" calcext:value-type="float">
            <text:p>115</text:p>
          </table:table-cell>
          <table:table-cell table:style-name="ce199" office:value-type="string" calcext:value-type="string">
            <text:p>Sacrific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10" calcext:value-type="float">
            <text:p>10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8" calcext:value-type="float">
            <text:p>98</text:p>
          </table:table-cell>
          <table:table-cell table:style-name="ce218" table:formula="of:=[.AP100]-[.AP99]" office:value-type="float" office:value="41332" calcext:value-type="float">
            <text:p>41332</text:p>
          </table:table-cell>
          <table:table-cell table:formula="of:=FLOOR([.AN99]^3*142/100-5)" office:value-type="float" office:value="1336487" calcext:value-type="float">
            <text:p>1336487</text:p>
          </table:table-cell>
          <table:table-cell table:style-name="ce218" table:formula="of:=[.AR100]-[.AR99]" office:value-type="float" office:value="78589" calcext:value-type="float">
            <text:p>78589</text:p>
          </table:table-cell>
          <table:table-cell table:style-name="ce221" table:formula="of:=FLOOR([.AN99]^3*270/100-5)" office:value-type="float" office:value="2541213" calcext:value-type="float">
            <text:p>254121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8" calcext:value-type="float">
            <text:p>98</text:p>
          </table:table-cell>
          <table:table-cell table:style-name="ce164" office:value-type="string" calcext:value-type="string">
            <text:p>Rangd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2" calcext:value-type="float">
            <text:p>72</text:p>
          </table:table-cell>
          <table:table-cell table:style-name="ce168" table:content-validation-name="val6" table:formula="of:=([.D100]+[.J100]/2)*6" office:value-type="float" office:value="552" calcext:value-type="float">
            <text:p>552</text:p>
          </table:table-cell>
          <table:table-cell table:style-name="ce171" table:content-validation-name="val6" table:formula="of:=([.D100]+[.I100]/2)*4" office:value-type="float" office:value="384" calcext:value-type="float">
            <text:p>384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00:.L100])" office:value-type="float" office:value="227" calcext:value-type="float">
            <text:p>227</text:p>
          </table:table-cell>
          <table:table-cell table:style-name="ce192" table:formula="of:=CONCATENATE(COM.MICROSOFT.FLOOR([.E100]/(150/(150+[.J100]+MIN([.D100];99)));1); &quot; (~&quot;; COM.MICROSOFT.CEILING((1-(150/(150+[.J100]+MIN([.D100];99))))*100;1); &quot;%)&quot;)" office:value-type="string" office:string-value="964 (~43%)" calcext:value-type="string">
            <text:p>964 (~43%)</text:p>
          </table:table-cell>
          <table:table-cell table:style-name="ce195" table:formula="of:=CONCATENATE(COM.MICROSOFT.FLOOR([.E100]/(150/(150+[.I100]+MIN([.D100];99)));1); &quot; (~&quot;; COM.MICROSOFT.CEILING((1-(150/(150+[.I100]+MIN([.D100];99))))*100;1); &quot;%)&quot;)" office:value-type="string" office:string-value="993 (~45%)" calcext:value-type="string">
            <text:p>993 (~45%)</text:p>
          </table:table-cell>
          <table:table-cell table:style-name="ce198"/>
          <table:table-cell table:style-name="ce77" table:content-validation-name="val6" office:value-type="float" office:value="116" calcext:value-type="float">
            <text:p>116</text:p>
          </table:table-cell>
          <table:table-cell table:style-name="ce199" office:value-type="string" calcext:value-type="string">
            <text:p>Kamikaze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10" calcext:value-type="float">
            <text:p>10</text:p>
          </table:table-cell>
          <table:table-cell table:style-name="ce165" office:value-type="float" office:value="78" calcext:value-type="float">
            <text:p>7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99" calcext:value-type="float">
            <text:p>99</text:p>
          </table:table-cell>
          <table:table-cell table:style-name="ce218" table:formula="of:=[.AP101]-[.AP100]" office:value-type="float" office:value="42176" calcext:value-type="float">
            <text:p>42176</text:p>
          </table:table-cell>
          <table:table-cell table:formula="of:=FLOOR([.AN100]^3*142/100-5)" office:value-type="float" office:value="1377819" calcext:value-type="float">
            <text:p>1377819</text:p>
          </table:table-cell>
          <table:table-cell table:style-name="ce218" table:formula="of:=[.AR101]-[.AR100]" office:value-type="float" office:value="80193" calcext:value-type="float">
            <text:p>80193</text:p>
          </table:table-cell>
          <table:table-cell table:style-name="ce221" table:formula="of:=FLOOR([.AN100]^3*270/100-5)" office:value-type="float" office:value="2619802" calcext:value-type="float">
            <text:p>261980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99" calcext:value-type="float">
            <text:p>99</text:p>
          </table:table-cell>
          <table:table-cell table:style-name="ce164" office:value-type="string" calcext:value-type="string">
            <text:p>Dak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01]+[.J101]/2)*6" office:value-type="float" office:value="414" calcext:value-type="float">
            <text:p>414</text:p>
          </table:table-cell>
          <table:table-cell table:style-name="ce171" table:content-validation-name="val6" table:formula="of:=([.D101]+[.I101]/2)*4" office:value-type="float" office:value="252" calcext:value-type="float">
            <text:p>25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01:.L101])" office:value-type="float" office:value="170" calcext:value-type="float">
            <text:p>170</text:p>
          </table:table-cell>
          <table:table-cell table:style-name="ce192" table:formula="of:=CONCATENATE(COM.MICROSOFT.FLOOR([.E101]/(150/(150+[.J101]+MIN([.D101];99)));1); &quot; (~&quot;; COM.MICROSOFT.CEILING((1-(150/(150+[.J101]+MIN([.D101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01]/(150/(150+[.I101]+MIN([.D101];99)));1); &quot; (~&quot;; COM.MICROSOFT.CEILING((1-(150/(150+[.I101]+MIN([.D101];99))))*100;1); &quot;%)&quot;)" office:value-type="string" office:string-value="618 (~34%)" calcext:value-type="string">
            <text:p>618 (~34%)</text:p>
          </table:table-cell>
          <table:table-cell table:style-name="ce198"/>
          <table:table-cell table:style-name="ce77" table:content-validation-name="val6" office:value-type="float" office:value="117" calcext:value-type="float">
            <text:p>117</text:p>
          </table:table-cell>
          <table:table-cell table:style-name="ce199" office:value-type="string" calcext:value-type="string">
            <text:p>Feral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0" calcext:value-type="float">
            <text:p>100</text:p>
          </table:table-cell>
          <table:table-cell table:style-name="ce218" table:formula="of:=[.AP102]-[.AP101]" office:value-type="float" office:value="43027" calcext:value-type="float">
            <text:p>43027</text:p>
          </table:table-cell>
          <table:table-cell table:formula="of:=FLOOR([.AN101]^3*142/100-5)" office:value-type="float" office:value="1419995" calcext:value-type="float">
            <text:p>1419995</text:p>
          </table:table-cell>
          <table:table-cell table:style-name="ce218" table:formula="of:=[.AR102]-[.AR101]" office:value-type="float" office:value="81812" calcext:value-type="float">
            <text:p>81812</text:p>
          </table:table-cell>
          <table:table-cell table:style-name="ce221" table:formula="of:=FLOOR([.AN101]^3*270/100-5)" office:value-type="float" office:value="2699995" calcext:value-type="float">
            <text:p>26999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0" calcext:value-type="float">
            <text:p>100</text:p>
          </table:table-cell>
          <table:table-cell table:style-name="ce164" office:value-type="string" calcext:value-type="string">
            <text:p>Yaksini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02]+[.J102]/2)*6" office:value-type="float" office:value="348" calcext:value-type="float">
            <text:p>348</text:p>
          </table:table-cell>
          <table:table-cell table:style-name="ce171" table:content-validation-name="val6" table:formula="of:=([.D102]+[.I102]/2)*4" office:value-type="float" office:value="216" calcext:value-type="float">
            <text:p>216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2:.L102])" office:value-type="float" office:value="149" calcext:value-type="float">
            <text:p>149</text:p>
          </table:table-cell>
          <table:table-cell table:style-name="ce192" table:formula="of:=CONCATENATE(COM.MICROSOFT.FLOOR([.E102]/(150/(150+[.J102]+MIN([.D102];99)));1); &quot; (~&quot;; COM.MICROSOFT.CEILING((1-(150/(150+[.J102]+MIN([.D102];99))))*100;1); &quot;%)&quot;)" office:value-type="string" office:string-value="517 (~33%)" calcext:value-type="string">
            <text:p>517 (~33%)</text:p>
          </table:table-cell>
          <table:table-cell table:style-name="ce195" table:formula="of:=CONCATENATE(COM.MICROSOFT.FLOOR([.E102]/(150/(150+[.I102]+MIN([.D102];99)));1); &quot; (~&quot;; COM.MICROSOFT.CEILING((1-(150/(150+[.I102]+MIN([.D102];99))))*100;1); &quot;%)&quot;)" office:value-type="string" office:string-value="498 (~31%)" calcext:value-type="string">
            <text:p>498 (~31%)</text:p>
          </table:table-cell>
          <table:table-cell table:style-name="ce198"/>
          <table:table-cell table:style-name="ce77" table:content-validation-name="val6" office:value-type="float" office:value="118" calcext:value-type="float">
            <text:p>118</text:p>
          </table:table-cell>
          <table:table-cell table:style-name="ce199" office:value-type="string" calcext:value-type="string">
            <text:p>Veno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1" calcext:value-type="float">
            <text:p>101</text:p>
          </table:table-cell>
          <table:table-cell table:style-name="ce218" table:formula="of:=[.AP103]-[.AP102]" office:value-type="float" office:value="43888" calcext:value-type="float">
            <text:p>43888</text:p>
          </table:table-cell>
          <table:table-cell table:formula="of:=FLOOR([.AN102]^3*142/100-5)" office:value-type="float" office:value="1463022" calcext:value-type="float">
            <text:p>1463022</text:p>
          </table:table-cell>
          <table:table-cell table:style-name="ce218" table:formula="of:=[.AR103]-[.AR102]" office:value-type="float" office:value="83449" calcext:value-type="float">
            <text:p>83449</text:p>
          </table:table-cell>
          <table:table-cell table:style-name="ce221" table:formula="of:=FLOOR([.AN102]^3*270/100-5)" office:value-type="float" office:value="2781807" calcext:value-type="float">
            <text:p>27818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1" calcext:value-type="float">
            <text:p>101</text:p>
          </table:table-cell>
          <table:table-cell table:style-name="ce164" office:value-type="string" calcext:value-type="string">
            <text:p>Yomotsu-Shikome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2" calcext:value-type="float">
            <text:p>32</text:p>
          </table:table-cell>
          <table:table-cell table:style-name="ce168" table:content-validation-name="val6" table:formula="of:=([.D103]+[.J103]/2)*6" office:value-type="float" office:value="246" calcext:value-type="float">
            <text:p>246</text:p>
          </table:table-cell>
          <table:table-cell table:style-name="ce171" table:content-validation-name="val6" table:formula="of:=([.D103]+[.I103]/2)*4" office:value-type="float" office:value="192" calcext:value-type="float">
            <text:p>19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03:.L103])" office:value-type="float" office:value="133" calcext:value-type="float">
            <text:p>133</text:p>
          </table:table-cell>
          <table:table-cell table:style-name="ce192" table:formula="of:=CONCATENATE(COM.MICROSOFT.FLOOR([.E103]/(150/(150+[.J103]+MIN([.D103];99)));1); &quot; (~&quot;; COM.MICROSOFT.CEILING((1-(150/(150+[.J103]+MIN([.D103];99))))*100;1); &quot;%)&quot;)" office:value-type="string" office:string-value="328 (~25%)" calcext:value-type="string">
            <text:p>328 (~25%)</text:p>
          </table:table-cell>
          <table:table-cell table:style-name="ce195" table:formula="of:=CONCATENATE(COM.MICROSOFT.FLOOR([.E103]/(150/(150+[.I103]+MIN([.D103];99)));1); &quot; (~&quot;; COM.MICROSOFT.CEILING((1-(150/(150+[.I103]+MIN([.D103];99))))*100;1); &quot;%)&quot;)" office:value-type="string" office:string-value="350 (~30%)" calcext:value-type="string">
            <text:p>350 (~30%)</text:p>
          </table:table-cell>
          <table:table-cell table:style-name="ce198"/>
          <table:table-cell table:style-name="ce77" table:content-validation-name="val6" office:value-type="float" office:value="119" calcext:value-type="float">
            <text:p>119</text:p>
          </table:table-cell>
          <table:table-cell table:style-name="ce199" office:value-type="string" calcext:value-type="string">
            <text:p>Charm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2" calcext:value-type="float">
            <text:p>102</text:p>
          </table:table-cell>
          <table:table-cell table:style-name="ce218" table:formula="of:=[.AP104]-[.AP103]" office:value-type="float" office:value="44757" calcext:value-type="float">
            <text:p>44757</text:p>
          </table:table-cell>
          <table:table-cell table:formula="of:=FLOOR([.AN103]^3*142/100-5)" office:value-type="float" office:value="1506910" calcext:value-type="float">
            <text:p>1506910</text:p>
          </table:table-cell>
          <table:table-cell table:style-name="ce218" table:formula="of:=[.AR104]-[.AR103]" office:value-type="float" office:value="85101" calcext:value-type="float">
            <text:p>85101</text:p>
          </table:table-cell>
          <table:table-cell table:style-name="ce221" table:formula="of:=FLOOR([.AN103]^3*270/100-5)" office:value-type="float" office:value="2865256" calcext:value-type="float">
            <text:p>286525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2" calcext:value-type="float">
            <text:p>102</text:p>
          </table:table-cell>
          <table:table-cell table:style-name="ce164" office:value-type="string" calcext:value-type="string">
            <text:p>Tarak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04]+[.J104]/2)*6" office:value-type="float" office:value="186" calcext:value-type="float">
            <text:p>186</text:p>
          </table:table-cell>
          <table:table-cell table:style-name="ce171" table:content-validation-name="val6" table:formula="of:=([.D104]+[.I104]/2)*4" office:value-type="float" office:value="104" calcext:value-type="float">
            <text:p>10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04:.L104])" office:value-type="float" office:value="94" calcext:value-type="float">
            <text:p>94</text:p>
          </table:table-cell>
          <table:table-cell table:style-name="ce192" table:formula="of:=CONCATENATE(COM.MICROSOFT.FLOOR([.E104]/(150/(150+[.J104]+MIN([.D104];99)));1); &quot; (~&quot;; COM.MICROSOFT.CEILING((1-(150/(150+[.J104]+MIN([.D104];99))))*100;1); &quot;%)&quot;)" office:value-type="string" office:string-value="238 (~22%)" calcext:value-type="string">
            <text:p>238 (~22%)</text:p>
          </table:table-cell>
          <table:table-cell table:style-name="ce195" table:formula="of:=CONCATENATE(COM.MICROSOFT.FLOOR([.E104]/(150/(150+[.I104]+MIN([.D104];99)));1); &quot; (~&quot;; COM.MICROSOFT.CEILING((1-(150/(150+[.I104]+MIN([.D104];99))))*100;1); &quot;%)&quot;)" office:value-type="string" office:string-value="225 (~18%)" calcext:value-type="string">
            <text:p>225 (~18%)</text:p>
          </table:table-cell>
          <table:table-cell table:style-name="ce198"/>
          <table:table-cell table:style-name="ce77" table:content-validation-name="val6" office:value-type="float" office:value="120" calcext:value-type="float">
            <text:p>120</text:p>
          </table:table-cell>
          <table:table-cell table:style-name="ce199" office:value-type="string" calcext:value-type="string">
            <text:p>Stone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3" calcext:value-type="float">
            <text:p>103</text:p>
          </table:table-cell>
          <table:table-cell table:style-name="ce218" table:formula="of:=[.AP105]-[.AP104]" office:value-type="float" office:value="45634" calcext:value-type="float">
            <text:p>45634</text:p>
          </table:table-cell>
          <table:table-cell table:formula="of:=FLOOR([.AN104]^3*142/100-5)" office:value-type="float" office:value="1551667" calcext:value-type="float">
            <text:p>1551667</text:p>
          </table:table-cell>
          <table:table-cell table:style-name="ce218" table:formula="of:=[.AR105]-[.AR104]" office:value-type="float" office:value="86770" calcext:value-type="float">
            <text:p>86770</text:p>
          </table:table-cell>
          <table:table-cell table:style-name="ce221" table:formula="of:=FLOOR([.AN104]^3*270/100-5)" office:value-type="float" office:value="2950357" calcext:value-type="float">
            <text:p>29503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3" calcext:value-type="float">
            <text:p>103</text:p>
          </table:table-cell>
          <table:table-cell table:style-name="ce164" office:value-type="string" calcext:value-type="string">
            <text:p>Datsue-Ba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05]+[.J105]/2)*6" office:value-type="float" office:value="72" calcext:value-type="float">
            <text:p>72</text:p>
          </table:table-cell>
          <table:table-cell table:style-name="ce171" table:content-validation-name="val6" table:formula="of:=([.D105]+[.I105]/2)*4" office:value-type="float" office:value="60" calcext:value-type="float">
            <text:p>6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05:.L105])" office:value-type="float" office:value="66" calcext:value-type="float">
            <text:p>66</text:p>
          </table:table-cell>
          <table:table-cell table:style-name="ce192" table:formula="of:=CONCATENATE(COM.MICROSOFT.FLOOR([.E105]/(150/(150+[.J105]+MIN([.D105];99)));1); &quot; (~&quot;; COM.MICROSOFT.CEILING((1-(150/(150+[.J105]+MIN([.D105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05]/(150/(150+[.I105]+MIN([.D105];99)));1); &quot; (~&quot;; COM.MICROSOFT.CEILING((1-(150/(150+[.I105]+MIN([.D105];99))))*100;1); &quot;%)&quot;)" office:value-type="string" office:string-value="83 (~14%)" calcext:value-type="string">
            <text:p>83 (~14%)</text:p>
          </table:table-cell>
          <table:table-cell table:style-name="ce198"/>
          <table:table-cell table:style-name="ce77" table:content-validation-name="val6" office:value-type="float" office:value="121" calcext:value-type="float">
            <text:p>121</text:p>
          </table:table-cell>
          <table:table-cell table:style-name="ce199" office:value-type="string" calcext:value-type="string">
            <text:p>Stun Bit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6" calcext:value-type="float">
            <text:p>26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4" calcext:value-type="float">
            <text:p>104</text:p>
          </table:table-cell>
          <table:table-cell table:style-name="ce218" table:formula="of:=[.AP106]-[.AP105]" office:value-type="float" office:value="46521" calcext:value-type="float">
            <text:p>46521</text:p>
          </table:table-cell>
          <table:table-cell table:formula="of:=FLOOR([.AN105]^3*142/100-5)" office:value-type="float" office:value="1597301" calcext:value-type="float">
            <text:p>1597301</text:p>
          </table:table-cell>
          <table:table-cell table:style-name="ce218" table:formula="of:=[.AR106]-[.AR105]" office:value-type="float" office:value="88455" calcext:value-type="float">
            <text:p>88455</text:p>
          </table:table-cell>
          <table:table-cell table:style-name="ce221" table:formula="of:=FLOOR([.AN105]^3*270/100-5)" office:value-type="float" office:value="3037127" calcext:value-type="float">
            <text:p>303712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4" calcext:value-type="float">
            <text:p>104</text:p>
          </table:table-cell>
          <table:table-cell table:style-name="ce164" office:value-type="string" calcext:value-type="string">
            <text:p>Mad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3" calcext:value-type="float">
            <text:p>83</text:p>
          </table:table-cell>
          <table:table-cell table:style-name="ce168" table:content-validation-name="val6" table:formula="of:=([.D106]+[.J106]/2)*6" office:value-type="float" office:value="678" calcext:value-type="float">
            <text:p>678</text:p>
          </table:table-cell>
          <table:table-cell table:style-name="ce171" table:content-validation-name="val6" table:formula="of:=([.D106]+[.I106]/2)*4" office:value-type="float" office:value="416" calcext:value-type="float">
            <text:p>416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06:.L106])" office:value-type="float" office:value="269" calcext:value-type="float">
            <text:p>269</text:p>
          </table:table-cell>
          <table:table-cell table:style-name="ce192" table:formula="of:=CONCATENATE(COM.MICROSOFT.FLOOR([.E106]/(150/(150+[.J106]+MIN([.D106];99)));1); &quot; (~&quot;; COM.MICROSOFT.CEILING((1-(150/(150+[.J106]+MIN([.D106];99))))*100;1); &quot;%)&quot;)" office:value-type="string" office:string-value="1324 (~49%)" calcext:value-type="string">
            <text:p>1324 (~49%)</text:p>
          </table:table-cell>
          <table:table-cell table:style-name="ce195" table:formula="of:=CONCATENATE(COM.MICROSOFT.FLOOR([.E106]/(150/(150+[.I106]+MIN([.D106];99)));1); &quot; (~&quot;; COM.MICROSOFT.CEILING((1-(150/(150+[.I106]+MIN([.D106];99))))*100;1); &quot;%)&quot;)" office:value-type="string" office:string-value="1243 (~46%)" calcext:value-type="string">
            <text:p>1243 (~46%)</text:p>
          </table:table-cell>
          <table:table-cell table:style-name="ce198"/>
          <table:table-cell table:style-name="ce77" table:content-validation-name="val6" office:value-type="float" office:value="122" calcext:value-type="float">
            <text:p>122</text:p>
          </table:table-cell>
          <table:table-cell table:style-name="ce199" office:value-type="string" calcext:value-type="string">
            <text:p>Hell F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5" calcext:value-type="float">
            <text:p>105</text:p>
          </table:table-cell>
          <table:table-cell table:style-name="ce218" table:formula="of:=[.AP107]-[.AP106]" office:value-type="float" office:value="47415" calcext:value-type="float">
            <text:p>47415</text:p>
          </table:table-cell>
          <table:table-cell table:formula="of:=FLOOR([.AN106]^3*142/100-5)" office:value-type="float" office:value="1643822" calcext:value-type="float">
            <text:p>1643822</text:p>
          </table:table-cell>
          <table:table-cell table:style-name="ce218" table:formula="of:=[.AR107]-[.AR106]" office:value-type="float" office:value="90156" calcext:value-type="float">
            <text:p>90156</text:p>
          </table:table-cell>
          <table:table-cell table:style-name="ce221" table:formula="of:=FLOOR([.AN106]^3*270/100-5)" office:value-type="float" office:value="3125582" calcext:value-type="float">
            <text:p>312558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5" calcext:value-type="float">
            <text:p>105</text:p>
          </table:table-cell>
          <table:table-cell table:style-name="ce164" office:value-type="string" calcext:value-type="string">
            <text:p>Girimekhala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07]+[.J107]/2)*6" office:value-type="float" office:value="474" calcext:value-type="float">
            <text:p>474</text:p>
          </table:table-cell>
          <table:table-cell table:style-name="ce171" table:content-validation-name="val6" table:formula="of:=([.D107]+[.I107]/2)*4" office:value-type="float" office:value="300" calcext:value-type="float">
            <text:p>3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07:.L107])" office:value-type="float" office:value="209" calcext:value-type="float">
            <text:p>209</text:p>
          </table:table-cell>
          <table:table-cell table:style-name="ce192" table:formula="of:=CONCATENATE(COM.MICROSOFT.FLOOR([.E107]/(150/(150+[.J107]+MIN([.D107];99)));1); &quot; (~&quot;; COM.MICROSOFT.CEILING((1-(150/(150+[.J107]+MIN([.D107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07]/(150/(150+[.I107]+MIN([.D107];99)));1); &quot; (~&quot;; COM.MICROSOFT.CEILING((1-(150/(150+[.I107]+MIN([.D107];99))))*100;1); &quot;%)&quot;)" office:value-type="string" office:string-value="764 (~39%)" calcext:value-type="string">
            <text:p>764 (~39%)</text:p>
          </table:table-cell>
          <table:table-cell table:style-name="ce198"/>
          <table:table-cell table:style-name="ce77" table:content-validation-name="val6" office:value-type="float" office:value="123" calcext:value-type="float">
            <text:p>123</text:p>
          </table:table-cell>
          <table:table-cell table:style-name="ce199" office:value-type="string" calcext:value-type="string">
            <text:p>Feral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5" calcext:value-type="float">
            <text:p>25</text:p>
          </table:table-cell>
          <table:table-cell table:style-name="ce165" office:value-type="float" office:value="34" calcext:value-type="float">
            <text:p>3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6" calcext:value-type="float">
            <text:p>106</text:p>
          </table:table-cell>
          <table:table-cell table:style-name="ce218" table:formula="of:=[.AP108]-[.AP107]" office:value-type="float" office:value="48319" calcext:value-type="float">
            <text:p>48319</text:p>
          </table:table-cell>
          <table:table-cell table:formula="of:=FLOOR([.AN107]^3*142/100-5)" office:value-type="float" office:value="1691237" calcext:value-type="float">
            <text:p>1691237</text:p>
          </table:table-cell>
          <table:table-cell table:style-name="ce218" table:formula="of:=[.AR108]-[.AR107]" office:value-type="float" office:value="91873" calcext:value-type="float">
            <text:p>91873</text:p>
          </table:table-cell>
          <table:table-cell table:style-name="ce221" table:formula="of:=FLOOR([.AN107]^3*270/100-5)" office:value-type="float" office:value="3215738" calcext:value-type="float">
            <text:p>321573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6" calcext:value-type="float">
            <text:p>106</text:p>
          </table:table-cell>
          <table:table-cell table:style-name="ce164" office:value-type="string" calcext:value-type="string">
            <text:p>Taotie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table:formula="of:=([.D108]+[.J108]/2)*6" office:value-type="float" office:value="516" calcext:value-type="float">
            <text:p>516</text:p>
          </table:table-cell>
          <table:table-cell table:style-name="ce171" table:content-validation-name="val6" table:formula="of:=([.D108]+[.I108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08:.L108])" office:value-type="float" office:value="230" calcext:value-type="float">
            <text:p>230</text:p>
          </table:table-cell>
          <table:table-cell table:style-name="ce192" table:formula="of:=CONCATENATE(COM.MICROSOFT.FLOOR([.E108]/(150/(150+[.J108]+MIN([.D108];99)));1); &quot; (~&quot;; COM.MICROSOFT.CEILING((1-(150/(150+[.J108]+MIN([.D108];99))))*100;1); &quot;%)&quot;)" office:value-type="string" office:string-value="884 (~42%)" calcext:value-type="string">
            <text:p>884 (~42%)</text:p>
          </table:table-cell>
          <table:table-cell table:style-name="ce195" table:formula="of:=CONCATENATE(COM.MICROSOFT.FLOOR([.E108]/(150/(150+[.I108]+MIN([.D108];99)));1); &quot; (~&quot;; COM.MICROSOFT.CEILING((1-(150/(150+[.I108]+MIN([.D108];99))))*100;1); &quot;%)&quot;)" office:value-type="string" office:string-value="884 (~42%)" calcext:value-type="string">
            <text:p>884 (~42%)</text:p>
          </table:table-cell>
          <table:table-cell table:style-name="ce198"/>
          <table:table-cell table:style-name="ce77" table:content-validation-name="val6" office:value-type="float" office:value="124" calcext:value-type="float">
            <text:p>124</text:p>
          </table:table-cell>
          <table:table-cell table:style-name="ce199" office:value-type="string" calcext:value-type="string">
            <text:p>Venom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18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24" calcext:value-type="float">
            <text:p>24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7" calcext:value-type="float">
            <text:p>107</text:p>
          </table:table-cell>
          <table:table-cell table:style-name="ce218" table:formula="of:=[.AP109]-[.AP108]" office:value-type="float" office:value="49230" calcext:value-type="float">
            <text:p>49230</text:p>
          </table:table-cell>
          <table:table-cell table:formula="of:=FLOOR([.AN108]^3*142/100-5)" office:value-type="float" office:value="1739556" calcext:value-type="float">
            <text:p>1739556</text:p>
          </table:table-cell>
          <table:table-cell table:style-name="ce218" table:formula="of:=[.AR109]-[.AR108]" office:value-type="float" office:value="93606" calcext:value-type="float">
            <text:p>93606</text:p>
          </table:table-cell>
          <table:table-cell table:style-name="ce221" table:formula="of:=FLOOR([.AN108]^3*270/100-5)" office:value-type="float" office:value="3307611" calcext:value-type="float">
            <text:p>330761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7" calcext:value-type="float">
            <text:p>107</text:p>
          </table:table-cell>
          <table:table-cell table:style-name="ce164" office:value-type="string" calcext:value-type="string">
            <text:p>Pazuzu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09]+[.J109]/2)*6" office:value-type="float" office:value="390" calcext:value-type="float">
            <text:p>390</text:p>
          </table:table-cell>
          <table:table-cell table:style-name="ce171" table:content-validation-name="val6" table:formula="of:=([.D109]+[.I109]/2)*4" office:value-type="float" office:value="256" calcext:value-type="float">
            <text:p>2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35" calcext:value-type="float">
            <text:p>35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09:.L109])" office:value-type="float" office:value="181" calcext:value-type="float">
            <text:p>181</text:p>
          </table:table-cell>
          <table:table-cell table:style-name="ce192" table:formula="of:=CONCATENATE(COM.MICROSOFT.FLOOR([.E109]/(150/(150+[.J109]+MIN([.D109];99)));1); &quot; (~&quot;; COM.MICROSOFT.CEILING((1-(150/(150+[.J109]+MIN([.D109];99))))*100;1); &quot;%)&quot;)" office:value-type="string" office:string-value="611 (~37%)" calcext:value-type="string">
            <text:p>611 (~37%)</text:p>
          </table:table-cell>
          <table:table-cell table:style-name="ce195" table:formula="of:=CONCATENATE(COM.MICROSOFT.FLOOR([.E109]/(150/(150+[.I109]+MIN([.D109];99)));1); &quot; (~&quot;; COM.MICROSOFT.CEILING((1-(150/(150+[.I109]+MIN([.D109];99))))*100;1); &quot;%)&quot;)" office:value-type="string" office:string-value="605 (~36%)" calcext:value-type="string">
            <text:p>605 (~36%)</text:p>
          </table:table-cell>
          <table:table-cell table:style-name="ce198"/>
          <table:table-cell table:style-name="ce77" table:content-validation-name="val6" office:value-type="float" office:value="125" calcext:value-type="float">
            <text:p>125</text:p>
          </table:table-cell>
          <table:table-cell table:style-name="ce199" office:value-type="string" calcext:value-type="string">
            <text:p>Stu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30" calcext:value-type="float">
            <text:p>30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8" calcext:value-type="float">
            <text:p>108</text:p>
          </table:table-cell>
          <table:table-cell table:style-name="ce218" table:formula="of:=[.AP110]-[.AP109]" office:value-type="float" office:value="50150" calcext:value-type="float">
            <text:p>50150</text:p>
          </table:table-cell>
          <table:table-cell table:formula="of:=FLOOR([.AN109]^3*142/100-5)" office:value-type="float" office:value="1788786" calcext:value-type="float">
            <text:p>1788786</text:p>
          </table:table-cell>
          <table:table-cell table:style-name="ce218" table:formula="of:=[.AR110]-[.AR109]" office:value-type="float" office:value="95356" calcext:value-type="float">
            <text:p>95356</text:p>
          </table:table-cell>
          <table:table-cell table:style-name="ce221" table:formula="of:=FLOOR([.AN109]^3*270/100-5)" office:value-type="float" office:value="3401217" calcext:value-type="float">
            <text:p>340121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8" calcext:value-type="float">
            <text:p>108</text:p>
          </table:table-cell>
          <table:table-cell table:style-name="ce164" office:value-type="string" calcext:value-type="string">
            <text:p>Baphomet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10]+[.J110]/2)*6" office:value-type="float" office:value="300" calcext:value-type="float">
            <text:p>300</text:p>
          </table:table-cell>
          <table:table-cell table:style-name="ce171" table:content-validation-name="val6" table:formula="of:=([.D110]+[.I110]/2)*4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0:.L110])" office:value-type="float" office:value="154" calcext:value-type="float">
            <text:p>154</text:p>
          </table:table-cell>
          <table:table-cell table:style-name="ce192" table:formula="of:=CONCATENATE(COM.MICROSOFT.FLOOR([.E110]/(150/(150+[.J110]+MIN([.D110];99)));1); &quot; (~&quot;; COM.MICROSOFT.CEILING((1-(150/(150+[.J110]+MIN([.D110];99))))*100;1); &quot;%)&quot;)" office:value-type="string" office:string-value="434 (~31%)" calcext:value-type="string">
            <text:p>434 (~31%)</text:p>
          </table:table-cell>
          <table:table-cell table:style-name="ce195" table:formula="of:=CONCATENATE(COM.MICROSOFT.FLOOR([.E110]/(150/(150+[.I110]+MIN([.D110];99)));1); &quot; (~&quot;; COM.MICROSOFT.CEILING((1-(150/(150+[.I110]+MIN([.D110];99))))*100;1); &quot;%)&quot;)" office:value-type="string" office:string-value="434 (~31%)" calcext:value-type="string">
            <text:p>434 (~31%)</text:p>
          </table:table-cell>
          <table:table-cell table:style-name="ce198"/>
          <table:table-cell table:style-name="ce77" table:content-validation-name="val6" office:value-type="float" office:value="126" calcext:value-type="float">
            <text:p>126</text:p>
          </table:table-cell>
          <table:table-cell table:style-name="ce199" office:value-type="string" calcext:value-type="string">
            <text:p>Iron Claw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45" calcext:value-type="float">
            <text:p>45</text:p>
          </table:table-cell>
          <table:table-cell table:style-name="ce165" office:value-type="float" office:value="56" calcext:value-type="float">
            <text:p>5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09" calcext:value-type="float">
            <text:p>109</text:p>
          </table:table-cell>
          <table:table-cell table:style-name="ce218" table:formula="of:=[.AP111]-[.AP110]" office:value-type="float" office:value="51079" calcext:value-type="float">
            <text:p>51079</text:p>
          </table:table-cell>
          <table:table-cell table:formula="of:=FLOOR([.AN110]^3*142/100-5)" office:value-type="float" office:value="1838936" calcext:value-type="float">
            <text:p>1838936</text:p>
          </table:table-cell>
          <table:table-cell table:style-name="ce218" table:formula="of:=[.AR111]-[.AR110]" office:value-type="float" office:value="97122" calcext:value-type="float">
            <text:p>97122</text:p>
          </table:table-cell>
          <table:table-cell table:style-name="ce221" table:formula="of:=FLOOR([.AN110]^3*270/100-5)" office:value-type="float" office:value="3496573" calcext:value-type="float">
            <text:p>349657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09" calcext:value-type="float">
            <text:p>109</text:p>
          </table:table-cell>
          <table:table-cell table:style-name="ce164" office:value-type="string" calcext:value-type="string">
            <text:p>Mo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1" calcext:value-type="float">
            <text:p>91</text:p>
          </table:table-cell>
          <table:table-cell table:style-name="ce168" table:content-validation-name="val6" table:formula="of:=([.D111]+[.J111]/2)*6" office:value-type="float" office:value="732" calcext:value-type="float">
            <text:p>732</text:p>
          </table:table-cell>
          <table:table-cell table:style-name="ce171" table:content-validation-name="val6" table:formula="of:=([.D111]+[.I111]/2)*4" office:value-type="float" office:value="492" calcext:value-type="float">
            <text:p>492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9" calcext:value-type="float">
            <text:p>69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62" calcext:value-type="float">
            <text:p>6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1:.L111])" office:value-type="float" office:value="315" calcext:value-type="float">
            <text:p>315</text:p>
          </table:table-cell>
          <table:table-cell table:style-name="ce192" table:formula="of:=CONCATENATE(COM.MICROSOFT.FLOOR([.E111]/(150/(150+[.J111]+MIN([.D111];99)));1); &quot; (~&quot;; COM.MICROSOFT.CEILING((1-(150/(150+[.J111]+MIN([.D111];99))))*100;1); &quot;%)&quot;)" office:value-type="string" office:string-value="1478 (~51%)" calcext:value-type="string">
            <text:p>1478 (~51%)</text:p>
          </table:table-cell>
          <table:table-cell table:style-name="ce195" table:formula="of:=CONCATENATE(COM.MICROSOFT.FLOOR([.E111]/(150/(150+[.I111]+MIN([.D111];99)));1); &quot; (~&quot;; COM.MICROSOFT.CEILING((1-(150/(150+[.I111]+MIN([.D111];99))))*100;1); &quot;%)&quot;)" office:value-type="string" office:string-value="1488 (~51%)" calcext:value-type="string">
            <text:p>1488 (~51%)</text:p>
          </table:table-cell>
          <table:table-cell table:style-name="ce198"/>
          <table:table-cell table:style-name="ce77" table:content-validation-name="val6" office:value-type="float" office:value="127" calcext:value-type="float">
            <text:p>127</text:p>
          </table:table-cell>
          <table:table-cell table:style-name="ce199" office:value-type="string" calcext:value-type="string">
            <text:p>Godly 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50" calcext:value-type="float">
            <text:p>5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0" calcext:value-type="float">
            <text:p>110</text:p>
          </table:table-cell>
          <table:table-cell table:style-name="ce218" table:formula="of:=[.AP112]-[.AP111]" office:value-type="float" office:value="52016" calcext:value-type="float">
            <text:p>52016</text:p>
          </table:table-cell>
          <table:table-cell table:formula="of:=FLOOR([.AN111]^3*142/100-5)" office:value-type="float" office:value="1890015" calcext:value-type="float">
            <text:p>1890015</text:p>
          </table:table-cell>
          <table:table-cell table:style-name="ce218" table:formula="of:=[.AR112]-[.AR111]" office:value-type="float" office:value="98903" calcext:value-type="float">
            <text:p>98903</text:p>
          </table:table-cell>
          <table:table-cell table:style-name="ce221" table:formula="of:=FLOOR([.AN111]^3*270/100-5)" office:value-type="float" office:value="3593695" calcext:value-type="float">
            <text:p>35936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0" calcext:value-type="float">
            <text:p>110</text:p>
          </table:table-cell>
          <table:table-cell table:style-name="ce164" office:value-type="string" calcext:value-type="string">
            <text:p>Alciel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12]+[.J112]/2)*6" office:value-type="float" office:value="624" calcext:value-type="float">
            <text:p>624</text:p>
          </table:table-cell>
          <table:table-cell table:style-name="ce171" table:content-validation-name="val6" table:formula="of:=([.D112]+[.I112]/2)*4" office:value-type="float" office:value="408" calcext:value-type="float">
            <text:p>408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2:.L112])" office:value-type="float" office:value="277" calcext:value-type="float">
            <text:p>277</text:p>
          </table:table-cell>
          <table:table-cell table:style-name="ce192" table:formula="of:=CONCATENATE(COM.MICROSOFT.FLOOR([.E112]/(150/(150+[.J112]+MIN([.D112];99)));1); &quot; (~&quot;; COM.MICROSOFT.CEILING((1-(150/(150+[.J112]+MIN([.D112];99))))*100;1); &quot;%)&quot;)" office:value-type="string" office:string-value="1168 (~47%)" calcext:value-type="string">
            <text:p>1168 (~47%)</text:p>
          </table:table-cell>
          <table:table-cell table:style-name="ce195" table:formula="of:=CONCATENATE(COM.MICROSOFT.FLOOR([.E112]/(150/(150+[.I112]+MIN([.D112];99)));1); &quot; (~&quot;; COM.MICROSOFT.CEILING((1-(150/(150+[.I112]+MIN([.D112];99))))*100;1); &quot;%)&quot;)" office:value-type="string" office:string-value="1152 (~46%)" calcext:value-type="string">
            <text:p>1152 (~46%)</text:p>
          </table:table-cell>
          <table:table-cell table:style-name="ce198"/>
          <table:table-cell table:style-name="ce77" table:content-validation-name="val6" office:value-type="float" office:value="131" calcext:value-type="float">
            <text:p>131</text:p>
          </table:table-cell>
          <table:table-cell table:style-name="ce199" office:value-type="string" calcext:value-type="string">
            <text:p>Deadly Fury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1" calcext:value-type="float">
            <text:p>111</text:p>
          </table:table-cell>
          <table:table-cell table:style-name="ce218" table:formula="of:=[.AP113]-[.AP112]" office:value-type="float" office:value="52961" calcext:value-type="float">
            <text:p>52961</text:p>
          </table:table-cell>
          <table:table-cell table:formula="of:=FLOOR([.AN112]^3*142/100-5)" office:value-type="float" office:value="1942031" calcext:value-type="float">
            <text:p>1942031</text:p>
          </table:table-cell>
          <table:table-cell table:style-name="ce218" table:formula="of:=[.AR113]-[.AR112]" office:value-type="float" office:value="100702" calcext:value-type="float">
            <text:p>100702</text:p>
          </table:table-cell>
          <table:table-cell table:style-name="ce221" table:formula="of:=FLOOR([.AN112]^3*270/100-5)" office:value-type="float" office:value="3692598" calcext:value-type="float">
            <text:p>369259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1" calcext:value-type="float">
            <text:p>111</text:p>
          </table:table-cell>
          <table:table-cell table:style-name="ce164" office:value-type="string" calcext:value-type="string">
            <text:p>Surt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4" calcext:value-type="float">
            <text:p>74</text:p>
          </table:table-cell>
          <table:table-cell table:style-name="ce168" table:content-validation-name="val6" table:formula="of:=([.D113]+[.J113]/2)*6" office:value-type="float" office:value="588" calcext:value-type="float">
            <text:p>588</text:p>
          </table:table-cell>
          <table:table-cell table:style-name="ce171" table:content-validation-name="val6" table:formula="of:=([.D113]+[.I113]/2)*4" office:value-type="float" office:value="376" calcext:value-type="float">
            <text:p>376</text:p>
          </table:table-cell>
          <table:table-cell table:style-name="ce174" office:value-type="float" office:value="56" calcext:value-type="float">
            <text:p>5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3:.L113])" office:value-type="float" office:value="260" calcext:value-type="float">
            <text:p>260</text:p>
          </table:table-cell>
          <table:table-cell table:style-name="ce192" table:formula="of:=CONCATENATE(COM.MICROSOFT.FLOOR([.E113]/(150/(150+[.J113]+MIN([.D113];99)));1); &quot; (~&quot;; COM.MICROSOFT.CEILING((1-(150/(150+[.J113]+MIN([.D113];99))))*100;1); &quot;%)&quot;)" office:value-type="string" office:string-value="1066 (~45%)" calcext:value-type="string">
            <text:p>1066 (~45%)</text:p>
          </table:table-cell>
          <table:table-cell table:style-name="ce195" table:formula="of:=CONCATENATE(COM.MICROSOFT.FLOOR([.E113]/(150/(150+[.I113]+MIN([.D113];99)));1); &quot; (~&quot;; COM.MICROSOFT.CEILING((1-(150/(150+[.I113]+MIN([.D113];99))))*100;1); &quot;%)&quot;)" office:value-type="string" office:string-value="1034 (~44%)" calcext:value-type="string">
            <text:p>1034 (~44%)</text:p>
          </table:table-cell>
          <table:table-cell table:style-name="ce198"/>
          <table:table-cell table:style-name="ce77" table:content-validation-name="val6" office:value-type="float" office:value="133" calcext:value-type="float">
            <text:p>133</text:p>
          </table:table-cell>
          <table:table-cell table:style-name="ce199" office:value-type="string" calcext:value-type="string">
            <text:p>Xeros Bea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28" calcext:value-type="float">
            <text:p>2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2" calcext:value-type="float">
            <text:p>112</text:p>
          </table:table-cell>
          <table:table-cell table:style-name="ce218" table:formula="of:=[.AP114]-[.AP113]" office:value-type="float" office:value="53916" calcext:value-type="float">
            <text:p>53916</text:p>
          </table:table-cell>
          <table:table-cell table:formula="of:=FLOOR([.AN113]^3*142/100-5)" office:value-type="float" office:value="1994992" calcext:value-type="float">
            <text:p>1994992</text:p>
          </table:table-cell>
          <table:table-cell table:style-name="ce218" table:formula="of:=[.AR114]-[.AR113]" office:value-type="float" office:value="102516" calcext:value-type="float">
            <text:p>102516</text:p>
          </table:table-cell>
          <table:table-cell table:style-name="ce221" table:formula="of:=FLOOR([.AN113]^3*270/100-5)" office:value-type="float" office:value="3793300" calcext:value-type="float">
            <text:p>379330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2" calcext:value-type="float">
            <text:p>112</text:p>
          </table:table-cell>
          <table:table-cell table:style-name="ce164" office:value-type="string" calcext:value-type="string">
            <text:p>Abaddo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14]+[.J114]/2)*6" office:value-type="float" office:value="564" calcext:value-type="float">
            <text:p>564</text:p>
          </table:table-cell>
          <table:table-cell table:style-name="ce171" table:content-validation-name="val6" table:formula="of:=([.D114]+[.I114]/2)*4" office:value-type="float" office:value="372" calcext:value-type="float">
            <text:p>372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4:.L114])" office:value-type="float" office:value="259" calcext:value-type="float">
            <text:p>259</text:p>
          </table:table-cell>
          <table:table-cell table:style-name="ce192" table:formula="of:=CONCATENATE(COM.MICROSOFT.FLOOR([.E114]/(150/(150+[.J114]+MIN([.D114];99)));1); &quot; (~&quot;; COM.MICROSOFT.CEILING((1-(150/(150+[.J114]+MIN([.D114];99))))*100;1); &quot;%)&quot;)" office:value-type="string" office:string-value="1011 (~45%)" calcext:value-type="string">
            <text:p>1011 (~45%)</text:p>
          </table:table-cell>
          <table:table-cell table:style-name="ce195" table:formula="of:=CONCATENATE(COM.MICROSOFT.FLOOR([.E114]/(150/(150+[.I114]+MIN([.D114];99)));1); &quot; (~&quot;; COM.MICROSOFT.CEILING((1-(150/(150+[.I114]+MIN([.D114];99))))*100;1); &quot;%)&quot;)" office:value-type="string" office:string-value="1003 (~44%)" calcext:value-type="string">
            <text:p>1003 (~44%)</text:p>
          </table:table-cell>
          <table:table-cell table:style-name="ce198"/>
          <table:table-cell table:style-name="ce77" table:content-validation-name="val6" office:value-type="float" office:value="136" calcext:value-type="float">
            <text:p>136</text:p>
          </table:table-cell>
          <table:table-cell table:style-name="ce199" office:value-type="string" calcext:value-type="string">
            <text:p>Divine Shot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3" calcext:value-type="float">
            <text:p>113</text:p>
          </table:table-cell>
          <table:table-cell table:style-name="ce218" table:formula="of:=[.AP115]-[.AP114]" office:value-type="float" office:value="54879" calcext:value-type="float">
            <text:p>54879</text:p>
          </table:table-cell>
          <table:table-cell table:formula="of:=FLOOR([.AN114]^3*142/100-5)" office:value-type="float" office:value="2048908" calcext:value-type="float">
            <text:p>2048908</text:p>
          </table:table-cell>
          <table:table-cell table:style-name="ce218" table:formula="of:=[.AR115]-[.AR114]" office:value-type="float" office:value="104347" calcext:value-type="float">
            <text:p>104347</text:p>
          </table:table-cell>
          <table:table-cell table:style-name="ce221" table:formula="of:=FLOOR([.AN114]^3*270/100-5)" office:value-type="float" office:value="3895816" calcext:value-type="float">
            <text:p>389581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3" calcext:value-type="float">
            <text:p>113</text:p>
          </table:table-cell>
          <table:table-cell table:style-name="ce164" office:value-type="string" calcext:value-type="string">
            <text:p>Loki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15]+[.J115]/2)*6" office:value-type="float" office:value="432" calcext:value-type="float">
            <text:p>432</text:p>
          </table:table-cell>
          <table:table-cell table:style-name="ce171" table:content-validation-name="val6" table:formula="of:=([.D115]+[.I115]/2)*4" office:value-type="float" office:value="288" calcext:value-type="float">
            <text:p>288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15:.L115])" office:value-type="float" office:value="213" calcext:value-type="float">
            <text:p>213</text:p>
          </table:table-cell>
          <table:table-cell table:style-name="ce192" table:formula="of:=CONCATENATE(COM.MICROSOFT.FLOOR([.E115]/(150/(150+[.J115]+MIN([.D115];99)));1); &quot; (~&quot;; COM.MICROSOFT.CEILING((1-(150/(150+[.J115]+MIN([.D115];99))))*100;1); &quot;%)&quot;)" office:value-type="string" office:string-value="696 (~39%)" calcext:value-type="string">
            <text:p>696 (~39%)</text:p>
          </table:table-cell>
          <table:table-cell table:style-name="ce195" table:formula="of:=CONCATENATE(COM.MICROSOFT.FLOOR([.E115]/(150/(150+[.I115]+MIN([.D115];99)));1); &quot; (~&quot;; COM.MICROSOFT.CEILING((1-(150/(150+[.I115]+MIN([.D115];99))))*100;1); &quot;%)&quot;)" office:value-type="string" office:string-value="696 (~39%)" calcext:value-type="string">
            <text:p>696 (~39%)</text:p>
          </table:table-cell>
          <table:table-cell table:style-name="ce198"/>
          <table:table-cell table:style-name="ce77" table:content-validation-name="val6" office:value-type="float" office:value="143" calcext:value-type="float">
            <text:p>143</text:p>
          </table:table-cell>
          <table:table-cell table:style-name="ce199" office:value-type="string" calcext:value-type="string">
            <text:p>Javelin Ra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41" calcext:value-type="float">
            <text:p>4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4" calcext:value-type="float">
            <text:p>114</text:p>
          </table:table-cell>
          <table:table-cell table:style-name="ce218" table:formula="of:=[.AP116]-[.AP115]" office:value-type="float" office:value="55850" calcext:value-type="float">
            <text:p>55850</text:p>
          </table:table-cell>
          <table:table-cell table:formula="of:=FLOOR([.AN115]^3*142/100-5)" office:value-type="float" office:value="2103787" calcext:value-type="float">
            <text:p>2103787</text:p>
          </table:table-cell>
          <table:table-cell table:style-name="ce218" table:formula="of:=[.AR116]-[.AR115]" office:value-type="float" office:value="106194" calcext:value-type="float">
            <text:p>106194</text:p>
          </table:table-cell>
          <table:table-cell table:style-name="ce221" table:formula="of:=FLOOR([.AN115]^3*270/100-5)" office:value-type="float" office:value="4000163" calcext:value-type="float">
            <text:p>400016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4" calcext:value-type="float">
            <text:p>114</text:p>
          </table:table-cell>
          <table:table-cell table:style-name="ce164" office:value-type="string" calcext:value-type="string">
            <text:p>Lilith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16]+[.J116]/2)*6" office:value-type="float" office:value="606" calcext:value-type="float">
            <text:p>606</text:p>
          </table:table-cell>
          <table:table-cell table:style-name="ce171" table:content-validation-name="val6" table:formula="of:=([.D116]+[.I116]/2)*4" office:value-type="float" office:value="440" calcext:value-type="float">
            <text:p>44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61" calcext:value-type="float">
            <text:p>61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6:.L116])" office:value-type="float" office:value="261" calcext:value-type="float">
            <text:p>261</text:p>
          </table:table-cell>
          <table:table-cell table:style-name="ce192" table:formula="of:=CONCATENATE(COM.MICROSOFT.FLOOR([.E116]/(150/(150+[.J116]+MIN([.D116];99)));1); &quot; (~&quot;; COM.MICROSOFT.CEILING((1-(150/(150+[.J116]+MIN([.D116];99))))*100;1); &quot;%)&quot;)" office:value-type="string" office:string-value="1098 (~45%)" calcext:value-type="string">
            <text:p>1098 (~45%)</text:p>
          </table:table-cell>
          <table:table-cell table:style-name="ce195" table:formula="of:=CONCATENATE(COM.MICROSOFT.FLOOR([.E116]/(150/(150+[.I116]+MIN([.D116];99)));1); &quot; (~&quot;; COM.MICROSOFT.CEILING((1-(150/(150+[.I116]+MIN([.D116];99))))*100;1); &quot;%)&quot;)" office:value-type="string" office:string-value="1171 (~49%)" calcext:value-type="string">
            <text:p>1171 (~49%)</text:p>
          </table:table-cell>
          <table:table-cell table:style-name="ce198"/>
          <table:table-cell table:style-name="ce77" table:content-validation-name="val6" office:value-type="float" office:value="144" calcext:value-type="float">
            <text:p>144</text:p>
          </table:table-cell>
          <table:table-cell table:style-name="ce199" office:value-type="string" calcext:value-type="string">
            <text:p>Oni Kagur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38" calcext:value-type="float">
            <text:p>38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5" calcext:value-type="float">
            <text:p>115</text:p>
          </table:table-cell>
          <table:table-cell table:style-name="ce218" table:formula="of:=[.AP117]-[.AP116]" office:value-type="float" office:value="56830" calcext:value-type="float">
            <text:p>56830</text:p>
          </table:table-cell>
          <table:table-cell table:formula="of:=FLOOR([.AN116]^3*142/100-5)" office:value-type="float" office:value="2159637" calcext:value-type="float">
            <text:p>2159637</text:p>
          </table:table-cell>
          <table:table-cell table:style-name="ce218" table:formula="of:=[.AR117]-[.AR116]" office:value-type="float" office:value="108057" calcext:value-type="float">
            <text:p>108057</text:p>
          </table:table-cell>
          <table:table-cell table:style-name="ce221" table:formula="of:=FLOOR([.AN116]^3*270/100-5)" office:value-type="float" office:value="4106357" calcext:value-type="float">
            <text:p>41063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5" calcext:value-type="float">
            <text:p>115</text:p>
          </table:table-cell>
          <table:table-cell table:style-name="ce164" office:value-type="string" calcext:value-type="string">
            <text:p>Nyx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table:formula="of:=([.D117]+[.J117]/2)*6" office:value-type="float" office:value="522" calcext:value-type="float">
            <text:p>522</text:p>
          </table:table-cell>
          <table:table-cell table:style-name="ce171" table:content-validation-name="val6" table:formula="of:=([.D117]+[.I117]/2)*4" office:value-type="float" office:value="388" calcext:value-type="float">
            <text:p>38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58" calcext:value-type="float">
            <text:p>58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17:.L117])" office:value-type="float" office:value="238" calcext:value-type="float">
            <text:p>238</text:p>
          </table:table-cell>
          <table:table-cell table:style-name="ce192" table:formula="of:=CONCATENATE(COM.MICROSOFT.FLOOR([.E117]/(150/(150+[.J117]+MIN([.D117];99)));1); &quot; (~&quot;; COM.MICROSOFT.CEILING((1-(150/(150+[.J117]+MIN([.D117];99))))*100;1); &quot;%)&quot;)" office:value-type="string" office:string-value="883 (~41%)" calcext:value-type="string">
            <text:p>883 (~41%)</text:p>
          </table:table-cell>
          <table:table-cell table:style-name="ce195" table:formula="of:=CONCATENATE(COM.MICROSOFT.FLOOR([.E117]/(150/(150+[.I117]+MIN([.D117];99)));1); &quot; (~&quot;; COM.MICROSOFT.CEILING((1-(150/(150+[.I117]+MIN([.D117];99))))*100;1); &quot;%)&quot;)" office:value-type="string" office:string-value="953 (~46%)" calcext:value-type="string">
            <text:p>953 (~46%)</text:p>
          </table:table-cell>
          <table:table-cell table:style-name="ce198"/>
          <table:table-cell table:style-name="ce77" table:content-validation-name="val6" office:value-type="float" office:value="147" calcext:value-type="float">
            <text:p>147</text:p>
          </table:table-cell>
          <table:table-cell table:style-name="ce199" office:value-type="string" calcext:value-type="string">
            <text:p>Freikuge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7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65" calcext:value-type="float">
            <text:p>6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6" calcext:value-type="float">
            <text:p>116</text:p>
          </table:table-cell>
          <table:table-cell table:style-name="ce218" table:formula="of:=[.AP118]-[.AP117]" office:value-type="float" office:value="57818" calcext:value-type="float">
            <text:p>57818</text:p>
          </table:table-cell>
          <table:table-cell table:formula="of:=FLOOR([.AN117]^3*142/100-5)" office:value-type="float" office:value="2216467" calcext:value-type="float">
            <text:p>2216467</text:p>
          </table:table-cell>
          <table:table-cell table:style-name="ce218" table:formula="of:=[.AR118]-[.AR117]" office:value-type="float" office:value="109936" calcext:value-type="float">
            <text:p>109936</text:p>
          </table:table-cell>
          <table:table-cell table:style-name="ce221" table:formula="of:=FLOOR([.AN117]^3*270/100-5)" office:value-type="float" office:value="4214414" calcext:value-type="float">
            <text:p>421441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6" calcext:value-type="float">
            <text:p>116</text:p>
          </table:table-cell>
          <table:table-cell table:style-name="ce164" office:value-type="string" calcext:value-type="string">
            <text:p>Queen Mab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6" calcext:value-type="float">
            <text:p>56</text:p>
          </table:table-cell>
          <table:table-cell table:style-name="ce168" table:content-validation-name="val6" table:formula="of:=([.D118]+[.J118]/2)*6" office:value-type="float" office:value="408" calcext:value-type="float">
            <text:p>408</text:p>
          </table:table-cell>
          <table:table-cell table:style-name="ce171" table:content-validation-name="val6" table:formula="of:=([.D118]+[.I118]/2)*4" office:value-type="float" office:value="308" calcext:value-type="float">
            <text:p>308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18:.L118])" office:value-type="float" office:value="198" calcext:value-type="float">
            <text:p>198</text:p>
          </table:table-cell>
          <table:table-cell table:style-name="ce192" table:formula="of:=CONCATENATE(COM.MICROSOFT.FLOOR([.E118]/(150/(150+[.J118]+MIN([.D118];99)));1); &quot; (~&quot;; COM.MICROSOFT.CEILING((1-(150/(150+[.J118]+MIN([.D118];99))))*100;1); &quot;%)&quot;)" office:value-type="string" office:string-value="625 (~35%)" calcext:value-type="string">
            <text:p>625 (~35%)</text:p>
          </table:table-cell>
          <table:table-cell table:style-name="ce195" table:formula="of:=CONCATENATE(COM.MICROSOFT.FLOOR([.E118]/(150/(150+[.I118]+MIN([.D118];99)));1); &quot; (~&quot;; COM.MICROSOFT.CEILING((1-(150/(150+[.I118]+MIN([.D118];99))))*100;1); &quot;%)&quot;)" office:value-type="string" office:string-value="674 (~40%)" calcext:value-type="string">
            <text:p>674 (~40%)</text:p>
          </table:table-cell>
          <table:table-cell table:style-name="ce198"/>
          <table:table-cell table:style-name="ce77" table:content-validation-name="val6" office:value-type="float" office:value="152" calcext:value-type="float">
            <text:p>152</text:p>
          </table:table-cell>
          <table:table-cell table:style-name="ce199" office:value-type="string" calcext:value-type="string">
            <text:p>Last Resort</text:p>
          </table:table-cell>
          <table:table-cell table:style-name="ce201" table:content-validation-name="val7" office:value-type="string" calcext:value-type="string">
            <text:p>Self-Destruct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9" calcext:value-type="float">
            <text:p>59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7" calcext:value-type="float">
            <text:p>117</text:p>
          </table:table-cell>
          <table:table-cell table:style-name="ce218" table:formula="of:=[.AP119]-[.AP118]" office:value-type="float" office:value="58815" calcext:value-type="float">
            <text:p>58815</text:p>
          </table:table-cell>
          <table:table-cell table:formula="of:=FLOOR([.AN118]^3*142/100-5)" office:value-type="float" office:value="2274285" calcext:value-type="float">
            <text:p>2274285</text:p>
          </table:table-cell>
          <table:table-cell table:style-name="ce218" table:formula="of:=[.AR119]-[.AR118]" office:value-type="float" office:value="111831" calcext:value-type="float">
            <text:p>111831</text:p>
          </table:table-cell>
          <table:table-cell table:style-name="ce221" table:formula="of:=FLOOR([.AN118]^3*270/100-5)" office:value-type="float" office:value="4324350" calcext:value-type="float">
            <text:p>432435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7" calcext:value-type="float">
            <text:p>117</text:p>
          </table:table-cell>
          <table:table-cell table:style-name="ce164" office:value-type="string" calcext:value-type="string">
            <text:p>Suc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19]+[.J119]/2)*6" office:value-type="float" office:value="288" calcext:value-type="float">
            <text:p>288</text:p>
          </table:table-cell>
          <table:table-cell table:style-name="ce171" table:content-validation-name="val6" table:formula="of:=([.D119]+[.I119]/2)*4" office:value-type="float" office:value="212" calcext:value-type="float">
            <text:p>212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2" calcext:value-type="float">
            <text:p>3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19:.L119])" office:value-type="float" office:value="151" calcext:value-type="float">
            <text:p>151</text:p>
          </table:table-cell>
          <table:table-cell table:style-name="ce192" table:formula="of:=CONCATENATE(COM.MICROSOFT.FLOOR([.E119]/(150/(150+[.J119]+MIN([.D119];99)));1); &quot; (~&quot;; COM.MICROSOFT.CEILING((1-(150/(150+[.J119]+MIN([.D119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19]/(150/(150+[.I119]+MIN([.D119];99)));1); &quot; (~&quot;; COM.MICROSOFT.CEILING((1-(150/(150+[.I119]+MIN([.D119];99))))*100;1); &quot;%)&quot;)" office:value-type="string" office:string-value="420 (~32%)" calcext:value-type="string">
            <text:p>420 (~32%)</text:p>
          </table:table-cell>
          <table:table-cell table:style-name="ce198"/>
          <table:table-cell table:style-name="ce77" table:content-validation-name="val6" office:value-type="float" office:value="153" calcext:value-type="float">
            <text:p>153</text:p>
          </table:table-cell>
          <table:table-cell table:style-name="ce199" office:value-type="string" calcext:value-type="string">
            <text:p>Foul Havoc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3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0" calcext:value-type="float">
            <text:p>10</text:p>
          </table:table-cell>
          <table:table-cell table:style-name="ce165" office:value-type="float" office:value="23" calcext:value-type="float">
            <text:p>23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8" calcext:value-type="float">
            <text:p>118</text:p>
          </table:table-cell>
          <table:table-cell table:style-name="ce218" table:formula="of:=[.AP120]-[.AP119]" office:value-type="float" office:value="59820" calcext:value-type="float">
            <text:p>59820</text:p>
          </table:table-cell>
          <table:table-cell table:formula="of:=FLOOR([.AN119]^3*142/100-5)" office:value-type="float" office:value="2333100" calcext:value-type="float">
            <text:p>2333100</text:p>
          </table:table-cell>
          <table:table-cell table:style-name="ce218" table:formula="of:=[.AR120]-[.AR119]" office:value-type="float" office:value="113743" calcext:value-type="float">
            <text:p>113743</text:p>
          </table:table-cell>
          <table:table-cell table:style-name="ce221" table:formula="of:=FLOOR([.AN119]^3*270/100-5)" office:value-type="float" office:value="4436181" calcext:value-type="float">
            <text:p>443618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8" calcext:value-type="float">
            <text:p>118</text:p>
          </table:table-cell>
          <table:table-cell table:style-name="ce164" office:value-type="string" calcext:value-type="string">
            <text:p>Incubus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0]+[.J120]/2)*6" office:value-type="float" office:value="198" calcext:value-type="float">
            <text:p>198</text:p>
          </table:table-cell>
          <table:table-cell table:style-name="ce171" table:content-validation-name="val6" table:formula="of:=([.D120]+[.I120]/2)*4" office:value-type="float" office:value="156" calcext:value-type="float">
            <text:p>15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20:.L120])" office:value-type="float" office:value="121" calcext:value-type="float">
            <text:p>121</text:p>
          </table:table-cell>
          <table:table-cell table:style-name="ce192" table:formula="of:=CONCATENATE(COM.MICROSOFT.FLOOR([.E120]/(150/(150+[.J120]+MIN([.D120];99)));1); &quot; (~&quot;; COM.MICROSOFT.CEILING((1-(150/(150+[.J120]+MIN([.D120];99))))*100;1); &quot;%)&quot;)" office:value-type="string" office:string-value="252 (~22%)" calcext:value-type="string">
            <text:p>252 (~22%)</text:p>
          </table:table-cell>
          <table:table-cell table:style-name="ce195" table:formula="of:=CONCATENATE(COM.MICROSOFT.FLOOR([.E120]/(150/(150+[.I120]+MIN([.D120];99)));1); &quot; (~&quot;; COM.MICROSOFT.CEILING((1-(150/(150+[.I120]+MIN([.D120];99))))*100;1); &quot;%)&quot;)" office:value-type="string" office:string-value="267 (~27%)" calcext:value-type="string">
            <text:p>267 (~27%)</text:p>
          </table:table-cell>
          <table:table-cell table:style-name="ce198"/>
          <table:table-cell table:style-name="ce77" table:content-validation-name="val6" office:value-type="float" office:value="155" calcext:value-type="float">
            <text:p>155</text:p>
          </table:table-cell>
          <table:table-cell table:style-name="ce199" office:value-type="string" calcext:value-type="string">
            <text:p>Earthquak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0" calcext:value-type="float">
            <text:p>10</text:p>
          </table:table-cell>
          <table:table-cell table:style-name="ce165" office:value-type="float" office:value="70" calcext:value-type="float">
            <text:p>7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19" calcext:value-type="float">
            <text:p>119</text:p>
          </table:table-cell>
          <table:table-cell table:style-name="ce218" table:formula="of:=[.AP121]-[.AP120]" office:value-type="float" office:value="60835" calcext:value-type="float">
            <text:p>60835</text:p>
          </table:table-cell>
          <table:table-cell table:formula="of:=FLOOR([.AN120]^3*142/100-5)" office:value-type="float" office:value="2392920" calcext:value-type="float">
            <text:p>2392920</text:p>
          </table:table-cell>
          <table:table-cell table:style-name="ce218" table:formula="of:=[.AR121]-[.AR120]" office:value-type="float" office:value="115671" calcext:value-type="float">
            <text:p>115671</text:p>
          </table:table-cell>
          <table:table-cell table:style-name="ce221" table:formula="of:=FLOOR([.AN120]^3*270/100-5)" office:value-type="float" office:value="4549924" calcext:value-type="float">
            <text:p>454992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19" calcext:value-type="float">
            <text:p>119</text:p>
          </table:table-cell>
          <table:table-cell table:style-name="ce164" office:value-type="string" calcext:value-type="string">
            <text:p>Fomori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18" calcext:value-type="float">
            <text:p>18</text:p>
          </table:table-cell>
          <table:table-cell table:style-name="ce168" table:content-validation-name="val6" table:formula="of:=([.D121]+[.J121]/2)*6" office:value-type="float" office:value="192" calcext:value-type="float">
            <text:p>192</text:p>
          </table:table-cell>
          <table:table-cell table:style-name="ce171" table:content-validation-name="val6" table:formula="of:=([.D121]+[.I121]/2)*4" office:value-type="float" office:value="100" calcext:value-type="float">
            <text:p>1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1:.L121])" office:value-type="float" office:value="87" calcext:value-type="float">
            <text:p>87</text:p>
          </table:table-cell>
          <table:table-cell table:style-name="ce192" table:formula="of:=CONCATENATE(COM.MICROSOFT.FLOOR([.E121]/(150/(150+[.J121]+MIN([.D121];99)));1); &quot; (~&quot;; COM.MICROSOFT.CEILING((1-(150/(150+[.J121]+MIN([.D121];99))))*100;1); &quot;%)&quot;)" office:value-type="string" office:string-value="250 (~24%)" calcext:value-type="string">
            <text:p>250 (~24%)</text:p>
          </table:table-cell>
          <table:table-cell table:style-name="ce195" table:formula="of:=CONCATENATE(COM.MICROSOFT.FLOOR([.E121]/(150/(150+[.I121]+MIN([.D121];99)));1); &quot; (~&quot;; COM.MICROSOFT.CEILING((1-(150/(150+[.I121]+MIN([.D121];99))))*100;1); &quot;%)&quot;)" office:value-type="string" office:string-value="232 (~18%)" calcext:value-type="string">
            <text:p>232 (~18%)</text:p>
          </table:table-cell>
          <table:table-cell table:style-name="ce198"/>
          <table:table-cell table:style-name="ce77" table:content-validation-name="val6" office:value-type="float" office:value="158" calcext:value-type="float">
            <text:p>158</text:p>
          </table:table-cell>
          <table:table-cell table:style-name="ce199" office:value-type="string" calcext:value-type="string">
            <text:p>Holy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165" office:value-type="float" office:value="100" calcext:value-type="float">
            <text:p>100</text:p>
          </table:table-cell>
          <table:table-cell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0" calcext:value-type="float">
            <text:p>120</text:p>
          </table:table-cell>
          <table:table-cell table:style-name="ce218" table:formula="of:=[.AP122]-[.AP121]" office:value-type="float" office:value="61856" calcext:value-type="float">
            <text:p>61856</text:p>
          </table:table-cell>
          <table:table-cell table:formula="of:=FLOOR([.AN121]^3*142/100-5)" office:value-type="float" office:value="2453755" calcext:value-type="float">
            <text:p>2453755</text:p>
          </table:table-cell>
          <table:table-cell table:style-name="ce218" table:formula="of:=[.AR122]-[.AR121]" office:value-type="float" office:value="117614" calcext:value-type="float">
            <text:p>117614</text:p>
          </table:table-cell>
          <table:table-cell table:style-name="ce221" table:formula="of:=FLOOR([.AN121]^3*270/100-5)" office:value-type="float" office:value="4665595" calcext:value-type="float">
            <text:p>46655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0" calcext:value-type="float">
            <text:p>120</text:p>
          </table:table-cell>
          <table:table-cell table:style-name="ce164" office:value-type="string" calcext:value-type="string">
            <text:p>Lilim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8" calcext:value-type="float">
            <text:p>8</text:p>
          </table:table-cell>
          <table:table-cell table:style-name="ce168" table:content-validation-name="val6" table:formula="of:=([.D122]+[.J122]/2)*6" office:value-type="float" office:value="78" calcext:value-type="float">
            <text:p>78</text:p>
          </table:table-cell>
          <table:table-cell table:style-name="ce171" table:content-validation-name="val6" table:formula="of:=([.D122]+[.I122]/2)*4" office:value-type="float" office:value="64" calcext:value-type="float">
            <text:p>6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12" calcext:value-type="float">
            <text:p>12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2:.L122])" office:value-type="float" office:value="68" calcext:value-type="float">
            <text:p>68</text:p>
          </table:table-cell>
          <table:table-cell table:style-name="ce192" table:formula="of:=CONCATENATE(COM.MICROSOFT.FLOOR([.E122]/(150/(150+[.J122]+MIN([.D122];99)));1); &quot; (~&quot;; COM.MICROSOFT.CEILING((1-(150/(150+[.J122]+MIN([.D122];99))))*100;1); &quot;%)&quot;)" office:value-type="string" office:string-value="87 (~11%)" calcext:value-type="string">
            <text:p>87 (~11%)</text:p>
          </table:table-cell>
          <table:table-cell table:style-name="ce195" table:formula="of:=CONCATENATE(COM.MICROSOFT.FLOOR([.E122]/(150/(150+[.I122]+MIN([.D122];99)));1); &quot; (~&quot;; COM.MICROSOFT.CEILING((1-(150/(150+[.I122]+MIN([.D122];99))))*100;1); &quot;%)&quot;)" office:value-type="string" office:string-value="90 (~14%)" calcext:value-type="string">
            <text:p>90 (~14%)</text:p>
          </table:table-cell>
          <table:table-cell table:style-name="ce198"/>
          <table:table-cell table:style-name="ce77" table:content-validation-name="val6" office:value-type="float" office:value="159" calcext:value-type="float">
            <text:p>159</text:p>
          </table:table-cell>
          <table:table-cell table:style-name="ce199" office:value-type="string" calcext:value-type="string">
            <text:p>Evil Melody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1" calcext:value-type="float">
            <text:p>121</text:p>
          </table:table-cell>
          <table:table-cell table:style-name="ce218" table:formula="of:=[.AP123]-[.AP122]" office:value-type="float" office:value="62888" calcext:value-type="float">
            <text:p>62888</text:p>
          </table:table-cell>
          <table:table-cell table:formula="of:=FLOOR([.AN122]^3*142/100-5)" office:value-type="float" office:value="2515611" calcext:value-type="float">
            <text:p>2515611</text:p>
          </table:table-cell>
          <table:table-cell table:style-name="ce218" table:formula="of:=[.AR123]-[.AR122]" office:value-type="float" office:value="119575" calcext:value-type="float">
            <text:p>119575</text:p>
          </table:table-cell>
          <table:table-cell table:style-name="ce221" table:formula="of:=FLOOR([.AN122]^3*270/100-5)" office:value-type="float" office:value="4783209" calcext:value-type="float">
            <text:p>478320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1" calcext:value-type="float">
            <text:p>121</text:p>
          </table:table-cell>
          <table:table-cell table:style-name="ce164" office:value-type="string" calcext:value-type="string">
            <text:p>Hresvelgr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table:formula="of:=([.D123]+[.J123]/2)*6" office:value-type="float" office:value="564" calcext:value-type="float">
            <text:p>564</text:p>
          </table:table-cell>
          <table:table-cell table:style-name="ce171" table:content-validation-name="val6" table:formula="of:=([.D123]+[.I123]/2)*4" office:value-type="float" office:value="380" calcext:value-type="float">
            <text:p>38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1" calcext:value-type="float">
            <text:p>51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23:.L123])" office:value-type="float" office:value="241" calcext:value-type="float">
            <text:p>241</text:p>
          </table:table-cell>
          <table:table-cell table:style-name="ce192" table:formula="of:=CONCATENATE(COM.MICROSOFT.FLOOR([.E123]/(150/(150+[.J123]+MIN([.D123];99)));1); &quot; (~&quot;; COM.MICROSOFT.CEILING((1-(150/(150+[.J123]+MIN([.D123];99))))*100;1); &quot;%)&quot;)" office:value-type="string" office:string-value="988 (~43%)" calcext:value-type="string">
            <text:p>988 (~43%)</text:p>
          </table:table-cell>
          <table:table-cell table:style-name="ce195" table:formula="of:=CONCATENATE(COM.MICROSOFT.FLOOR([.E123]/(150/(150+[.I123]+MIN([.D123];99)));1); &quot; (~&quot;; COM.MICROSOFT.CEILING((1-(150/(150+[.I123]+MIN([.D123];99))))*100;1); &quot;%)&quot;)" office:value-type="string" office:string-value="996 (~44%)" calcext:value-type="string">
            <text:p>996 (~44%)</text:p>
          </table:table-cell>
          <table:table-cell table:style-name="ce198"/>
          <table:table-cell table:style-name="ce77" table:content-validation-name="val6" office:value-type="float" office:value="160" calcext:value-type="float">
            <text:p>160</text:p>
          </table:table-cell>
          <table:table-cell table:style-name="ce199" office:value-type="string" calcext:value-type="string">
            <text:p>Spiral Viper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62" calcext:value-type="float">
            <text:p>6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2" calcext:value-type="float">
            <text:p>122</text:p>
          </table:table-cell>
          <table:table-cell table:style-name="ce218" table:formula="of:=[.AP124]-[.AP123]" office:value-type="float" office:value="63927" calcext:value-type="float">
            <text:p>63927</text:p>
          </table:table-cell>
          <table:table-cell table:formula="of:=FLOOR([.AN123]^3*142/100-5)" office:value-type="float" office:value="2578499" calcext:value-type="float">
            <text:p>2578499</text:p>
          </table:table-cell>
          <table:table-cell table:style-name="ce218" table:formula="of:=[.AR124]-[.AR123]" office:value-type="float" office:value="121551" calcext:value-type="float">
            <text:p>121551</text:p>
          </table:table-cell>
          <table:table-cell table:style-name="ce221" table:formula="of:=FLOOR([.AN123]^3*270/100-5)" office:value-type="float" office:value="4902784" calcext:value-type="float">
            <text:p>490278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2" calcext:value-type="float">
            <text:p>122</text:p>
          </table:table-cell>
          <table:table-cell table:style-name="ce164" office:value-type="string" calcext:value-type="string">
            <text:p>Mothma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43" calcext:value-type="float">
            <text:p>43</text:p>
          </table:table-cell>
          <table:table-cell table:style-name="ce168" table:content-validation-name="val6" table:formula="of:=([.D124]+[.J124]/2)*6" office:value-type="float" office:value="366" calcext:value-type="float">
            <text:p>366</text:p>
          </table:table-cell>
          <table:table-cell table:style-name="ce171" table:content-validation-name="val6" table:formula="of:=([.D124]+[.I124]/2)*4" office:value-type="float" office:value="244" calcext:value-type="float">
            <text:p>2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4:.L124])" office:value-type="float" office:value="160" calcext:value-type="float">
            <text:p>160</text:p>
          </table:table-cell>
          <table:table-cell table:style-name="ce192" table:formula="of:=CONCATENATE(COM.MICROSOFT.FLOOR([.E124]/(150/(150+[.J124]+MIN([.D124];99)));1); &quot; (~&quot;; COM.MICROSOFT.CEILING((1-(150/(150+[.J124]+MIN([.D124];99))))*100;1); &quot;%)&quot;)" office:value-type="string" office:string-value="558 (~35%)" calcext:value-type="string">
            <text:p>558 (~35%)</text:p>
          </table:table-cell>
          <table:table-cell table:style-name="ce195" table:formula="of:=CONCATENATE(COM.MICROSOFT.FLOOR([.E124]/(150/(150+[.I124]+MIN([.D124];99)));1); &quot; (~&quot;; COM.MICROSOFT.CEILING((1-(150/(150+[.I124]+MIN([.D124];99))))*100;1); &quot;%)&quot;)" office:value-type="string" office:string-value="558 (~35%)" calcext:value-type="string">
            <text:p>558 (~35%)</text:p>
          </table:table-cell>
          <table:table-cell table:style-name="ce198"/>
          <table:table-cell table:style-name="ce77" table:content-validation-name="val6" office:value-type="float" office:value="161" calcext:value-type="float">
            <text:p>161</text:p>
          </table:table-cell>
          <table:table-cell table:style-name="ce199" office:value-type="string" calcext:value-type="string">
            <text:p>Magma Axis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0" calcext:value-type="float">
            <text:p>30</text:p>
          </table:table-cell>
          <table:table-cell table:style-name="ce165" office:value-type="float" office:value="48" calcext:value-type="float">
            <text:p>4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470" calcext:value-type="float">
            <text:p>47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3" calcext:value-type="float">
            <text:p>123</text:p>
          </table:table-cell>
          <table:table-cell table:style-name="ce218" table:formula="of:=[.AP125]-[.AP124]" office:value-type="float" office:value="64975" calcext:value-type="float">
            <text:p>64975</text:p>
          </table:table-cell>
          <table:table-cell table:formula="of:=FLOOR([.AN124]^3*142/100-5)" office:value-type="float" office:value="2642426" calcext:value-type="float">
            <text:p>2642426</text:p>
          </table:table-cell>
          <table:table-cell table:style-name="ce218" table:formula="of:=[.AR125]-[.AR124]" office:value-type="float" office:value="123544" calcext:value-type="float">
            <text:p>123544</text:p>
          </table:table-cell>
          <table:table-cell table:style-name="ce221" table:formula="of:=FLOOR([.AN124]^3*270/100-5)" office:value-type="float" office:value="5024335" calcext:value-type="float">
            <text:p>502433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3" calcext:value-type="float">
            <text:p>123</text:p>
          </table:table-cell>
          <table:table-cell table:style-name="ce164" office:value-type="string" calcext:value-type="string">
            <text:p>Raiju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table:formula="of:=([.D125]+[.J125]/2)*6" office:value-type="float" office:value="204" calcext:value-type="float">
            <text:p>204</text:p>
          </table:table-cell>
          <table:table-cell table:style-name="ce171" table:content-validation-name="val6" table:formula="of:=([.D125]+[.I125]/2)*4" office:value-type="float" office:value="160" calcext:value-type="float">
            <text:p>16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5:.L125])" office:value-type="float" office:value="113" calcext:value-type="float">
            <text:p>113</text:p>
          </table:table-cell>
          <table:table-cell table:style-name="ce192" table:formula="of:=CONCATENATE(COM.MICROSOFT.FLOOR([.E125]/(150/(150+[.J125]+MIN([.D125];99)));1); &quot; (~&quot;; COM.MICROSOFT.CEILING((1-(150/(150+[.J125]+MIN([.D125];99))))*100;1); &quot;%)&quot;)" office:value-type="string" office:string-value="262 (~23%)" calcext:value-type="string">
            <text:p>262 (~23%)</text:p>
          </table:table-cell>
          <table:table-cell table:style-name="ce195" table:formula="of:=CONCATENATE(COM.MICROSOFT.FLOOR([.E125]/(150/(150+[.I125]+MIN([.D125];99)));1); &quot; (~&quot;; COM.MICROSOFT.CEILING((1-(150/(150+[.I125]+MIN([.D125];99))))*100;1); &quot;%)&quot;)" office:value-type="string" office:string-value="278 (~27%)" calcext:value-type="string">
            <text:p>278 (~27%)</text:p>
          </table:table-cell>
          <table:table-cell table:style-name="ce198"/>
          <table:table-cell table:style-name="ce77" table:content-validation-name="val6" office:value-type="float" office:value="163" calcext:value-type="float">
            <text:p>163</text:p>
          </table:table-cell>
          <table:table-cell table:style-name="ce199" office:value-type="string" calcext:value-type="string">
            <text:p>Gaea Rag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47" calcext:value-type="float">
            <text:p>47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4" calcext:value-type="float">
            <text:p>124</text:p>
          </table:table-cell>
          <table:table-cell table:style-name="ce218" table:formula="of:=[.AP126]-[.AP125]" office:value-type="float" office:value="66031" calcext:value-type="float">
            <text:p>66031</text:p>
          </table:table-cell>
          <table:table-cell table:formula="of:=FLOOR([.AN125]^3*142/100-5)" office:value-type="float" office:value="2707401" calcext:value-type="float">
            <text:p>2707401</text:p>
          </table:table-cell>
          <table:table-cell table:style-name="ce218" table:formula="of:=[.AR126]-[.AR125]" office:value-type="float" office:value="125553" calcext:value-type="float">
            <text:p>125553</text:p>
          </table:table-cell>
          <table:table-cell table:style-name="ce221" table:formula="of:=FLOOR([.AN125]^3*270/100-5)" office:value-type="float" office:value="5147879" calcext:value-type="float">
            <text:p>514787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4" calcext:value-type="float">
            <text:p>124</text:p>
          </table:table-cell>
          <table:table-cell table:style-name="ce164" office:value-type="string" calcext:value-type="string">
            <text:p>Nue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31" calcext:value-type="float">
            <text:p>31</text:p>
          </table:table-cell>
          <table:table-cell table:style-name="ce168" table:content-validation-name="val6" table:formula="of:=([.D126]+[.J126]/2)*6" office:value-type="float" office:value="258" calcext:value-type="float">
            <text:p>258</text:p>
          </table:table-cell>
          <table:table-cell table:style-name="ce171" table:content-validation-name="val6" table:formula="of:=([.D126]+[.I12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26:.L126])" office:value-type="float" office:value="125" calcext:value-type="float">
            <text:p>125</text:p>
          </table:table-cell>
          <table:table-cell table:style-name="ce192" table:formula="of:=CONCATENATE(COM.MICROSOFT.FLOOR([.E126]/(150/(150+[.J126]+MIN([.D126];99)));1); &quot; (~&quot;; COM.MICROSOFT.CEILING((1-(150/(150+[.J126]+MIN([.D126];99))))*100;1); &quot;%)&quot;)" office:value-type="string" office:string-value="352 (~27%)" calcext:value-type="string">
            <text:p>352 (~27%)</text:p>
          </table:table-cell>
          <table:table-cell table:style-name="ce195" table:formula="of:=CONCATENATE(COM.MICROSOFT.FLOOR([.E126]/(150/(150+[.I126]+MIN([.D126];99)));1); &quot; (~&quot;; COM.MICROSOFT.CEILING((1-(150/(150+[.I126]+MIN([.D126];99))))*100;1); &quot;%)&quot;)" office:value-type="string" office:string-value="342 (~25%)" calcext:value-type="string">
            <text:p>342 (~25%)</text:p>
          </table:table-cell>
          <table:table-cell table:style-name="ce198"/>
          <table:table-cell table:style-name="ce77" table:content-validation-name="val6" office:value-type="float" office:value="176" calcext:value-type="float">
            <text:p>176</text:p>
          </table:table-cell>
          <table:table-cell table:style-name="ce199" office:value-type="string" calcext:value-type="string">
            <text:p>Fire Breath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5" calcext:value-type="float">
            <text:p>125</text:p>
          </table:table-cell>
          <table:table-cell table:style-name="ce218" table:formula="of:=[.AP127]-[.AP126]" office:value-type="float" office:value="67096" calcext:value-type="float">
            <text:p>67096</text:p>
          </table:table-cell>
          <table:table-cell table:formula="of:=FLOOR([.AN126]^3*142/100-5)" office:value-type="float" office:value="2773432" calcext:value-type="float">
            <text:p>2773432</text:p>
          </table:table-cell>
          <table:table-cell table:style-name="ce218" table:formula="of:=[.AR127]-[.AR126]" office:value-type="float" office:value="127578" calcext:value-type="float">
            <text:p>127578</text:p>
          </table:table-cell>
          <table:table-cell table:style-name="ce221" table:formula="of:=FLOOR([.AN126]^3*270/100-5)" office:value-type="float" office:value="5273432" calcext:value-type="float">
            <text:p>527343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5" calcext:value-type="float">
            <text:p>125</text:p>
          </table:table-cell>
          <table:table-cell table:style-name="ce164" office:value-type="string" calcext:value-type="string">
            <text:p>Bicor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table:formula="of:=([.D127]+[.J127]/2)*6" office:value-type="float" office:value="150" calcext:value-type="float">
            <text:p>150</text:p>
          </table:table-cell>
          <table:table-cell table:style-name="ce171" table:content-validation-name="val6" table:formula="of:=([.D127]+[.I127]/2)*4" office:value-type="float" office:value="84" calcext:value-type="float">
            <text:p>84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11" calcext:value-type="float">
            <text:p>11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27:.L127])" office:value-type="float" office:value="81" calcext:value-type="float">
            <text:p>81</text:p>
          </table:table-cell>
          <table:table-cell table:style-name="ce192" table:formula="of:=CONCATENATE(COM.MICROSOFT.FLOOR([.E127]/(150/(150+[.J127]+MIN([.D127];99)));1); &quot; (~&quot;; COM.MICROSOFT.CEILING((1-(150/(150+[.J127]+MIN([.D127];99))))*100;1); &quot;%)&quot;)" office:value-type="string" office:string-value="185 (~19%)" calcext:value-type="string">
            <text:p>185 (~19%)</text:p>
          </table:table-cell>
          <table:table-cell table:style-name="ce195" table:formula="of:=CONCATENATE(COM.MICROSOFT.FLOOR([.E127]/(150/(150+[.I127]+MIN([.D127];99)));1); &quot; (~&quot;; COM.MICROSOFT.CEILING((1-(150/(150+[.I127]+MIN([.D127];99))))*100;1); &quot;%)&quot;)" office:value-type="string" office:string-value="177 (~16%)" calcext:value-type="string">
            <text:p>177 (~16%)</text:p>
          </table:table-cell>
          <table:table-cell table:style-name="ce198"/>
          <table:table-cell table:style-name="ce77" table:content-validation-name="val6" office:value-type="float" office:value="177" calcext:value-type="float">
            <text:p>177</text:p>
          </table:table-cell>
          <table:table-cell table:style-name="ce199" office:value-type="string" calcext:value-type="string">
            <text:p>Hellfir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6" calcext:value-type="float">
            <text:p>126</text:p>
          </table:table-cell>
          <table:table-cell table:style-name="ce218" table:formula="of:=[.AP128]-[.AP127]" office:value-type="float" office:value="68170" calcext:value-type="float">
            <text:p>68170</text:p>
          </table:table-cell>
          <table:table-cell table:formula="of:=FLOOR([.AN127]^3*142/100-5)" office:value-type="float" office:value="2840528" calcext:value-type="float">
            <text:p>2840528</text:p>
          </table:table-cell>
          <table:table-cell table:style-name="ce218" table:formula="of:=[.AR128]-[.AR127]" office:value-type="float" office:value="129619" calcext:value-type="float">
            <text:p>129619</text:p>
          </table:table-cell>
          <table:table-cell table:style-name="ce221" table:formula="of:=FLOOR([.AN127]^3*270/100-5)" office:value-type="float" office:value="5401010" calcext:value-type="float">
            <text:p>540101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6" calcext:value-type="float">
            <text:p>126</text:p>
          </table:table-cell>
          <table:table-cell table:style-name="ce164" office:value-type="string" calcext:value-type="string">
            <text:p>Zhen</text:p>
          </table:table-cell>
          <table:table-cell table:style-name="ce165" office:value-type="string" calcext:value-type="string">
            <text:p>Wilder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28]+[.J128]/2)*6" office:value-type="float" office:value="72" calcext:value-type="float">
            <text:p>72</text:p>
          </table:table-cell>
          <table:table-cell table:style-name="ce171" table:content-validation-name="val6" table:formula="of:=([.D128]+[.I128]/2)*4" office:value-type="float" office:value="48" calcext:value-type="float">
            <text:p>48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28:.L128])" office:value-type="float" office:value="61" calcext:value-type="float">
            <text:p>61</text:p>
          </table:table-cell>
          <table:table-cell table:style-name="ce192" table:formula="of:=CONCATENATE(COM.MICROSOFT.FLOOR([.E128]/(150/(150+[.J128]+MIN([.D128];99)));1); &quot; (~&quot;; COM.MICROSOFT.CEILING((1-(150/(150+[.J128]+MIN([.D128];99))))*100;1); &quot;%)&quot;)" office:value-type="string" office:string-value="80 (~11%)" calcext:value-type="string">
            <text:p>80 (~11%)</text:p>
          </table:table-cell>
          <table:table-cell table:style-name="ce195" table:formula="of:=CONCATENATE(COM.MICROSOFT.FLOOR([.E128]/(150/(150+[.I128]+MIN([.D128];99)));1); &quot; (~&quot;; COM.MICROSOFT.CEILING((1-(150/(150+[.I128]+MIN([.D128];99))))*100;1); &quot;%)&quot;)" office:value-type="string" office:string-value="80 (~11%)" calcext:value-type="string">
            <text:p>80 (~11%)</text:p>
          </table:table-cell>
          <table:table-cell table:style-name="ce198"/>
          <table:table-cell table:style-name="ce77" table:content-validation-name="val6" office:value-type="float" office:value="178" calcext:value-type="float">
            <text:p>178</text:p>
          </table:table-cell>
          <table:table-cell table:style-name="ce199" office:value-type="string" calcext:value-type="string">
            <text:p>Prominence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7" calcext:value-type="float">
            <text:p>127</text:p>
          </table:table-cell>
          <table:table-cell table:style-name="ce218" table:formula="of:=[.AP129]-[.AP128]" office:value-type="float" office:value="69252" calcext:value-type="float">
            <text:p>69252</text:p>
          </table:table-cell>
          <table:table-cell table:formula="of:=FLOOR([.AN128]^3*142/100-5)" office:value-type="float" office:value="2908698" calcext:value-type="float">
            <text:p>2908698</text:p>
          </table:table-cell>
          <table:table-cell table:style-name="ce218" table:formula="of:=[.AR129]-[.AR128]" office:value-type="float" office:value="131676" calcext:value-type="float">
            <text:p>131676</text:p>
          </table:table-cell>
          <table:table-cell table:style-name="ce221" table:formula="of:=FLOOR([.AN128]^3*270/100-5)" office:value-type="float" office:value="5530629" calcext:value-type="float">
            <text:p>553062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7" calcext:value-type="float">
            <text:p>127</text:p>
          </table:table-cell>
          <table:table-cell table:style-name="ce164" office:value-type="string" calcext:value-type="string">
            <text:p>Vetal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29]+[.J129]/2)*6" office:value-type="float" office:value="474" calcext:value-type="float">
            <text:p>474</text:p>
          </table:table-cell>
          <table:table-cell table:style-name="ce171" table:content-validation-name="val6" table:formula="of:=([.D129]+[.I129]/2)*4" office:value-type="float" office:value="332" calcext:value-type="float">
            <text:p>332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29:.L129])" office:value-type="float" office:value="212" calcext:value-type="float">
            <text:p>212</text:p>
          </table:table-cell>
          <table:table-cell table:style-name="ce192" table:formula="of:=CONCATENATE(COM.MICROSOFT.FLOOR([.E129]/(150/(150+[.J129]+MIN([.D129];99)));1); &quot; (~&quot;; COM.MICROSOFT.CEILING((1-(150/(150+[.J129]+MIN([.D129];99))))*100;1); &quot;%)&quot;)" office:value-type="string" office:string-value="774 (~39%)" calcext:value-type="string">
            <text:p>774 (~39%)</text:p>
          </table:table-cell>
          <table:table-cell table:style-name="ce195" table:formula="of:=CONCATENATE(COM.MICROSOFT.FLOOR([.E129]/(150/(150+[.I129]+MIN([.D129];99)));1); &quot; (~&quot;; COM.MICROSOFT.CEILING((1-(150/(150+[.I129]+MIN([.D129];99))))*100;1); &quot;%)&quot;)" office:value-type="string" office:string-value="799 (~41%)" calcext:value-type="string">
            <text:p>799 (~41%)</text:p>
          </table:table-cell>
          <table:table-cell table:style-name="ce198"/>
          <table:table-cell table:style-name="ce77" table:content-validation-name="val6" office:value-type="float" office:value="179" calcext:value-type="float">
            <text:p>179</text:p>
          </table:table-cell>
          <table:table-cell table:style-name="ce199" office:value-type="string" calcext:value-type="string">
            <text:p>Ragnarok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00" calcext:value-type="float">
            <text:p>8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8" calcext:value-type="float">
            <text:p>128</text:p>
          </table:table-cell>
          <table:table-cell table:style-name="ce218" table:formula="of:=[.AP130]-[.AP129]" office:value-type="float" office:value="70343" calcext:value-type="float">
            <text:p>70343</text:p>
          </table:table-cell>
          <table:table-cell table:formula="of:=FLOOR([.AN129]^3*142/100-5)" office:value-type="float" office:value="2977950" calcext:value-type="float">
            <text:p>2977950</text:p>
          </table:table-cell>
          <table:table-cell table:style-name="ce218" table:formula="of:=[.AR130]-[.AR129]" office:value-type="float" office:value="133750" calcext:value-type="float">
            <text:p>133750</text:p>
          </table:table-cell>
          <table:table-cell table:style-name="ce221" table:formula="of:=FLOOR([.AN129]^3*270/100-5)" office:value-type="float" office:value="5662305" calcext:value-type="float">
            <text:p>566230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8" calcext:value-type="float">
            <text:p>128</text:p>
          </table:table-cell>
          <table:table-cell table:style-name="ce164" office:value-type="string" calcext:value-type="string">
            <text:p>Legi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table:formula="of:=([.D130]+[.J130]/2)*6" office:value-type="float" office:value="420" calcext:value-type="float">
            <text:p>420</text:p>
          </table:table-cell>
          <table:table-cell table:style-name="ce171" table:content-validation-name="val6" table:formula="of:=([.D130]+[.I130]/2)*4" office:value-type="float" office:value="240" calcext:value-type="float">
            <text:p>24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30:.L130])" office:value-type="float" office:value="166" calcext:value-type="float">
            <text:p>166</text:p>
          </table:table-cell>
          <table:table-cell table:style-name="ce192" table:formula="of:=CONCATENATE(COM.MICROSOFT.FLOOR([.E130]/(150/(150+[.J130]+MIN([.D130];99)));1); &quot; (~&quot;; COM.MICROSOFT.CEILING((1-(150/(150+[.J130]+MIN([.D130];99))))*100;1); &quot;%)&quot;)" office:value-type="string" office:string-value="674 (~38%)" calcext:value-type="string">
            <text:p>674 (~38%)</text:p>
          </table:table-cell>
          <table:table-cell table:style-name="ce195" table:formula="of:=CONCATENATE(COM.MICROSOFT.FLOOR([.E130]/(150/(150+[.I130]+MIN([.D130];99)));1); &quot; (~&quot;; COM.MICROSOFT.CEILING((1-(150/(150+[.I130]+MIN([.D130];99))))*100;1); &quot;%)&quot;)" office:value-type="string" office:string-value="618 (~33%)" calcext:value-type="string">
            <text:p>618 (~33%)</text:p>
          </table:table-cell>
          <table:table-cell table:style-name="ce198"/>
          <table:table-cell table:style-name="ce77" table:content-validation-name="val6" office:value-type="float" office:value="180" calcext:value-type="float">
            <text:p>180</text:p>
          </table:table-cell>
          <table:table-cell table:style-name="ce199" office:value-type="string" calcext:value-type="string">
            <text:p>Ice Br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29" calcext:value-type="float">
            <text:p>129</text:p>
          </table:table-cell>
          <table:table-cell table:style-name="ce218" table:formula="of:=[.AP131]-[.AP130]" office:value-type="float" office:value="71442" calcext:value-type="float">
            <text:p>71442</text:p>
          </table:table-cell>
          <table:table-cell table:formula="of:=FLOOR([.AN130]^3*142/100-5)" office:value-type="float" office:value="3048293" calcext:value-type="float">
            <text:p>3048293</text:p>
          </table:table-cell>
          <table:table-cell table:style-name="ce218" table:formula="of:=[.AR131]-[.AR130]" office:value-type="float" office:value="135840" calcext:value-type="float">
            <text:p>135840</text:p>
          </table:table-cell>
          <table:table-cell table:style-name="ce221" table:formula="of:=FLOOR([.AN130]^3*270/100-5)" office:value-type="float" office:value="5796055" calcext:value-type="float">
            <text:p>579605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29" calcext:value-type="float">
            <text:p>129</text:p>
          </table:table-cell>
          <table:table-cell table:style-name="ce164" office:value-type="string" calcext:value-type="string">
            <text:p>Yak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7" calcext:value-type="float">
            <text:p>17</text:p>
          </table:table-cell>
          <table:table-cell table:style-name="ce168" table:content-validation-name="val6" table:formula="of:=([.D131]+[.J131]/2)*6" office:value-type="float" office:value="150" calcext:value-type="float">
            <text:p>150</text:p>
          </table:table-cell>
          <table:table-cell table:style-name="ce171" table:content-validation-name="val6" table:formula="of:=([.D131]+[.I131]/2)*4" office:value-type="float" office:value="108" calcext:value-type="float">
            <text:p>10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1:.L131])" office:value-type="float" office:value="91" calcext:value-type="float">
            <text:p>91</text:p>
          </table:table-cell>
          <table:table-cell table:style-name="ce192" table:formula="of:=CONCATENATE(COM.MICROSOFT.FLOOR([.E131]/(150/(150+[.J131]+MIN([.D131];99)));1); &quot; (~&quot;; COM.MICROSOFT.CEILING((1-(150/(150+[.J131]+MIN([.D131];99))))*100;1); &quot;%)&quot;)" office:value-type="string" office:string-value="183 (~19%)" calcext:value-type="string">
            <text:p>183 (~19%)</text:p>
          </table:table-cell>
          <table:table-cell table:style-name="ce195" table:formula="of:=CONCATENATE(COM.MICROSOFT.FLOOR([.E131]/(150/(150+[.I131]+MIN([.D131];99)));1); &quot; (~&quot;; COM.MICROSOFT.CEILING((1-(150/(150+[.I131]+MIN([.D131];99))))*100;1); &quot;%)&quot;)" office:value-type="string" office:string-value="187 (~20%)" calcext:value-type="string">
            <text:p>187 (~20%)</text:p>
          </table:table-cell>
          <table:table-cell table:style-name="ce198"/>
          <table:table-cell table:style-name="ce77" table:content-validation-name="val6" office:value-type="float" office:value="181" calcext:value-type="float">
            <text:p>181</text:p>
          </table:table-cell>
          <table:table-cell table:style-name="ce199" office:value-type="string" calcext:value-type="string">
            <text:p>Glacial Blast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0" calcext:value-type="float">
            <text:p>130</text:p>
          </table:table-cell>
          <table:table-cell table:style-name="ce218" table:formula="of:=[.AP132]-[.AP131]" office:value-type="float" office:value="72549" calcext:value-type="float">
            <text:p>72549</text:p>
          </table:table-cell>
          <table:table-cell table:formula="of:=FLOOR([.AN131]^3*142/100-5)" office:value-type="float" office:value="3119735" calcext:value-type="float">
            <text:p>3119735</text:p>
          </table:table-cell>
          <table:table-cell table:style-name="ce218" table:formula="of:=[.AR132]-[.AR131]" office:value-type="float" office:value="137945" calcext:value-type="float">
            <text:p>137945</text:p>
          </table:table-cell>
          <table:table-cell table:style-name="ce221" table:formula="of:=FLOOR([.AN131]^3*270/100-5)" office:value-type="float" office:value="5931895" calcext:value-type="float">
            <text:p>59318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0" calcext:value-type="float">
            <text:p>130</text:p>
          </table:table-cell>
          <table:table-cell table:style-name="ce164" office:value-type="string" calcext:value-type="string">
            <text:p>Choronzon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table:formula="of:=([.D132]+[.J132]/2)*6" office:value-type="float" office:value="156" calcext:value-type="float">
            <text:p>156</text:p>
          </table:table-cell>
          <table:table-cell table:style-name="ce171" table:content-validation-name="val6" table:formula="of:=([.D132]+[.I132]/2)*4" office:value-type="float" office:value="60" calcext:value-type="float">
            <text:p>6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6" calcext:value-type="float">
            <text:p>6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32:.L132])" office:value-type="float" office:value="68" calcext:value-type="float">
            <text:p>68</text:p>
          </table:table-cell>
          <table:table-cell table:style-name="ce192" table:formula="of:=CONCATENATE(COM.MICROSOFT.FLOOR([.E132]/(150/(150+[.J132]+MIN([.D132];99)));1); &quot; (~&quot;; COM.MICROSOFT.CEILING((1-(150/(150+[.J132]+MIN([.D132];99))))*100;1); &quot;%)&quot;)" office:value-type="string" office:string-value="198 (~22%)" calcext:value-type="string">
            <text:p>198 (~22%)</text:p>
          </table:table-cell>
          <table:table-cell table:style-name="ce195" table:formula="of:=CONCATENATE(COM.MICROSOFT.FLOOR([.E132]/(150/(150+[.I132]+MIN([.D132];99)));1); &quot; (~&quot;; COM.MICROSOFT.CEILING((1-(150/(150+[.I132]+MIN([.D132];99))))*100;1); &quot;%)&quot;)" office:value-type="string" office:string-value="175 (~12%)" calcext:value-type="string">
            <text:p>175 (~12%)</text:p>
          </table:table-cell>
          <table:table-cell table:style-name="ce198"/>
          <table:table-cell table:style-name="ce77" table:content-validation-name="val6" office:value-type="float" office:value="182" calcext:value-type="float">
            <text:p>182</text:p>
          </table:table-cell>
          <table:table-cell table:style-name="ce199" office:value-type="string" calcext:value-type="string">
            <text:p>Shock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1" calcext:value-type="float">
            <text:p>131</text:p>
          </table:table-cell>
          <table:table-cell table:style-name="ce218" table:formula="of:=[.AP133]-[.AP132]" office:value-type="float" office:value="73665" calcext:value-type="float">
            <text:p>73665</text:p>
          </table:table-cell>
          <table:table-cell table:formula="of:=FLOOR([.AN132]^3*142/100-5)" office:value-type="float" office:value="3192284" calcext:value-type="float">
            <text:p>3192284</text:p>
          </table:table-cell>
          <table:table-cell table:style-name="ce218" table:formula="of:=[.AR133]-[.AR132]" office:value-type="float" office:value="140068" calcext:value-type="float">
            <text:p>140068</text:p>
          </table:table-cell>
          <table:table-cell table:style-name="ce221" table:formula="of:=FLOOR([.AN132]^3*270/100-5)" office:value-type="float" office:value="6069840" calcext:value-type="float">
            <text:p>606984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1" calcext:value-type="float">
            <text:p>131</text:p>
          </table:table-cell>
          <table:table-cell table:style-name="ce164" office:value-type="string" calcext:value-type="string">
            <text:p>Pret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" calcext:value-type="float">
            <text:p>4</text:p>
          </table:table-cell>
          <table:table-cell table:style-name="ce168" table:content-validation-name="val6" table:formula="of:=([.D133]+[.J133]/2)*6" office:value-type="float" office:value="54" calcext:value-type="float">
            <text:p>54</text:p>
          </table:table-cell>
          <table:table-cell table:style-name="ce171" table:content-validation-name="val6" table:formula="of:=([.D133]+[.I133]/2)*4" office:value-type="float" office:value="32" calcext:value-type="float">
            <text:p>32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5" calcext:value-type="float">
            <text:p>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33:.L133])" office:value-type="float" office:value="53" calcext:value-type="float">
            <text:p>53</text:p>
          </table:table-cell>
          <table:table-cell table:style-name="ce192" table:formula="of:=CONCATENATE(COM.MICROSOFT.FLOOR([.E133]/(150/(150+[.J133]+MIN([.D133];99)));1); &quot; (~&quot;; COM.MICROSOFT.CEILING((1-(150/(150+[.J133]+MIN([.D133];99))))*100;1); &quot;%)&quot;)" office:value-type="string" office:string-value="59 (~9%)" calcext:value-type="string">
            <text:p>59 (~9%)</text:p>
          </table:table-cell>
          <table:table-cell table:style-name="ce195" table:formula="of:=CONCATENATE(COM.MICROSOFT.FLOOR([.E133]/(150/(150+[.I133]+MIN([.D133];99)));1); &quot; (~&quot;; COM.MICROSOFT.CEILING((1-(150/(150+[.I133]+MIN([.D133];99))))*100;1); &quot;%)&quot;)" office:value-type="string" office:string-value="58 (~8%)" calcext:value-type="string">
            <text:p>58 (~8%)</text:p>
          </table:table-cell>
          <table:table-cell table:style-name="ce198"/>
          <table:table-cell table:style-name="ce77" table:content-validation-name="val6" office:value-type="float" office:value="183" calcext:value-type="float">
            <text:p>183</text:p>
          </table:table-cell>
          <table:table-cell table:style-name="ce199" office:value-type="string" calcext:value-type="string">
            <text:p>Bolt Storm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2" calcext:value-type="float">
            <text:p>132</text:p>
          </table:table-cell>
          <table:table-cell table:style-name="ce218" table:formula="of:=[.AP134]-[.AP133]" office:value-type="float" office:value="74790" calcext:value-type="float">
            <text:p>74790</text:p>
          </table:table-cell>
          <table:table-cell table:formula="of:=FLOOR([.AN133]^3*142/100-5)" office:value-type="float" office:value="3265949" calcext:value-type="float">
            <text:p>3265949</text:p>
          </table:table-cell>
          <table:table-cell table:style-name="ce218" table:formula="of:=[.AR134]-[.AR133]" office:value-type="float" office:value="142206" calcext:value-type="float">
            <text:p>142206</text:p>
          </table:table-cell>
          <table:table-cell table:style-name="ce221" table:formula="of:=FLOOR([.AN133]^3*270/100-5)" office:value-type="float" office:value="6209908" calcext:value-type="float">
            <text:p>620990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2" calcext:value-type="float">
            <text:p>132</text:p>
          </table:table-cell>
          <table:table-cell table:style-name="ce164" office:value-type="string" calcext:value-type="string">
            <text:p>Shadow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34]+[.J134]/2)*6" office:value-type="float" office:value="420" calcext:value-type="float">
            <text:p>420</text:p>
          </table:table-cell>
          <table:table-cell table:style-name="ce171" table:content-validation-name="val6" table:formula="of:=([.D134]+[.I134]/2)*4" office:value-type="float" office:value="288" calcext:value-type="float">
            <text:p>288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34:.L134])" office:value-type="float" office:value="192" calcext:value-type="float">
            <text:p>192</text:p>
          </table:table-cell>
          <table:table-cell table:style-name="ce192" table:formula="of:=CONCATENATE(COM.MICROSOFT.FLOOR([.E134]/(150/(150+[.J134]+MIN([.D134];99)));1); &quot; (~&quot;; COM.MICROSOFT.CEILING((1-(150/(150+[.J134]+MIN([.D134];99))))*100;1); &quot;%)&quot;)" office:value-type="string" office:string-value="666 (~37%)" calcext:value-type="string">
            <text:p>666 (~37%)</text:p>
          </table:table-cell>
          <table:table-cell table:style-name="ce195" table:formula="of:=CONCATENATE(COM.MICROSOFT.FLOOR([.E134]/(150/(150+[.I134]+MIN([.D134];99)));1); &quot; (~&quot;; COM.MICROSOFT.CEILING((1-(150/(150+[.I134]+MIN([.D134];99))))*100;1); &quot;%)&quot;)" office:value-type="string" office:string-value="677 (~39%)" calcext:value-type="string">
            <text:p>677 (~39%)</text:p>
          </table:table-cell>
          <table:table-cell table:style-name="ce198"/>
          <table:table-cell table:style-name="ce77" table:content-validation-name="val6" office:value-type="float" office:value="184" calcext:value-type="float">
            <text:p>184</text:p>
          </table:table-cell>
          <table:table-cell table:style-name="ce199" office:value-type="string" calcext:value-type="string">
            <text:p>Wing Buffe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3" calcext:value-type="float">
            <text:p>133</text:p>
          </table:table-cell>
          <table:table-cell table:style-name="ce218" table:formula="of:=[.AP135]-[.AP134]" office:value-type="float" office:value="75923" calcext:value-type="float">
            <text:p>75923</text:p>
          </table:table-cell>
          <table:table-cell table:formula="of:=FLOOR([.AN134]^3*142/100-5)" office:value-type="float" office:value="3340739" calcext:value-type="float">
            <text:p>3340739</text:p>
          </table:table-cell>
          <table:table-cell table:style-name="ce218" table:formula="of:=[.AR135]-[.AR134]" office:value-type="float" office:value="144361" calcext:value-type="float">
            <text:p>144361</text:p>
          </table:table-cell>
          <table:table-cell table:style-name="ce221" table:formula="of:=FLOOR([.AN134]^3*270/100-5)" office:value-type="float" office:value="6352114" calcext:value-type="float">
            <text:p>635211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3" calcext:value-type="float">
            <text:p>133</text:p>
          </table:table-cell>
          <table:table-cell table:style-name="ce164" office:value-type="string" calcext:value-type="string">
            <text:p>Black Ooz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35]+[.J135]/2)*6" office:value-type="float" office:value="264" calcext:value-type="float">
            <text:p>264</text:p>
          </table:table-cell>
          <table:table-cell table:style-name="ce171" table:content-validation-name="val6" table:formula="of:=([.D135]+[.I135]/2)*4" office:value-type="float" office:value="148" calcext:value-type="float">
            <text:p>148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14" calcext:value-type="float">
            <text:p>14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35:.L135])" office:value-type="float" office:value="110" calcext:value-type="float">
            <text:p>110</text:p>
          </table:table-cell>
          <table:table-cell table:style-name="ce192" table:formula="of:=CONCATENATE(COM.MICROSOFT.FLOOR([.E135]/(150/(150+[.J135]+MIN([.D135];99)));1); &quot; (~&quot;; COM.MICROSOFT.CEILING((1-(150/(150+[.J135]+MIN([.D135];99))))*100;1); &quot;%)&quot;)" office:value-type="string" office:string-value="369 (~29%)" calcext:value-type="string">
            <text:p>369 (~29%)</text:p>
          </table:table-cell>
          <table:table-cell table:style-name="ce195" table:formula="of:=CONCATENATE(COM.MICROSOFT.FLOOR([.E135]/(150/(150+[.I135]+MIN([.D135];99)));1); &quot; (~&quot;; COM.MICROSOFT.CEILING((1-(150/(150+[.I135]+MIN([.D135];99))))*100;1); &quot;%)&quot;)" office:value-type="string" office:string-value="344 (~24%)" calcext:value-type="string">
            <text:p>344 (~24%)</text:p>
          </table:table-cell>
          <table:table-cell table:style-name="ce198"/>
          <table:table-cell table:style-name="ce77" table:content-validation-name="val6" office:value-type="float" office:value="185" calcext:value-type="float">
            <text:p>185</text:p>
          </table:table-cell>
          <table:table-cell table:style-name="ce199" office:value-type="string" calcext:value-type="string">
            <text:p>Tornado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4" calcext:value-type="float">
            <text:p>134</text:p>
          </table:table-cell>
          <table:table-cell table:style-name="ce218" table:formula="of:=[.AP136]-[.AP135]" office:value-type="float" office:value="77065" calcext:value-type="float">
            <text:p>77065</text:p>
          </table:table-cell>
          <table:table-cell table:formula="of:=FLOOR([.AN135]^3*142/100-5)" office:value-type="float" office:value="3416662" calcext:value-type="float">
            <text:p>3416662</text:p>
          </table:table-cell>
          <table:table-cell table:style-name="ce218" table:formula="of:=[.AR136]-[.AR135]" office:value-type="float" office:value="146532" calcext:value-type="float">
            <text:p>146532</text:p>
          </table:table-cell>
          <table:table-cell table:style-name="ce221" table:formula="of:=FLOOR([.AN135]^3*270/100-5)" office:value-type="float" office:value="6496475" calcext:value-type="float">
            <text:p>649647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4" calcext:value-type="float">
            <text:p>134</text:p>
          </table:table-cell>
          <table:table-cell table:style-name="ce164" office:value-type="string" calcext:value-type="string">
            <text:p>Blob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6" calcext:value-type="float">
            <text:p>16</text:p>
          </table:table-cell>
          <table:table-cell table:style-name="ce168" table:content-validation-name="val6" table:formula="of:=([.D136]+[.J136]/2)*6" office:value-type="float" office:value="156" calcext:value-type="float">
            <text:p>156</text:p>
          </table:table-cell>
          <table:table-cell table:style-name="ce171" table:content-validation-name="val6" table:formula="of:=([.D136]+[.I136]/2)*4" office:value-type="float" office:value="88" calcext:value-type="float">
            <text:p>88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2" calcext:value-type="float">
            <text:p>12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6:.L136])" office:value-type="float" office:value="81" calcext:value-type="float">
            <text:p>81</text:p>
          </table:table-cell>
          <table:table-cell table:style-name="ce192" table:formula="of:=CONCATENATE(COM.MICROSOFT.FLOOR([.E136]/(150/(150+[.J136]+MIN([.D136];99)));1); &quot; (~&quot;; COM.MICROSOFT.CEILING((1-(150/(150+[.J136]+MIN([.D136];99))))*100;1); &quot;%)&quot;)" office:value-type="string" office:string-value="193 (~20%)" calcext:value-type="string">
            <text:p>193 (~20%)</text:p>
          </table:table-cell>
          <table:table-cell table:style-name="ce195" table:formula="of:=CONCATENATE(COM.MICROSOFT.FLOOR([.E136]/(150/(150+[.I136]+MIN([.D136];99)));1); &quot; (~&quot;; COM.MICROSOFT.CEILING((1-(150/(150+[.I136]+MIN([.D136];99))))*100;1); &quot;%)&quot;)" office:value-type="string" office:string-value="185 (~16%)" calcext:value-type="string">
            <text:p>185 (~16%)</text:p>
          </table:table-cell>
          <table:table-cell table:style-name="ce198"/>
          <table:table-cell table:style-name="ce77" table:content-validation-name="val6" office:value-type="float" office:value="186" calcext:value-type="float">
            <text:p>186</text:p>
          </table:table-cell>
          <table:table-cell table:style-name="ce199" office:value-type="string" calcext:value-type="string">
            <text:p>Wind Cutter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330" calcext:value-type="float">
            <text:p>33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5" calcext:value-type="float">
            <text:p>135</text:p>
          </table:table-cell>
          <table:table-cell table:style-name="ce218" table:formula="of:=[.AP137]-[.AP136]" office:value-type="float" office:value="78215" calcext:value-type="float">
            <text:p>78215</text:p>
          </table:table-cell>
          <table:table-cell table:formula="of:=FLOOR([.AN136]^3*142/100-5)" office:value-type="float" office:value="3493727" calcext:value-type="float">
            <text:p>3493727</text:p>
          </table:table-cell>
          <table:table-cell table:style-name="ce218" table:formula="of:=[.AR137]-[.AR136]" office:value-type="float" office:value="148719" calcext:value-type="float">
            <text:p>148719</text:p>
          </table:table-cell>
          <table:table-cell table:style-name="ce221" table:formula="of:=FLOOR([.AN136]^3*270/100-5)" office:value-type="float" office:value="6643007" calcext:value-type="float">
            <text:p>66430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5" calcext:value-type="float">
            <text:p>135</text:p>
          </table:table-cell>
          <table:table-cell table:style-name="ce164" office:value-type="string" calcext:value-type="string">
            <text:p>Slime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6" calcext:value-type="float">
            <text:p>6</text:p>
          </table:table-cell>
          <table:table-cell table:style-name="ce168" table:content-validation-name="val6" table:formula="of:=([.D137]+[.J137]/2)*6" office:value-type="float" office:value="54" calcext:value-type="float">
            <text:p>54</text:p>
          </table:table-cell>
          <table:table-cell table:style-name="ce171" table:content-validation-name="val6" table:formula="of:=([.D137]+[.I137]/2)*4" office:value-type="float" office:value="44" calcext:value-type="float">
            <text:p>4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9" calcext:value-type="float">
            <text:p>9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37:.L137])" office:value-type="float" office:value="61" calcext:value-type="float">
            <text:p>61</text:p>
          </table:table-cell>
          <table:table-cell table:style-name="ce192" table:formula="of:=CONCATENATE(COM.MICROSOFT.FLOOR([.E137]/(150/(150+[.J137]+MIN([.D137];99)));1); &quot; (~&quot;; COM.MICROSOFT.CEILING((1-(150/(150+[.J137]+MIN([.D137];99))))*100;1); &quot;%)&quot;)" office:value-type="string" office:string-value="58 (~8%)" calcext:value-type="string">
            <text:p>58 (~8%)</text:p>
          </table:table-cell>
          <table:table-cell table:style-name="ce195" table:formula="of:=CONCATENATE(COM.MICROSOFT.FLOOR([.E137]/(150/(150+[.I137]+MIN([.D137];99)));1); &quot; (~&quot;; COM.MICROSOFT.CEILING((1-(150/(150+[.I137]+MIN([.D137];99))))*100;1); &quot;%)&quot;)" office:value-type="string" office:string-value="59 (~10%)" calcext:value-type="string">
            <text:p>59 (~10%)</text:p>
          </table:table-cell>
          <table:table-cell table:style-name="ce198"/>
          <table:table-cell table:style-name="ce77" table:content-validation-name="val6" office:value-type="float" office:value="187" calcext:value-type="float">
            <text:p>187</text:p>
          </table:table-cell>
          <table:table-cell table:style-name="ce199" office:value-type="string" calcext:value-type="string">
            <text:p>Wet Wind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6" calcext:value-type="float">
            <text:p>136</text:p>
          </table:table-cell>
          <table:table-cell table:style-name="ce218" table:formula="of:=[.AP138]-[.AP137]" office:value-type="float" office:value="79374" calcext:value-type="float">
            <text:p>79374</text:p>
          </table:table-cell>
          <table:table-cell table:formula="of:=FLOOR([.AN137]^3*142/100-5)" office:value-type="float" office:value="3571942" calcext:value-type="float">
            <text:p>3571942</text:p>
          </table:table-cell>
          <table:table-cell table:style-name="ce218" table:formula="of:=[.AR138]-[.AR137]" office:value-type="float" office:value="150922" calcext:value-type="float">
            <text:p>150922</text:p>
          </table:table-cell>
          <table:table-cell table:style-name="ce221" table:formula="of:=FLOOR([.AN137]^3*270/100-5)" office:value-type="float" office:value="6791726" calcext:value-type="float">
            <text:p>679172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6" calcext:value-type="float">
            <text:p>136</text:p>
          </table:table-cell>
          <table:table-cell table:style-name="ce164" office:value-type="string" calcext:value-type="string">
            <text:p>Mou-Ryo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7" calcext:value-type="float">
            <text:p>7</text:p>
          </table:table-cell>
          <table:table-cell table:style-name="ce168" table:content-validation-name="val6" table:formula="of:=([.D138]+[.J138]/2)*6" office:value-type="float" office:value="66" calcext:value-type="float">
            <text:p>66</text:p>
          </table:table-cell>
          <table:table-cell table:style-name="ce171" table:content-validation-name="val6" table:formula="of:=([.D138]+[.I138]/2)*4" office:value-type="float" office:value="56" calcext:value-type="float">
            <text:p>56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80" office:value-type="float" office:value="14" calcext:value-type="float">
            <text:p>14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138:.L138])" office:value-type="float" office:value="64" calcext:value-type="float">
            <text:p>64</text:p>
          </table:table-cell>
          <table:table-cell table:style-name="ce192" table:formula="of:=CONCATENATE(COM.MICROSOFT.FLOOR([.E138]/(150/(150+[.J138]+MIN([.D138];99)));1); &quot; (~&quot;; COM.MICROSOFT.CEILING((1-(150/(150+[.J138]+MIN([.D138];99))))*100;1); &quot;%)&quot;)" office:value-type="string" office:string-value="72 (~10%)" calcext:value-type="string">
            <text:p>72 (~10%)</text:p>
          </table:table-cell>
          <table:table-cell table:style-name="ce195" table:formula="of:=CONCATENATE(COM.MICROSOFT.FLOOR([.E138]/(150/(150+[.I138]+MIN([.D138];99)));1); &quot; (~&quot;; COM.MICROSOFT.CEILING((1-(150/(150+[.I138]+MIN([.D138];99))))*100;1); &quot;%)&quot;)" office:value-type="string" office:string-value="75 (~13%)" calcext:value-type="string">
            <text:p>75 (~13%)</text:p>
          </table:table-cell>
          <table:table-cell table:style-name="ce198"/>
          <table:table-cell table:style-name="ce77" table:content-validation-name="val6" office:value-type="float" office:value="188" calcext:value-type="float">
            <text:p>188</text:p>
          </table:table-cell>
          <table:table-cell table:style-name="ce199" office:value-type="string" calcext:value-type="string">
            <text:p>Thunderclap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7" calcext:value-type="float">
            <text:p>137</text:p>
          </table:table-cell>
          <table:table-cell table:style-name="ce218" table:formula="of:=[.AP139]-[.AP138]" office:value-type="float" office:value="80541" calcext:value-type="float">
            <text:p>80541</text:p>
          </table:table-cell>
          <table:table-cell table:formula="of:=FLOOR([.AN138]^3*142/100-5)" office:value-type="float" office:value="3651316" calcext:value-type="float">
            <text:p>3651316</text:p>
          </table:table-cell>
          <table:table-cell table:style-name="ce218" table:formula="of:=[.AR139]-[.AR138]" office:value-type="float" office:value="153141" calcext:value-type="float">
            <text:p>153141</text:p>
          </table:table-cell>
          <table:table-cell table:style-name="ce221" table:formula="of:=FLOOR([.AN138]^3*270/100-5)" office:value-type="float" office:value="6942648" calcext:value-type="float">
            <text:p>694264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7" calcext:value-type="float">
            <text:p>137</text:p>
          </table:table-cell>
          <table:table-cell table:style-name="ce164" office:value-type="string" calcext:value-type="string">
            <text:p>Will o' Wisp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" calcext:value-type="float">
            <text:p>1</text:p>
          </table:table-cell>
          <table:table-cell table:style-name="ce168" table:content-validation-name="val6" table:formula="of:=([.D139]+[.J139]/2)*6" office:value-type="float" office:value="30" calcext:value-type="float">
            <text:p>30</text:p>
          </table:table-cell>
          <table:table-cell table:style-name="ce171" table:content-validation-name="val6" table:formula="of:=([.D139]+[.I139]/2)*4" office:value-type="float" office:value="24" calcext:value-type="float">
            <text:p>24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7" calcext:value-type="float">
            <text:p>7</text:p>
          </table:table-cell>
          <table:table-cell table:style-name="ce180" office:value-type="float" office:value="10" calcext:value-type="float">
            <text:p>10</text:p>
          </table:table-cell>
          <table:table-cell table:style-name="ce183" office:value-type="float" office:value="8" calcext:value-type="float">
            <text:p>8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" calcext:value-type="float">
            <text:p>6</text:p>
          </table:table-cell>
          <table:table-cell table:style-name="ce165" table:formula="of:=SUM([.G139:.L139])" office:value-type="float" office:value="49" calcext:value-type="float">
            <text:p>49</text:p>
          </table:table-cell>
          <table:table-cell table:style-name="ce192" table:formula="of:=CONCATENATE(COM.MICROSOFT.FLOOR([.E139]/(150/(150+[.J139]+MIN([.D139];99)));1); &quot; (~&quot;; COM.MICROSOFT.CEILING((1-(150/(150+[.J139]+MIN([.D139];99))))*100;1); &quot;%)&quot;)" office:value-type="string" office:string-value="31 (~6%)" calcext:value-type="string">
            <text:p>31 (~6%)</text:p>
          </table:table-cell>
          <table:table-cell table:style-name="ce195" table:formula="of:=CONCATENATE(COM.MICROSOFT.FLOOR([.E139]/(150/(150+[.I139]+MIN([.D139];99)));1); &quot; (~&quot;; COM.MICROSOFT.CEILING((1-(150/(150+[.I139]+MIN([.D139];99))))*100;1); &quot;%)&quot;)" office:value-type="string" office:string-value="32 (~7%)" calcext:value-type="string">
            <text:p>32 (~7%)</text:p>
          </table:table-cell>
          <table:table-cell table:style-name="ce198"/>
          <table:table-cell table:style-name="ce77" table:content-validation-name="val6" office:value-type="float" office:value="189" calcext:value-type="float">
            <text:p>189</text:p>
          </table:table-cell>
          <table:table-cell table:style-name="ce199" office:value-type="string" calcext:value-type="string">
            <text:p>Holy Wrat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8" calcext:value-type="float">
            <text:p>138</text:p>
          </table:table-cell>
          <table:table-cell table:style-name="ce218" table:formula="of:=[.AP140]-[.AP139]" office:value-type="float" office:value="81716" calcext:value-type="float">
            <text:p>81716</text:p>
          </table:table-cell>
          <table:table-cell table:formula="of:=FLOOR([.AN139]^3*142/100-5)" office:value-type="float" office:value="3731857" calcext:value-type="float">
            <text:p>3731857</text:p>
          </table:table-cell>
          <table:table-cell table:style-name="ce218" table:formula="of:=[.AR140]-[.AR139]" office:value-type="float" office:value="155377" calcext:value-type="float">
            <text:p>155377</text:p>
          </table:table-cell>
          <table:table-cell table:style-name="ce221" table:formula="of:=FLOOR([.AN139]^3*270/100-5)" office:value-type="float" office:value="7095789" calcext:value-type="float">
            <text:p>709578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8" calcext:value-type="float">
            <text:p>138</text:p>
          </table:table-cell>
          <table:table-cell table:style-name="ce164" office:value-type="string" calcext:value-type="string">
            <text:p>Mic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table:formula="of:=([.D140]+[.J140]/2)*6" office:value-type="float" office:value="678" calcext:value-type="float">
            <text:p>678</text:p>
          </table:table-cell>
          <table:table-cell table:style-name="ce171" table:content-validation-name="val6" table:formula="of:=([.D140]+[.I140]/2)*4" office:value-type="float" office:value="480" calcext:value-type="float">
            <text:p>480</text:p>
          </table:table-cell>
          <table:table-cell table:style-name="ce174" office:value-type="float" office:value="58" calcext:value-type="float">
            <text:p>58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0:.L140])" office:value-type="float" office:value="318" calcext:value-type="float">
            <text:p>318</text:p>
          </table:table-cell>
          <table:table-cell table:style-name="ce192" table:formula="of:=CONCATENATE(COM.MICROSOFT.FLOOR([.E140]/(150/(150+[.J140]+MIN([.D140];99)));1); &quot; (~&quot;; COM.MICROSOFT.CEILING((1-(150/(150+[.J140]+MIN([.D140];99))))*100;1); &quot;%)&quot;)" office:value-type="string" office:string-value="1292 (~48%)" calcext:value-type="string">
            <text:p>1292 (~48%)</text:p>
          </table:table-cell>
          <table:table-cell table:style-name="ce195" table:formula="of:=CONCATENATE(COM.MICROSOFT.FLOOR([.E140]/(150/(150+[.I140]+MIN([.D140];99)));1); &quot; (~&quot;; COM.MICROSOFT.CEILING((1-(150/(150+[.I140]+MIN([.D140];99))))*100;1); &quot;%)&quot;)" office:value-type="string" office:string-value="1356 (~50%)" calcext:value-type="string">
            <text:p>1356 (~50%)</text:p>
          </table:table-cell>
          <table:table-cell table:style-name="ce198"/>
          <table:table-cell table:style-name="ce77" table:content-validation-name="val6" office:value-type="float" office:value="190" calcext:value-type="float">
            <text:p>190</text:p>
          </table:table-cell>
          <table:table-cell table:style-name="ce199" office:value-type="string" calcext:value-type="string">
            <text:p>Deathtouch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39" calcext:value-type="float">
            <text:p>139</text:p>
          </table:table-cell>
          <table:table-cell table:style-name="ce218" table:formula="of:=[.AP141]-[.AP140]" office:value-type="float" office:value="82902" calcext:value-type="float">
            <text:p>82902</text:p>
          </table:table-cell>
          <table:table-cell table:formula="of:=FLOOR([.AN140]^3*142/100-5)" office:value-type="float" office:value="3813573" calcext:value-type="float">
            <text:p>3813573</text:p>
          </table:table-cell>
          <table:table-cell table:style-name="ce218" table:formula="of:=[.AR141]-[.AR140]" office:value-type="float" office:value="157629" calcext:value-type="float">
            <text:p>157629</text:p>
          </table:table-cell>
          <table:table-cell table:style-name="ce221" table:formula="of:=FLOOR([.AN140]^3*270/100-5)" office:value-type="float" office:value="7251166" calcext:value-type="float">
            <text:p>725116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39" calcext:value-type="float">
            <text:p>139</text:p>
          </table:table-cell>
          <table:table-cell table:style-name="ce164" office:value-type="string" calcext:value-type="string">
            <text:p>Gab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7" calcext:value-type="float">
            <text:p>87</text:p>
          </table:table-cell>
          <table:table-cell table:style-name="ce168" table:content-validation-name="val6" table:formula="of:=([.D141]+[.J141]/2)*6" office:value-type="float" office:value="654" calcext:value-type="float">
            <text:p>654</text:p>
          </table:table-cell>
          <table:table-cell table:style-name="ce171" table:content-validation-name="val6" table:formula="of:=([.D141]+[.I141]/2)*4" office:value-type="float" office:value="468" calcext:value-type="float">
            <text:p>468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141:.L141])" office:value-type="float" office:value="308" calcext:value-type="float">
            <text:p>308</text:p>
          </table:table-cell>
          <table:table-cell table:style-name="ce192" table:formula="of:=CONCATENATE(COM.MICROSOFT.FLOOR([.E141]/(150/(150+[.J141]+MIN([.D141];99)));1); &quot; (~&quot;; COM.MICROSOFT.CEILING((1-(150/(150+[.J141]+MIN([.D141];99))))*100;1); &quot;%)&quot;)" office:value-type="string" office:string-value="1225 (~47%)" calcext:value-type="string">
            <text:p>1225 (~47%)</text:p>
          </table:table-cell>
          <table:table-cell table:style-name="ce195" table:formula="of:=CONCATENATE(COM.MICROSOFT.FLOOR([.E141]/(150/(150+[.I141]+MIN([.D141];99)));1); &quot; (~&quot;; COM.MICROSOFT.CEILING((1-(150/(150+[.I141]+MIN([.D141];99))))*100;1); &quot;%)&quot;)" office:value-type="string" office:string-value="1294 (~50%)" calcext:value-type="string">
            <text:p>1294 (~50%)</text:p>
          </table:table-cell>
          <table:table-cell table:style-name="ce198"/>
          <table:table-cell table:style-name="ce77" table:content-validation-name="val6" office:value-type="float" office:value="191" calcext:value-type="float">
            <text:p>191</text:p>
          </table:table-cell>
          <table:table-cell table:style-name="ce199" office:value-type="string" calcext:value-type="string">
            <text:p>Mana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0" calcext:value-type="float">
            <text:p>140</text:p>
          </table:table-cell>
          <table:table-cell table:style-name="ce218" table:formula="of:=[.AP142]-[.AP141]" office:value-type="float" office:value="84093" calcext:value-type="float">
            <text:p>84093</text:p>
          </table:table-cell>
          <table:table-cell table:formula="of:=FLOOR([.AN141]^3*142/100-5)" office:value-type="float" office:value="3896475" calcext:value-type="float">
            <text:p>3896475</text:p>
          </table:table-cell>
          <table:table-cell table:style-name="ce218" table:formula="of:=[.AR142]-[.AR141]" office:value-type="float" office:value="159896" calcext:value-type="float">
            <text:p>159896</text:p>
          </table:table-cell>
          <table:table-cell table:style-name="ce221" table:formula="of:=FLOOR([.AN141]^3*270/100-5)" office:value-type="float" office:value="7408795" calcext:value-type="float">
            <text:p>74087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0" calcext:value-type="float">
            <text:p>140</text:p>
          </table:table-cell>
          <table:table-cell table:style-name="ce164" office:value-type="string" calcext:value-type="string">
            <text:p>Rapha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42]+[.J142]/2)*6" office:value-type="float" office:value="636" calcext:value-type="float">
            <text:p>636</text:p>
          </table:table-cell>
          <table:table-cell table:style-name="ce171" table:content-validation-name="val6" table:formula="of:=([.D142]+[.I142]/2)*4" office:value-type="float" office:value="440" calcext:value-type="float">
            <text:p>440</text:p>
          </table:table-cell>
          <table:table-cell table:style-name="ce174" office:value-type="float" office:value="52" calcext:value-type="float">
            <text:p>52</text:p>
          </table:table-cell>
          <table:table-cell table:style-name="ce177" office:value-type="float" office:value="59" calcext:value-type="float">
            <text:p>5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56" calcext:value-type="float">
            <text:p>56</text:p>
          </table:table-cell>
          <table:table-cell table:style-name="ce189" office:value-type="float" office:value="34" calcext:value-type="float">
            <text:p>34</text:p>
          </table:table-cell>
          <table:table-cell table:style-name="ce165" table:formula="of:=SUM([.G142:.L142])" office:value-type="float" office:value="297" calcext:value-type="float">
            <text:p>297</text:p>
          </table:table-cell>
          <table:table-cell table:style-name="ce192" table:formula="of:=CONCATENATE(COM.MICROSOFT.FLOOR([.E142]/(150/(150+[.J142]+MIN([.D142];99)));1); &quot; (~&quot;; COM.MICROSOFT.CEILING((1-(150/(150+[.J142]+MIN([.D142];99))))*100;1); &quot;%)&quot;)" office:value-type="string" office:string-value="1178 (~47%)" calcext:value-type="string">
            <text:p>1178 (~47%)</text:p>
          </table:table-cell>
          <table:table-cell table:style-name="ce195" table:formula="of:=CONCATENATE(COM.MICROSOFT.FLOOR([.E142]/(150/(150+[.I142]+MIN([.D142];99)));1); &quot; (~&quot;; COM.MICROSOFT.CEILING((1-(150/(150+[.I142]+MIN([.D142];99))))*100;1); &quot;%)&quot;)" office:value-type="string" office:string-value="1212 (~48%)" calcext:value-type="string">
            <text:p>1212 (~48%)</text:p>
          </table:table-cell>
          <table:table-cell table:style-name="ce198"/>
          <table:table-cell table:style-name="ce77" table:content-validation-name="val6" office:value-type="float" office:value="192" calcext:value-type="float">
            <text:p>192</text:p>
          </table:table-cell>
          <table:table-cell table:style-name="ce199" office:value-type="string" calcext:value-type="string">
            <text:p>Life Drai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84" calcext:value-type="float">
            <text:p>84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1" calcext:value-type="float">
            <text:p>141</text:p>
          </table:table-cell>
          <table:table-cell table:style-name="ce218" table:formula="of:=[.AP143]-[.AP142]" office:value-type="float" office:value="85295" calcext:value-type="float">
            <text:p>85295</text:p>
          </table:table-cell>
          <table:table-cell table:formula="of:=FLOOR([.AN142]^3*142/100-5)" office:value-type="float" office:value="3980568" calcext:value-type="float">
            <text:p>3980568</text:p>
          </table:table-cell>
          <table:table-cell table:style-name="ce218" table:formula="of:=[.AR143]-[.AR142]" office:value-type="float" office:value="162181" calcext:value-type="float">
            <text:p>162181</text:p>
          </table:table-cell>
          <table:table-cell table:style-name="ce221" table:formula="of:=FLOOR([.AN142]^3*270/100-5)" office:value-type="float" office:value="7568691" calcext:value-type="float">
            <text:p>756869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1" calcext:value-type="float">
            <text:p>141</text:p>
          </table:table-cell>
          <table:table-cell table:style-name="ce164" office:value-type="string" calcext:value-type="string">
            <text:p>Uriel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43]+[.J143]/2)*6" office:value-type="float" office:value="558" calcext:value-type="float">
            <text:p>558</text:p>
          </table:table-cell>
          <table:table-cell table:style-name="ce171" table:content-validation-name="val6" table:formula="of:=([.D143]+[.I143]/2)*4" office:value-type="float" office:value="388" calcext:value-type="float">
            <text:p>388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2" calcext:value-type="float">
            <text:p>4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143:.L143])" office:value-type="float" office:value="270" calcext:value-type="float">
            <text:p>270</text:p>
          </table:table-cell>
          <table:table-cell table:style-name="ce192" table:formula="of:=CONCATENATE(COM.MICROSOFT.FLOOR([.E143]/(150/(150+[.J143]+MIN([.D143];99)));1); &quot; (~&quot;; COM.MICROSOFT.CEILING((1-(150/(150+[.J143]+MIN([.D143];99))))*100;1); &quot;%)&quot;)" office:value-type="string" office:string-value="978 (~43%)" calcext:value-type="string">
            <text:p>978 (~43%)</text:p>
          </table:table-cell>
          <table:table-cell table:style-name="ce195" table:formula="of:=CONCATENATE(COM.MICROSOFT.FLOOR([.E143]/(150/(150+[.I143]+MIN([.D143];99)));1); &quot; (~&quot;; COM.MICROSOFT.CEILING((1-(150/(150+[.I143]+MIN([.D143];99))))*100;1); &quot;%)&quot;)" office:value-type="string" office:string-value="1008 (~45%)" calcext:value-type="string">
            <text:p>1008 (~45%)</text:p>
          </table:table-cell>
          <table:table-cell table:style-name="ce198"/>
          <table:table-cell table:style-name="ce77" table:content-validation-name="val6" office:value-type="float" office:value="193" calcext:value-type="float">
            <text:p>193</text:p>
          </table:table-cell>
          <table:table-cell table:style-name="ce199" office:value-type="string" calcext:value-type="string">
            <text:p>Violet Flash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0" calcext:value-type="float">
            <text:p>22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2" calcext:value-type="float">
            <text:p>142</text:p>
          </table:table-cell>
          <table:table-cell table:style-name="ce218" table:formula="of:=[.AP144]-[.AP143]" office:value-type="float" office:value="86505" calcext:value-type="float">
            <text:p>86505</text:p>
          </table:table-cell>
          <table:table-cell table:formula="of:=FLOOR([.AN143]^3*142/100-5)" office:value-type="float" office:value="4065863" calcext:value-type="float">
            <text:p>4065863</text:p>
          </table:table-cell>
          <table:table-cell table:style-name="ce218" table:formula="of:=[.AR144]-[.AR143]" office:value-type="float" office:value="164481" calcext:value-type="float">
            <text:p>164481</text:p>
          </table:table-cell>
          <table:table-cell table:style-name="ce221" table:formula="of:=FLOOR([.AN143]^3*270/100-5)" office:value-type="float" office:value="7730872" calcext:value-type="float">
            <text:p>773087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2" calcext:value-type="float">
            <text:p>142</text:p>
          </table:table-cell>
          <table:table-cell table:style-name="ce164" office:value-type="string" calcext:value-type="string">
            <text:p>Ganesha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44]+[.J144]/2)*6" office:value-type="float" office:value="474" calcext:value-type="float">
            <text:p>474</text:p>
          </table:table-cell>
          <table:table-cell table:style-name="ce171" table:content-validation-name="val6" table:formula="of:=([.D144]+[.I144]/2)*4" office:value-type="float" office:value="316" calcext:value-type="float">
            <text:p>316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4:.L144])" office:value-type="float" office:value="221" calcext:value-type="float">
            <text:p>221</text:p>
          </table:table-cell>
          <table:table-cell table:style-name="ce192" table:formula="of:=CONCATENATE(COM.MICROSOFT.FLOOR([.E144]/(150/(150+[.J144]+MIN([.D144];99)));1); &quot; (~&quot;; COM.MICROSOFT.CEILING((1-(150/(150+[.J144]+MIN([.D144];99))))*100;1); &quot;%)&quot;)" office:value-type="string" office:string-value="790 (~40%)" calcext:value-type="string">
            <text:p>790 (~40%)</text:p>
          </table:table-cell>
          <table:table-cell table:style-name="ce195" table:formula="of:=CONCATENATE(COM.MICROSOFT.FLOOR([.E144]/(150/(150+[.I144]+MIN([.D144];99)));1); &quot; (~&quot;; COM.MICROSOFT.CEILING((1-(150/(150+[.I144]+MIN([.D144];99))))*100;1); &quot;%)&quot;)" office:value-type="string" office:string-value="790 (~40%)" calcext:value-type="string">
            <text:p>790 (~40%)</text:p>
          </table:table-cell>
          <table:table-cell table:style-name="ce198"/>
          <table:table-cell table:style-name="ce77" table:content-validation-name="val6" office:value-type="float" office:value="194" calcext:value-type="float">
            <text:p>194</text:p>
          </table:table-cell>
          <table:table-cell table:style-name="ce199" office:value-type="string" calcext:value-type="string">
            <text:p>Starlight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3" calcext:value-type="float">
            <text:p>143</text:p>
          </table:table-cell>
          <table:table-cell table:style-name="ce218" table:formula="of:=[.AP145]-[.AP144]" office:value-type="float" office:value="87724" calcext:value-type="float">
            <text:p>87724</text:p>
          </table:table-cell>
          <table:table-cell table:formula="of:=FLOOR([.AN144]^3*142/100-5)" office:value-type="float" office:value="4152368" calcext:value-type="float">
            <text:p>4152368</text:p>
          </table:table-cell>
          <table:table-cell table:style-name="ce218" table:formula="of:=[.AR145]-[.AR144]" office:value-type="float" office:value="166798" calcext:value-type="float">
            <text:p>166798</text:p>
          </table:table-cell>
          <table:table-cell table:style-name="ce221" table:formula="of:=FLOOR([.AN144]^3*270/100-5)" office:value-type="float" office:value="7895353" calcext:value-type="float">
            <text:p>789535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3" calcext:value-type="float">
            <text:p>143</text:p>
          </table:table-cell>
          <table:table-cell table:style-name="ce164" office:value-type="string" calcext:value-type="string">
            <text:p>Valkyrie</text:p>
          </table:table-cell>
          <table:table-cell table:style-name="ce165" office:value-type="string" calcext:value-type="string">
            <text:p>Wargod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table:formula="of:=([.D145]+[.J145]/2)*6" office:value-type="float" office:value="282" calcext:value-type="float">
            <text:p>282</text:p>
          </table:table-cell>
          <table:table-cell table:style-name="ce171" table:content-validation-name="val6" table:formula="of:=([.D145]+[.I145]/2)*4" office:value-type="float" office:value="180" calcext:value-type="float">
            <text:p>180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45:.L145])" office:value-type="float" office:value="157" calcext:value-type="float">
            <text:p>157</text:p>
          </table:table-cell>
          <table:table-cell table:style-name="ce192" table:formula="of:=CONCATENATE(COM.MICROSOFT.FLOOR([.E145]/(150/(150+[.J145]+MIN([.D145];99)));1); &quot; (~&quot;; COM.MICROSOFT.CEILING((1-(150/(150+[.J145]+MIN([.D145];99))))*100;1); &quot;%)&quot;)" office:value-type="string" office:string-value="396 (~29%)" calcext:value-type="string">
            <text:p>396 (~29%)</text:p>
          </table:table-cell>
          <table:table-cell table:style-name="ce195" table:formula="of:=CONCATENATE(COM.MICROSOFT.FLOOR([.E145]/(150/(150+[.I145]+MIN([.D145];99)));1); &quot; (~&quot;; COM.MICROSOFT.CEILING((1-(150/(150+[.I145]+MIN([.D145];99))))*100;1); &quot;%)&quot;)" office:value-type="string" office:string-value="389 (~28%)" calcext:value-type="string">
            <text:p>389 (~28%)</text:p>
          </table:table-cell>
          <table:table-cell table:style-name="ce198"/>
          <table:table-cell table:style-name="ce77" table:content-validation-name="val6" office:value-type="float" office:value="195" calcext:value-type="float">
            <text:p>195</text:p>
          </table:table-cell>
          <table:table-cell table:style-name="ce199" office:value-type="string" calcext:value-type="string">
            <text:p>Radiance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11" calcext:value-type="float">
            <text:p>211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4" calcext:value-type="float">
            <text:p>144</text:p>
          </table:table-cell>
          <table:table-cell table:style-name="ce218" table:formula="of:=[.AP146]-[.AP145]" office:value-type="float" office:value="88950" calcext:value-type="float">
            <text:p>88950</text:p>
          </table:table-cell>
          <table:table-cell table:formula="of:=FLOOR([.AN145]^3*142/100-5)" office:value-type="float" office:value="4240092" calcext:value-type="float">
            <text:p>4240092</text:p>
          </table:table-cell>
          <table:table-cell table:style-name="ce218" table:formula="of:=[.AR146]-[.AR145]" office:value-type="float" office:value="169131" calcext:value-type="float">
            <text:p>169131</text:p>
          </table:table-cell>
          <table:table-cell table:style-name="ce221" table:formula="of:=FLOOR([.AN145]^3*270/100-5)" office:value-type="float" office:value="8062151" calcext:value-type="float">
            <text:p>806215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4" calcext:value-type="float">
            <text:p>144</text:p>
          </table:table-cell>
          <table:table-cell table:style-name="ce164" office:value-type="string" calcext:value-type="string">
            <text:p>Arahabaki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46]+[.J146]/2)*6" office:value-type="float" office:value="294" calcext:value-type="float">
            <text:p>294</text:p>
          </table:table-cell>
          <table:table-cell table:style-name="ce171" table:content-validation-name="val6" table:formula="of:=([.D146]+[.I146]/2)*4" office:value-type="float" office:value="160" calcext:value-type="float">
            <text:p>16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12" calcext:value-type="float">
            <text:p>12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46:.L146])" office:value-type="float" office:value="133" calcext:value-type="float">
            <text:p>133</text:p>
          </table:table-cell>
          <table:table-cell table:style-name="ce192" table:formula="of:=CONCATENATE(COM.MICROSOFT.FLOOR([.E146]/(150/(150+[.J146]+MIN([.D146];99)));1); &quot; (~&quot;; COM.MICROSOFT.CEILING((1-(150/(150+[.J146]+MIN([.D146];99))))*100;1); &quot;%)&quot;)" office:value-type="string" office:string-value="427 (~32%)" calcext:value-type="string">
            <text:p>427 (~32%)</text:p>
          </table:table-cell>
          <table:table-cell table:style-name="ce195" table:formula="of:=CONCATENATE(COM.MICROSOFT.FLOOR([.E146]/(150/(150+[.I146]+MIN([.D146];99)));1); &quot; (~&quot;; COM.MICROSOFT.CEILING((1-(150/(150+[.I146]+MIN([.D146];99))))*100;1); &quot;%)&quot;)" office:value-type="string" office:string-value="392 (~25%)" calcext:value-type="string">
            <text:p>392 (~25%)</text:p>
          </table:table-cell>
          <table:table-cell table:style-name="ce198"/>
          <table:table-cell table:style-name="ce77" table:content-validation-name="val6" office:value-type="float" office:value="196" calcext:value-type="float">
            <text:p>196</text:p>
          </table:table-cell>
          <table:table-cell table:style-name="ce199" office:value-type="string" calcext:value-type="string">
            <text:p>Hel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5" calcext:value-type="float">
            <text:p>145</text:p>
          </table:table-cell>
          <table:table-cell table:style-name="ce218" table:formula="of:=[.AP147]-[.AP146]" office:value-type="float" office:value="90186" calcext:value-type="float">
            <text:p>90186</text:p>
          </table:table-cell>
          <table:table-cell table:formula="of:=FLOOR([.AN146]^3*142/100-5)" office:value-type="float" office:value="4329042" calcext:value-type="float">
            <text:p>4329042</text:p>
          </table:table-cell>
          <table:table-cell table:style-name="ce218" table:formula="of:=[.AR147]-[.AR146]" office:value-type="float" office:value="171480" calcext:value-type="float">
            <text:p>171480</text:p>
          </table:table-cell>
          <table:table-cell table:style-name="ce221" table:formula="of:=FLOOR([.AN146]^3*270/100-5)" office:value-type="float" office:value="8231282" calcext:value-type="float">
            <text:p>823128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5" calcext:value-type="float">
            <text:p>145</text:p>
          </table:table-cell>
          <table:table-cell table:style-name="ce164" office:value-type="string" calcext:value-type="string">
            <text:p>Kurama Tengu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table:formula="of:=([.D147]+[.J147]/2)*6" office:value-type="float" office:value="306" calcext:value-type="float">
            <text:p>306</text:p>
          </table:table-cell>
          <table:table-cell table:style-name="ce171" table:content-validation-name="val6" table:formula="of:=([.D147]+[.I147]/2)*4" office:value-type="float" office:value="220" calcext:value-type="float">
            <text:p>22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47:.L147])" office:value-type="float" office:value="175" calcext:value-type="float">
            <text:p>175</text:p>
          </table:table-cell>
          <table:table-cell table:style-name="ce192" table:formula="of:=CONCATENATE(COM.MICROSOFT.FLOOR([.E147]/(150/(150+[.J147]+MIN([.D147];99)));1); &quot; (~&quot;; COM.MICROSOFT.CEILING((1-(150/(150+[.J147]+MIN([.D147];99))))*100;1); &quot;%)&quot;)" office:value-type="string" office:string-value="436 (~30%)" calcext:value-type="string">
            <text:p>436 (~30%)</text:p>
          </table:table-cell>
          <table:table-cell table:style-name="ce195" table:formula="of:=CONCATENATE(COM.MICROSOFT.FLOOR([.E147]/(150/(150+[.I147]+MIN([.D147];99)));1); &quot; (~&quot;; COM.MICROSOFT.CEILING((1-(150/(150+[.I147]+MIN([.D147];99))))*100;1); &quot;%)&quot;)" office:value-type="string" office:string-value="452 (~33%)" calcext:value-type="string">
            <text:p>452 (~33%)</text:p>
          </table:table-cell>
          <table:table-cell table:style-name="ce198"/>
          <table:table-cell table:style-name="ce77" table:content-validation-name="val6" office:value-type="float" office:value="197" calcext:value-type="float">
            <text:p>197</text:p>
          </table:table-cell>
          <table:table-cell table:style-name="ce199" office:value-type="string" calcext:value-type="string">
            <text:p>Stone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6" calcext:value-type="float">
            <text:p>146</text:p>
          </table:table-cell>
          <table:table-cell table:style-name="ce218" table:formula="of:=[.AP148]-[.AP147]" office:value-type="float" office:value="91429" calcext:value-type="float">
            <text:p>91429</text:p>
          </table:table-cell>
          <table:table-cell table:formula="of:=FLOOR([.AN147]^3*142/100-5)" office:value-type="float" office:value="4419228" calcext:value-type="float">
            <text:p>4419228</text:p>
          </table:table-cell>
          <table:table-cell table:style-name="ce218" table:formula="of:=[.AR148]-[.AR147]" office:value-type="float" office:value="173845" calcext:value-type="float">
            <text:p>173845</text:p>
          </table:table-cell>
          <table:table-cell table:style-name="ce221" table:formula="of:=FLOOR([.AN147]^3*270/100-5)" office:value-type="float" office:value="8402762" calcext:value-type="float">
            <text:p>840276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6" calcext:value-type="float">
            <text:p>146</text:p>
          </table:table-cell>
          <table:table-cell table:style-name="ce164" office:value-type="string" calcext:value-type="string">
            <text:p>Hanuma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48]+[.J148]/2)*6" office:value-type="float" office:value="366" calcext:value-type="float">
            <text:p>366</text:p>
          </table:table-cell>
          <table:table-cell table:style-name="ce171" table:content-validation-name="val6" table:formula="of:=([.D148]+[.I148]/2)*4" office:value-type="float" office:value="232" calcext:value-type="float">
            <text:p>232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9" calcext:value-type="float">
            <text:p>29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48:.L148])" office:value-type="float" office:value="181" calcext:value-type="float">
            <text:p>181</text:p>
          </table:table-cell>
          <table:table-cell table:style-name="ce192" table:formula="of:=CONCATENATE(COM.MICROSOFT.FLOOR([.E148]/(150/(150+[.J148]+MIN([.D148];99)));1); &quot; (~&quot;; COM.MICROSOFT.CEILING((1-(150/(150+[.J148]+MIN([.D148];99))))*100;1); &quot;%)&quot;)" office:value-type="string" office:string-value="551 (~34%)" calcext:value-type="string">
            <text:p>551 (~34%)</text:p>
          </table:table-cell>
          <table:table-cell table:style-name="ce195" table:formula="of:=CONCATENATE(COM.MICROSOFT.FLOOR([.E148]/(150/(150+[.I148]+MIN([.D148];99)));1); &quot; (~&quot;; COM.MICROSOFT.CEILING((1-(150/(150+[.I148]+MIN([.D148];99))))*100;1); &quot;%)&quot;)" office:value-type="string" office:string-value="536 (~32%)" calcext:value-type="string">
            <text:p>536 (~32%)</text:p>
          </table:table-cell>
          <table:table-cell table:style-name="ce198"/>
          <table:table-cell table:style-name="ce77" table:content-validation-name="val6" office:value-type="float" office:value="198" calcext:value-type="float">
            <text:p>198</text:p>
          </table:table-cell>
          <table:table-cell table:style-name="ce199" office:value-type="string" calcext:value-type="string">
            <text:p>Mute Gaz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7" calcext:value-type="float">
            <text:p>147</text:p>
          </table:table-cell>
          <table:table-cell table:style-name="ce218" table:formula="of:=[.AP149]-[.AP148]" office:value-type="float" office:value="92682" calcext:value-type="float">
            <text:p>92682</text:p>
          </table:table-cell>
          <table:table-cell table:formula="of:=FLOOR([.AN148]^3*142/100-5)" office:value-type="float" office:value="4510657" calcext:value-type="float">
            <text:p>4510657</text:p>
          </table:table-cell>
          <table:table-cell table:style-name="ce218" table:formula="of:=[.AR149]-[.AR148]" office:value-type="float" office:value="176226" calcext:value-type="float">
            <text:p>176226</text:p>
          </table:table-cell>
          <table:table-cell table:style-name="ce221" table:formula="of:=FLOOR([.AN148]^3*270/100-5)" office:value-type="float" office:value="8576607" calcext:value-type="float">
            <text:p>85766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7" calcext:value-type="float">
            <text:p>147</text:p>
          </table:table-cell>
          <table:table-cell table:style-name="ce164" office:value-type="string" calcext:value-type="string">
            <text:p>Cu Chulainn</text:p>
          </table:table-cell>
          <table:table-cell table:style-name="ce165" office:value-type="string" calcext:value-type="string">
            <text:p>Genma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49]+[.J149]/2)*6" office:value-type="float" office:value="414" calcext:value-type="float">
            <text:p>414</text:p>
          </table:table-cell>
          <table:table-cell table:style-name="ce171" table:content-validation-name="val6" table:formula="of:=([.D149]+[.I149]/2)*4" office:value-type="float" office:value="268" calcext:value-type="float">
            <text:p>268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39" calcext:value-type="float">
            <text:p>39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49:.L149])" office:value-type="float" office:value="203" calcext:value-type="float">
            <text:p>203</text:p>
          </table:table-cell>
          <table:table-cell table:style-name="ce192" table:formula="of:=CONCATENATE(COM.MICROSOFT.FLOOR([.E149]/(150/(150+[.J149]+MIN([.D149];99)));1); &quot; (~&quot;; COM.MICROSOFT.CEILING((1-(150/(150+[.J149]+MIN([.D149];99))))*100;1); &quot;%)&quot;)" office:value-type="string" office:string-value="651 (~37%)" calcext:value-type="string">
            <text:p>651 (~37%)</text:p>
          </table:table-cell>
          <table:table-cell table:style-name="ce195" table:formula="of:=CONCATENATE(COM.MICROSOFT.FLOOR([.E149]/(150/(150+[.I149]+MIN([.D149];99)));1); &quot; (~&quot;; COM.MICROSOFT.CEILING((1-(150/(150+[.I149]+MIN([.D149];99))))*100;1); &quot;%)&quot;)" office:value-type="string" office:string-value="640 (~36%)" calcext:value-type="string">
            <text:p>640 (~36%)</text:p>
          </table:table-cell>
          <table:table-cell table:style-name="ce198"/>
          <table:table-cell table:style-name="ce77" table:content-validation-name="val6" office:value-type="float" office:value="199" calcext:value-type="float">
            <text:p>199</text:p>
          </table:table-cell>
          <table:table-cell table:style-name="ce199" office:value-type="string" calcext:value-type="string">
            <text:p>Evil Gaze</text:p>
          </table:table-cell>
          <table:table-cell table:style-name="ce201" table:content-validation-name="val7" office:value-type="string" calcext:value-type="string">
            <text:p>Dark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8" calcext:value-type="float">
            <text:p>148</text:p>
          </table:table-cell>
          <table:table-cell table:style-name="ce218" table:formula="of:=[.AP150]-[.AP149]" office:value-type="float" office:value="93943" calcext:value-type="float">
            <text:p>93943</text:p>
          </table:table-cell>
          <table:table-cell table:formula="of:=FLOOR([.AN149]^3*142/100-5)" office:value-type="float" office:value="4603339" calcext:value-type="float">
            <text:p>4603339</text:p>
          </table:table-cell>
          <table:table-cell table:style-name="ce218" table:formula="of:=[.AR150]-[.AR149]" office:value-type="float" office:value="178624" calcext:value-type="float">
            <text:p>178624</text:p>
          </table:table-cell>
          <table:table-cell table:style-name="ce221" table:formula="of:=FLOOR([.AN149]^3*270/100-5)" office:value-type="float" office:value="8752833" calcext:value-type="float">
            <text:p>875283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8" calcext:value-type="float">
            <text:p>148</text:p>
          </table:table-cell>
          <table:table-cell table:style-name="ce164" office:value-type="string" calcext:value-type="string">
            <text:p>Qing Long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44" calcext:value-type="float">
            <text:p>44</text:p>
          </table:table-cell>
          <table:table-cell table:style-name="ce168" table:content-validation-name="val6" table:formula="of:=([.D150]+[.J150]/2)*6" office:value-type="float" office:value="396" calcext:value-type="float">
            <text:p>396</text:p>
          </table:table-cell>
          <table:table-cell table:style-name="ce171" table:content-validation-name="val6" table:formula="of:=([.D150]+[.I150]/2)*4" office:value-type="float" office:value="228" calcext:value-type="float">
            <text:p>228</text:p>
          </table:table-cell>
          <table:table-cell table:style-name="ce174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4" calcext:value-type="float">
            <text:p>44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0:.L150])" office:value-type="float" office:value="168" calcext:value-type="float">
            <text:p>168</text:p>
          </table:table-cell>
          <table:table-cell table:style-name="ce192" table:formula="of:=CONCATENATE(COM.MICROSOFT.FLOOR([.E150]/(150/(150+[.J150]+MIN([.D150];99)));1); &quot; (~&quot;; COM.MICROSOFT.CEILING((1-(150/(150+[.J150]+MIN([.D150];99))))*100;1); &quot;%)&quot;)" office:value-type="string" office:string-value="628 (~37%)" calcext:value-type="string">
            <text:p>628 (~37%)</text:p>
          </table:table-cell>
          <table:table-cell table:style-name="ce195" table:formula="of:=CONCATENATE(COM.MICROSOFT.FLOOR([.E150]/(150/(150+[.I150]+MIN([.D150];99)));1); &quot; (~&quot;; COM.MICROSOFT.CEILING((1-(150/(150+[.I150]+MIN([.D150];99))))*100;1); &quot;%)&quot;)" office:value-type="string" office:string-value="580 (~32%)" calcext:value-type="string">
            <text:p>580 (~32%)</text:p>
          </table:table-cell>
          <table:table-cell table:style-name="ce198"/>
          <table:table-cell table:style-name="ce77" table:content-validation-name="val6" office:value-type="float" office:value="201" calcext:value-type="float">
            <text:p>201</text:p>
          </table:table-cell>
          <table:table-cell table:style-name="ce199" office:value-type="string" calcext:value-type="string">
            <text:p>Bael's Ba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49" calcext:value-type="float">
            <text:p>149</text:p>
          </table:table-cell>
          <table:table-cell table:style-name="ce218" table:formula="of:=[.AP151]-[.AP150]" office:value-type="float" office:value="95213" calcext:value-type="float">
            <text:p>95213</text:p>
          </table:table-cell>
          <table:table-cell table:formula="of:=FLOOR([.AN150]^3*142/100-5)" office:value-type="float" office:value="4697282" calcext:value-type="float">
            <text:p>4697282</text:p>
          </table:table-cell>
          <table:table-cell table:style-name="ce218" table:formula="of:=[.AR151]-[.AR150]" office:value-type="float" office:value="181038" calcext:value-type="float">
            <text:p>181038</text:p>
          </table:table-cell>
          <table:table-cell table:style-name="ce221" table:formula="of:=FLOOR([.AN150]^3*270/100-5)" office:value-type="float" office:value="8931457" calcext:value-type="float">
            <text:p>89314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49" calcext:value-type="float">
            <text:p>149</text:p>
          </table:table-cell>
          <table:table-cell table:style-name="ce164" office:value-type="string" calcext:value-type="string">
            <text:p>Xuanwu</text:p>
          </table:table-cell>
          <table:table-cell table:style-name="ce165" office:value-type="string" calcext:value-type="string">
            <text:p>Dragon</text:p>
          </table:table-cell>
          <table:table-cell table:style-name="ce165" office:value-type="float" office:value="24" calcext:value-type="float">
            <text:p>24</text:p>
          </table:table-cell>
          <table:table-cell table:style-name="ce168" table:content-validation-name="val6" table:formula="of:=([.D151]+[.J151]/2)*6" office:value-type="float" office:value="240" calcext:value-type="float">
            <text:p>240</text:p>
          </table:table-cell>
          <table:table-cell table:style-name="ce171" table:content-validation-name="val6" table:formula="of:=([.D151]+[.I151]/2)*4" office:value-type="float" office:value="140" calcext:value-type="float">
            <text:p>14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1:.L151])" office:value-type="float" office:value="125" calcext:value-type="float">
            <text:p>125</text:p>
          </table:table-cell>
          <table:table-cell table:style-name="ce192" table:formula="of:=CONCATENATE(COM.MICROSOFT.FLOOR([.E151]/(150/(150+[.J151]+MIN([.D151];99)));1); &quot; (~&quot;; COM.MICROSOFT.CEILING((1-(150/(150+[.J151]+MIN([.D151];99))))*100;1); &quot;%)&quot;)" office:value-type="string" office:string-value="329 (~28%)" calcext:value-type="string">
            <text:p>329 (~28%)</text:p>
          </table:table-cell>
          <table:table-cell table:style-name="ce195" table:formula="of:=CONCATENATE(COM.MICROSOFT.FLOOR([.E151]/(150/(150+[.I151]+MIN([.D151];99)));1); &quot; (~&quot;; COM.MICROSOFT.CEILING((1-(150/(150+[.I151]+MIN([.D151];99))))*100;1); &quot;%)&quot;)" office:value-type="string" office:string-value="313 (~24%)" calcext:value-type="string">
            <text:p>313 (~24%)</text:p>
          </table:table-cell>
          <table:table-cell table:style-name="ce198"/>
          <table:table-cell table:style-name="ce77" table:content-validation-name="val6" office:value-type="float" office:value="202" calcext:value-type="float">
            <text:p>202</text:p>
          </table:table-cell>
          <table:table-cell table:style-name="ce199" office:value-type="string" calcext:value-type="string">
            <text:p>Toxic Cloud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5" calcext:value-type="float">
            <text:p>2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" calcext:value-type="float">
            <text:p>7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0" calcext:value-type="float">
            <text:p>150</text:p>
          </table:table-cell>
          <table:table-cell table:style-name="ce218" table:formula="of:=[.AP152]-[.AP151]" office:value-type="float" office:value="96490" calcext:value-type="float">
            <text:p>96490</text:p>
          </table:table-cell>
          <table:table-cell table:formula="of:=FLOOR([.AN151]^3*142/100-5)" office:value-type="float" office:value="4792495" calcext:value-type="float">
            <text:p>4792495</text:p>
          </table:table-cell>
          <table:table-cell table:style-name="ce218" table:formula="of:=[.AR152]-[.AR151]" office:value-type="float" office:value="183467" calcext:value-type="float">
            <text:p>183467</text:p>
          </table:table-cell>
          <table:table-cell table:style-name="ce221" table:formula="of:=FLOOR([.AN151]^3*270/100-5)" office:value-type="float" office:value="9112495" calcext:value-type="float">
            <text:p>91124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50" calcext:value-type="float">
            <text:p>150</text:p>
          </table:table-cell>
          <table:table-cell table:style-name="ce164" office:value-type="string" calcext:value-type="string">
            <text:p>Barong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table:formula="of:=([.D152]+[.J152]/2)*6" office:value-type="float" office:value="456" calcext:value-type="float">
            <text:p>456</text:p>
          </table:table-cell>
          <table:table-cell table:style-name="ce171" table:content-validation-name="val6" table:formula="of:=([.D152]+[.I152]/2)*4" office:value-type="float" office:value="328" calcext:value-type="float">
            <text:p>328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52:.L152])" office:value-type="float" office:value="235" calcext:value-type="float">
            <text:p>235</text:p>
          </table:table-cell>
          <table:table-cell table:style-name="ce192" table:formula="of:=CONCATENATE(COM.MICROSOFT.FLOOR([.E152]/(150/(150+[.J152]+MIN([.D152];99)));1); &quot; (~&quot;; COM.MICROSOFT.CEILING((1-(150/(150+[.J152]+MIN([.D152];99))))*100;1); &quot;%)&quot;)" office:value-type="string" office:string-value="735 (~39%)" calcext:value-type="string">
            <text:p>735 (~39%)</text:p>
          </table:table-cell>
          <table:table-cell table:style-name="ce195" table:formula="of:=CONCATENATE(COM.MICROSOFT.FLOOR([.E152]/(150/(150+[.I152]+MIN([.D152];99)));1); &quot; (~&quot;; COM.MICROSOFT.CEILING((1-(150/(150+[.I152]+MIN([.D152];99))))*100;1); &quot;%)&quot;)" office:value-type="string" office:string-value="772 (~41%)" calcext:value-type="string">
            <text:p>772 (~41%)</text:p>
          </table:table-cell>
          <table:table-cell table:style-name="ce198"/>
          <table:table-cell table:style-name="ce77" table:content-validation-name="val6" office:value-type="float" office:value="203" calcext:value-type="float">
            <text:p>203</text:p>
          </table:table-cell>
          <table:table-cell table:style-name="ce199" office:value-type="string" calcext:value-type="string">
            <text:p>War Cry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1" calcext:value-type="float">
            <text:p>151</text:p>
          </table:table-cell>
          <table:table-cell table:style-name="ce218" table:formula="of:=[.AP153]-[.AP152]" office:value-type="float" office:value="97777" calcext:value-type="float">
            <text:p>97777</text:p>
          </table:table-cell>
          <table:table-cell table:formula="of:=FLOOR([.AN152]^3*142/100-5)" office:value-type="float" office:value="4888985" calcext:value-type="float">
            <text:p>4888985</text:p>
          </table:table-cell>
          <table:table-cell table:style-name="ce218" table:formula="of:=[.AR153]-[.AR152]" office:value-type="float" office:value="185914" calcext:value-type="float">
            <text:p>185914</text:p>
          </table:table-cell>
          <table:table-cell table:style-name="ce221" table:formula="of:=FLOOR([.AN152]^3*270/100-5)" office:value-type="float" office:value="9295962" calcext:value-type="float">
            <text:p>929596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51" calcext:value-type="float">
            <text:p>151</text:p>
          </table:table-cell>
          <table:table-cell table:style-name="ce164" office:value-type="string" calcext:value-type="string">
            <text:p>Makami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22" calcext:value-type="float">
            <text:p>22</text:p>
          </table:table-cell>
          <table:table-cell table:style-name="ce168" table:content-validation-name="val6" table:formula="of:=([.D153]+[.J153]/2)*6" office:value-type="float" office:value="186" calcext:value-type="float">
            <text:p>186</text:p>
          </table:table-cell>
          <table:table-cell table:style-name="ce171" table:content-validation-name="val6" table:formula="of:=([.D153]+[.I153]/2)*4" office:value-type="float" office:value="144" calcext:value-type="float">
            <text:p>144</text:p>
          </table:table-cell>
          <table:table-cell table:style-name="ce174" office:value-type="float" office:value="22" calcext:value-type="float">
            <text:p>22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8" calcext:value-type="float">
            <text:p>1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53:.L153])" office:value-type="float" office:value="129" calcext:value-type="float">
            <text:p>129</text:p>
          </table:table-cell>
          <table:table-cell table:style-name="ce192" table:formula="of:=CONCATENATE(COM.MICROSOFT.FLOOR([.E153]/(150/(150+[.J153]+MIN([.D153];99)));1); &quot; (~&quot;; COM.MICROSOFT.CEILING((1-(150/(150+[.J153]+MIN([.D153];99))))*100;1); &quot;%)&quot;)" office:value-type="string" office:string-value="235 (~22%)" calcext:value-type="string">
            <text:p>235 (~22%)</text:p>
          </table:table-cell>
          <table:table-cell table:style-name="ce195" table:formula="of:=CONCATENATE(COM.MICROSOFT.FLOOR([.E153]/(150/(150+[.I153]+MIN([.D153];99)));1); &quot; (~&quot;; COM.MICROSOFT.CEILING((1-(150/(150+[.I153]+MIN([.D153];99))))*100;1); &quot;%)&quot;)" office:value-type="string" office:string-value="248 (~25%)" calcext:value-type="string">
            <text:p>248 (~25%)</text:p>
          </table:table-cell>
          <table:table-cell table:style-name="ce198"/>
          <table:table-cell table:style-name="ce77" table:content-validation-name="val6" office:value-type="float" office:value="204" calcext:value-type="float">
            <text:p>204</text:p>
          </table:table-cell>
          <table:table-cell table:style-name="ce199" office:value-type="string" calcext:value-type="string">
            <text:p>Fog Breath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2" calcext:value-type="float">
            <text:p>152</text:p>
          </table:table-cell>
          <table:table-cell table:style-name="ce218" table:formula="of:=[.AP154]-[.AP153]" office:value-type="float" office:value="99072" calcext:value-type="float">
            <text:p>99072</text:p>
          </table:table-cell>
          <table:table-cell table:formula="of:=FLOOR([.AN153]^3*142/100-5)" office:value-type="float" office:value="4986762" calcext:value-type="float">
            <text:p>4986762</text:p>
          </table:table-cell>
          <table:table-cell table:style-name="ce218" table:formula="of:=[.AR154]-[.AR153]" office:value-type="float" office:value="188376" calcext:value-type="float">
            <text:p>188376</text:p>
          </table:table-cell>
          <table:table-cell table:style-name="ce221" table:formula="of:=FLOOR([.AN153]^3*270/100-5)" office:value-type="float" office:value="9481876" calcext:value-type="float">
            <text:p>948187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52" calcext:value-type="float">
            <text:p>152</text:p>
          </table:table-cell>
          <table:table-cell table:style-name="ce164" office:value-type="string" calcext:value-type="string">
            <text:p>Garuda</text:p>
          </table:table-cell>
          <table:table-cell table:style-name="ce165" office:value-type="string" calcext:value-type="string">
            <text:p>Avia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4]+[.J154]/2)*6" office:value-type="float" office:value="492" calcext:value-type="float">
            <text:p>492</text:p>
          </table:table-cell>
          <table:table-cell table:style-name="ce171" table:content-validation-name="val6" table:formula="of:=([.D154]+[.I154]/2)*4" office:value-type="float" office:value="324" calcext:value-type="float">
            <text:p>32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45" calcext:value-type="float">
            <text:p>45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4:.L154])" office:value-type="float" office:value="235" calcext:value-type="float">
            <text:p>235</text:p>
          </table:table-cell>
          <table:table-cell table:style-name="ce192" table:formula="of:=CONCATENATE(COM.MICROSOFT.FLOOR([.E154]/(150/(150+[.J154]+MIN([.D154];99)));1); &quot; (~&quot;; COM.MICROSOFT.CEILING((1-(150/(150+[.J154]+MIN([.D154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4]/(150/(150+[.I154]+MIN([.D154];99)));1); &quot; (~&quot;; COM.MICROSOFT.CEILING((1-(150/(150+[.I154]+MIN([.D154];99))))*100;1); &quot;%)&quot;)" office:value-type="string" office:string-value="816 (~40%)" calcext:value-type="string">
            <text:p>816 (~40%)</text:p>
          </table:table-cell>
          <table:table-cell table:style-name="ce198"/>
          <table:table-cell table:style-name="ce77" table:content-validation-name="val6" office:value-type="float" office:value="205" calcext:value-type="float">
            <text:p>205</text:p>
          </table:table-cell>
          <table:table-cell table:style-name="ce199" office:value-type="string" calcext:value-type="string">
            <text:p>Taunt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3" calcext:value-type="float">
            <text:p>153</text:p>
          </table:table-cell>
          <table:table-cell table:style-name="ce218" table:formula="of:=[.AP155]-[.AP154]" office:value-type="float" office:value="100375" calcext:value-type="float">
            <text:p>100375</text:p>
          </table:table-cell>
          <table:table-cell table:formula="of:=FLOOR([.AN154]^3*142/100-5)" office:value-type="float" office:value="5085834" calcext:value-type="float">
            <text:p>5085834</text:p>
          </table:table-cell>
          <table:table-cell table:style-name="ce218" table:formula="of:=[.AR155]-[.AR154]" office:value-type="float" office:value="190855" calcext:value-type="float">
            <text:p>190855</text:p>
          </table:table-cell>
          <table:table-cell table:style-name="ce221" table:formula="of:=FLOOR([.AN154]^3*270/100-5)" office:value-type="float" office:value="9670252" calcext:value-type="float">
            <text:p>967025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53" calcext:value-type="float">
            <text:p>153</text:p>
          </table:table-cell>
          <table:table-cell table:style-name="ce164" office:value-type="string" calcext:value-type="string">
            <text:p>Yatagarasu</text:p>
          </table:table-cell>
          <table:table-cell table:style-name="ce165" office:value-type="string" calcext:value-type="string">
            <text:p>Avatar</text:p>
          </table:table-cell>
          <table:table-cell table:style-name="ce165" office:value-type="float" office:value="46" calcext:value-type="float">
            <text:p>46</text:p>
          </table:table-cell>
          <table:table-cell table:style-name="ce168" table:content-validation-name="val6" table:formula="of:=([.D155]+[.J155]/2)*6" office:value-type="float" office:value="348" calcext:value-type="float">
            <text:p>348</text:p>
          </table:table-cell>
          <table:table-cell table:style-name="ce171" table:content-validation-name="val6" table:formula="of:=([.D155]+[.I155]/2)*4" office:value-type="float" office:value="260" calcext:value-type="float">
            <text:p>260</text:p>
          </table:table-cell>
          <table:table-cell table:style-name="ce174" office:value-type="float" office:value="26" calcext:value-type="float">
            <text:p>26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24" calcext:value-type="float">
            <text:p>24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55:.L155])" office:value-type="float" office:value="181" calcext:value-type="float">
            <text:p>181</text:p>
          </table:table-cell>
          <table:table-cell table:style-name="ce192" table:formula="of:=CONCATENATE(COM.MICROSOFT.FLOOR([.E155]/(150/(150+[.J155]+MIN([.D155];99)));1); &quot; (~&quot;; COM.MICROSOFT.CEILING((1-(150/(150+[.J155]+MIN([.D155];99))))*100;1); &quot;%)&quot;)" office:value-type="string" office:string-value="510 (~32%)" calcext:value-type="string">
            <text:p>510 (~32%)</text:p>
          </table:table-cell>
          <table:table-cell table:style-name="ce195" table:formula="of:=CONCATENATE(COM.MICROSOFT.FLOOR([.E155]/(150/(150+[.I155]+MIN([.D155];99)));1); &quot; (~&quot;; COM.MICROSOFT.CEILING((1-(150/(150+[.I155]+MIN([.D155];99))))*100;1); &quot;%)&quot;)" office:value-type="string" office:string-value="542 (~36%)" calcext:value-type="string">
            <text:p>542 (~36%)</text:p>
          </table:table-cell>
          <table:table-cell table:style-name="ce198"/>
          <table:table-cell table:style-name="ce77" table:content-validation-name="val6" office:value-type="float" office:value="206" calcext:value-type="float">
            <text:p>206</text:p>
          </table:table-cell>
          <table:table-cell table:style-name="ce199" office:value-type="string" calcext:value-type="string">
            <text:p>Debilitat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4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4" calcext:value-type="float">
            <text:p>154</text:p>
          </table:table-cell>
          <table:table-cell table:style-name="ce218" table:formula="of:=[.AP156]-[.AP155]" office:value-type="float" office:value="101688" calcext:value-type="float">
            <text:p>101688</text:p>
          </table:table-cell>
          <table:table-cell table:formula="of:=FLOOR([.AN155]^3*142/100-5)" office:value-type="float" office:value="5186209" calcext:value-type="float">
            <text:p>5186209</text:p>
          </table:table-cell>
          <table:table-cell table:style-name="ce218" table:formula="of:=[.AR156]-[.AR155]" office:value-type="float" office:value="193350" calcext:value-type="float">
            <text:p>193350</text:p>
          </table:table-cell>
          <table:table-cell table:style-name="ce221" table:formula="of:=FLOOR([.AN155]^3*270/100-5)" office:value-type="float" office:value="9861107" calcext:value-type="float">
            <text:p>98611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54" calcext:value-type="float">
            <text:p>154</text:p>
          </table:table-cell>
          <table:table-cell table:style-name="ce164" office:value-type="string" calcext:value-type="string">
            <text:p>Gurulu</text:p>
          </table:table-cell>
          <table:table-cell table:style-name="ce165" office:value-type="string" calcext:value-type="string">
            <text:p>Raptor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56]+[.J156]/2)*6" office:value-type="float" office:value="492" calcext:value-type="float">
            <text:p>492</text:p>
          </table:table-cell>
          <table:table-cell table:style-name="ce171" table:content-validation-name="val6" table:formula="of:=([.D156]+[.I156]/2)*4" office:value-type="float" office:value="340" calcext:value-type="float">
            <text:p>34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56:.L156])" office:value-type="float" office:value="238" calcext:value-type="float">
            <text:p>238</text:p>
          </table:table-cell>
          <table:table-cell table:style-name="ce192" table:formula="of:=CONCATENATE(COM.MICROSOFT.FLOOR([.E156]/(150/(150+[.J156]+MIN([.D156];99)));1); &quot; (~&quot;; COM.MICROSOFT.CEILING((1-(150/(150+[.J156]+MIN([.D15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56]/(150/(150+[.I156]+MIN([.D156];99)));1); &quot; (~&quot;; COM.MICROSOFT.CEILING((1-(150/(150+[.I156]+MIN([.D156];99))))*100;1); &quot;%)&quot;)" office:value-type="string" office:string-value="842 (~42%)" calcext:value-type="string">
            <text:p>842 (~42%)</text:p>
          </table:table-cell>
          <table:table-cell table:style-name="ce198"/>
          <table:table-cell table:style-name="ce77" table:content-validation-name="val6" office:value-type="float" office:value="207" calcext:value-type="float">
            <text:p>207</text:p>
          </table:table-cell>
          <table:table-cell table:style-name="ce199" office:value-type="string" calcext:value-type="string">
            <text:p>Dismal Tun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5" calcext:value-type="float">
            <text:p>155</text:p>
          </table:table-cell>
          <table:table-cell table:style-name="ce218" table:formula="of:=[.AP157]-[.AP156]" office:value-type="float" office:value="103008" calcext:value-type="float">
            <text:p>103008</text:p>
          </table:table-cell>
          <table:table-cell table:formula="of:=FLOOR([.AN156]^3*142/100-5)" office:value-type="float" office:value="5287897" calcext:value-type="float">
            <text:p>5287897</text:p>
          </table:table-cell>
          <table:table-cell table:style-name="ce218" table:formula="of:=[.AR157]-[.AR156]" office:value-type="float" office:value="195861" calcext:value-type="float">
            <text:p>195861</text:p>
          </table:table-cell>
          <table:table-cell table:style-name="ce221" table:formula="of:=FLOOR([.AN156]^3*270/100-5)" office:value-type="float" office:value="10054457" calcext:value-type="float">
            <text:p>100544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55" calcext:value-type="float">
            <text:p>155</text:p>
          </table:table-cell>
          <table:table-cell table:style-name="ce164" office:value-type="string" calcext:value-type="string">
            <text:p>Albion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64" calcext:value-type="float">
            <text:p>64</text:p>
          </table:table-cell>
          <table:table-cell table:style-name="ce168" table:content-validation-name="val6" table:formula="of:=([.D157]+[.J157]/2)*6" office:value-type="float" office:value="534" calcext:value-type="float">
            <text:p>534</text:p>
          </table:table-cell>
          <table:table-cell table:style-name="ce171" table:content-validation-name="val6" table:formula="of:=([.D157]+[.I157]/2)*4" office:value-type="float" office:value="336" calcext:value-type="float">
            <text:p>336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7:.L157])" office:value-type="float" office:value="239" calcext:value-type="float">
            <text:p>239</text:p>
          </table:table-cell>
          <table:table-cell table:style-name="ce192" table:formula="of:=CONCATENATE(COM.MICROSOFT.FLOOR([.E157]/(150/(150+[.J157]+MIN([.D157];99)));1); &quot; (~&quot;; COM.MICROSOFT.CEILING((1-(150/(150+[.J157]+MIN([.D157];99))))*100;1); &quot;%)&quot;)" office:value-type="string" office:string-value="939 (~44%)" calcext:value-type="string">
            <text:p>939 (~44%)</text:p>
          </table:table-cell>
          <table:table-cell table:style-name="ce195" table:formula="of:=CONCATENATE(COM.MICROSOFT.FLOOR([.E157]/(150/(150+[.I157]+MIN([.D157];99)));1); &quot; (~&quot;; COM.MICROSOFT.CEILING((1-(150/(150+[.I157]+MIN([.D157];99))))*100;1); &quot;%)&quot;)" office:value-type="string" office:string-value="904 (~41%)" calcext:value-type="string">
            <text:p>904 (~41%)</text:p>
          </table:table-cell>
          <table:table-cell table:style-name="ce198"/>
          <table:table-cell table:style-name="ce77" table:content-validation-name="val6" office:value-type="float" office:value="208" calcext:value-type="float">
            <text:p>208</text:p>
          </table:table-cell>
          <table:table-cell table:style-name="ce199" office:value-type="string" calcext:value-type="string">
            <text:p>Sol Nige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6" calcext:value-type="float">
            <text:p>156</text:p>
          </table:table-cell>
          <table:table-cell table:style-name="ce218" table:formula="of:=[.AP158]-[.AP157]" office:value-type="float" office:value="104338" calcext:value-type="float">
            <text:p>104338</text:p>
          </table:table-cell>
          <table:table-cell table:formula="of:=FLOOR([.AN157]^3*142/100-5)" office:value-type="float" office:value="5390905" calcext:value-type="float">
            <text:p>5390905</text:p>
          </table:table-cell>
          <table:table-cell table:style-name="ce218" table:formula="of:=[.AR158]-[.AR157]" office:value-type="float" office:value="198388" calcext:value-type="float">
            <text:p>198388</text:p>
          </table:table-cell>
          <table:table-cell table:style-name="ce221" table:formula="of:=FLOOR([.AN157]^3*270/100-5)" office:value-type="float" office:value="10250318" calcext:value-type="float">
            <text:p>1025031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61" calcext:value-type="float">
            <text:p>161</text:p>
          </table:table-cell>
          <table:table-cell table:style-name="ce164" office:value-type="string" calcext:value-type="string">
            <text:p>Samael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table:formula="of:=([.D158]+[.J158]/2)*6" office:value-type="float" office:value="576" calcext:value-type="float">
            <text:p>576</text:p>
          </table:table-cell>
          <table:table-cell table:style-name="ce171" table:content-validation-name="val6" table:formula="of:=([.D158]+[.I158]/2)*4" office:value-type="float" office:value="396" calcext:value-type="float">
            <text:p>396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58:.L158])" office:value-type="float" office:value="206" calcext:value-type="float">
            <text:p>206</text:p>
          </table:table-cell>
          <table:table-cell table:style-name="ce192" table:formula="of:=CONCATENATE(COM.MICROSOFT.FLOOR([.E158]/(150/(150+[.J158]+MIN([.D158];99)));1); &quot; (~&quot;; COM.MICROSOFT.CEILING((1-(150/(150+[.J158]+MIN([.D158];99))))*100;1); &quot;%)&quot;)" office:value-type="string" office:string-value="1032 (~45%)" calcext:value-type="string">
            <text:p>1032 (~45%)</text:p>
          </table:table-cell>
          <table:table-cell table:style-name="ce195" table:formula="of:=CONCATENATE(COM.MICROSOFT.FLOOR([.E158]/(150/(150+[.I158]+MIN([.D158];99)));1); &quot; (~&quot;; COM.MICROSOFT.CEILING((1-(150/(150+[.I158]+MIN([.D158];99))))*100;1); &quot;%)&quot;)" office:value-type="string" office:string-value="1056 (~46%)" calcext:value-type="string">
            <text:p>1056 (~46%)</text:p>
          </table:table-cell>
          <table:table-cell table:style-name="ce198"/>
          <table:table-cell table:style-name="ce77" table:content-validation-name="val6" office:value-type="float" office:value="209" calcext:value-type="float">
            <text:p>209</text:p>
          </table:table-cell>
          <table:table-cell table:style-name="ce199" office:value-type="string" calcext:value-type="string">
            <text:p>Stun Gaze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7" calcext:value-type="float">
            <text:p>157</text:p>
          </table:table-cell>
          <table:table-cell table:style-name="ce218" table:formula="of:=[.AP159]-[.AP158]" office:value-type="float" office:value="105675" calcext:value-type="float">
            <text:p>105675</text:p>
          </table:table-cell>
          <table:table-cell table:formula="of:=FLOOR([.AN158]^3*142/100-5)" office:value-type="float" office:value="5495243" calcext:value-type="float">
            <text:p>5495243</text:p>
          </table:table-cell>
          <table:table-cell table:style-name="ce218" table:formula="of:=[.AR159]-[.AR158]" office:value-type="float" office:value="200931" calcext:value-type="float">
            <text:p>200931</text:p>
          </table:table-cell>
          <table:table-cell table:style-name="ce221" table:formula="of:=FLOOR([.AN158]^3*270/100-5)" office:value-type="float" office:value="10448706" calcext:value-type="float">
            <text:p>1044870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67" calcext:value-type="float">
            <text:p>167</text:p>
          </table:table-cell>
          <table:table-cell table:style-name="ce164" office:value-type="string" calcext:value-type="string">
            <text:p>Pisaca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8" calcext:value-type="float">
            <text:p>28</text:p>
          </table:table-cell>
          <table:table-cell table:style-name="ce168" table:content-validation-name="val6" table:formula="of:=([.D159]+[.J159]/2)*6" office:value-type="float" office:value="270" calcext:value-type="float">
            <text:p>270</text:p>
          </table:table-cell>
          <table:table-cell table:style-name="ce171" table:content-validation-name="val6" table:formula="of:=([.D159]+[.I159]/2)*4" office:value-type="float" office:value="152" calcext:value-type="float">
            <text:p>152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159:.L159])" office:value-type="float" office:value="121" calcext:value-type="float">
            <text:p>121</text:p>
          </table:table-cell>
          <table:table-cell table:style-name="ce192" table:formula="of:=CONCATENATE(COM.MICROSOFT.FLOOR([.E159]/(150/(150+[.J159]+MIN([.D159];99)));1); &quot; (~&quot;; COM.MICROSOFT.CEILING((1-(150/(150+[.J159]+MIN([.D159];99))))*100;1); &quot;%)&quot;)" office:value-type="string" office:string-value="381 (~30%)" calcext:value-type="string">
            <text:p>381 (~30%)</text:p>
          </table:table-cell>
          <table:table-cell table:style-name="ce195" table:formula="of:=CONCATENATE(COM.MICROSOFT.FLOOR([.E159]/(150/(150+[.I159]+MIN([.D159];99)));1); &quot; (~&quot;; COM.MICROSOFT.CEILING((1-(150/(150+[.I159]+MIN([.D159];99))))*100;1); &quot;%)&quot;)" office:value-type="string" office:string-value="356 (~25%)" calcext:value-type="string">
            <text:p>356 (~25%)</text:p>
          </table:table-cell>
          <table:table-cell table:style-name="ce198"/>
          <table:table-cell table:style-name="ce77" table:content-validation-name="val6" office:value-type="float" office:value="210" calcext:value-type="float">
            <text:p>210</text:p>
          </table:table-cell>
          <table:table-cell table:style-name="ce199" office:value-type="string" calcext:value-type="string">
            <text:p>Lullaby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8" calcext:value-type="float">
            <text:p>158</text:p>
          </table:table-cell>
          <table:table-cell table:style-name="ce218" table:formula="of:=[.AP160]-[.AP159]" office:value-type="float" office:value="107021" calcext:value-type="float">
            <text:p>107021</text:p>
          </table:table-cell>
          <table:table-cell table:formula="of:=FLOOR([.AN159]^3*142/100-5)" office:value-type="float" office:value="5600918" calcext:value-type="float">
            <text:p>5600918</text:p>
          </table:table-cell>
          <table:table-cell table:style-name="ce218" table:formula="of:=[.AR160]-[.AR159]" office:value-type="float" office:value="203491" calcext:value-type="float">
            <text:p>203491</text:p>
          </table:table-cell>
          <table:table-cell table:style-name="ce221" table:formula="of:=FLOOR([.AN159]^3*270/100-5)" office:value-type="float" office:value="10649637" calcext:value-type="float">
            <text:p>1064963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68" calcext:value-type="float">
            <text:p>168</text:p>
          </table:table-cell>
          <table:table-cell table:style-name="ce164" office:value-type="string" calcext:value-type="string">
            <text:p>Kaiwan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7" calcext:value-type="float">
            <text:p>47</text:p>
          </table:table-cell>
          <table:table-cell table:style-name="ce168" table:content-validation-name="val6" table:formula="of:=([.D160]+[.J160]/2)*6" office:value-type="float" office:value="372" calcext:value-type="float">
            <text:p>372</text:p>
          </table:table-cell>
          <table:table-cell table:style-name="ce171" table:content-validation-name="val6" table:formula="of:=([.D160]+[.I160]/2)*4" office:value-type="float" office:value="264" calcext:value-type="float">
            <text:p>264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38" calcext:value-type="float">
            <text:p>38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22" calcext:value-type="float">
            <text:p>22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0:.L160])" office:value-type="float" office:value="176" calcext:value-type="float">
            <text:p>176</text:p>
          </table:table-cell>
          <table:table-cell table:style-name="ce192" table:formula="of:=CONCATENATE(COM.MICROSOFT.FLOOR([.E160]/(150/(150+[.J160]+MIN([.D160];99)));1); &quot; (~&quot;; COM.MICROSOFT.CEILING((1-(150/(150+[.J160]+MIN([.D160];99))))*100;1); &quot;%)&quot;)" office:value-type="string" office:string-value="562 (~34%)" calcext:value-type="string">
            <text:p>562 (~34%)</text:p>
          </table:table-cell>
          <table:table-cell table:style-name="ce195" table:formula="of:=CONCATENATE(COM.MICROSOFT.FLOOR([.E160]/(150/(150+[.I160]+MIN([.D160];99)));1); &quot; (~&quot;; COM.MICROSOFT.CEILING((1-(150/(150+[.I160]+MIN([.D160];99))))*100;1); &quot;%)&quot;)" office:value-type="string" office:string-value="582 (~37%)" calcext:value-type="string">
            <text:p>582 (~37%)</text:p>
          </table:table-cell>
          <table:table-cell table:style-name="ce198"/>
          <table:table-cell table:style-name="ce77" table:content-validation-name="val6" office:value-type="float" office:value="211" calcext:value-type="float">
            <text:p>211</text:p>
          </table:table-cell>
          <table:table-cell table:style-name="ce199" office:value-type="string" calcext:value-type="string">
            <text:p>Binding Cry</text:p>
          </table:table-cell>
          <table:table-cell table:style-name="ce201" table:content-validation-name="val7" office:value-type="string" calcext:value-type="string">
            <text:p>Nerv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4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59" calcext:value-type="float">
            <text:p>159</text:p>
          </table:table-cell>
          <table:table-cell table:style-name="ce218" table:formula="of:=[.AP161]-[.AP160]" office:value-type="float" office:value="108376" calcext:value-type="float">
            <text:p>108376</text:p>
          </table:table-cell>
          <table:table-cell table:formula="of:=FLOOR([.AN160]^3*142/100-5)" office:value-type="float" office:value="5707939" calcext:value-type="float">
            <text:p>5707939</text:p>
          </table:table-cell>
          <table:table-cell table:style-name="ce218" table:formula="of:=[.AR161]-[.AR160]" office:value-type="float" office:value="206067" calcext:value-type="float">
            <text:p>206067</text:p>
          </table:table-cell>
          <table:table-cell table:style-name="ce221" table:formula="of:=FLOOR([.AN160]^3*270/100-5)" office:value-type="float" office:value="10853128" calcext:value-type="float">
            <text:p>1085312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69" calcext:value-type="float">
            <text:p>169</text:p>
          </table:table-cell>
          <table:table-cell table:style-name="ce164" office:value-type="string" calcext:value-type="string">
            <text:p>Kin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9" calcext:value-type="float">
            <text:p>59</text:p>
          </table:table-cell>
          <table:table-cell table:style-name="ce168" table:content-validation-name="val6" table:formula="of:=([.D161]+[.J161]/2)*6" office:value-type="float" office:value="498" calcext:value-type="float">
            <text:p>498</text:p>
          </table:table-cell>
          <table:table-cell table:style-name="ce171" table:content-validation-name="val6" table:formula="of:=([.D161]+[.I161]/2)*4" office:value-type="float" office:value="288" calcext:value-type="float">
            <text:p>288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26" calcext:value-type="float">
            <text:p>26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1:.L161])" office:value-type="float" office:value="198" calcext:value-type="float">
            <text:p>198</text:p>
          </table:table-cell>
          <table:table-cell table:style-name="ce192" table:formula="of:=CONCATENATE(COM.MICROSOFT.FLOOR([.E161]/(150/(150+[.J161]+MIN([.D161];99)));1); &quot; (~&quot;; COM.MICROSOFT.CEILING((1-(150/(150+[.J161]+MIN([.D161];99))))*100;1); &quot;%)&quot;)" office:value-type="string" office:string-value="853 (~42%)" calcext:value-type="string">
            <text:p>853 (~42%)</text:p>
          </table:table-cell>
          <table:table-cell table:style-name="ce195" table:formula="of:=CONCATENATE(COM.MICROSOFT.FLOOR([.E161]/(150/(150+[.I161]+MIN([.D161];99)));1); &quot; (~&quot;; COM.MICROSOFT.CEILING((1-(150/(150+[.I161]+MIN([.D161];99))))*100;1); &quot;%)&quot;)" office:value-type="string" office:string-value="780 (~37%)" calcext:value-type="string">
            <text:p>780 (~37%)</text:p>
          </table:table-cell>
          <table:table-cell table:style-name="ce198"/>
          <table:table-cell table:style-name="ce77" table:content-validation-name="val6" office:value-type="float" office:value="212" calcext:value-type="float">
            <text:p>212</text:p>
          </table:table-cell>
          <table:table-cell table:style-name="ce199" office:value-type="string" calcext:value-type="string">
            <text:p>Eternal Re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6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0" calcext:value-type="float">
            <text:p>160</text:p>
          </table:table-cell>
          <table:table-cell table:style-name="ce218" table:formula="of:=[.AP162]-[.AP161]" office:value-type="float" office:value="109739" calcext:value-type="float">
            <text:p>109739</text:p>
          </table:table-cell>
          <table:table-cell table:formula="of:=FLOOR([.AN161]^3*142/100-5)" office:value-type="float" office:value="5816315" calcext:value-type="float">
            <text:p>5816315</text:p>
          </table:table-cell>
          <table:table-cell table:style-name="ce218" table:formula="of:=[.AR162]-[.AR161]" office:value-type="float" office:value="208658" calcext:value-type="float">
            <text:p>208658</text:p>
          </table:table-cell>
          <table:table-cell table:style-name="ce221" table:formula="of:=FLOOR([.AN161]^3*270/100-5)" office:value-type="float" office:value="11059195" calcext:value-type="float">
            <text:p>110591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0" calcext:value-type="float">
            <text:p>170</text:p>
          </table:table-cell>
          <table:table-cell table:style-name="ce164" office:value-type="string" calcext:value-type="string">
            <text:p>Sui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2" calcext:value-type="float">
            <text:p>62</text:p>
          </table:table-cell>
          <table:table-cell table:style-name="ce168" table:content-validation-name="val6" table:formula="of:=([.D162]+[.J162]/2)*6" office:value-type="float" office:value="492" calcext:value-type="float">
            <text:p>492</text:p>
          </table:table-cell>
          <table:table-cell table:style-name="ce171" table:content-validation-name="val6" table:formula="of:=([.D162]+[.I162]/2)*4" office:value-type="float" office:value="344" calcext:value-type="float">
            <text:p>344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6" calcext:value-type="float">
            <text:p>4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62:.L162])" office:value-type="float" office:value="216" calcext:value-type="float">
            <text:p>216</text:p>
          </table:table-cell>
          <table:table-cell table:style-name="ce192" table:formula="of:=CONCATENATE(COM.MICROSOFT.FLOOR([.E162]/(150/(150+[.J162]+MIN([.D162];99)));1); &quot; (~&quot;; COM.MICROSOFT.CEILING((1-(150/(150+[.J162]+MIN([.D162];99))))*100;1); &quot;%)&quot;)" office:value-type="string" office:string-value="826 (~41%)" calcext:value-type="string">
            <text:p>826 (~41%)</text:p>
          </table:table-cell>
          <table:table-cell table:style-name="ce195" table:formula="of:=CONCATENATE(COM.MICROSOFT.FLOOR([.E162]/(150/(150+[.I162]+MIN([.D162];99)));1); &quot; (~&quot;; COM.MICROSOFT.CEILING((1-(150/(150+[.I162]+MIN([.D162];99))))*100;1); &quot;%)&quot;)" office:value-type="string" office:string-value="852 (~43%)" calcext:value-type="string">
            <text:p>852 (~43%)</text:p>
          </table:table-cell>
          <table:table-cell table:style-name="ce198"/>
          <table:table-cell table:style-name="ce77" table:content-validation-name="val6" office:value-type="float" office:value="213" calcext:value-type="float">
            <text:p>213</text:p>
          </table:table-cell>
          <table:table-cell table:style-name="ce199" office:value-type="string" calcext:value-type="string">
            <text:p>Sonic Wav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9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1" calcext:value-type="float">
            <text:p>161</text:p>
          </table:table-cell>
          <table:table-cell table:style-name="ce218" table:formula="of:=[.AP163]-[.AP162]" office:value-type="float" office:value="111110" calcext:value-type="float">
            <text:p>111110</text:p>
          </table:table-cell>
          <table:table-cell table:formula="of:=FLOOR([.AN162]^3*142/100-5)" office:value-type="float" office:value="5926054" calcext:value-type="float">
            <text:p>5926054</text:p>
          </table:table-cell>
          <table:table-cell table:style-name="ce218" table:formula="of:=[.AR163]-[.AR162]" office:value-type="float" office:value="211267" calcext:value-type="float">
            <text:p>211267</text:p>
          </table:table-cell>
          <table:table-cell table:style-name="ce221" table:formula="of:=FLOOR([.AN162]^3*270/100-5)" office:value-type="float" office:value="11267853" calcext:value-type="float">
            <text:p>1126785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1" calcext:value-type="float">
            <text:p>171</text:p>
          </table:table-cell>
          <table:table-cell table:style-name="ce164" office:value-type="string" calcext:value-type="string">
            <text:p>Fuu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63]+[.J163]/2)*6" office:value-type="float" office:value="516" calcext:value-type="float">
            <text:p>516</text:p>
          </table:table-cell>
          <table:table-cell table:style-name="ce171" table:content-validation-name="val6" table:formula="of:=([.D163]+[.I163]/2)*4" office:value-type="float" office:value="348" calcext:value-type="float">
            <text:p>348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3:.L163])" office:value-type="float" office:value="218" calcext:value-type="float">
            <text:p>218</text:p>
          </table:table-cell>
          <table:table-cell table:style-name="ce192" table:formula="of:=CONCATENATE(COM.MICROSOFT.FLOOR([.E163]/(150/(150+[.J163]+MIN([.D163];99)));1); &quot; (~&quot;; COM.MICROSOFT.CEILING((1-(150/(150+[.J163]+MIN([.D163];99))))*100;1); &quot;%)&quot;)" office:value-type="string" office:string-value="880 (~42%)" calcext:value-type="string">
            <text:p>880 (~42%)</text:p>
          </table:table-cell>
          <table:table-cell table:style-name="ce195" table:formula="of:=CONCATENATE(COM.MICROSOFT.FLOOR([.E163]/(150/(150+[.I163]+MIN([.D163];99)));1); &quot; (~&quot;; COM.MICROSOFT.CEILING((1-(150/(150+[.I163]+MIN([.D163];99))))*100;1); &quot;%)&quot;)" office:value-type="string" office:string-value="887 (~42%)" calcext:value-type="string">
            <text:p>887 (~42%)</text:p>
          </table:table-cell>
          <table:table-cell table:style-name="ce198"/>
          <table:table-cell table:style-name="ce77" table:content-validation-name="val6" office:value-type="float" office:value="214" calcext:value-type="float">
            <text:p>214</text:p>
          </table:table-cell>
          <table:table-cell table:style-name="ce199" office:value-type="string" calcext:value-type="string">
            <text:p>Sexy Gaz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2" calcext:value-type="float">
            <text:p>162</text:p>
          </table:table-cell>
          <table:table-cell table:style-name="ce218" table:formula="of:=[.AP164]-[.AP163]" office:value-type="float" office:value="112491" calcext:value-type="float">
            <text:p>112491</text:p>
          </table:table-cell>
          <table:table-cell table:formula="of:=FLOOR([.AN163]^3*142/100-5)" office:value-type="float" office:value="6037164" calcext:value-type="float">
            <text:p>6037164</text:p>
          </table:table-cell>
          <table:table-cell table:style-name="ce218" table:formula="of:=[.AR164]-[.AR163]" office:value-type="float" office:value="213891" calcext:value-type="float">
            <text:p>213891</text:p>
          </table:table-cell>
          <table:table-cell table:style-name="ce221" table:formula="of:=FLOOR([.AN163]^3*270/100-5)" office:value-type="float" office:value="11479120" calcext:value-type="float">
            <text:p>1147912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2" calcext:value-type="float">
            <text:p>172</text:p>
          </table:table-cell>
          <table:table-cell table:style-name="ce164" office:value-type="string" calcext:value-type="string">
            <text:p>Ongyo-Ki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81" calcext:value-type="float">
            <text:p>81</text:p>
          </table:table-cell>
          <table:table-cell table:style-name="ce168" table:content-validation-name="val6" table:formula="of:=([.D164]+[.J164]/2)*6" office:value-type="float" office:value="624" calcext:value-type="float">
            <text:p>624</text:p>
          </table:table-cell>
          <table:table-cell table:style-name="ce171" table:content-validation-name="val6" table:formula="of:=([.D164]+[.I164]/2)*4" office:value-type="float" office:value="432" calcext:value-type="float">
            <text:p>43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46" calcext:value-type="float">
            <text:p>46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64:.L164])" office:value-type="float" office:value="270" calcext:value-type="float">
            <text:p>270</text:p>
          </table:table-cell>
          <table:table-cell table:style-name="ce192" table:formula="of:=CONCATENATE(COM.MICROSOFT.FLOOR([.E164]/(150/(150+[.J164]+MIN([.D164];99)));1); &quot; (~&quot;; COM.MICROSOFT.CEILING((1-(150/(150+[.J164]+MIN([.D164];99))))*100;1); &quot;%)&quot;)" office:value-type="string" office:string-value="1152 (~46%)" calcext:value-type="string">
            <text:p>1152 (~46%)</text:p>
          </table:table-cell>
          <table:table-cell table:style-name="ce195" table:formula="of:=CONCATENATE(COM.MICROSOFT.FLOOR([.E164]/(150/(150+[.I164]+MIN([.D164];99)));1); &quot; (~&quot;; COM.MICROSOFT.CEILING((1-(150/(150+[.I164]+MIN([.D164];99))))*100;1); &quot;%)&quot;)" office:value-type="string" office:string-value="1185 (~48%)" calcext:value-type="string">
            <text:p>1185 (~48%)</text:p>
          </table:table-cell>
          <table:table-cell table:style-name="ce198"/>
          <table:table-cell table:style-name="ce77" table:content-validation-name="val6" office:value-type="float" office:value="215" calcext:value-type="float">
            <text:p>215</text:p>
          </table:table-cell>
          <table:table-cell table:style-name="ce199" office:value-type="string" calcext:value-type="string">
            <text:p>Allur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string" calcext:value-type="string">
            <text:p>13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3" calcext:value-type="float">
            <text:p>163</text:p>
          </table:table-cell>
          <table:table-cell table:style-name="ce218" table:formula="of:=[.AP165]-[.AP164]" office:value-type="float" office:value="113880" calcext:value-type="float">
            <text:p>113880</text:p>
          </table:table-cell>
          <table:table-cell table:formula="of:=FLOOR([.AN164]^3*142/100-5)" office:value-type="float" office:value="6149655" calcext:value-type="float">
            <text:p>6149655</text:p>
          </table:table-cell>
          <table:table-cell table:style-name="ce218" table:formula="of:=[.AR165]-[.AR164]" office:value-type="float" office:value="216532" calcext:value-type="float">
            <text:p>216532</text:p>
          </table:table-cell>
          <table:table-cell table:style-name="ce221" table:formula="of:=FLOOR([.AN164]^3*270/100-5)" office:value-type="float" office:value="11693011" calcext:value-type="float">
            <text:p>1169301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3" calcext:value-type="float">
            <text:p>173</text:p>
          </table:table-cell>
          <table:table-cell table:style-name="ce164" office:value-type="string" calcext:value-type="string">
            <text:p>Clotho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8" calcext:value-type="float">
            <text:p>58</text:p>
          </table:table-cell>
          <table:table-cell table:style-name="ce168" table:content-validation-name="val6" table:formula="of:=([.D165]+[.J165]/2)*6" office:value-type="float" office:value="438" calcext:value-type="float">
            <text:p>438</text:p>
          </table:table-cell>
          <table:table-cell table:style-name="ce171" table:content-validation-name="val6" table:formula="of:=([.D165]+[.I165]/2)*4" office:value-type="float" office:value="320" calcext:value-type="float">
            <text:p>32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65:.L165])" office:value-type="float" office:value="203" calcext:value-type="float">
            <text:p>203</text:p>
          </table:table-cell>
          <table:table-cell table:style-name="ce192" table:formula="of:=CONCATENATE(COM.MICROSOFT.FLOOR([.E165]/(150/(150+[.J165]+MIN([.D165];99)));1); &quot; (~&quot;; COM.MICROSOFT.CEILING((1-(150/(150+[.J165]+MIN([.D165];99))))*100;1); &quot;%)&quot;)" office:value-type="string" office:string-value="694 (~37%)" calcext:value-type="string">
            <text:p>694 (~37%)</text:p>
          </table:table-cell>
          <table:table-cell table:style-name="ce195" table:formula="of:=CONCATENATE(COM.MICROSOFT.FLOOR([.E165]/(150/(150+[.I165]+MIN([.D165];99)));1); &quot; (~&quot;; COM.MICROSOFT.CEILING((1-(150/(150+[.I165]+MIN([.D165];99))))*100;1); &quot;%)&quot;)" office:value-type="string" office:string-value="735 (~41%)" calcext:value-type="string">
            <text:p>735 (~41%)</text:p>
          </table:table-cell>
          <table:table-cell table:style-name="ce198"/>
          <table:table-cell table:style-name="ce77" table:content-validation-name="val6" office:value-type="float" office:value="216" calcext:value-type="float">
            <text:p>216</text:p>
          </table:table-cell>
          <table:table-cell table:style-name="ce199" office:value-type="string" calcext:value-type="string">
            <text:p>Panic Voi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4" calcext:value-type="float">
            <text:p>164</text:p>
          </table:table-cell>
          <table:table-cell table:style-name="ce218" table:formula="of:=[.AP166]-[.AP165]" office:value-type="float" office:value="115277" calcext:value-type="float">
            <text:p>115277</text:p>
          </table:table-cell>
          <table:table-cell table:formula="of:=FLOOR([.AN165]^3*142/100-5)" office:value-type="float" office:value="6263535" calcext:value-type="float">
            <text:p>6263535</text:p>
          </table:table-cell>
          <table:table-cell table:style-name="ce218" table:formula="of:=[.AR166]-[.AR165]" office:value-type="float" office:value="219189" calcext:value-type="float">
            <text:p>219189</text:p>
          </table:table-cell>
          <table:table-cell table:style-name="ce221" table:formula="of:=FLOOR([.AN165]^3*270/100-5)" office:value-type="float" office:value="11909543" calcext:value-type="float">
            <text:p>1190954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4" calcext:value-type="float">
            <text:p>174</text:p>
          </table:table-cell>
          <table:table-cell table:style-name="ce164" office:value-type="string" calcext:value-type="string">
            <text:p>Lachesi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66]+[.J166]/2)*6" office:value-type="float" office:value="492" calcext:value-type="float">
            <text:p>492</text:p>
          </table:table-cell>
          <table:table-cell table:style-name="ce171" table:content-validation-name="val6" table:formula="of:=([.D166]+[.I166]/2)*4" office:value-type="float" office:value="356" calcext:value-type="float">
            <text:p>35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66:.L166])" office:value-type="float" office:value="221" calcext:value-type="float">
            <text:p>221</text:p>
          </table:table-cell>
          <table:table-cell table:style-name="ce192" table:formula="of:=CONCATENATE(COM.MICROSOFT.FLOOR([.E166]/(150/(150+[.J166]+MIN([.D166];99)));1); &quot; (~&quot;; COM.MICROSOFT.CEILING((1-(150/(150+[.J166]+MIN([.D166];99))))*100;1); &quot;%)&quot;)" office:value-type="string" office:string-value="823 (~41%)" calcext:value-type="string">
            <text:p>823 (~41%)</text:p>
          </table:table-cell>
          <table:table-cell table:style-name="ce195" table:formula="of:=CONCATENATE(COM.MICROSOFT.FLOOR([.E166]/(150/(150+[.I166]+MIN([.D166];99)));1); &quot; (~&quot;; COM.MICROSOFT.CEILING((1-(150/(150+[.I166]+MIN([.D166];99))))*100;1); &quot;%)&quot;)" office:value-type="string" office:string-value="869 (~44%)" calcext:value-type="string">
            <text:p>869 (~44%)</text:p>
          </table:table-cell>
          <table:table-cell table:style-name="ce198"/>
          <table:table-cell table:style-name="ce77" table:content-validation-name="val6" office:value-type="float" office:value="217" calcext:value-type="float">
            <text:p>217</text:p>
          </table:table-cell>
          <table:table-cell table:style-name="ce199" office:value-type="string" calcext:value-type="string">
            <text:p>Intoxicat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5" calcext:value-type="float">
            <text:p>165</text:p>
          </table:table-cell>
          <table:table-cell table:style-name="ce218" table:formula="of:=[.AP167]-[.AP166]" office:value-type="float" office:value="116683" calcext:value-type="float">
            <text:p>116683</text:p>
          </table:table-cell>
          <table:table-cell table:formula="of:=FLOOR([.AN166]^3*142/100-5)" office:value-type="float" office:value="6378812" calcext:value-type="float">
            <text:p>6378812</text:p>
          </table:table-cell>
          <table:table-cell table:style-name="ce218" table:formula="of:=[.AR167]-[.AR166]" office:value-type="float" office:value="221862" calcext:value-type="float">
            <text:p>221862</text:p>
          </table:table-cell>
          <table:table-cell table:style-name="ce221" table:formula="of:=FLOOR([.AN166]^3*270/100-5)" office:value-type="float" office:value="12128732" calcext:value-type="float">
            <text:p>1212873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5" calcext:value-type="float">
            <text:p>175</text:p>
          </table:table-cell>
          <table:table-cell table:style-name="ce164" office:value-type="string" calcext:value-type="string">
            <text:p>Atropos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7" calcext:value-type="float">
            <text:p>67</text:p>
          </table:table-cell>
          <table:table-cell table:style-name="ce168" table:content-validation-name="val6" table:formula="of:=([.D167]+[.J167]/2)*6" office:value-type="float" office:value="504" calcext:value-type="float">
            <text:p>504</text:p>
          </table:table-cell>
          <table:table-cell table:style-name="ce171" table:content-validation-name="val6" table:formula="of:=([.D167]+[.I167]/2)*4" office:value-type="float" office:value="380" calcext:value-type="float">
            <text:p>38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167:.L167])" office:value-type="float" office:value="232" calcext:value-type="float">
            <text:p>232</text:p>
          </table:table-cell>
          <table:table-cell table:style-name="ce192" table:formula="of:=CONCATENATE(COM.MICROSOFT.FLOOR([.E167]/(150/(150+[.J167]+MIN([.D167];99)));1); &quot; (~&quot;; COM.MICROSOFT.CEILING((1-(150/(150+[.J167]+MIN([.D167];99))))*100;1); &quot;%)&quot;)" office:value-type="string" office:string-value="843 (~41%)" calcext:value-type="string">
            <text:p>843 (~41%)</text:p>
          </table:table-cell>
          <table:table-cell table:style-name="ce195" table:formula="of:=CONCATENATE(COM.MICROSOFT.FLOOR([.E167]/(150/(150+[.I167]+MIN([.D167];99)));1); &quot; (~&quot;; COM.MICROSOFT.CEILING((1-(150/(150+[.I167]+MIN([.D167];99))))*100;1); &quot;%)&quot;)" office:value-type="string" office:string-value="917 (~46%)" calcext:value-type="string">
            <text:p>917 (~46%)</text:p>
          </table:table-cell>
          <table:table-cell table:style-name="ce198"/>
          <table:table-cell table:style-name="ce77" table:content-validation-name="val6" office:value-type="float" office:value="218" calcext:value-type="float">
            <text:p>218</text:p>
          </table:table-cell>
          <table:table-cell table:style-name="ce199" office:value-type="string" calcext:value-type="string">
            <text:p>Prayer</text:p>
          </table:table-cell>
          <table:table-cell table:style-name="ce201" table:content-validation-name="val7" office:value-type="string" calcext:value-type="string">
            <text:p>Heal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6" calcext:value-type="float">
            <text:p>166</text:p>
          </table:table-cell>
          <table:table-cell table:style-name="ce218" table:formula="of:=[.AP168]-[.AP167]" office:value-type="float" office:value="118097" calcext:value-type="float">
            <text:p>118097</text:p>
          </table:table-cell>
          <table:table-cell table:formula="of:=FLOOR([.AN167]^3*142/100-5)" office:value-type="float" office:value="6495495" calcext:value-type="float">
            <text:p>6495495</text:p>
          </table:table-cell>
          <table:table-cell table:style-name="ce218" table:formula="of:=[.AR168]-[.AR167]" office:value-type="float" office:value="224551" calcext:value-type="float">
            <text:p>224551</text:p>
          </table:table-cell>
          <table:table-cell table:style-name="ce221" table:formula="of:=FLOOR([.AN167]^3*270/100-5)" office:value-type="float" office:value="12350594" calcext:value-type="float">
            <text:p>1235059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6" calcext:value-type="float">
            <text:p>176</text:p>
          </table:table-cell>
          <table:table-cell table:style-name="ce164" office:value-type="string" calcext:value-type="string">
            <text:p>Loa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table:formula="of:=([.D168]+[.J168]/2)*6" office:value-type="float" office:value="414" calcext:value-type="float">
            <text:p>414</text:p>
          </table:table-cell>
          <table:table-cell table:style-name="ce171" table:content-validation-name="val6" table:formula="of:=([.D168]+[.I168]/2)*4" office:value-type="float" office:value="300" calcext:value-type="float">
            <text:p>3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41" calcext:value-type="float">
            <text:p>41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68:.L168])" office:value-type="float" office:value="187" calcext:value-type="float">
            <text:p>187</text:p>
          </table:table-cell>
          <table:table-cell table:style-name="ce192" table:formula="of:=CONCATENATE(COM.MICROSOFT.FLOOR([.E168]/(150/(150+[.J168]+MIN([.D168];99)));1); &quot; (~&quot;; COM.MICROSOFT.CEILING((1-(150/(150+[.J168]+MIN([.D168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168]/(150/(150+[.I168]+MIN([.D168];99)));1); &quot; (~&quot;; COM.MICROSOFT.CEILING((1-(150/(150+[.I168]+MIN([.D168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77" table:content-validation-name="val6" office:value-type="float" office:value="219" calcext:value-type="float">
            <text:p>219</text:p>
          </table:table-cell>
          <table:table-cell table:style-name="ce199" office:value-type="string" calcext:value-type="string">
            <text:p>Beast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7" calcext:value-type="float">
            <text:p>167</text:p>
          </table:table-cell>
          <table:table-cell table:style-name="ce218" table:formula="of:=[.AP169]-[.AP168]" office:value-type="float" office:value="119520" calcext:value-type="float">
            <text:p>119520</text:p>
          </table:table-cell>
          <table:table-cell table:formula="of:=FLOOR([.AN168]^3*142/100-5)" office:value-type="float" office:value="6613592" calcext:value-type="float">
            <text:p>6613592</text:p>
          </table:table-cell>
          <table:table-cell table:style-name="ce218" table:formula="of:=[.AR169]-[.AR168]" office:value-type="float" office:value="227256" calcext:value-type="float">
            <text:p>227256</text:p>
          </table:table-cell>
          <table:table-cell table:style-name="ce221" table:formula="of:=FLOOR([.AN168]^3*270/100-5)" office:value-type="float" office:value="12575145" calcext:value-type="float">
            <text:p>1257514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7" calcext:value-type="float">
            <text:p>177</text:p>
          </table:table-cell>
          <table:table-cell table:style-name="ce164" office:value-type="string" calcext:value-type="string">
            <text:p>Chatterskull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table:formula="of:=([.D169]+[.J169]/2)*6" office:value-type="float" office:value="156" calcext:value-type="float">
            <text:p>156</text:p>
          </table:table-cell>
          <table:table-cell table:style-name="ce171" table:content-validation-name="val6" table:formula="of:=([.D169]+[.I169]/2)*4" office:value-type="float" office:value="128" calcext:value-type="float">
            <text:p>128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1" calcext:value-type="float">
            <text:p>21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169:.L169])" office:value-type="float" office:value="101" calcext:value-type="float">
            <text:p>101</text:p>
          </table:table-cell>
          <table:table-cell table:style-name="ce192" table:formula="of:=CONCATENATE(COM.MICROSOFT.FLOOR([.E169]/(150/(150+[.J169]+MIN([.D169];99)));1); &quot; (~&quot;; COM.MICROSOFT.CEILING((1-(150/(150+[.J169]+MIN([.D169];99))))*100;1); &quot;%)&quot;)" office:value-type="string" office:string-value="189 (~18%)" calcext:value-type="string">
            <text:p>189 (~18%)</text:p>
          </table:table-cell>
          <table:table-cell table:style-name="ce195" table:formula="of:=CONCATENATE(COM.MICROSOFT.FLOOR([.E169]/(150/(150+[.I169]+MIN([.D169];99)));1); &quot; (~&quot;; COM.MICROSOFT.CEILING((1-(150/(150+[.I169]+MIN([.D169];99))))*100;1); &quot;%)&quot;)" office:value-type="string" office:string-value="201 (~23%)" calcext:value-type="string">
            <text:p>201 (~23%)</text:p>
          </table:table-cell>
          <table:table-cell table:style-name="ce198"/>
          <table:table-cell table:style-name="ce77" table:content-validation-name="val6" office:value-type="float" office:value="220" calcext:value-type="float">
            <text:p>220</text:p>
          </table:table-cell>
          <table:table-cell table:style-name="ce199" office:value-type="string" calcext:value-type="string">
            <text:p>Dragon Ey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8" calcext:value-type="float">
            <text:p>168</text:p>
          </table:table-cell>
          <table:table-cell table:style-name="ce218" table:formula="of:=[.AP170]-[.AP169]" office:value-type="float" office:value="120951" calcext:value-type="float">
            <text:p>120951</text:p>
          </table:table-cell>
          <table:table-cell table:formula="of:=FLOOR([.AN169]^3*142/100-5)" office:value-type="float" office:value="6733112" calcext:value-type="float">
            <text:p>6733112</text:p>
          </table:table-cell>
          <table:table-cell table:style-name="ce218" table:formula="of:=[.AR170]-[.AR169]" office:value-type="float" office:value="229978" calcext:value-type="float">
            <text:p>229978</text:p>
          </table:table-cell>
          <table:table-cell table:style-name="ce221" table:formula="of:=FLOOR([.AN169]^3*270/100-5)" office:value-type="float" office:value="12802401" calcext:value-type="float">
            <text:p>1280240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78" calcext:value-type="float">
            <text:p>178</text:p>
          </table:table-cell>
          <table:table-cell table:style-name="ce164" office:value-type="string" calcext:value-type="string">
            <text:p>Phantom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0]+[.J170]/2)*6" office:value-type="float" office:value="336" calcext:value-type="float">
            <text:p>336</text:p>
          </table:table-cell>
          <table:table-cell table:style-name="ce171" table:content-validation-name="val6" table:formula="of:=([.D170]+[.I170]/2)*4" office:value-type="float" office:value="236" calcext:value-type="float">
            <text:p>236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31" calcext:value-type="float">
            <text:p>31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70:.L170])" office:value-type="float" office:value="155" calcext:value-type="float">
            <text:p>155</text:p>
          </table:table-cell>
          <table:table-cell table:style-name="ce192" table:formula="of:=CONCATENATE(COM.MICROSOFT.FLOOR([.E170]/(150/(150+[.J170]+MIN([.D170];99)));1); &quot; (~&quot;; COM.MICROSOFT.CEILING((1-(150/(150+[.J170]+MIN([.D170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0]/(150/(150+[.I170]+MIN([.D170];99)));1); &quot; (~&quot;; COM.MICROSOFT.CEILING((1-(150/(150+[.I170]+MIN([.D170];99))))*100;1); &quot;%)&quot;)" office:value-type="string" office:string-value="506 (~34%)" calcext:value-type="string">
            <text:p>506 (~34%)</text:p>
          </table:table-cell>
          <table:table-cell table:style-name="ce198"/>
          <table:table-cell table:style-name="ce77" table:content-validation-name="val6" office:value-type="float" office:value="221" calcext:value-type="float">
            <text:p>221</text:p>
          </table:table-cell>
          <table:table-cell table:style-name="ce199" office:value-type="string" calcext:value-type="string">
            <text:p>Infinite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700" calcext:value-type="float">
            <text:p>17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69" calcext:value-type="float">
            <text:p>169</text:p>
          </table:table-cell>
          <table:table-cell table:style-name="ce218" table:formula="of:=[.AP171]-[.AP170]" office:value-type="float" office:value="122392" calcext:value-type="float">
            <text:p>122392</text:p>
          </table:table-cell>
          <table:table-cell table:formula="of:=FLOOR([.AN170]^3*142/100-5)" office:value-type="float" office:value="6854063" calcext:value-type="float">
            <text:p>6854063</text:p>
          </table:table-cell>
          <table:table-cell table:style-name="ce218" table:formula="of:=[.AR171]-[.AR170]" office:value-type="float" office:value="232716" calcext:value-type="float">
            <text:p>232716</text:p>
          </table:table-cell>
          <table:table-cell table:style-name="ce221" table:formula="of:=FLOOR([.AN170]^3*270/100-5)" office:value-type="float" office:value="13032379" calcext:value-type="float">
            <text:p>1303237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2" calcext:value-type="float">
            <text:p>192</text:p>
          </table:table-cell>
          <table:table-cell table:style-name="ce164" office:value-type="string" calcext:value-type="string">
            <text:p>Dante/Raidou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table:formula="of:=([.D171]+[.J171]/2)*6" office:value-type="float" office:value="660" calcext:value-type="float">
            <text:p>660</text:p>
          </table:table-cell>
          <table:table-cell table:style-name="ce171" table:content-validation-name="val6" table:formula="of:=([.D171]+[.I171]/2)*4" office:value-type="float" office:value="408" calcext:value-type="float">
            <text:p>408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71:.L171])" office:value-type="float" office:value="331" calcext:value-type="float">
            <text:p>331</text:p>
          </table:table-cell>
          <table:table-cell table:style-name="ce192" table:formula="of:=CONCATENATE(COM.MICROSOFT.FLOOR([.E171]/(150/(150+[.J171]+MIN([.D171];99)));1); &quot; (~&quot;; COM.MICROSOFT.CEILING((1-(150/(150+[.J171]+MIN([.D171];99))))*100;1); &quot;%)&quot;)" office:value-type="string" office:string-value="1276 (~49%)" calcext:value-type="string">
            <text:p>1276 (~49%)</text:p>
          </table:table-cell>
          <table:table-cell table:style-name="ce195" table:formula="of:=CONCATENATE(COM.MICROSOFT.FLOOR([.E171]/(150/(150+[.I171]+MIN([.D171];99)));1); &quot; (~&quot;; COM.MICROSOFT.CEILING((1-(150/(150+[.I171]+MIN([.D171];99))))*100;1); &quot;%)&quot;)" office:value-type="string" office:string-value="1205 (~46%)" calcext:value-type="string">
            <text:p>1205 (~46%)</text:p>
          </table:table-cell>
          <table:table-cell table:style-name="ce198"/>
          <table:table-cell table:style-name="ce77" table:content-validation-name="val6" office:value-type="float" office:value="222" calcext:value-type="float">
            <text:p>222</text:p>
          </table:table-cell>
          <table:table-cell table:style-name="ce199" office:value-type="string" calcext:value-type="string">
            <text:p>Summ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0" calcext:value-type="float">
            <text:p>170</text:p>
          </table:table-cell>
          <table:table-cell table:style-name="ce218" table:formula="of:=[.AP172]-[.AP171]" office:value-type="float" office:value="123839" calcext:value-type="float">
            <text:p>123839</text:p>
          </table:table-cell>
          <table:table-cell table:formula="of:=FLOOR([.AN171]^3*142/100-5)" office:value-type="float" office:value="6976455" calcext:value-type="float">
            <text:p>6976455</text:p>
          </table:table-cell>
          <table:table-cell table:style-name="ce218" table:formula="of:=[.AR172]-[.AR171]" office:value-type="float" office:value="235469" calcext:value-type="float">
            <text:p>235469</text:p>
          </table:table-cell>
          <table:table-cell table:style-name="ce221" table:formula="of:=FLOOR([.AN171]^3*270/100-5)" office:value-type="float" office:value="13265095" calcext:value-type="float">
            <text:p>132650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3" calcext:value-type="float">
            <text:p>193</text:p>
          </table:table-cell>
          <table:table-cell table:style-name="ce164" office:value-type="string" calcext:value-type="string">
            <text:p>Metatron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2]+[.J172]/2)*6" office:value-type="float" office:value="744" calcext:value-type="float">
            <text:p>744</text:p>
          </table:table-cell>
          <table:table-cell table:style-name="ce171" table:content-validation-name="val6" table:formula="of:=([.D172]+[.I172]/2)*4" office:value-type="float" office:value="516" calcext:value-type="float">
            <text:p>516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3" calcext:value-type="float">
            <text:p>73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172:.L172])" office:value-type="float" office:value="343" calcext:value-type="float">
            <text:p>343</text:p>
          </table:table-cell>
          <table:table-cell table:style-name="ce192" table:formula="of:=CONCATENATE(COM.MICROSOFT.FLOOR([.E172]/(150/(150+[.J172]+MIN([.D172];99)));1); &quot; (~&quot;; COM.MICROSOFT.CEILING((1-(150/(150+[.J172]+MIN([.D172];99))))*100;1); &quot;%)&quot;)" office:value-type="string" office:string-value="1502 (~51%)" calcext:value-type="string">
            <text:p>1502 (~51%)</text:p>
          </table:table-cell>
          <table:table-cell table:style-name="ce195" table:formula="of:=CONCATENATE(COM.MICROSOFT.FLOOR([.E172]/(150/(150+[.I172]+MIN([.D172];99)));1); &quot; (~&quot;; COM.MICROSOFT.CEILING((1-(150/(150+[.I172]+MIN([.D172];99))))*100;1); &quot;%)&quot;)" office:value-type="string" office:string-value="1552 (~53%)" calcext:value-type="string">
            <text:p>1552 (~53%)</text:p>
          </table:table-cell>
          <table:table-cell table:style-name="ce198"/>
          <table:table-cell table:style-name="ce77" table:content-validation-name="val6" office:value-type="float" office:value="223" calcext:value-type="float">
            <text:p>223</text:p>
          </table:table-cell>
          <table:table-cell table:style-name="ce199" office:value-type="string" calcext:value-type="string">
            <text:p>Beckon Ca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1" calcext:value-type="float">
            <text:p>171</text:p>
          </table:table-cell>
          <table:table-cell table:style-name="ce218" table:formula="of:=[.AP173]-[.AP172]" office:value-type="float" office:value="125297" calcext:value-type="float">
            <text:p>125297</text:p>
          </table:table-cell>
          <table:table-cell table:formula="of:=FLOOR([.AN172]^3*142/100-5)" office:value-type="float" office:value="7100294" calcext:value-type="float">
            <text:p>7100294</text:p>
          </table:table-cell>
          <table:table-cell table:style-name="ce218" table:formula="of:=[.AR173]-[.AR172]" office:value-type="float" office:value="238240" calcext:value-type="float">
            <text:p>238240</text:p>
          </table:table-cell>
          <table:table-cell table:style-name="ce221" table:formula="of:=FLOOR([.AN172]^3*270/100-5)" office:value-type="float" office:value="13500564" calcext:value-type="float">
            <text:p>1350056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4" calcext:value-type="float">
            <text:p>194</text:p>
          </table:table-cell>
          <table:table-cell table:style-name="ce164" office:value-type="string" calcext:value-type="string">
            <text:p>Beelzebub Fly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table:formula="of:=([.D173]+[.J173]/2)*6" office:value-type="float" office:value="738" calcext:value-type="float">
            <text:p>738</text:p>
          </table:table-cell>
          <table:table-cell table:style-name="ce171" table:content-validation-name="val6" table:formula="of:=([.D173]+[.I173]/2)*4" office:value-type="float" office:value="496" calcext:value-type="float">
            <text:p>496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58" calcext:value-type="float">
            <text:p>58</text:p>
          </table:table-cell>
          <table:table-cell table:style-name="ce183" office:value-type="float" office:value="56" calcext:value-type="float">
            <text:p>56</text:p>
          </table:table-cell>
          <table:table-cell table:style-name="ce186" office:value-type="float" office:value="58" calcext:value-type="float">
            <text:p>58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173:.L173])" office:value-type="float" office:value="356" calcext:value-type="float">
            <text:p>356</text:p>
          </table:table-cell>
          <table:table-cell table:style-name="ce192" table:formula="of:=CONCATENATE(COM.MICROSOFT.FLOOR([.E173]/(150/(150+[.J173]+MIN([.D173];99)));1); &quot; (~&quot;; COM.MICROSOFT.CEILING((1-(150/(150+[.J173]+MIN([.D173];99))))*100;1); &quot;%)&quot;)" office:value-type="string" office:string-value="1480 (~51%)" calcext:value-type="string">
            <text:p>1480 (~51%)</text:p>
          </table:table-cell>
          <table:table-cell table:style-name="ce195" table:formula="of:=CONCATENATE(COM.MICROSOFT.FLOOR([.E173]/(150/(150+[.I173]+MIN([.D173];99)));1); &quot; (~&quot;; COM.MICROSOFT.CEILING((1-(150/(150+[.I173]+MIN([.D173];99))))*100;1); &quot;%)&quot;)" office:value-type="string" office:string-value="1490 (~51%)" calcext:value-type="string">
            <text:p>1490 (~51%)</text:p>
          </table:table-cell>
          <table:table-cell table:style-name="ce198"/>
          <table:table-cell table:style-name="ce77" table:content-validation-name="val6" office:value-type="float" office:value="224" calcext:value-type="float">
            <text:p>224</text:p>
          </table:table-cell>
          <table:table-cell table:style-name="ce199" office:value-type="string" calcext:value-type="string">
            <text:p>Focus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2" calcext:value-type="float">
            <text:p>172</text:p>
          </table:table-cell>
          <table:table-cell table:style-name="ce218" table:formula="of:=[.AP174]-[.AP173]" office:value-type="float" office:value="126762" calcext:value-type="float">
            <text:p>126762</text:p>
          </table:table-cell>
          <table:table-cell table:formula="of:=FLOOR([.AN173]^3*142/100-5)" office:value-type="float" office:value="7225591" calcext:value-type="float">
            <text:p>7225591</text:p>
          </table:table-cell>
          <table:table-cell table:style-name="ce218" table:formula="of:=[.AR174]-[.AR173]" office:value-type="float" office:value="241026" calcext:value-type="float">
            <text:p>241026</text:p>
          </table:table-cell>
          <table:table-cell table:style-name="ce221" table:formula="of:=FLOOR([.AN173]^3*270/100-5)" office:value-type="float" office:value="13738804" calcext:value-type="float">
            <text:p>1373880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5" calcext:value-type="float">
            <text:p>195</text:p>
          </table:table-cell>
          <table:table-cell table:style-name="ce164" office:value-type="string" calcext:value-type="string">
            <text:p>Pal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74]+[.J174]/2)*6" office:value-type="float" office:value="486" calcext:value-type="float">
            <text:p>486</text:p>
          </table:table-cell>
          <table:table-cell table:style-name="ce171" table:content-validation-name="val6" table:formula="of:=([.D174]+[.I174]/2)*4" office:value-type="float" office:value="356" calcext:value-type="float">
            <text:p>356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4:.L174])" office:value-type="float" office:value="250" calcext:value-type="float">
            <text:p>250</text:p>
          </table:table-cell>
          <table:table-cell table:style-name="ce192" table:formula="of:=CONCATENATE(COM.MICROSOFT.FLOOR([.E174]/(150/(150+[.J174]+MIN([.D174];99)));1); &quot; (~&quot;; COM.MICROSOFT.CEILING((1-(150/(150+[.J174]+MIN([.D174];99))))*100;1); &quot;%)&quot;)" office:value-type="string" office:string-value="806 (~40%)" calcext:value-type="string">
            <text:p>806 (~40%)</text:p>
          </table:table-cell>
          <table:table-cell table:style-name="ce195" table:formula="of:=CONCATENATE(COM.MICROSOFT.FLOOR([.E174]/(150/(150+[.I174]+MIN([.D174];99)));1); &quot; (~&quot;; COM.MICROSOFT.CEILING((1-(150/(150+[.I174]+MIN([.D174];99))))*100;1); &quot;%)&quot;)" office:value-type="string" office:string-value="858 (~44%)" calcext:value-type="string">
            <text:p>858 (~44%)</text:p>
          </table:table-cell>
          <table:table-cell table:style-name="ce198"/>
          <table:table-cell table:style-name="ce77" table:content-validation-name="val6" office:value-type="float" office:value="226" calcext:value-type="float">
            <text:p>226</text:p>
          </table:table-cell>
          <table:table-cell table:style-name="ce199" office:value-type="string" calcext:value-type="string">
            <text:p>Gathering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3" calcext:value-type="float">
            <text:p>173</text:p>
          </table:table-cell>
          <table:table-cell table:style-name="ce218" table:formula="of:=[.AP175]-[.AP174]" office:value-type="float" office:value="128236" calcext:value-type="float">
            <text:p>128236</text:p>
          </table:table-cell>
          <table:table-cell table:formula="of:=FLOOR([.AN174]^3*142/100-5)" office:value-type="float" office:value="7352353" calcext:value-type="float">
            <text:p>7352353</text:p>
          </table:table-cell>
          <table:table-cell table:style-name="ce218" table:formula="of:=[.AR175]-[.AR174]" office:value-type="float" office:value="243829" calcext:value-type="float">
            <text:p>243829</text:p>
          </table:table-cell>
          <table:table-cell table:style-name="ce221" table:formula="of:=FLOOR([.AN174]^3*270/100-5)" office:value-type="float" office:value="13979830" calcext:value-type="float">
            <text:p>1397983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6" calcext:value-type="float">
            <text:p>196</text:p>
          </table:table-cell>
          <table:table-cell table:style-name="ce164" office:value-type="string" calcext:value-type="string">
            <text:p>White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table:formula="of:=([.D175]+[.J175]/2)*6" office:value-type="float" office:value="408" calcext:value-type="float">
            <text:p>408</text:p>
          </table:table-cell>
          <table:table-cell table:style-name="ce171" table:content-validation-name="val6" table:formula="of:=([.D175]+[.I175]/2)*4" office:value-type="float" office:value="276" calcext:value-type="float">
            <text:p>276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5:.L175])" office:value-type="float" office:value="214" calcext:value-type="float">
            <text:p>214</text:p>
          </table:table-cell>
          <table:table-cell table:style-name="ce192" table:formula="of:=CONCATENATE(COM.MICROSOFT.FLOOR([.E175]/(150/(150+[.J175]+MIN([.D175];99)));1); &quot; (~&quot;; COM.MICROSOFT.CEILING((1-(150/(150+[.J175]+MIN([.D175];99))))*100;1); &quot;%)&quot;)" office:value-type="string" office:string-value="636 (~36%)" calcext:value-type="string">
            <text:p>636 (~36%)</text:p>
          </table:table-cell>
          <table:table-cell table:style-name="ce195" table:formula="of:=CONCATENATE(COM.MICROSOFT.FLOOR([.E175]/(150/(150+[.I175]+MIN([.D175];99)));1); &quot; (~&quot;; COM.MICROSOFT.CEILING((1-(150/(150+[.I175]+MIN([.D175];99))))*100;1); &quot;%)&quot;)" office:value-type="string" office:string-value="641 (~37%)" calcext:value-type="string">
            <text:p>641 (~37%)</text:p>
          </table:table-cell>
          <table:table-cell table:style-name="ce198"/>
          <table:table-cell table:style-name="ce77" table:content-validation-name="val6" office:value-type="float" office:value="227" calcext:value-type="float">
            <text:p>227</text:p>
          </table:table-cell>
          <table:table-cell table:style-name="ce199" office:value-type="string" calcext:value-type="string">
            <text:p>Dark How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4" calcext:value-type="float">
            <text:p>174</text:p>
          </table:table-cell>
          <table:table-cell table:style-name="ce218" table:formula="of:=[.AP176]-[.AP175]" office:value-type="float" office:value="129718" calcext:value-type="float">
            <text:p>129718</text:p>
          </table:table-cell>
          <table:table-cell table:formula="of:=FLOOR([.AN175]^3*142/100-5)" office:value-type="float" office:value="7480589" calcext:value-type="float">
            <text:p>7480589</text:p>
          </table:table-cell>
          <table:table-cell table:style-name="ce218" table:formula="of:=[.AR176]-[.AR175]" office:value-type="float" office:value="246648" calcext:value-type="float">
            <text:p>246648</text:p>
          </table:table-cell>
          <table:table-cell table:style-name="ce221" table:formula="of:=FLOOR([.AN175]^3*270/100-5)" office:value-type="float" office:value="14223659" calcext:value-type="float">
            <text:p>1422365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7" calcext:value-type="float">
            <text:p>197</text:p>
          </table:table-cell>
          <table:table-cell table:style-name="ce164" office:value-type="string" calcext:value-type="string">
            <text:p>Red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table:formula="of:=([.D176]+[.J176]/2)*6" office:value-type="float" office:value="438" calcext:value-type="float">
            <text:p>438</text:p>
          </table:table-cell>
          <table:table-cell table:style-name="ce171" table:content-validation-name="val6" table:formula="of:=([.D176]+[.I176]/2)*4" office:value-type="float" office:value="304" calcext:value-type="float">
            <text:p>304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6:.L176])" office:value-type="float" office:value="227" calcext:value-type="float">
            <text:p>227</text:p>
          </table:table-cell>
          <table:table-cell table:style-name="ce192" table:formula="of:=CONCATENATE(COM.MICROSOFT.FLOOR([.E176]/(150/(150+[.J176]+MIN([.D176];99)));1); &quot; (~&quot;; COM.MICROSOFT.CEILING((1-(150/(150+[.J176]+MIN([.D176];99))))*100;1); &quot;%)&quot;)" office:value-type="string" office:string-value="703 (~38%)" calcext:value-type="string">
            <text:p>703 (~38%)</text:p>
          </table:table-cell>
          <table:table-cell table:style-name="ce195" table:formula="of:=CONCATENATE(COM.MICROSOFT.FLOOR([.E176]/(150/(150+[.I176]+MIN([.D176];99)));1); &quot; (~&quot;; COM.MICROSOFT.CEILING((1-(150/(150+[.I176]+MIN([.D176];99))))*100;1); &quot;%)&quot;)" office:value-type="string" office:string-value="721 (~40%)" calcext:value-type="string">
            <text:p>721 (~40%)</text:p>
          </table:table-cell>
          <table:table-cell table:style-name="ce198"/>
          <table:table-cell table:style-name="ce77" table:content-validation-name="val6" office:value-type="float" office:value="229" calcext:value-type="float">
            <text:p>229</text:p>
          </table:table-cell>
          <table:table-cell table:style-name="ce199" office:value-type="string" calcext:value-type="string">
            <text:p>Laughter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5" calcext:value-type="float">
            <text:p>175</text:p>
          </table:table-cell>
          <table:table-cell table:style-name="ce218" table:formula="of:=[.AP177]-[.AP176]" office:value-type="float" office:value="131209" calcext:value-type="float">
            <text:p>131209</text:p>
          </table:table-cell>
          <table:table-cell table:formula="of:=FLOOR([.AN176]^3*142/100-5)" office:value-type="float" office:value="7610307" calcext:value-type="float">
            <text:p>7610307</text:p>
          </table:table-cell>
          <table:table-cell table:style-name="ce218" table:formula="of:=[.AR177]-[.AR176]" office:value-type="float" office:value="249483" calcext:value-type="float">
            <text:p>249483</text:p>
          </table:table-cell>
          <table:table-cell table:style-name="ce221" table:formula="of:=FLOOR([.AN176]^3*270/100-5)" office:value-type="float" office:value="14470307" calcext:value-type="float">
            <text:p>144703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8" calcext:value-type="float">
            <text:p>198</text:p>
          </table:table-cell>
          <table:table-cell table:style-name="ce164" office:value-type="string" calcext:value-type="string">
            <text:p>Black Rid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table:formula="of:=([.D177]+[.J177]/2)*6" office:value-type="float" office:value="462" calcext:value-type="float">
            <text:p>462</text:p>
          </table:table-cell>
          <table:table-cell table:style-name="ce171" table:content-validation-name="val6" table:formula="of:=([.D177]+[.I177]/2)*4" office:value-type="float" office:value="344" calcext:value-type="float">
            <text:p>344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3" calcext:value-type="float">
            <text:p>53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177:.L177])" office:value-type="float" office:value="245" calcext:value-type="float">
            <text:p>245</text:p>
          </table:table-cell>
          <table:table-cell table:style-name="ce192" table:formula="of:=CONCATENATE(COM.MICROSOFT.FLOOR([.E177]/(150/(150+[.J177]+MIN([.D177];99)));1); &quot; (~&quot;; COM.MICROSOFT.CEILING((1-(150/(150+[.J177]+MIN([.D177];99))))*100;1); &quot;%)&quot;)" office:value-type="string" office:string-value="748 (~39%)" calcext:value-type="string">
            <text:p>748 (~39%)</text:p>
          </table:table-cell>
          <table:table-cell table:style-name="ce195" table:formula="of:=CONCATENATE(COM.MICROSOFT.FLOOR([.E177]/(150/(150+[.I177]+MIN([.D177];99)));1); &quot; (~&quot;; COM.MICROSOFT.CEILING((1-(150/(150+[.I177]+MIN([.D177];99))))*100;1); &quot;%)&quot;)" office:value-type="string" office:string-value="803 (~43%)" calcext:value-type="string">
            <text:p>803 (~43%)</text:p>
          </table:table-cell>
          <table:table-cell table:style-name="ce198"/>
          <table:table-cell table:style-name="ce77" table:content-validation-name="val6" office:value-type="float" office:value="230" calcext:value-type="float">
            <text:p>230</text:p>
          </table:table-cell>
          <table:table-cell table:style-name="ce199" office:value-type="string" calcext:value-type="string">
            <text:p>Divine Will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6" calcext:value-type="float">
            <text:p>176</text:p>
          </table:table-cell>
          <table:table-cell table:style-name="ce218" table:formula="of:=[.AP178]-[.AP177]" office:value-type="float" office:value="132709" calcext:value-type="float">
            <text:p>132709</text:p>
          </table:table-cell>
          <table:table-cell table:formula="of:=FLOOR([.AN177]^3*142/100-5)" office:value-type="float" office:value="7741516" calcext:value-type="float">
            <text:p>7741516</text:p>
          </table:table-cell>
          <table:table-cell table:style-name="ce218" table:formula="of:=[.AR178]-[.AR177]" office:value-type="float" office:value="252334" calcext:value-type="float">
            <text:p>252334</text:p>
          </table:table-cell>
          <table:table-cell table:style-name="ce221" table:formula="of:=FLOOR([.AN177]^3*270/100-5)" office:value-type="float" office:value="14719790" calcext:value-type="float">
            <text:p>1471979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199" calcext:value-type="float">
            <text:p>199</text:p>
          </table:table-cell>
          <table:table-cell table:style-name="ce164" office:value-type="string" calcext:value-type="string">
            <text:p>Matado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table:formula="of:=([.D178]+[.J178]/2)*6" office:value-type="float" office:value="246" calcext:value-type="float">
            <text:p>246</text:p>
          </table:table-cell>
          <table:table-cell table:style-name="ce171" table:content-validation-name="val6" table:formula="of:=([.D178]+[.I178]/2)*4" office:value-type="float" office:value="156" calcext:value-type="float">
            <text:p>156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178:.L178])" office:value-type="float" office:value="143" calcext:value-type="float">
            <text:p>143</text:p>
          </table:table-cell>
          <table:table-cell table:style-name="ce192" table:formula="of:=CONCATENATE(COM.MICROSOFT.FLOOR([.E178]/(150/(150+[.J178]+MIN([.D178];99)));1); &quot; (~&quot;; COM.MICROSOFT.CEILING((1-(150/(150+[.J178]+MIN([.D178];99))))*100;1); &quot;%)&quot;)" office:value-type="string" office:string-value="331 (~26%)" calcext:value-type="string">
            <text:p>331 (~26%)</text:p>
          </table:table-cell>
          <table:table-cell table:style-name="ce195" table:formula="of:=CONCATENATE(COM.MICROSOFT.FLOOR([.E178]/(150/(150+[.I178]+MIN([.D178];99)));1); &quot; (~&quot;; COM.MICROSOFT.CEILING((1-(150/(150+[.I178]+MIN([.D178];99))))*100;1); &quot;%)&quot;)" office:value-type="string" office:string-value="324 (~25%)" calcext:value-type="string">
            <text:p>324 (~25%)</text:p>
          </table:table-cell>
          <table:table-cell table:style-name="ce198"/>
          <table:table-cell table:style-name="ce77" table:content-validation-name="val6" office:value-type="float" office:value="232" calcext:value-type="float">
            <text:p>232</text:p>
          </table:table-cell>
          <table:table-cell table:style-name="ce199" office:value-type="string" calcext:value-type="string">
            <text:p>Foul Un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7" calcext:value-type="float">
            <text:p>177</text:p>
          </table:table-cell>
          <table:table-cell table:style-name="ce218" table:formula="of:=[.AP179]-[.AP178]" office:value-type="float" office:value="134217" calcext:value-type="float">
            <text:p>134217</text:p>
          </table:table-cell>
          <table:table-cell table:formula="of:=FLOOR([.AN178]^3*142/100-5)" office:value-type="float" office:value="7874225" calcext:value-type="float">
            <text:p>7874225</text:p>
          </table:table-cell>
          <table:table-cell table:style-name="ce218" table:formula="of:=[.AR179]-[.AR178]" office:value-type="float" office:value="255201" calcext:value-type="float">
            <text:p>255201</text:p>
          </table:table-cell>
          <table:table-cell table:style-name="ce221" table:formula="of:=FLOOR([.AN178]^3*270/100-5)" office:value-type="float" office:value="14972124" calcext:value-type="float">
            <text:p>1497212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0" calcext:value-type="float">
            <text:p>200</text:p>
          </table:table-cell>
          <table:table-cell table:style-name="ce164" office:value-type="string" calcext:value-type="string">
            <text:p>Hell Bik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table:formula="of:=([.D179]+[.J179]/2)*6" office:value-type="float" office:value="336" calcext:value-type="float">
            <text:p>336</text:p>
          </table:table-cell>
          <table:table-cell table:style-name="ce171" table:content-validation-name="val6" table:formula="of:=([.D179]+[.I179]/2)*4" office:value-type="float" office:value="224" calcext:value-type="float">
            <text:p>224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79:.L179])" office:value-type="float" office:value="177" calcext:value-type="float">
            <text:p>177</text:p>
          </table:table-cell>
          <table:table-cell table:style-name="ce192" table:formula="of:=CONCATENATE(COM.MICROSOFT.FLOOR([.E179]/(150/(150+[.J179]+MIN([.D179];99)));1); &quot; (~&quot;; COM.MICROSOFT.CEILING((1-(150/(150+[.J179]+MIN([.D179];99))))*100;1); &quot;%)&quot;)" office:value-type="string" office:string-value="492 (~32%)" calcext:value-type="string">
            <text:p>492 (~32%)</text:p>
          </table:table-cell>
          <table:table-cell table:style-name="ce195" table:formula="of:=CONCATENATE(COM.MICROSOFT.FLOOR([.E179]/(150/(150+[.I179]+MIN([.D179];99)));1); &quot; (~&quot;; COM.MICROSOFT.CEILING((1-(150/(150+[.I179]+MIN([.D179];99))))*100;1); &quot;%)&quot;)" office:value-type="string" office:string-value="492 (~32%)" calcext:value-type="string">
            <text:p>492 (~32%)</text:p>
          </table:table-cell>
          <table:table-cell table:style-name="ce198"/>
          <table:table-cell table:style-name="ce77" table:content-validation-name="val6" office:value-type="float" office:value="233" calcext:value-type="float">
            <text:p>233</text:p>
          </table:table-cell>
          <table:table-cell table:style-name="ce199" office:value-type="string" calcext:value-type="string">
            <text:p>Replica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8" calcext:value-type="float">
            <text:p>178</text:p>
          </table:table-cell>
          <table:table-cell table:style-name="ce218" table:formula="of:=[.AP180]-[.AP179]" office:value-type="float" office:value="135734" calcext:value-type="float">
            <text:p>135734</text:p>
          </table:table-cell>
          <table:table-cell table:formula="of:=FLOOR([.AN179]^3*142/100-5)" office:value-type="float" office:value="8008442" calcext:value-type="float">
            <text:p>8008442</text:p>
          </table:table-cell>
          <table:table-cell table:style-name="ce218" table:formula="of:=[.AR180]-[.AR179]" office:value-type="float" office:value="258085" calcext:value-type="float">
            <text:p>258085</text:p>
          </table:table-cell>
          <table:table-cell table:style-name="ce221" table:formula="of:=FLOOR([.AN179]^3*270/100-5)" office:value-type="float" office:value="15227325" calcext:value-type="float">
            <text:p>1522732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1" calcext:value-type="float">
            <text:p>201</text:p>
          </table:table-cell>
          <table:table-cell table:style-name="ce164" office:value-type="string" calcext:value-type="string">
            <text:p>Daisoujou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table:formula="of:=([.D180]+[.J180]/2)*6" office:value-type="float" office:value="288" calcext:value-type="float">
            <text:p>288</text:p>
          </table:table-cell>
          <table:table-cell table:style-name="ce171" table:content-validation-name="val6" table:formula="of:=([.D180]+[.I180]/2)*4" office:value-type="float" office:value="232" calcext:value-type="float">
            <text:p>232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80:.L180])" office:value-type="float" office:value="171" calcext:value-type="float">
            <text:p>171</text:p>
          </table:table-cell>
          <table:table-cell table:style-name="ce192" table:formula="of:=CONCATENATE(COM.MICROSOFT.FLOOR([.E180]/(150/(150+[.J180]+MIN([.D180];99)));1); &quot; (~&quot;; COM.MICROSOFT.CEILING((1-(150/(150+[.J180]+MIN([.D180];99))))*100;1); &quot;%)&quot;)" office:value-type="string" office:string-value="401 (~29%)" calcext:value-type="string">
            <text:p>401 (~29%)</text:p>
          </table:table-cell>
          <table:table-cell table:style-name="ce195" table:formula="of:=CONCATENATE(COM.MICROSOFT.FLOOR([.E180]/(150/(150+[.I180]+MIN([.D180];99)));1); &quot; (~&quot;; COM.MICROSOFT.CEILING((1-(150/(150+[.I180]+MIN([.D180];99))))*100;1); &quot;%)&quot;)" office:value-type="string" office:string-value="439 (~35%)" calcext:value-type="string">
            <text:p>439 (~35%)</text:p>
          </table:table-cell>
          <table:table-cell table:style-name="ce198"/>
          <table:table-cell table:style-name="ce77" table:content-validation-name="val6" office:value-type="float" office:value="234" calcext:value-type="float">
            <text:p>234</text:p>
          </table:table-cell>
          <table:table-cell table:style-name="ce199" office:value-type="string" calcext:value-type="string">
            <text:p>Aurora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79" calcext:value-type="float">
            <text:p>179</text:p>
          </table:table-cell>
          <table:table-cell table:style-name="ce218" table:formula="of:=[.AP181]-[.AP180]" office:value-type="float" office:value="137259" calcext:value-type="float">
            <text:p>137259</text:p>
          </table:table-cell>
          <table:table-cell table:formula="of:=FLOOR([.AN180]^3*142/100-5)" office:value-type="float" office:value="8144176" calcext:value-type="float">
            <text:p>8144176</text:p>
          </table:table-cell>
          <table:table-cell table:style-name="ce218" table:formula="of:=[.AR181]-[.AR180]" office:value-type="float" office:value="260985" calcext:value-type="float">
            <text:p>260985</text:p>
          </table:table-cell>
          <table:table-cell table:style-name="ce221" table:formula="of:=FLOOR([.AN180]^3*270/100-5)" office:value-type="float" office:value="15485410" calcext:value-type="float">
            <text:p>1548541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2" calcext:value-type="float">
            <text:p>202</text:p>
          </table:table-cell>
          <table:table-cell table:style-name="ce164" office:value-type="string" calcext:value-type="string">
            <text:p>Mother Harlot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table:formula="of:=([.D181]+[.J181]/2)*6" office:value-type="float" office:value="528" calcext:value-type="float">
            <text:p>528</text:p>
          </table:table-cell>
          <table:table-cell table:style-name="ce171" table:content-validation-name="val6" table:formula="of:=([.D181]+[.I181]/2)*4" office:value-type="float" office:value="372" calcext:value-type="float">
            <text:p>372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6" calcext:value-type="float">
            <text:p>56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1:.L181])" office:value-type="float" office:value="264" calcext:value-type="float">
            <text:p>264</text:p>
          </table:table-cell>
          <table:table-cell table:style-name="ce192" table:formula="of:=CONCATENATE(COM.MICROSOFT.FLOOR([.E181]/(150/(150+[.J181]+MIN([.D181];99)));1); &quot; (~&quot;; COM.MICROSOFT.CEILING((1-(150/(150+[.J181]+MIN([.D181];99))))*100;1); &quot;%)&quot;)" office:value-type="string" office:string-value="904 (~42%)" calcext:value-type="string">
            <text:p>904 (~42%)</text:p>
          </table:table-cell>
          <table:table-cell table:style-name="ce195" table:formula="of:=CONCATENATE(COM.MICROSOFT.FLOOR([.E181]/(150/(150+[.I181]+MIN([.D181];99)));1); &quot; (~&quot;; COM.MICROSOFT.CEILING((1-(150/(150+[.I181]+MIN([.D181];99))))*100;1); &quot;%)&quot;)" office:value-type="string" office:string-value="939 (~44%)" calcext:value-type="string">
            <text:p>939 (~44%)</text:p>
          </table:table-cell>
          <table:table-cell table:style-name="ce198"/>
          <table:table-cell table:style-name="ce77" table:content-validation-name="val6" office:value-type="float" office:value="235" calcext:value-type="float">
            <text:p>235</text:p>
          </table:table-cell>
          <table:table-cell table:style-name="ce199" office:value-type="string" calcext:value-type="string">
            <text:p>Fire of Sinai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0" calcext:value-type="float">
            <text:p>180</text:p>
          </table:table-cell>
          <table:table-cell table:style-name="ce218" table:formula="of:=[.AP182]-[.AP181]" office:value-type="float" office:value="138792" calcext:value-type="float">
            <text:p>138792</text:p>
          </table:table-cell>
          <table:table-cell table:formula="of:=FLOOR([.AN181]^3*142/100-5)" office:value-type="float" office:value="8281435" calcext:value-type="float">
            <text:p>8281435</text:p>
          </table:table-cell>
          <table:table-cell table:style-name="ce218" table:formula="of:=[.AR182]-[.AR181]" office:value-type="float" office:value="263900" calcext:value-type="float">
            <text:p>263900</text:p>
          </table:table-cell>
          <table:table-cell table:style-name="ce221" table:formula="of:=FLOOR([.AN181]^3*270/100-5)" office:value-type="float" office:value="15746395" calcext:value-type="float">
            <text:p>157463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3" calcext:value-type="float">
            <text:p>203</text:p>
          </table:table-cell>
          <table:table-cell table:style-name="ce164" office:value-type="string" calcext:value-type="string">
            <text:p>Trumpeter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table:formula="of:=([.D182]+[.J182]/2)*6" office:value-type="float" office:value="588" calcext:value-type="float">
            <text:p>588</text:p>
          </table:table-cell>
          <table:table-cell table:style-name="ce171" table:content-validation-name="val6" table:formula="of:=([.D182]+[.I182]/2)*4" office:value-type="float" office:value="432" calcext:value-type="float">
            <text:p>432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182:.L182])" office:value-type="float" office:value="294" calcext:value-type="float">
            <text:p>294</text:p>
          </table:table-cell>
          <table:table-cell table:style-name="ce192" table:formula="of:=CONCATENATE(COM.MICROSOFT.FLOOR([.E182]/(150/(150+[.J182]+MIN([.D182];99)));1); &quot; (~&quot;; COM.MICROSOFT.CEILING((1-(150/(150+[.J182]+MIN([.D182];99))))*100;1); &quot;%)&quot;)" office:value-type="string" office:string-value="1054 (~45%)" calcext:value-type="string">
            <text:p>1054 (~45%)</text:p>
          </table:table-cell>
          <table:table-cell table:style-name="ce195" table:formula="of:=CONCATENATE(COM.MICROSOFT.FLOOR([.E182]/(150/(150+[.I182]+MIN([.D182];99)));1); &quot; (~&quot;; COM.MICROSOFT.CEILING((1-(150/(150+[.I182]+MIN([.D182];99))))*100;1); &quot;%)&quot;)" office:value-type="string" office:string-value="1132 (~49%)" calcext:value-type="string">
            <text:p>1132 (~49%)</text:p>
          </table:table-cell>
          <table:table-cell table:style-name="ce198"/>
          <table:table-cell table:style-name="ce77" table:content-validation-name="val6" office:value-type="float" office:value="236" calcext:value-type="float">
            <text:p>236</text:p>
          </table:table-cell>
          <table:table-cell table:style-name="ce199" office:value-type="string" calcext:value-type="string">
            <text:p>Conjur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1" calcext:value-type="float">
            <text:p>181</text:p>
          </table:table-cell>
          <table:table-cell table:style-name="ce218" table:formula="of:=[.AP183]-[.AP182]" office:value-type="float" office:value="140334" calcext:value-type="float">
            <text:p>140334</text:p>
          </table:table-cell>
          <table:table-cell table:formula="of:=FLOOR([.AN182]^3*142/100-5)" office:value-type="float" office:value="8420227" calcext:value-type="float">
            <text:p>8420227</text:p>
          </table:table-cell>
          <table:table-cell table:style-name="ce218" table:formula="of:=[.AR183]-[.AR182]" office:value-type="float" office:value="266833" calcext:value-type="float">
            <text:p>266833</text:p>
          </table:table-cell>
          <table:table-cell table:style-name="ce221" table:formula="of:=FLOOR([.AN182]^3*270/100-5)" office:value-type="float" office:value="16010295" calcext:value-type="float">
            <text:p>160102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4" calcext:value-type="float">
            <text:p>204</text:p>
          </table:table-cell>
          <table:table-cell table:style-name="ce164" office:value-type="string" calcext:value-type="string">
            <text:p>Futomimi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table:formula="of:=([.D183]+[.J183]/2)*6" office:value-type="float" office:value="498" calcext:value-type="float">
            <text:p>498</text:p>
          </table:table-cell>
          <table:table-cell table:style-name="ce171" table:content-validation-name="val6" table:formula="of:=([.D183]+[.I183]/2)*4" office:value-type="float" office:value="356" calcext:value-type="float">
            <text:p>356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4" calcext:value-type="float">
            <text:p>24</text:p>
          </table:table-cell>
          <table:table-cell table:style-name="ce165" table:formula="of:=SUM([.G183:.L183])" office:value-type="float" office:value="234" calcext:value-type="float">
            <text:p>234</text:p>
          </table:table-cell>
          <table:table-cell table:style-name="ce192" table:formula="of:=CONCATENATE(COM.MICROSOFT.FLOOR([.E183]/(150/(150+[.J183]+MIN([.D183];99)));1); &quot; (~&quot;; COM.MICROSOFT.CEILING((1-(150/(150+[.J183]+MIN([.D183];99))))*100;1); &quot;%)&quot;)" office:value-type="string" office:string-value="839 (~41%)" calcext:value-type="string">
            <text:p>839 (~41%)</text:p>
          </table:table-cell>
          <table:table-cell table:style-name="ce195" table:formula="of:=CONCATENATE(COM.MICROSOFT.FLOOR([.E183]/(150/(150+[.I183]+MIN([.D183];99)));1); &quot; (~&quot;; COM.MICROSOFT.CEILING((1-(150/(150+[.I183]+MIN([.D183];99))))*100;1); &quot;%)&quot;)" office:value-type="string" office:string-value="879 (~44%)" calcext:value-type="string">
            <text:p>879 (~44%)</text:p>
          </table:table-cell>
          <table:table-cell table:style-name="ce198"/>
          <table:table-cell table:style-name="ce77" table:content-validation-name="val6" office:value-type="float" office:value="241" calcext:value-type="float">
            <text:p>241</text:p>
          </table:table-cell>
          <table:table-cell table:style-name="ce199" office:value-type="string" calcext:value-type="string">
            <text:p>Vast Light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75" calcext:value-type="float">
            <text:p>7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7" calcext:value-type="float">
            <text:p>567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2" calcext:value-type="float">
            <text:p>182</text:p>
          </table:table-cell>
          <table:table-cell table:style-name="ce218" table:formula="of:=[.AP184]-[.AP183]" office:value-type="float" office:value="141885" calcext:value-type="float">
            <text:p>141885</text:p>
          </table:table-cell>
          <table:table-cell table:formula="of:=FLOOR([.AN183]^3*142/100-5)" office:value-type="float" office:value="8560561" calcext:value-type="float">
            <text:p>8560561</text:p>
          </table:table-cell>
          <table:table-cell table:style-name="ce218" table:formula="of:=[.AR184]-[.AR183]" office:value-type="float" office:value="269781" calcext:value-type="float">
            <text:p>269781</text:p>
          </table:table-cell>
          <table:table-cell table:style-name="ce221" table:formula="of:=FLOOR([.AN183]^3*270/100-5)" office:value-type="float" office:value="16277128" calcext:value-type="float">
            <text:p>1627712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5" calcext:value-type="float">
            <text:p>205</text:p>
          </table:table-cell>
          <table:table-cell table:style-name="ce164" office:value-type="string" calcext:value-type="string">
            <text:p>Sakahagi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table:formula="of:=([.D184]+[.J184]/2)*6" office:value-type="float" office:value="360" calcext:value-type="float">
            <text:p>360</text:p>
          </table:table-cell>
          <table:table-cell table:style-name="ce171" table:content-validation-name="val6" table:formula="of:=([.D184]+[.I184]/2)*4" office:value-type="float" office:value="248" calcext:value-type="float">
            <text:p>248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37" calcext:value-type="float">
            <text:p>37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2" calcext:value-type="float">
            <text:p>22</text:p>
          </table:table-cell>
          <table:table-cell table:style-name="ce165" table:formula="of:=SUM([.G184:.L184])" office:value-type="float" office:value="187" calcext:value-type="float">
            <text:p>187</text:p>
          </table:table-cell>
          <table:table-cell table:style-name="ce192" table:formula="of:=CONCATENATE(COM.MICROSOFT.FLOOR([.E184]/(150/(150+[.J184]+MIN([.D184];99)));1); &quot; (~&quot;; COM.MICROSOFT.CEILING((1-(150/(150+[.J184]+MIN([.D184];99))))*100;1); &quot;%)&quot;)" office:value-type="string" office:string-value="540 (~34%)" calcext:value-type="string">
            <text:p>540 (~34%)</text:p>
          </table:table-cell>
          <table:table-cell table:style-name="ce195" table:formula="of:=CONCATENATE(COM.MICROSOFT.FLOOR([.E184]/(150/(150+[.I184]+MIN([.D184];99)));1); &quot; (~&quot;; COM.MICROSOFT.CEILING((1-(150/(150+[.I184]+MIN([.D184];99))))*100;1); &quot;%)&quot;)" office:value-type="string" office:string-value="549 (~35%)" calcext:value-type="string">
            <text:p>549 (~35%)</text:p>
          </table:table-cell>
          <table:table-cell table:style-name="ce198"/>
          <table:table-cell table:style-name="ce77" table:content-validation-name="val6" office:value-type="float" office:value="242" calcext:value-type="float">
            <text:p>242</text:p>
          </table:table-cell>
          <table:table-cell table:style-name="ce199" office:value-type="string" calcext:value-type="string">
            <text:p>God's Cur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3" calcext:value-type="float">
            <text:p>183</text:p>
          </table:table-cell>
          <table:table-cell table:style-name="ce218" table:formula="of:=[.AP185]-[.AP184]" office:value-type="float" office:value="143444" calcext:value-type="float">
            <text:p>143444</text:p>
          </table:table-cell>
          <table:table-cell table:formula="of:=FLOOR([.AN184]^3*142/100-5)" office:value-type="float" office:value="8702446" calcext:value-type="float">
            <text:p>8702446</text:p>
          </table:table-cell>
          <table:table-cell table:style-name="ce218" table:formula="of:=[.AR185]-[.AR184]" office:value-type="float" office:value="272746" calcext:value-type="float">
            <text:p>272746</text:p>
          </table:table-cell>
          <table:table-cell table:style-name="ce221" table:formula="of:=FLOOR([.AN184]^3*270/100-5)" office:value-type="float" office:value="16546909" calcext:value-type="float">
            <text:p>1654690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6" calcext:value-type="float">
            <text:p>206</text:p>
          </table:table-cell>
          <table:table-cell table:style-name="ce164" office:value-type="string" calcext:value-type="string">
            <text:p>Black Frost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table:formula="of:=([.D185]+[.J185]/2)*6" office:value-type="float" office:value="474" calcext:value-type="float">
            <text:p>474</text:p>
          </table:table-cell>
          <table:table-cell table:style-name="ce171" table:content-validation-name="val6" table:formula="of:=([.D185]+[.I185]/2)*4" office:value-type="float" office:value="360" calcext:value-type="float">
            <text:p>36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0" calcext:value-type="float">
            <text:p>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48" calcext:value-type="float">
            <text:p>48</text:p>
          </table:table-cell>
          <table:table-cell table:style-name="ce165" table:formula="of:=SUM([.G185:.L185])" office:value-type="float" office:value="202" calcext:value-type="float">
            <text:p>202</text:p>
          </table:table-cell>
          <table:table-cell table:style-name="ce192" table:formula="of:=CONCATENATE(COM.MICROSOFT.FLOOR([.E185]/(150/(150+[.J185]+MIN([.D185];99)));1); &quot; (~&quot;; COM.MICROSOFT.CEILING((1-(150/(150+[.J185]+MIN([.D185];99))))*100;1); &quot;%)&quot;)" office:value-type="string" office:string-value="764 (~39%)" calcext:value-type="string">
            <text:p>764 (~39%)</text:p>
          </table:table-cell>
          <table:table-cell table:style-name="ce195" table:formula="of:=CONCATENATE(COM.MICROSOFT.FLOOR([.E185]/(150/(150+[.I185]+MIN([.D185];99)));1); &quot; (~&quot;; COM.MICROSOFT.CEILING((1-(150/(150+[.I185]+MIN([.D185];99))))*100;1); &quot;%)&quot;)" office:value-type="string" office:string-value="834 (~44%)" calcext:value-type="string">
            <text:p>834 (~44%)</text:p>
          </table:table-cell>
          <table:table-cell table:style-name="ce198"/>
          <table:table-cell table:style-name="ce77" table:content-validation-name="val6" office:value-type="float" office:value="243" calcext:value-type="float">
            <text:p>243</text:p>
          </table:table-cell>
          <table:table-cell table:style-name="ce199" office:value-type="string" calcext:value-type="string">
            <text:p>Hell's Cal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4" calcext:value-type="float">
            <text:p>184</text:p>
          </table:table-cell>
          <table:table-cell table:style-name="ce218" table:formula="of:=[.AP186]-[.AP185]" office:value-type="float" office:value="145012" calcext:value-type="float">
            <text:p>145012</text:p>
          </table:table-cell>
          <table:table-cell table:formula="of:=FLOOR([.AN185]^3*142/100-5)" office:value-type="float" office:value="8845890" calcext:value-type="float">
            <text:p>8845890</text:p>
          </table:table-cell>
          <table:table-cell table:style-name="ce218" table:formula="of:=[.AR186]-[.AR185]" office:value-type="float" office:value="275727" calcext:value-type="float">
            <text:p>275727</text:p>
          </table:table-cell>
          <table:table-cell table:style-name="ce221" table:formula="of:=FLOOR([.AN185]^3*270/100-5)" office:value-type="float" office:value="16819655" calcext:value-type="float">
            <text:p>1681965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07" calcext:value-type="float">
            <text:p>207</text:p>
          </table:table-cell>
          <table:table-cell table:style-name="ce164" office:value-type="string" calcext:value-type="string">
            <text:p>Beelzebub Man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4" calcext:value-type="float">
            <text:p>84</text:p>
          </table:table-cell>
          <table:table-cell table:style-name="ce168" table:content-validation-name="val6" table:formula="of:=([.D186]+[.J186]/2)*6" office:value-type="float" office:value="666" calcext:value-type="float">
            <text:p>666</text:p>
          </table:table-cell>
          <table:table-cell table:style-name="ce171" table:content-validation-name="val6" table:formula="of:=([.D186]+[.I186]/2)*4" office:value-type="float" office:value="444" calcext:value-type="float">
            <text:p>444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62" calcext:value-type="float">
            <text:p>62</text:p>
          </table:table-cell>
          <table:table-cell table:style-name="ce180" office:value-type="float" office:value="54" calcext:value-type="float">
            <text:p>54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186:.L186])" office:value-type="float" office:value="310" calcext:value-type="float">
            <text:p>310</text:p>
          </table:table-cell>
          <table:table-cell table:style-name="ce192" table:formula="of:=CONCATENATE(COM.MICROSOFT.FLOOR([.E186]/(150/(150+[.J186]+MIN([.D186];99)));1); &quot; (~&quot;; COM.MICROSOFT.CEILING((1-(150/(150+[.J186]+MIN([.D186];99))))*100;1); &quot;%)&quot;)" office:value-type="string" office:string-value="1278 (~48%)" calcext:value-type="string">
            <text:p>1278 (~48%)</text:p>
          </table:table-cell>
          <table:table-cell table:style-name="ce195" table:formula="of:=CONCATENATE(COM.MICROSOFT.FLOOR([.E186]/(150/(150+[.I186]+MIN([.D186];99)));1); &quot; (~&quot;; COM.MICROSOFT.CEILING((1-(150/(150+[.I186]+MIN([.D186];99))))*100;1); &quot;%)&quot;)" office:value-type="string" office:string-value="1278 (~48%)" calcext:value-type="string">
            <text:p>1278 (~48%)</text:p>
          </table:table-cell>
          <table:table-cell table:style-name="ce198"/>
          <table:table-cell table:style-name="ce77" table:content-validation-name="val6" office:value-type="float" office:value="244" calcext:value-type="float">
            <text:p>244</text:p>
          </table:table-cell>
          <table:table-cell table:style-name="ce199" office:value-type="string" calcext:value-type="string">
            <text:p>Icy Death</text:p>
          </table:table-cell>
          <table:table-cell table:style-name="ce201" table:content-validation-name="val7" office:value-type="string" calcext:value-type="string">
            <text:p>I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56" calcext:value-type="float">
            <text:p>56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5" calcext:value-type="float">
            <text:p>185</text:p>
          </table:table-cell>
          <table:table-cell table:style-name="ce218" table:formula="of:=[.AP187]-[.AP186]" office:value-type="float" office:value="146588" calcext:value-type="float">
            <text:p>146588</text:p>
          </table:table-cell>
          <table:table-cell table:formula="of:=FLOOR([.AN186]^3*142/100-5)" office:value-type="float" office:value="8990902" calcext:value-type="float">
            <text:p>8990902</text:p>
          </table:table-cell>
          <table:table-cell table:style-name="ce218" table:formula="of:=[.AR187]-[.AR186]" office:value-type="float" office:value="278724" calcext:value-type="float">
            <text:p>278724</text:p>
          </table:table-cell>
          <table:table-cell table:style-name="ce221" table:formula="of:=FLOOR([.AN186]^3*270/100-5)" office:value-type="float" office:value="17095382" calcext:value-type="float">
            <text:p>1709538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56" calcext:value-type="float">
            <text:p>256</text:p>
          </table:table-cell>
          <table:table-cell table:style-name="ce164" office:value-type="string" calcext:value-type="string">
            <text:p>Forneus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11" calcext:value-type="float">
            <text:p>11</text:p>
          </table:table-cell>
          <table:table-cell table:style-name="ce168" table:content-validation-name="val6" office:value-type="float" office:value="500" calcext:value-type="float">
            <text:p>5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8" calcext:value-type="float">
            <text:p>18</text:p>
          </table:table-cell>
          <table:table-cell table:style-name="ce177" office:value-type="float" office:value="23" calcext:value-type="float">
            <text:p>23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12" calcext:value-type="float">
            <text:p>12</text:p>
          </table:table-cell>
          <table:table-cell table:style-name="ce186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87:.L187])" office:value-type="float" office:value="79" calcext:value-type="float">
            <text:p>79</text:p>
          </table:table-cell>
          <table:table-cell table:style-name="ce192" table:formula="of:=CONCATENATE(COM.MICROSOFT.FLOOR([.E187]/(150/(150+[.J187]+MIN([.D187];99)));1); &quot; (~&quot;; COM.MICROSOFT.CEILING((1-(150/(150+[.J187]+MIN([.D187];99))))*100;1); &quot;%)&quot;)" office:value-type="string" office:string-value="576 (~14%)" calcext:value-type="string">
            <text:p>576 (~14%)</text:p>
          </table:table-cell>
          <table:table-cell table:style-name="ce195" table:formula="of:=CONCATENATE(COM.MICROSOFT.FLOOR([.E187]/(150/(150+[.I187]+MIN([.D187];99)));1); &quot; (~&quot;; COM.MICROSOFT.CEILING((1-(150/(150+[.I187]+MIN([.D187];99))))*100;1); &quot;%)&quot;)" office:value-type="string" office:string-value="596 (~17%)" calcext:value-type="string">
            <text:p>596 (~17%)</text:p>
          </table:table-cell>
          <table:table-cell table:style-name="ce198"/>
          <table:table-cell table:style-name="ce77" table:content-validation-name="val6" office:value-type="float" office:value="245" calcext:value-type="float">
            <text:p>245</text:p>
          </table:table-cell>
          <table:table-cell table:style-name="ce199" office:value-type="string" calcext:value-type="string">
            <text:p>Mirag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6" calcext:value-type="float">
            <text:p>186</text:p>
          </table:table-cell>
          <table:table-cell table:style-name="ce218" table:formula="of:=[.AP188]-[.AP187]" office:value-type="float" office:value="148173" calcext:value-type="float">
            <text:p>148173</text:p>
          </table:table-cell>
          <table:table-cell table:formula="of:=FLOOR([.AN187]^3*142/100-5)" office:value-type="float" office:value="9137490" calcext:value-type="float">
            <text:p>9137490</text:p>
          </table:table-cell>
          <table:table-cell table:style-name="ce218" table:formula="of:=[.AR188]-[.AR187]" office:value-type="float" office:value="281737" calcext:value-type="float">
            <text:p>281737</text:p>
          </table:table-cell>
          <table:table-cell table:style-name="ce221" table:formula="of:=FLOOR([.AN187]^3*270/100-5)" office:value-type="float" office:value="17374106" calcext:value-type="float">
            <text:p>1737410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58" calcext:value-type="float">
            <text:p>258</text:p>
          </table:table-cell>
          <table:table-cell table:style-name="ce164" office:value-type="string" calcext:value-type="string">
            <text:p>Ahriman (Phase 1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8000" calcext:value-type="float">
            <text:p>18000</text:p>
          </table:table-cell>
          <table:table-cell table:style-name="ce171" table:content-validation-name="val6" office:value-type="float" office:value="6000" calcext:value-type="float">
            <text:p>6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188:.L188])" office:value-type="float" office:value="360" calcext:value-type="float">
            <text:p>360</text:p>
          </table:table-cell>
          <table:table-cell table:style-name="ce192" table:formula="of:=CONCATENATE(COM.MICROSOFT.FLOOR([.E188]/(150/(150+[.J188]+MIN([.D188];99)));1); &quot; (~&quot;; COM.MICROSOFT.CEILING((1-(150/(150+[.J188]+MIN([.D188];99))))*100;1); &quot;%)&quot;)" office:value-type="string" office:string-value="34680 (~49%)" calcext:value-type="string">
            <text:p>34680 (~49%)</text:p>
          </table:table-cell>
          <table:table-cell table:style-name="ce195" table:formula="of:=CONCATENATE(COM.MICROSOFT.FLOOR([.E188]/(150/(150+[.I188]+MIN([.D188];99)));1); &quot; (~&quot;; COM.MICROSOFT.CEILING((1-(150/(150+[.I188]+MIN([.D188];99))))*100;1); &quot;%)&quot;)" office:value-type="string" office:string-value="39480 (~55%)" calcext:value-type="string">
            <text:p>39480 (~55%)</text:p>
          </table:table-cell>
          <table:table-cell table:style-name="ce198"/>
          <table:table-cell table:style-name="ce77" table:content-validation-name="val6" office:value-type="float" office:value="249" calcext:value-type="float">
            <text:p>249</text:p>
          </table:table-cell>
          <table:table-cell table:style-name="ce199" office:value-type="string" calcext:value-type="string">
            <text:p>Wild Dance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7" calcext:value-type="float">
            <text:p>187</text:p>
          </table:table-cell>
          <table:table-cell table:style-name="ce218" table:formula="of:=[.AP189]-[.AP188]" office:value-type="float" office:value="149766" calcext:value-type="float">
            <text:p>149766</text:p>
          </table:table-cell>
          <table:table-cell table:formula="of:=FLOOR([.AN188]^3*142/100-5)" office:value-type="float" office:value="9285663" calcext:value-type="float">
            <text:p>9285663</text:p>
          </table:table-cell>
          <table:table-cell table:style-name="ce218" table:formula="of:=[.AR189]-[.AR188]" office:value-type="float" office:value="284766" calcext:value-type="float">
            <text:p>284766</text:p>
          </table:table-cell>
          <table:table-cell table:style-name="ce221" table:formula="of:=FLOOR([.AN188]^3*270/100-5)" office:value-type="float" office:value="17655843" calcext:value-type="float">
            <text:p>1765584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59" calcext:value-type="float">
            <text:p>259</text:p>
          </table:table-cell>
          <table:table-cell table:style-name="ce164" office:value-type="string" calcext:value-type="string">
            <text:p>Noah (Phase 1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15000" calcext:value-type="float">
            <text:p>15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189:.L189])" office:value-type="float" office:value="243" calcext:value-type="float">
            <text:p>243</text:p>
          </table:table-cell>
          <table:table-cell table:style-name="ce192" table:formula="of:=CONCATENATE(COM.MICROSOFT.FLOOR([.E189]/(150/(150+[.J189]+MIN([.D189];99)));1); &quot; (~&quot;; COM.MICROSOFT.CEILING((1-(150/(150+[.J189]+MIN([.D189];99))))*100;1); &quot;%)&quot;)" office:value-type="string" office:string-value="29000 (~49%)" calcext:value-type="string">
            <text:p>29000 (~49%)</text:p>
          </table:table-cell>
          <table:table-cell table:style-name="ce195" table:formula="of:=CONCATENATE(COM.MICROSOFT.FLOOR([.E189]/(150/(150+[.I189]+MIN([.D189];99)));1); &quot; (~&quot;; COM.MICROSOFT.CEILING((1-(150/(150+[.I189]+MIN([.D189];99))))*100;1); &quot;%)&quot;)" office:value-type="string" office:string-value="28000 (~47%)" calcext:value-type="string">
            <text:p>28000 (~47%)</text:p>
          </table:table-cell>
          <table:table-cell table:style-name="ce198"/>
          <table:table-cell table:style-name="ce77" table:content-validation-name="val6" office:value-type="float" office:value="250" calcext:value-type="float">
            <text:p>250</text:p>
          </table:table-cell>
          <table:table-cell table:style-name="ce199" office:value-type="string" calcext:value-type="string">
            <text:p>Dominatio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900" calcext:value-type="float">
            <text:p>9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8" calcext:value-type="float">
            <text:p>188</text:p>
          </table:table-cell>
          <table:table-cell table:style-name="ce218" table:formula="of:=[.AP190]-[.AP189]" office:value-type="float" office:value="151367" calcext:value-type="float">
            <text:p>151367</text:p>
          </table:table-cell>
          <table:table-cell table:formula="of:=FLOOR([.AN189]^3*142/100-5)" office:value-type="float" office:value="9435429" calcext:value-type="float">
            <text:p>9435429</text:p>
          </table:table-cell>
          <table:table-cell table:style-name="ce218" table:formula="of:=[.AR190]-[.AR189]" office:value-type="float" office:value="287812" calcext:value-type="float">
            <text:p>287812</text:p>
          </table:table-cell>
          <table:table-cell table:style-name="ce221" table:formula="of:=FLOOR([.AN189]^3*270/100-5)" office:value-type="float" office:value="17940609" calcext:value-type="float">
            <text:p>1794060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0" calcext:value-type="float">
            <text:p>260</text:p>
          </table:table-cell>
          <table:table-cell table:style-name="ce164" office:value-type="string" calcext:value-type="string">
            <text:p>Incubus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25" calcext:value-type="float">
            <text:p>25</text:p>
          </table:table-cell>
          <table:table-cell table:style-name="ce168" table:content-validation-name="val6" office:value-type="float" office:value="300" calcext:value-type="float">
            <text:p>300</text:p>
          </table:table-cell>
          <table:table-cell table:style-name="ce171" table:content-validation-name="val6" office:value-type="float" office:value="96" calcext:value-type="float">
            <text:p>96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16" calcext:value-type="float">
            <text:p>16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0:.L190])" office:value-type="float" office:value="118" calcext:value-type="float">
            <text:p>118</text:p>
          </table:table-cell>
          <table:table-cell table:style-name="ce192" table:formula="of:=CONCATENATE(COM.MICROSOFT.FLOOR([.E190]/(150/(150+[.J190]+MIN([.D190];99)));1); &quot; (~&quot;; COM.MICROSOFT.CEILING((1-(150/(150+[.J190]+MIN([.D190];99))))*100;1); &quot;%)&quot;)" office:value-type="string" office:string-value="382 (~22%)" calcext:value-type="string">
            <text:p>382 (~22%)</text:p>
          </table:table-cell>
          <table:table-cell table:style-name="ce195" table:formula="of:=CONCATENATE(COM.MICROSOFT.FLOOR([.E190]/(150/(150+[.I190]+MIN([.D190];99)));1); &quot; (~&quot;; COM.MICROSOFT.CEILING((1-(150/(150+[.I190]+MIN([.D190];99))))*100;1); &quot;%)&quot;)" office:value-type="string" office:string-value="406 (~27%)" calcext:value-type="string">
            <text:p>406 (~27%)</text:p>
          </table:table-cell>
          <table:table-cell table:style-name="ce198"/>
          <table:table-cell table:style-name="ce77" table:content-validation-name="val6" office:value-type="float" office:value="253" calcext:value-type="float">
            <text:p>253</text:p>
          </table:table-cell>
          <table:table-cell table:style-name="ce199" office:value-type="string" calcext:value-type="string">
            <text:p>Apocalyps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8" calcext:value-type="float">
            <text:p>6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0" calcext:value-type="float">
            <text:p>10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89" calcext:value-type="float">
            <text:p>189</text:p>
          </table:table-cell>
          <table:table-cell table:style-name="ce218" table:formula="of:=[.AP191]-[.AP190]" office:value-type="float" office:value="152979" calcext:value-type="float">
            <text:p>152979</text:p>
          </table:table-cell>
          <table:table-cell table:formula="of:=FLOOR([.AN190]^3*142/100-5)" office:value-type="float" office:value="9586796" calcext:value-type="float">
            <text:p>9586796</text:p>
          </table:table-cell>
          <table:table-cell table:style-name="ce218" table:formula="of:=[.AR191]-[.AR190]" office:value-type="float" office:value="290874" calcext:value-type="float">
            <text:p>290874</text:p>
          </table:table-cell>
          <table:table-cell table:style-name="ce221" table:formula="of:=FLOOR([.AN190]^3*270/100-5)" office:value-type="float" office:value="18228421" calcext:value-type="float">
            <text:p>1822842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1" calcext:value-type="float">
            <text:p>261</text:p>
          </table:table-cell>
          <table:table-cell table:style-name="ce164" office:value-type="string" calcext:value-type="string">
            <text:p>Koppa Tengu (Boss)</text:p>
          </table:table-cell>
          <table:table-cell table:style-name="ce165" office:value-type="string" calcext:value-type="string">
            <text:p>Yoma</text:p>
          </table:table-cell>
          <table:table-cell table:style-name="ce165" office:value-type="float" office:value="23" calcext:value-type="float">
            <text:p>23</text:p>
          </table:table-cell>
          <table:table-cell table:style-name="ce168" table:content-validation-name="val6" office:value-type="float" office:value="168" calcext:value-type="float">
            <text:p>168</text:p>
          </table:table-cell>
          <table:table-cell table:style-name="ce171" table:content-validation-name="val6" office:value-type="float" office:value="74" calcext:value-type="float">
            <text:p>74</text:p>
          </table:table-cell>
          <table:table-cell table:style-name="ce174" office:value-type="float" office:value="12" calcext:value-type="float">
            <text:p>12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10" calcext:value-type="float">
            <text:p>10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1:.L191])" office:value-type="float" office:value="104" calcext:value-type="float">
            <text:p>104</text:p>
          </table:table-cell>
          <table:table-cell table:style-name="ce192" table:formula="of:=CONCATENATE(COM.MICROSOFT.FLOOR([.E191]/(150/(150+[.J191]+MIN([.D191];99)));1); &quot; (~&quot;; COM.MICROSOFT.CEILING((1-(150/(150+[.J191]+MIN([.D191];99))))*100;1); &quot;%)&quot;)" office:value-type="string" office:string-value="204 (~19%)" calcext:value-type="string">
            <text:p>204 (~19%)</text:p>
          </table:table-cell>
          <table:table-cell table:style-name="ce195" table:formula="of:=CONCATENATE(COM.MICROSOFT.FLOOR([.E191]/(150/(150+[.I191]+MIN([.D191];99)));1); &quot; (~&quot;; COM.MICROSOFT.CEILING((1-(150/(150+[.I191]+MIN([.D191];99))))*100;1); &quot;%)&quot;)" office:value-type="string" office:string-value="216 (~23%)" calcext:value-type="string">
            <text:p>216 (~23%)</text:p>
          </table:table-cell>
          <table:table-cell table:style-name="ce198"/>
          <table:table-cell table:style-name="ce77" table:content-validation-name="val6" office:value-type="float" office:value="254" calcext:value-type="float">
            <text:p>254</text:p>
          </table:table-cell>
          <table:table-cell table:style-name="ce199" office:value-type="string" calcext:value-type="string">
            <text:p>Phase Shift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0" calcext:value-type="float">
            <text:p>190</text:p>
          </table:table-cell>
          <table:table-cell table:style-name="ce218" table:formula="of:=[.AP192]-[.AP191]" office:value-type="float" office:value="154596" calcext:value-type="float">
            <text:p>154596</text:p>
          </table:table-cell>
          <table:table-cell table:formula="of:=FLOOR([.AN191]^3*142/100-5)" office:value-type="float" office:value="9739775" calcext:value-type="float">
            <text:p>9739775</text:p>
          </table:table-cell>
          <table:table-cell table:style-name="ce218" table:formula="of:=[.AR192]-[.AR191]" office:value-type="float" office:value="293951" calcext:value-type="float">
            <text:p>293951</text:p>
          </table:table-cell>
          <table:table-cell table:style-name="ce221" table:formula="of:=FLOOR([.AN191]^3*270/100-5)" office:value-type="float" office:value="18519295" calcext:value-type="float">
            <text:p>185192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3" calcext:value-type="float">
            <text:p>263</text:p>
          </table:table-cell>
          <table:table-cell table:style-name="ce164" office:value-type="string" calcext:value-type="string">
            <text:p>Ose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3800" calcext:value-type="float">
            <text:p>3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16" calcext:value-type="float">
            <text:p>16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2:.L192])" office:value-type="float" office:value="216" calcext:value-type="float">
            <text:p>216</text:p>
          </table:table-cell>
          <table:table-cell table:style-name="ce192" table:formula="of:=CONCATENATE(COM.MICROSOFT.FLOOR([.E192]/(150/(150+[.J192]+MIN([.D192];99)));1); &quot; (~&quot;; COM.MICROSOFT.CEILING((1-(150/(150+[.J192]+MIN([.D192];99))))*100;1); &quot;%)&quot;)" office:value-type="string" office:string-value="6840 (~45%)" calcext:value-type="string">
            <text:p>6840 (~45%)</text:p>
          </table:table-cell>
          <table:table-cell table:style-name="ce195" table:formula="of:=CONCATENATE(COM.MICROSOFT.FLOOR([.E192]/(150/(150+[.I192]+MIN([.D192];99)));1); &quot; (~&quot;; COM.MICROSOFT.CEILING((1-(150/(150+[.I192]+MIN([.D192];99))))*100;1); &quot;%)&quot;)" office:value-type="string" office:string-value="5320 (~29%)" calcext:value-type="string">
            <text:p>5320 (~29%)</text:p>
          </table:table-cell>
          <table:table-cell table:style-name="ce198"/>
          <table:table-cell table:style-name="ce77" table:content-validation-name="val6" office:value-type="float" office:value="259" calcext:value-type="float">
            <text:p>259</text:p>
          </table:table-cell>
          <table:table-cell table:style-name="ce199" office:value-type="string" calcext:value-type="string">
            <text:p>Death Flies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5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1" calcext:value-type="float">
            <text:p>191</text:p>
          </table:table-cell>
          <table:table-cell table:style-name="ce218" table:formula="of:=[.AP193]-[.AP192]" office:value-type="float" office:value="156224" calcext:value-type="float">
            <text:p>156224</text:p>
          </table:table-cell>
          <table:table-cell table:formula="of:=FLOOR([.AN192]^3*142/100-5)" office:value-type="float" office:value="9894371" calcext:value-type="float">
            <text:p>9894371</text:p>
          </table:table-cell>
          <table:table-cell table:style-name="ce218" table:formula="of:=[.AR193]-[.AR192]" office:value-type="float" office:value="297046" calcext:value-type="float">
            <text:p>297046</text:p>
          </table:table-cell>
          <table:table-cell table:style-name="ce221" table:formula="of:=FLOOR([.AN192]^3*270/100-5)" office:value-type="float" office:value="18813246" calcext:value-type="float">
            <text:p>1881324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4" calcext:value-type="float">
            <text:p>264</text:p>
          </table:table-cell>
          <table:table-cell table:style-name="ce164" office:value-type="string" calcext:value-type="string">
            <text:p>Kagutsuchi (Phase 1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0" calcext:value-type="float">
            <text:p>90</text:p>
          </table:table-cell>
          <table:table-cell table:style-name="ce168" table:content-validation-name="val6" office:value-type="float" office:value="40000" calcext:value-type="float">
            <text:p>4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0" calcext:value-type="float">
            <text:p>6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193:.L193])" office:value-type="float" office:value="244" calcext:value-type="float">
            <text:p>244</text:p>
          </table:table-cell>
          <table:table-cell table:style-name="ce192" table:formula="of:=CONCATENATE(COM.MICROSOFT.FLOOR([.E193]/(150/(150+[.J193]+MIN([.D193];99)));1); &quot; (~&quot;; COM.MICROSOFT.CEILING((1-(150/(150+[.J193]+MIN([.D193];99))))*100;1); &quot;%)&quot;)" office:value-type="string" office:string-value="80000 (~50%)" calcext:value-type="string">
            <text:p>80000 (~50%)</text:p>
          </table:table-cell>
          <table:table-cell table:style-name="ce195" table:formula="of:=CONCATENATE(COM.MICROSOFT.FLOOR([.E193]/(150/(150+[.I193]+MIN([.D193];99)));1); &quot; (~&quot;; COM.MICROSOFT.CEILING((1-(150/(150+[.I193]+MIN([.D193];99))))*100;1); &quot;%)&quot;)" office:value-type="string" office:string-value="80000 (~50%)" calcext:value-type="string">
            <text:p>80000 (~50%)</text:p>
          </table:table-cell>
          <table:table-cell table:style-name="ce198"/>
          <table:table-cell table:style-name="ce77" table:content-validation-name="val6" office:value-type="float" office:value="261" calcext:value-type="float">
            <text:p>261</text:p>
          </table:table-cell>
          <table:table-cell table:style-name="ce199" office:value-type="string" calcext:value-type="string">
            <text:p>Soul Divide</text:p>
          </table:table-cell>
          <table:table-cell table:style-name="ce201" table:content-validation-name="val7" office:value-type="string" calcext:value-type="string">
            <text:p>Curs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40" calcext:value-type="float">
            <text:p>14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2" calcext:value-type="float">
            <text:p>192</text:p>
          </table:table-cell>
          <table:table-cell table:style-name="ce218" table:formula="of:=[.AP194]-[.AP193]" office:value-type="float" office:value="157860" calcext:value-type="float">
            <text:p>157860</text:p>
          </table:table-cell>
          <table:table-cell table:formula="of:=FLOOR([.AN193]^3*142/100-5)" office:value-type="float" office:value="10050595" calcext:value-type="float">
            <text:p>10050595</text:p>
          </table:table-cell>
          <table:table-cell table:style-name="ce218" table:formula="of:=[.AR194]-[.AR193]" office:value-type="float" office:value="300156" calcext:value-type="float">
            <text:p>300156</text:p>
          </table:table-cell>
          <table:table-cell table:style-name="ce221" table:formula="of:=FLOOR([.AN193]^3*270/100-5)" office:value-type="float" office:value="19110292" calcext:value-type="float">
            <text:p>1911029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6" calcext:value-type="float">
            <text:p>266</text:p>
          </table:table-cell>
          <table:table-cell table:style-name="ce164" office:value-type="string" calcext:value-type="string">
            <text:p>Kin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float" office:value="70" calcext:value-type="float">
            <text:p>7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4" calcext:value-type="float">
            <text:p>4</text:p>
          </table:table-cell>
          <table:table-cell table:style-name="ce165" table:formula="of:=SUM([.G194:.L194])" office:value-type="float" office:value="194" calcext:value-type="float">
            <text:p>194</text:p>
          </table:table-cell>
          <table:table-cell table:style-name="ce192" table:formula="of:=CONCATENATE(COM.MICROSOFT.FLOOR([.E194]/(150/(150+[.J194]+MIN([.D194];99)));1); &quot; (~&quot;; COM.MICROSOFT.CEILING((1-(150/(150+[.J194]+MIN([.D194];99))))*100;1); &quot;%)&quot;)" office:value-type="string" office:string-value="5400 (~45%)" calcext:value-type="string">
            <text:p>5400 (~45%)</text:p>
          </table:table-cell>
          <table:table-cell table:style-name="ce195" table:formula="of:=CONCATENATE(COM.MICROSOFT.FLOOR([.E194]/(150/(150+[.I194]+MIN([.D194];99)));1); &quot; (~&quot;; COM.MICROSOFT.CEILING((1-(150/(150+[.I194]+MIN([.D194];99))))*100;1); &quot;%)&quot;)" office:value-type="string" office:string-value="4480 (~34%)" calcext:value-type="string">
            <text:p>4480 (~34%)</text:p>
          </table:table-cell>
          <table:table-cell table:style-name="ce198"/>
          <table:table-cell table:style-name="ce77" table:content-validation-name="val6" office:value-type="float" office:value="262" calcext:value-type="float">
            <text:p>262</text:p>
          </table:table-cell>
          <table:table-cell table:style-name="ce199" office:value-type="string" calcext:value-type="string">
            <text:p>Boogie-Woogi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 MP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3" calcext:value-type="float">
            <text:p>193</text:p>
          </table:table-cell>
          <table:table-cell table:style-name="ce218" table:formula="of:=[.AP195]-[.AP194]" office:value-type="float" office:value="159505" calcext:value-type="float">
            <text:p>159505</text:p>
          </table:table-cell>
          <table:table-cell table:formula="of:=FLOOR([.AN194]^3*142/100-5)" office:value-type="float" office:value="10208455" calcext:value-type="float">
            <text:p>10208455</text:p>
          </table:table-cell>
          <table:table-cell table:style-name="ce218" table:formula="of:=[.AR195]-[.AR194]" office:value-type="float" office:value="303283" calcext:value-type="float">
            <text:p>303283</text:p>
          </table:table-cell>
          <table:table-cell table:style-name="ce221" table:formula="of:=FLOOR([.AN194]^3*270/100-5)" office:value-type="float" office:value="19410448" calcext:value-type="float">
            <text:p>1941044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7" calcext:value-type="float">
            <text:p>267</text:p>
          </table:table-cell>
          <table:table-cell table:style-name="ce164" office:value-type="string" calcext:value-type="string">
            <text:p>Sui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68" calcext:value-type="float">
            <text:p>68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195:.L195])" office:value-type="float" office:value="282" calcext:value-type="float">
            <text:p>282</text:p>
          </table:table-cell>
          <table:table-cell table:style-name="ce192" table:formula="of:=CONCATENATE(COM.MICROSOFT.FLOOR([.E195]/(150/(150+[.J195]+MIN([.D195];99)));1); &quot; (~&quot;; COM.MICROSOFT.CEILING((1-(150/(150+[.J195]+MIN([.D195];99))))*100;1); &quot;%)&quot;)" office:value-type="string" office:string-value="5600 (~38%)" calcext:value-type="string">
            <text:p>5600 (~38%)</text:p>
          </table:table-cell>
          <table:table-cell table:style-name="ce195" table:formula="of:=CONCATENATE(COM.MICROSOFT.FLOOR([.E195]/(150/(150+[.I195]+MIN([.D195];99)));1); &quot; (~&quot;; COM.MICROSOFT.CEILING((1-(150/(150+[.I195]+MIN([.D195];99))))*100;1); &quot;%)&quot;)" office:value-type="string" office:string-value="6160 (~44%)" calcext:value-type="string">
            <text:p>6160 (~44%)</text:p>
          </table:table-cell>
          <table:table-cell table:style-name="ce198"/>
          <table:table-cell table:style-name="ce77" table:content-validation-name="val6" office:value-type="float" office:value="263" calcext:value-type="float">
            <text:p>263</text:p>
          </table:table-cell>
          <table:table-cell table:style-name="ce199" office:value-type="string" calcext:value-type="string">
            <text:p>Enter Yoshitsun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9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00" calcext:value-type="float">
            <text:p>200</text:p>
          </table:table-cell>
          <table:table-cell table:style-name="ce77" office:value-type="float" office:value="50" calcext:value-type="float">
            <text:p>50</text:p>
          </table:table-cell>
          <table:table-cell table:style-name="ce77" office:value-type="float" office:value="2" calcext:value-type="float">
            <text:p>2</text:p>
          </table:table-cell>
          <table:table-cell table:style-name="ce165" office:value-type="float" office:value="36" calcext:value-type="float">
            <text:p>3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4" calcext:value-type="float">
            <text:p>194</text:p>
          </table:table-cell>
          <table:table-cell table:style-name="ce218" table:formula="of:=[.AP196]-[.AP195]" office:value-type="float" office:value="161157" calcext:value-type="float">
            <text:p>161157</text:p>
          </table:table-cell>
          <table:table-cell table:formula="of:=FLOOR([.AN195]^3*142/100-5)" office:value-type="float" office:value="10367960" calcext:value-type="float">
            <text:p>10367960</text:p>
          </table:table-cell>
          <table:table-cell table:style-name="ce218" table:formula="of:=[.AR196]-[.AR195]" office:value-type="float" office:value="306426" calcext:value-type="float">
            <text:p>306426</text:p>
          </table:table-cell>
          <table:table-cell table:style-name="ce221" table:formula="of:=FLOOR([.AN195]^3*270/100-5)" office:value-type="float" office:value="19713731" calcext:value-type="float">
            <text:p>1971373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8" calcext:value-type="float">
            <text:p>268</text:p>
          </table:table-cell>
          <table:table-cell table:style-name="ce164" office:value-type="string" calcext:value-type="string">
            <text:p>Fuu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6:.L196])" office:value-type="float" office:value="227" calcext:value-type="float">
            <text:p>227</text:p>
          </table:table-cell>
          <table:table-cell table:style-name="ce192" table:formula="of:=CONCATENATE(COM.MICROSOFT.FLOOR([.E196]/(150/(150+[.J196]+MIN([.D196];99)));1); &quot; (~&quot;; COM.MICROSOFT.CEILING((1-(150/(150+[.J196]+MIN([.D196];99))))*100;1); &quot;%)&quot;)" office:value-type="string" office:string-value="5483 (~37%)" calcext:value-type="string">
            <text:p>5483 (~37%)</text:p>
          </table:table-cell>
          <table:table-cell table:style-name="ce195" table:formula="of:=CONCATENATE(COM.MICROSOFT.FLOOR([.E196]/(150/(150+[.I196]+MIN([.D196];99)));1); &quot; (~&quot;; COM.MICROSOFT.CEILING((1-(150/(150+[.I196]+MIN([.D196];99))))*100;1); &quot;%)&quot;)" office:value-type="string" office:string-value="5856 (~41%)" calcext:value-type="string">
            <text:p>5856 (~41%)</text:p>
          </table:table-cell>
          <table:table-cell table:style-name="ce198"/>
          <table:table-cell table:style-name="ce77" table:content-validation-name="val6" office:value-type="float" office:value="264" calcext:value-type="float">
            <text:p>264</text:p>
          </table:table-cell>
          <table:table-cell table:style-name="ce199" office:value-type="string" calcext:value-type="string">
            <text:p>Mokoi Boomerang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5" calcext:value-type="float">
            <text:p>195</text:p>
          </table:table-cell>
          <table:table-cell table:style-name="ce218" table:formula="of:=[.AP197]-[.AP196]" office:value-type="float" office:value="162819" calcext:value-type="float">
            <text:p>162819</text:p>
          </table:table-cell>
          <table:table-cell table:formula="of:=FLOOR([.AN196]^3*142/100-5)" office:value-type="float" office:value="10529117" calcext:value-type="float">
            <text:p>10529117</text:p>
          </table:table-cell>
          <table:table-cell table:style-name="ce218" table:formula="of:=[.AR197]-[.AR196]" office:value-type="float" office:value="309585" calcext:value-type="float">
            <text:p>309585</text:p>
          </table:table-cell>
          <table:table-cell table:style-name="ce221" table:formula="of:=FLOOR([.AN196]^3*270/100-5)" office:value-type="float" office:value="20020157" calcext:value-type="float">
            <text:p>200201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69" calcext:value-type="float">
            <text:p>269</text:p>
          </table:table-cell>
          <table:table-cell table:style-name="ce164" office:value-type="string" calcext:value-type="string">
            <text:p>Ongyo-Ki (Boss)</text:p>
          </table:table-cell>
          <table:table-cell table:style-name="ce165" office:value-type="string" calcext:value-type="string">
            <text:p>Brute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3" calcext:value-type="float">
            <text:p>43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197:.L197])" office:value-type="float" office:value="223" calcext:value-type="float">
            <text:p>223</text:p>
          </table:table-cell>
          <table:table-cell table:style-name="ce192" table:formula="of:=CONCATENATE(COM.MICROSOFT.FLOOR([.E197]/(150/(150+[.J197]+MIN([.D197];99)));1); &quot; (~&quot;; COM.MICROSOFT.CEILING((1-(150/(150+[.J197]+MIN([.D197];99))))*100;1); &quot;%)&quot;)" office:value-type="string" office:string-value="9166 (~40%)" calcext:value-type="string">
            <text:p>9166 (~40%)</text:p>
          </table:table-cell>
          <table:table-cell table:style-name="ce195" table:formula="of:=CONCATENATE(COM.MICROSOFT.FLOOR([.E197]/(150/(150+[.I197]+MIN([.D197];99)));1); &quot; (~&quot;; COM.MICROSOFT.CEILING((1-(150/(150+[.I197]+MIN([.D197];99))))*100;1); &quot;%)&quot;)" office:value-type="string" office:string-value="9386 (~42%)" calcext:value-type="string">
            <text:p>9386 (~42%)</text:p>
          </table:table-cell>
          <table:table-cell table:style-name="ce198"/>
          <table:table-cell table:style-name="ce77" table:content-validation-name="val6" office:value-type="float" office:value="265" calcext:value-type="float">
            <text:p>265</text:p>
          </table:table-cell>
          <table:table-cell table:style-name="ce199" office:value-type="string" calcext:value-type="string">
            <text:p>Provok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6" calcext:value-type="float">
            <text:p>196</text:p>
          </table:table-cell>
          <table:table-cell table:style-name="ce218" table:formula="of:=[.AP198]-[.AP197]" office:value-type="float" office:value="164488" calcext:value-type="float">
            <text:p>164488</text:p>
          </table:table-cell>
          <table:table-cell table:formula="of:=FLOOR([.AN197]^3*142/100-5)" office:value-type="float" office:value="10691936" calcext:value-type="float">
            <text:p>10691936</text:p>
          </table:table-cell>
          <table:table-cell table:style-name="ce218" table:formula="of:=[.AR198]-[.AR197]" office:value-type="float" office:value="312760" calcext:value-type="float">
            <text:p>312760</text:p>
          </table:table-cell>
          <table:table-cell table:style-name="ce221" table:formula="of:=FLOOR([.AN197]^3*270/100-5)" office:value-type="float" office:value="20329742" calcext:value-type="float">
            <text:p>2032974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0" calcext:value-type="float">
            <text:p>270</text:p>
          </table:table-cell>
          <table:table-cell table:style-name="ce164" office:value-type="string" calcext:value-type="string">
            <text:p>Clotho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8:.L198])" office:value-type="float" office:value="291" calcext:value-type="float">
            <text:p>291</text:p>
          </table:table-cell>
          <table:table-cell table:style-name="ce192" table:formula="of:=CONCATENATE(COM.MICROSOFT.FLOOR([.E198]/(150/(150+[.J198]+MIN([.D198];99)));1); &quot; (~&quot;; COM.MICROSOFT.CEILING((1-(150/(150+[.J198]+MIN([.D198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8]/(150/(150+[.I198]+MIN([.D198];99)));1); &quot; (~&quot;; COM.MICROSOFT.CEILING((1-(150/(150+[.I198]+MIN([.D198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7" table:content-validation-name="val6" office:value-type="float" office:value="266" calcext:value-type="float">
            <text:p>266</text:p>
          </table:table-cell>
          <table:table-cell table:style-name="ce199" office:value-type="string" calcext:value-type="string">
            <text:p>Tekisatsu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40" calcext:value-type="float">
            <text:p>4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7" calcext:value-type="float">
            <text:p>197</text:p>
          </table:table-cell>
          <table:table-cell table:style-name="ce218" table:formula="of:=[.AP199]-[.AP198]" office:value-type="float" office:value="166167" calcext:value-type="float">
            <text:p>166167</text:p>
          </table:table-cell>
          <table:table-cell table:formula="of:=FLOOR([.AN198]^3*142/100-5)" office:value-type="float" office:value="10856424" calcext:value-type="float">
            <text:p>10856424</text:p>
          </table:table-cell>
          <table:table-cell table:style-name="ce218" table:formula="of:=[.AR199]-[.AR198]" office:value-type="float" office:value="315951" calcext:value-type="float">
            <text:p>315951</text:p>
          </table:table-cell>
          <table:table-cell table:style-name="ce221" table:formula="of:=FLOOR([.AN198]^3*270/100-5)" office:value-type="float" office:value="20642502" calcext:value-type="float">
            <text:p>2064250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1" calcext:value-type="float">
            <text:p>271</text:p>
          </table:table-cell>
          <table:table-cell table:style-name="ce164" office:value-type="string" calcext:value-type="string">
            <text:p>Lachesi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2200" calcext:value-type="float">
            <text:p>2200</text:p>
          </table:table-cell>
          <table:table-cell table:style-name="ce171" table:content-validation-name="val6" office:value-type="float" office:value="1200" calcext:value-type="float">
            <text:p>12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199:.L199])" office:value-type="float" office:value="292" calcext:value-type="float">
            <text:p>292</text:p>
          </table:table-cell>
          <table:table-cell table:style-name="ce192" table:formula="of:=CONCATENATE(COM.MICROSOFT.FLOOR([.E199]/(150/(150+[.J199]+MIN([.D199];99)));1); &quot; (~&quot;; COM.MICROSOFT.CEILING((1-(150/(150+[.J199]+MIN([.D199];99))))*100;1); &quot;%)&quot;)" office:value-type="string" office:string-value="3798 (~43%)" calcext:value-type="string">
            <text:p>3798 (~43%)</text:p>
          </table:table-cell>
          <table:table-cell table:style-name="ce195" table:formula="of:=CONCATENATE(COM.MICROSOFT.FLOOR([.E199]/(150/(150+[.I199]+MIN([.D199];99)));1); &quot; (~&quot;; COM.MICROSOFT.CEILING((1-(150/(150+[.I199]+MIN([.D199];99))))*100;1); &quot;%)&quot;)" office:value-type="string" office:string-value="3886 (~44%)" calcext:value-type="string">
            <text:p>3886 (~44%)</text:p>
          </table:table-cell>
          <table:table-cell table:style-name="ce198"/>
          <table:table-cell table:style-name="ce77" table:content-validation-name="val6" office:value-type="float" office:value="267" calcext:value-type="float">
            <text:p>267</text:p>
          </table:table-cell>
          <table:table-cell table:style-name="ce199" office:value-type="string" calcext:value-type="string">
            <text:p>Mishatugi Raiden</text:p>
          </table:table-cell>
          <table:table-cell table:style-name="ce201" table:content-validation-name="val7" office:value-type="string" calcext:value-type="string">
            <text:p>Elec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5" calcext:value-type="float">
            <text:p>5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8" calcext:value-type="float">
            <text:p>198</text:p>
          </table:table-cell>
          <table:table-cell table:style-name="ce218" table:formula="of:=[.AP200]-[.AP199]" office:value-type="float" office:value="167854" calcext:value-type="float">
            <text:p>167854</text:p>
          </table:table-cell>
          <table:table-cell table:formula="of:=FLOOR([.AN199]^3*142/100-5)" office:value-type="float" office:value="11022591" calcext:value-type="float">
            <text:p>11022591</text:p>
          </table:table-cell>
          <table:table-cell table:style-name="ce218" table:formula="of:=[.AR200]-[.AR199]" office:value-type="float" office:value="319159" calcext:value-type="float">
            <text:p>319159</text:p>
          </table:table-cell>
          <table:table-cell table:style-name="ce221" table:formula="of:=FLOOR([.AN199]^3*270/100-5)" office:value-type="float" office:value="20958453" calcext:value-type="float">
            <text:p>2095845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2" calcext:value-type="float">
            <text:p>272</text:p>
          </table:table-cell>
          <table:table-cell table:style-name="ce164" office:value-type="string" calcext:value-type="string">
            <text:p>Atropos 2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00:.L200])" office:value-type="float" office:value="296" calcext:value-type="float">
            <text:p>296</text:p>
          </table:table-cell>
          <table:table-cell table:style-name="ce192" table:formula="of:=CONCATENATE(COM.MICROSOFT.FLOOR([.E200]/(150/(150+[.J200]+MIN([.D200];99)));1); &quot; (~&quot;; COM.MICROSOFT.CEILING((1-(150/(150+[.J200]+MIN([.D200];99))))*100;1); &quot;%)&quot;)" office:value-type="string" office:string-value="2560 (~38%)" calcext:value-type="string">
            <text:p>2560 (~38%)</text:p>
          </table:table-cell>
          <table:table-cell table:style-name="ce195" table:formula="of:=CONCATENATE(COM.MICROSOFT.FLOOR([.E200]/(150/(150+[.I200]+MIN([.D200];99)));1); &quot; (~&quot;; COM.MICROSOFT.CEILING((1-(150/(150+[.I200]+MIN([.D200];99))))*100;1); &quot;%)&quot;)" office:value-type="string" office:string-value="2773 (~43%)" calcext:value-type="string">
            <text:p>2773 (~43%)</text:p>
          </table:table-cell>
          <table:table-cell table:style-name="ce198"/>
          <table:table-cell table:style-name="ce77" table:content-validation-name="val6" office:value-type="float" office:value="268" calcext:value-type="float">
            <text:p>268</text:p>
          </table:table-cell>
          <table:table-cell table:style-name="ce199" office:value-type="string" calcext:value-type="string">
            <text:p>Hitokoto Storm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65" calcext:value-type="float">
            <text:p>65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83" calcext:value-type="float">
            <text:p>18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199" calcext:value-type="float">
            <text:p>199</text:p>
          </table:table-cell>
          <table:table-cell table:style-name="ce218" table:formula="of:=[.AP201]-[.AP200]" office:value-type="float" office:value="169550" calcext:value-type="float">
            <text:p>169550</text:p>
          </table:table-cell>
          <table:table-cell table:formula="of:=FLOOR([.AN200]^3*142/100-5)" office:value-type="float" office:value="11190445" calcext:value-type="float">
            <text:p>11190445</text:p>
          </table:table-cell>
          <table:table-cell table:style-name="ce218" table:formula="of:=[.AR201]-[.AR200]" office:value-type="float" office:value="322383" calcext:value-type="float">
            <text:p>322383</text:p>
          </table:table-cell>
          <table:table-cell table:style-name="ce221" table:formula="of:=FLOOR([.AN200]^3*270/100-5)" office:value-type="float" office:value="21277612" calcext:value-type="float">
            <text:p>2127761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3" calcext:value-type="float">
            <text:p>273</text:p>
          </table:table-cell>
          <table:table-cell table:style-name="ce164" office:value-type="string" calcext:value-type="string">
            <text:p>Specter 2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980" calcext:value-type="float">
            <text:p>98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30" calcext:value-type="float">
            <text:p>3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01:.L201])" office:value-type="float" office:value="182" calcext:value-type="float">
            <text:p>182</text:p>
          </table:table-cell>
          <table:table-cell table:style-name="ce192" table:formula="of:=CONCATENATE(COM.MICROSOFT.FLOOR([.E201]/(150/(150+[.J201]+MIN([.D201];99)));1); &quot; (~&quot;; COM.MICROSOFT.CEILING((1-(150/(150+[.J201]+MIN([.D201];99))))*100;1); &quot;%)&quot;)" office:value-type="string" office:string-value="1502 (~35%)" calcext:value-type="string">
            <text:p>1502 (~35%)</text:p>
          </table:table-cell>
          <table:table-cell table:style-name="ce195" table:formula="of:=CONCATENATE(COM.MICROSOFT.FLOOR([.E201]/(150/(150+[.I201]+MIN([.D201];99)));1); &quot; (~&quot;; COM.MICROSOFT.CEILING((1-(150/(150+[.I201]+MIN([.D201];99))))*100;1); &quot;%)&quot;)" office:value-type="string" office:string-value="1476 (~34%)" calcext:value-type="string">
            <text:p>1476 (~34%)</text:p>
          </table:table-cell>
          <table:table-cell table:style-name="ce198"/>
          <table:table-cell table:style-name="ce77" table:content-validation-name="val6" office:value-type="float" office:value="269" calcext:value-type="float">
            <text:p>269</text:p>
          </table:table-cell>
          <table:table-cell table:style-name="ce199" office:value-type="string" calcext:value-type="string">
            <text:p>Jiraiya Danc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4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90" calcext:value-type="float">
            <text:p>9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53" calcext:value-type="float">
            <text:p>253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0" calcext:value-type="float">
            <text:p>200</text:p>
          </table:table-cell>
          <table:table-cell table:style-name="ce218" table:formula="of:=[.AP202]-[.AP201]" office:value-type="float" office:value="171253" calcext:value-type="float">
            <text:p>171253</text:p>
          </table:table-cell>
          <table:table-cell table:formula="of:=FLOOR([.AN201]^3*142/100-5)" office:value-type="float" office:value="11359995" calcext:value-type="float">
            <text:p>11359995</text:p>
          </table:table-cell>
          <table:table-cell table:style-name="ce218" table:formula="of:=[.AR202]-[.AR201]" office:value-type="float" office:value="325622" calcext:value-type="float">
            <text:p>325622</text:p>
          </table:table-cell>
          <table:table-cell table:style-name="ce221" table:formula="of:=FLOOR([.AN201]^3*270/100-5)" office:value-type="float" office:value="21599995" calcext:value-type="float">
            <text:p>215999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4" calcext:value-type="float">
            <text:p>274</text:p>
          </table:table-cell>
          <table:table-cell table:style-name="ce164" office:value-type="string" calcext:value-type="string">
            <text:p>Girimekhal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16" calcext:value-type="float">
            <text:p>16</text:p>
          </table:table-cell>
          <table:table-cell table:style-name="ce165" table:formula="of:=SUM([.G202:.L202])" office:value-type="float" office:value="311" calcext:value-type="float">
            <text:p>311</text:p>
          </table:table-cell>
          <table:table-cell table:style-name="ce192" table:formula="of:=CONCATENATE(COM.MICROSOFT.FLOOR([.E202]/(150/(150+[.J202]+MIN([.D202];99)));1); &quot; (~&quot;; COM.MICROSOFT.CEILING((1-(150/(150+[.J202]+MIN([.D202];99))))*100;1); &quot;%)&quot;)" office:value-type="string" office:string-value="8266 (~52%)" calcext:value-type="string">
            <text:p>8266 (~52%)</text:p>
          </table:table-cell>
          <table:table-cell table:style-name="ce195" table:formula="of:=CONCATENATE(COM.MICROSOFT.FLOOR([.E202]/(150/(150+[.I202]+MIN([.D202];99)));1); &quot; (~&quot;; COM.MICROSOFT.CEILING((1-(150/(150+[.I202]+MIN([.D202];99))))*100;1); &quot;%)&quot;)" office:value-type="string" office:string-value="7733 (~49%)" calcext:value-type="string">
            <text:p>7733 (~49%)</text:p>
          </table:table-cell>
          <table:table-cell table:style-name="ce198"/>
          <table:table-cell table:style-name="ce77" table:content-validation-name="val6" office:value-type="float" office:value="271" calcext:value-type="float">
            <text:p>271</text:p>
          </table:table-cell>
          <table:table-cell table:style-name="ce199" office:value-type="string" calcext:value-type="string">
            <text:p>Evil Gleam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1" calcext:value-type="float">
            <text:p>201</text:p>
          </table:table-cell>
          <table:table-cell table:style-name="ce218" table:formula="of:=[.AP203]-[.AP202]" office:value-type="float" office:value="172966" calcext:value-type="float">
            <text:p>172966</text:p>
          </table:table-cell>
          <table:table-cell table:formula="of:=FLOOR([.AN202]^3*142/100-5)" office:value-type="float" office:value="11531248" calcext:value-type="float">
            <text:p>11531248</text:p>
          </table:table-cell>
          <table:table-cell table:style-name="ce218" table:formula="of:=[.AR203]-[.AR202]" office:value-type="float" office:value="328879" calcext:value-type="float">
            <text:p>328879</text:p>
          </table:table-cell>
          <table:table-cell table:style-name="ce221" table:formula="of:=FLOOR([.AN202]^3*270/100-5)" office:value-type="float" office:value="21925617" calcext:value-type="float">
            <text:p>2192561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5" calcext:value-type="float">
            <text:p>275</text:p>
          </table:table-cell>
          <table:table-cell table:style-name="ce164" office:value-type="string" calcext:value-type="string">
            <text:p>Specter 3 (Boss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700" calcext:value-type="float">
            <text:p>7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5" calcext:value-type="float">
            <text:p>25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3:.L203])" office:value-type="float" office:value="109" calcext:value-type="float">
            <text:p>109</text:p>
          </table:table-cell>
          <table:table-cell table:style-name="ce192" table:formula="of:=CONCATENATE(COM.MICROSOFT.FLOOR([.E203]/(150/(150+[.J203]+MIN([.D203];99)));1); &quot; (~&quot;; COM.MICROSOFT.CEILING((1-(150/(150+[.J203]+MIN([.D203];99))))*100;1); &quot;%)&quot;)" office:value-type="string" office:string-value="980 (~29%)" calcext:value-type="string">
            <text:p>980 (~29%)</text:p>
          </table:table-cell>
          <table:table-cell table:style-name="ce195" table:formula="of:=CONCATENATE(COM.MICROSOFT.FLOOR([.E203]/(150/(150+[.I203]+MIN([.D203];99)));1); &quot; (~&quot;; COM.MICROSOFT.CEILING((1-(150/(150+[.I203]+MIN([.D203];99))))*100;1); &quot;%)&quot;)" office:value-type="string" office:string-value="980 (~29%)" calcext:value-type="string">
            <text:p>980 (~29%)</text:p>
          </table:table-cell>
          <table:table-cell table:style-name="ce198"/>
          <table:table-cell table:style-name="ce77" table:content-validation-name="val6" office:value-type="float" office:value="272" calcext:value-type="float">
            <text:p>272</text:p>
          </table:table-cell>
          <table:table-cell table:style-name="ce199" office:value-type="string" calcext:value-type="string">
            <text:p>Root of Evil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2" calcext:value-type="float">
            <text:p>202</text:p>
          </table:table-cell>
          <table:table-cell table:style-name="ce218" table:formula="of:=[.AP204]-[.AP203]" office:value-type="float" office:value="174687" calcext:value-type="float">
            <text:p>174687</text:p>
          </table:table-cell>
          <table:table-cell table:formula="of:=FLOOR([.AN203]^3*142/100-5)" office:value-type="float" office:value="11704214" calcext:value-type="float">
            <text:p>11704214</text:p>
          </table:table-cell>
          <table:table-cell table:style-name="ce218" table:formula="of:=[.AR204]-[.AR203]" office:value-type="float" office:value="332151" calcext:value-type="float">
            <text:p>332151</text:p>
          </table:table-cell>
          <table:table-cell table:style-name="ce221" table:formula="of:=FLOOR([.AN203]^3*270/100-5)" office:value-type="float" office:value="22254496" calcext:value-type="float">
            <text:p>2225449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6" calcext:value-type="float">
            <text:p>276</text:p>
          </table:table-cell>
          <table:table-cell table:style-name="ce164" office:value-type="string" calcext:value-type="string">
            <text:p>Aciel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76" calcext:value-type="float">
            <text:p>7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4:.L204])" office:value-type="float" office:value="271" calcext:value-type="float">
            <text:p>271</text:p>
          </table:table-cell>
          <table:table-cell table:style-name="ce192" table:formula="of:=CONCATENATE(COM.MICROSOFT.FLOOR([.E204]/(150/(150+[.J204]+MIN([.D204];99)));1); &quot; (~&quot;; COM.MICROSOFT.CEILING((1-(150/(150+[.J204]+MIN([.D204];99))))*100;1); &quot;%)&quot;)" office:value-type="string" office:string-value="13866 (~43%)" calcext:value-type="string">
            <text:p>13866 (~43%)</text:p>
          </table:table-cell>
          <table:table-cell table:style-name="ce195" table:formula="of:=CONCATENATE(COM.MICROSOFT.FLOOR([.E204]/(150/(150+[.I204]+MIN([.D204];99)));1); &quot; (~&quot;; COM.MICROSOFT.CEILING((1-(150/(150+[.I204]+MIN([.D204];99))))*100;1); &quot;%)&quot;)" office:value-type="string" office:string-value="15786 (~50%)" calcext:value-type="string">
            <text:p>15786 (~50%)</text:p>
          </table:table-cell>
          <table:table-cell table:style-name="ce198"/>
          <table:table-cell table:style-name="ce77" table:content-validation-name="val6" office:value-type="float" office:value="273" calcext:value-type="float">
            <text:p>273</text:p>
          </table:table-cell>
          <table:table-cell table:style-name="ce199" office:value-type="string" calcext:value-type="string">
            <text:p>High King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00" calcext:value-type="float">
            <text:p>20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700" calcext:value-type="float">
            <text:p>7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3" calcext:value-type="float">
            <text:p>203</text:p>
          </table:table-cell>
          <table:table-cell table:style-name="ce218" table:formula="of:=[.AP205]-[.AP204]" office:value-type="float" office:value="176416" calcext:value-type="float">
            <text:p>176416</text:p>
          </table:table-cell>
          <table:table-cell table:formula="of:=FLOOR([.AN204]^3*142/100-5)" office:value-type="float" office:value="11878901" calcext:value-type="float">
            <text:p>11878901</text:p>
          </table:table-cell>
          <table:table-cell table:style-name="ce218" table:formula="of:=[.AR205]-[.AR204]" office:value-type="float" office:value="335440" calcext:value-type="float">
            <text:p>335440</text:p>
          </table:table-cell>
          <table:table-cell table:style-name="ce221" table:formula="of:=FLOOR([.AN204]^3*270/100-5)" office:value-type="float" office:value="22586647" calcext:value-type="float">
            <text:p>2258664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7" calcext:value-type="float">
            <text:p>277</text:p>
          </table:table-cell>
          <table:table-cell table:style-name="ce164" office:value-type="string" calcext:value-type="string">
            <text:p>Skadi (Boss)</text:p>
          </table:table-cell>
          <table:table-cell table:style-name="ce165" office:value-type="string" calcext:value-type="string">
            <text:p>Lady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32" calcext:value-type="float">
            <text:p>32</text:p>
          </table:table-cell>
          <table:table-cell table:style-name="ce180" office:value-type="float" office:value="40" calcext:value-type="float">
            <text:p>4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05:.L205])" office:value-type="float" office:value="272" calcext:value-type="float">
            <text:p>272</text:p>
          </table:table-cell>
          <table:table-cell table:style-name="ce192" table:formula="of:=CONCATENATE(COM.MICROSOFT.FLOOR([.E205]/(150/(150+[.J205]+MIN([.D205];99)));1); &quot; (~&quot;; COM.MICROSOFT.CEILING((1-(150/(150+[.J205]+MIN([.D205];99))))*100;1); &quot;%)&quot;)" office:value-type="string" office:string-value="7333 (~46%)" calcext:value-type="string">
            <text:p>7333 (~46%)</text:p>
          </table:table-cell>
          <table:table-cell table:style-name="ce195" table:formula="of:=CONCATENATE(COM.MICROSOFT.FLOOR([.E205]/(150/(150+[.I205]+MIN([.D205];99)));1); &quot; (~&quot;; COM.MICROSOFT.CEILING((1-(150/(150+[.I205]+MIN([.D205];99))))*100;1); &quot;%)&quot;)" office:value-type="string" office:string-value="7066 (~44%)" calcext:value-type="string">
            <text:p>7066 (~44%)</text:p>
          </table:table-cell>
          <table:table-cell table:style-name="ce198"/>
          <table:table-cell table:style-name="ce77" table:content-validation-name="val6" office:value-type="float" office:value="274" calcext:value-type="float">
            <text:p>274</text:p>
          </table:table-cell>
          <table:table-cell table:style-name="ce199" office:value-type="string" calcext:value-type="string">
            <text:p>Raptor Guardian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4" calcext:value-type="float">
            <text:p>204</text:p>
          </table:table-cell>
          <table:table-cell table:style-name="ce218" table:formula="of:=[.AP206]-[.AP205]" office:value-type="float" office:value="178155" calcext:value-type="float">
            <text:p>178155</text:p>
          </table:table-cell>
          <table:table-cell table:formula="of:=FLOOR([.AN205]^3*142/100-5)" office:value-type="float" office:value="12055317" calcext:value-type="float">
            <text:p>12055317</text:p>
          </table:table-cell>
          <table:table-cell table:style-name="ce218" table:formula="of:=[.AR206]-[.AR205]" office:value-type="float" office:value="338745" calcext:value-type="float">
            <text:p>338745</text:p>
          </table:table-cell>
          <table:table-cell table:style-name="ce221" table:formula="of:=FLOOR([.AN205]^3*270/100-5)" office:value-type="float" office:value="22922087" calcext:value-type="float">
            <text:p>2292208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8" calcext:value-type="float">
            <text:p>278</text:p>
          </table:table-cell>
          <table:table-cell table:style-name="ce164" office:value-type="string" calcext:value-type="string">
            <text:p>Albion (Boss)</text:p>
          </table:table-cell>
          <table:table-cell table:style-name="ce165" office:value-type="string" calcext:value-type="string">
            <text:p>Entity</text:p>
          </table:table-cell>
          <table:table-cell table:style-name="ce165" office:value-type="float" office:value="40" calcext:value-type="float">
            <text:p>40</text:p>
          </table:table-cell>
          <table:table-cell table:style-name="ce168" table:content-validation-name="val6" office:value-type="float" office:value="2700" calcext:value-type="float">
            <text:p>27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6:.L206])" office:value-type="float" office:value="172" calcext:value-type="float">
            <text:p>172</text:p>
          </table:table-cell>
          <table:table-cell table:style-name="ce192" table:formula="of:=CONCATENATE(COM.MICROSOFT.FLOOR([.E206]/(150/(150+[.J206]+MIN([.D206];99)));1); &quot; (~&quot;; COM.MICROSOFT.CEILING((1-(150/(150+[.J206]+MIN([.D206];99))))*100;1); &quot;%)&quot;)" office:value-type="string" office:string-value="4140 (~35%)" calcext:value-type="string">
            <text:p>4140 (~35%)</text:p>
          </table:table-cell>
          <table:table-cell table:style-name="ce195" table:formula="of:=CONCATENATE(COM.MICROSOFT.FLOOR([.E206]/(150/(150+[.I206]+MIN([.D206];99)));1); &quot; (~&quot;; COM.MICROSOFT.CEILING((1-(150/(150+[.I206]+MIN([.D206];99))))*100;1); &quot;%)&quot;)" office:value-type="string" office:string-value="4248 (~37%)" calcext:value-type="string">
            <text:p>4248 (~37%)</text:p>
          </table:table-cell>
          <table:table-cell table:style-name="ce198"/>
          <table:table-cell table:style-name="ce77" table:content-validation-name="val6" office:value-type="float" office:value="275" calcext:value-type="float">
            <text:p>275</text:p>
          </table:table-cell>
          <table:table-cell table:style-name="ce199" office:value-type="string" calcext:value-type="string">
            <text:p>Andalucia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6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165" office:value-type="float" office:value="32" calcext:value-type="float">
            <text:p>32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5" calcext:value-type="float">
            <text:p>205</text:p>
          </table:table-cell>
          <table:table-cell table:style-name="ce218" table:formula="of:=[.AP207]-[.AP206]" office:value-type="float" office:value="179901" calcext:value-type="float">
            <text:p>179901</text:p>
          </table:table-cell>
          <table:table-cell table:formula="of:=FLOOR([.AN206]^3*142/100-5)" office:value-type="float" office:value="12233472" calcext:value-type="float">
            <text:p>12233472</text:p>
          </table:table-cell>
          <table:table-cell table:style-name="ce218" table:formula="of:=[.AR207]-[.AR206]" office:value-type="float" office:value="342066" calcext:value-type="float">
            <text:p>342066</text:p>
          </table:table-cell>
          <table:table-cell table:style-name="ce221" table:formula="of:=FLOOR([.AN206]^3*270/100-5)" office:value-type="float" office:value="23260832" calcext:value-type="float">
            <text:p>2326083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79" calcext:value-type="float">
            <text:p>279</text:p>
          </table:table-cell>
          <table:table-cell table:style-name="ce164" office:value-type="string" calcext:value-type="string">
            <text:p>Urthona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7:.L207])" office:value-type="float" office:value="140" calcext:value-type="float">
            <text:p>140</text:p>
          </table:table-cell>
          <table:table-cell table:style-name="ce192" table:formula="of:=CONCATENATE(COM.MICROSOFT.FLOOR([.E207]/(150/(150+[.J207]+MIN([.D207];99)));1); &quot; (~&quot;; COM.MICROSOFT.CEILING((1-(150/(150+[.J207]+MIN([.D207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7]/(150/(150+[.I207]+MIN([.D207];99)));1); &quot; (~&quot;; COM.MICROSOFT.CEILING((1-(150/(150+[.I207]+MIN([.D207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7" table:content-validation-name="val6" office:value-type="float" office:value="276" calcext:value-type="float">
            <text:p>276</text:p>
          </table:table-cell>
          <table:table-cell table:style-name="ce199" office:value-type="string" calcext:value-type="string">
            <text:p>Red Capote</text:p>
          </table:table-cell>
          <table:table-cell table:style-name="ce201" table:content-validation-name="val7" office:value-type="string" calcext:value-type="string">
            <text:p>Utili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2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6" calcext:value-type="float">
            <text:p>206</text:p>
          </table:table-cell>
          <table:table-cell table:style-name="ce218" table:formula="of:=[.AP208]-[.AP207]" office:value-type="float" office:value="181657" calcext:value-type="float">
            <text:p>181657</text:p>
          </table:table-cell>
          <table:table-cell table:formula="of:=FLOOR([.AN207]^3*142/100-5)" office:value-type="float" office:value="12413373" calcext:value-type="float">
            <text:p>12413373</text:p>
          </table:table-cell>
          <table:table-cell table:style-name="ce218" table:formula="of:=[.AR208]-[.AR207]" office:value-type="float" office:value="345403" calcext:value-type="float">
            <text:p>345403</text:p>
          </table:table-cell>
          <table:table-cell table:style-name="ce221" table:formula="of:=FLOOR([.AN207]^3*270/100-5)" office:value-type="float" office:value="23602898" calcext:value-type="float">
            <text:p>2360289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0" calcext:value-type="float">
            <text:p>280</text:p>
          </table:table-cell>
          <table:table-cell table:style-name="ce164" office:value-type="string" calcext:value-type="string">
            <text:p>Urizen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8:.L208])" office:value-type="float" office:value="140" calcext:value-type="float">
            <text:p>140</text:p>
          </table:table-cell>
          <table:table-cell table:style-name="ce192" table:formula="of:=CONCATENATE(COM.MICROSOFT.FLOOR([.E208]/(150/(150+[.J208]+MIN([.D208];99)));1); &quot; (~&quot;; COM.MICROSOFT.CEILING((1-(150/(150+[.J208]+MIN([.D208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8]/(150/(150+[.I208]+MIN([.D208];99)));1); &quot; (~&quot;; COM.MICROSOFT.CEILING((1-(150/(150+[.I208]+MIN([.D208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7" table:content-validation-name="val6" office:value-type="float" office:value="277" calcext:value-type="float">
            <text:p>277</text:p>
          </table:table-cell>
          <table:table-cell table:style-name="ce199" office:value-type="string" calcext:value-type="string">
            <text:p>Startle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7" calcext:value-type="float">
            <text:p>207</text:p>
          </table:table-cell>
          <table:table-cell table:style-name="ce218" table:formula="of:=[.AP209]-[.AP208]" office:value-type="float" office:value="183420" calcext:value-type="float">
            <text:p>183420</text:p>
          </table:table-cell>
          <table:table-cell table:formula="of:=FLOOR([.AN208]^3*142/100-5)" office:value-type="float" office:value="12595030" calcext:value-type="float">
            <text:p>12595030</text:p>
          </table:table-cell>
          <table:table-cell table:style-name="ce218" table:formula="of:=[.AR209]-[.AR208]" office:value-type="float" office:value="348756" calcext:value-type="float">
            <text:p>348756</text:p>
          </table:table-cell>
          <table:table-cell table:style-name="ce221" table:formula="of:=FLOOR([.AN208]^3*270/100-5)" office:value-type="float" office:value="23948301" calcext:value-type="float">
            <text:p>2394830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1" calcext:value-type="float">
            <text:p>281</text:p>
          </table:table-cell>
          <table:table-cell table:style-name="ce164" office:value-type="string" calcext:value-type="string">
            <text:p>Luvah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09:.L209])" office:value-type="float" office:value="140" calcext:value-type="float">
            <text:p>140</text:p>
          </table:table-cell>
          <table:table-cell table:style-name="ce192" table:formula="of:=CONCATENATE(COM.MICROSOFT.FLOOR([.E209]/(150/(150+[.J209]+MIN([.D209];99)));1); &quot; (~&quot;; COM.MICROSOFT.CEILING((1-(150/(150+[.J209]+MIN([.D209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09]/(150/(150+[.I209]+MIN([.D209];99)));1); &quot; (~&quot;; COM.MICROSOFT.CEILING((1-(150/(150+[.I209]+MIN([.D209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7" table:content-validation-name="val6" office:value-type="float" office:value="278" calcext:value-type="float">
            <text:p>278</text:p>
          </table:table-cell>
          <table:table-cell table:style-name="ce199" office:value-type="string" calcext:value-type="string">
            <text:p>Preach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20" calcext:value-type="float">
            <text:p>2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8" calcext:value-type="float">
            <text:p>208</text:p>
          </table:table-cell>
          <table:table-cell table:style-name="ce218" table:formula="of:=[.AP210]-[.AP209]" office:value-type="float" office:value="185192" calcext:value-type="float">
            <text:p>185192</text:p>
          </table:table-cell>
          <table:table-cell table:formula="of:=FLOOR([.AN209]^3*142/100-5)" office:value-type="float" office:value="12778450" calcext:value-type="float">
            <text:p>12778450</text:p>
          </table:table-cell>
          <table:table-cell table:style-name="ce218" table:formula="of:=[.AR210]-[.AR209]" office:value-type="float" office:value="352126" calcext:value-type="float">
            <text:p>352126</text:p>
          </table:table-cell>
          <table:table-cell table:style-name="ce221" table:formula="of:=FLOOR([.AN209]^3*270/100-5)" office:value-type="float" office:value="24297057" calcext:value-type="float">
            <text:p>242970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2" calcext:value-type="float">
            <text:p>282</text:p>
          </table:table-cell>
          <table:table-cell table:style-name="ce164" office:value-type="string" calcext:value-type="string">
            <text:p>Tharmus (Boss)</text:p>
          </table:table-cell>
          <table:table-cell table:style-name="ce165" office:value-type="string" calcext:value-type="string">
            <text:p>Zoa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300" calcext:value-type="float">
            <text:p>13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22" calcext:value-type="float">
            <text:p>22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10:.L210])" office:value-type="float" office:value="140" calcext:value-type="float">
            <text:p>140</text:p>
          </table:table-cell>
          <table:table-cell table:style-name="ce192" table:formula="of:=CONCATENATE(COM.MICROSOFT.FLOOR([.E210]/(150/(150+[.J210]+MIN([.D210];99)));1); &quot; (~&quot;; COM.MICROSOFT.CEILING((1-(150/(150+[.J210]+MIN([.D210];99))))*100;1); &quot;%)&quot;)" office:value-type="string" office:string-value="1906 (~32%)" calcext:value-type="string">
            <text:p>1906 (~32%)</text:p>
          </table:table-cell>
          <table:table-cell table:style-name="ce195" table:formula="of:=CONCATENATE(COM.MICROSOFT.FLOOR([.E210]/(150/(150+[.I210]+MIN([.D210];99)));1); &quot; (~&quot;; COM.MICROSOFT.CEILING((1-(150/(150+[.I210]+MIN([.D210];99))))*100;1); &quot;%)&quot;)" office:value-type="string" office:string-value="1733 (~25%)" calcext:value-type="string">
            <text:p>1733 (~25%)</text:p>
          </table:table-cell>
          <table:table-cell table:style-name="ce198"/>
          <table:table-cell table:style-name="ce77" table:content-validation-name="val6" office:value-type="float" office:value="279" calcext:value-type="float">
            <text:p>279</text:p>
          </table:table-cell>
          <table:table-cell table:style-name="ce199" office:value-type="string" calcext:value-type="string">
            <text:p>Meditation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165" office:value-type="float" office:value="60" calcext:value-type="float">
            <text:p>6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09" calcext:value-type="float">
            <text:p>209</text:p>
          </table:table-cell>
          <table:table-cell table:style-name="ce218" table:formula="of:=[.AP211]-[.AP210]" office:value-type="float" office:value="186973" calcext:value-type="float">
            <text:p>186973</text:p>
          </table:table-cell>
          <table:table-cell table:formula="of:=FLOOR([.AN210]^3*142/100-5)" office:value-type="float" office:value="12963642" calcext:value-type="float">
            <text:p>12963642</text:p>
          </table:table-cell>
          <table:table-cell table:style-name="ce218" table:formula="of:=[.AR211]-[.AR210]" office:value-type="float" office:value="355512" calcext:value-type="float">
            <text:p>355512</text:p>
          </table:table-cell>
          <table:table-cell table:style-name="ce221" table:formula="of:=FLOOR([.AN210]^3*270/100-5)" office:value-type="float" office:value="24649183" calcext:value-type="float">
            <text:p>2464918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3" calcext:value-type="float">
            <text:p>283</text:p>
          </table:table-cell>
          <table:table-cell table:style-name="ce164" office:value-type="string" calcext:value-type="string">
            <text:p>Futomim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57" calcext:value-type="float">
            <text:p>57</text:p>
          </table:table-cell>
          <table:table-cell table:style-name="ce168" table:content-validation-name="val6" office:value-type="float" office:value="5500" calcext:value-type="float">
            <text:p>55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15" calcext:value-type="float">
            <text:p>15</text:p>
          </table:table-cell>
          <table:table-cell table:style-name="ce180" office:value-type="float" office:value="8" calcext:value-type="float">
            <text:p>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11:.L211])" office:value-type="float" office:value="167" calcext:value-type="float">
            <text:p>167</text:p>
          </table:table-cell>
          <table:table-cell table:style-name="ce192" table:formula="of:=CONCATENATE(COM.MICROSOFT.FLOOR([.E211]/(150/(150+[.J211]+MIN([.D211];99)));1); &quot; (~&quot;; COM.MICROSOFT.CEILING((1-(150/(150+[.J211]+MIN([.D211];99))))*100;1); &quot;%)&quot;)" office:value-type="string" office:string-value="9056 (~40%)" calcext:value-type="string">
            <text:p>9056 (~40%)</text:p>
          </table:table-cell>
          <table:table-cell table:style-name="ce195" table:formula="of:=CONCATENATE(COM.MICROSOFT.FLOOR([.E211]/(150/(150+[.I211]+MIN([.D211];99)));1); &quot; (~&quot;; COM.MICROSOFT.CEILING((1-(150/(150+[.I211]+MIN([.D211];99))))*100;1); &quot;%)&quot;)" office:value-type="string" office:string-value="7883 (~31%)" calcext:value-type="string">
            <text:p>7883 (~31%)</text:p>
          </table:table-cell>
          <table:table-cell table:style-name="ce198"/>
          <table:table-cell table:style-name="ce77" table:content-validation-name="val6" office:value-type="float" office:value="280" calcext:value-type="float">
            <text:p>280</text:p>
          </table:table-cell>
          <table:table-cell table:style-name="ce199" office:value-type="string" calcext:value-type="string">
            <text:p>Terrorblade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0% HP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00" calcext:value-type="float">
            <text:p>10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3" calcext:value-type="float">
            <text:p>3</text:p>
          </table:table-cell>
          <table:table-cell table:style-name="ce165" office:value-type="float" office:value="30" calcext:value-type="float">
            <text:p>3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0" calcext:value-type="float">
            <text:p>210</text:p>
          </table:table-cell>
          <table:table-cell table:style-name="ce218" table:formula="of:=[.AP212]-[.AP211]" office:value-type="float" office:value="188762" calcext:value-type="float">
            <text:p>188762</text:p>
          </table:table-cell>
          <table:table-cell table:formula="of:=FLOOR([.AN211]^3*142/100-5)" office:value-type="float" office:value="13150615" calcext:value-type="float">
            <text:p>13150615</text:p>
          </table:table-cell>
          <table:table-cell table:style-name="ce218" table:formula="of:=[.AR212]-[.AR211]" office:value-type="float" office:value="358913" calcext:value-type="float">
            <text:p>358913</text:p>
          </table:table-cell>
          <table:table-cell table:style-name="ce221" table:formula="of:=FLOOR([.AN211]^3*270/100-5)" office:value-type="float" office:value="25004695" calcext:value-type="float">
            <text:p>250046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4" calcext:value-type="float">
            <text:p>284</text:p>
          </table:table-cell>
          <table:table-cell table:style-name="ce164" office:value-type="string" calcext:value-type="string">
            <text:p>Gab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2:.L212])" office:value-type="float" office:value="220" calcext:value-type="float">
            <text:p>220</text:p>
          </table:table-cell>
          <table:table-cell table:style-name="ce192" table:formula="of:=CONCATENATE(COM.MICROSOFT.FLOOR([.E212]/(150/(150+[.J212]+MIN([.D212];99)));1); &quot; (~&quot;; COM.MICROSOFT.CEILING((1-(150/(150+[.J212]+MIN([.D212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2]/(150/(150+[.I212]+MIN([.D212];99)));1); &quot; (~&quot;; COM.MICROSOFT.CEILING((1-(150/(150+[.I212]+MIN([.D21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77" table:content-validation-name="val6" office:value-type="float" office:value="281" calcext:value-type="float">
            <text:p>281</text:p>
          </table:table-cell>
          <table:table-cell table:style-name="ce199" office:value-type="string" calcext:value-type="string">
            <text:p>Hell Spin</text:p>
          </table:table-cell>
          <table:table-cell table:style-name="ce201" table:content-validation-name="val7" office:value-type="string" calcext:value-type="string">
            <text:p>Phys</text:p>
          </table:table-cell>
          <table:table-cell table:style-name="ce77" table:content-validation-name="val8" office:value-type="string" calcext:value-type="string">
            <text:p>Str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5% H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165" office:value-type="float" office:value="31" calcext:value-type="float">
            <text:p>31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1" calcext:value-type="float">
            <text:p>211</text:p>
          </table:table-cell>
          <table:table-cell table:style-name="ce218" table:formula="of:=[.AP213]-[.AP212]" office:value-type="float" office:value="190559" calcext:value-type="float">
            <text:p>190559</text:p>
          </table:table-cell>
          <table:table-cell table:formula="of:=FLOOR([.AN212]^3*142/100-5)" office:value-type="float" office:value="13339377" calcext:value-type="float">
            <text:p>13339377</text:p>
          </table:table-cell>
          <table:table-cell table:style-name="ce218" table:formula="of:=[.AR213]-[.AR212]" office:value-type="float" office:value="362332" calcext:value-type="float">
            <text:p>362332</text:p>
          </table:table-cell>
          <table:table-cell table:style-name="ce221" table:formula="of:=FLOOR([.AN212]^3*270/100-5)" office:value-type="float" office:value="25363608" calcext:value-type="float">
            <text:p>2536360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5" calcext:value-type="float">
            <text:p>285</text:p>
          </table:table-cell>
          <table:table-cell table:style-name="ce164" office:value-type="string" calcext:value-type="string">
            <text:p>Rapha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73" calcext:value-type="float">
            <text:p>73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42" calcext:value-type="float">
            <text:p>42</text:p>
          </table:table-cell>
          <table:table-cell table:style-name="ce165" table:formula="of:=SUM([.G213:.L213])" office:value-type="float" office:value="266" calcext:value-type="float">
            <text:p>266</text:p>
          </table:table-cell>
          <table:table-cell table:style-name="ce192" table:formula="of:=CONCATENATE(COM.MICROSOFT.FLOOR([.E213]/(150/(150+[.J213]+MIN([.D213];99)));1); &quot; (~&quot;; COM.MICROSOFT.CEILING((1-(150/(150+[.J213]+MIN([.D213];99))))*100;1); &quot;%)&quot;)" office:value-type="string" office:string-value="5260 (~43%)" calcext:value-type="string">
            <text:p>5260 (~43%)</text:p>
          </table:table-cell>
          <table:table-cell table:style-name="ce195" table:formula="of:=CONCATENATE(COM.MICROSOFT.FLOOR([.E213]/(150/(150+[.I213]+MIN([.D213];99)));1); &quot; (~&quot;; COM.MICROSOFT.CEILING((1-(150/(150+[.I213]+MIN([.D213];99))))*100;1); &quot;%)&quot;)" office:value-type="string" office:string-value="5460 (~46%)" calcext:value-type="string">
            <text:p>5460 (~46%)</text:p>
          </table:table-cell>
          <table:table-cell table:style-name="ce198"/>
          <table:table-cell table:style-name="ce77" table:content-validation-name="val6" office:value-type="float" office:value="282" calcext:value-type="float">
            <text:p>282</text:p>
          </table:table-cell>
          <table:table-cell table:style-name="ce199" office:value-type="string" calcext:value-type="string">
            <text:p>Hell Exhaust</text:p>
          </table:table-cell>
          <table:table-cell table:style-name="ce201" table:content-validation-name="val7" office:value-type="string" calcext:value-type="string">
            <text:p>Forc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40" calcext:value-type="float">
            <text:p>4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12" calcext:value-type="float">
            <text:p>112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2" calcext:value-type="float">
            <text:p>212</text:p>
          </table:table-cell>
          <table:table-cell table:style-name="ce218" table:formula="of:=[.AP214]-[.AP213]" office:value-type="float" office:value="192366" calcext:value-type="float">
            <text:p>192366</text:p>
          </table:table-cell>
          <table:table-cell table:formula="of:=FLOOR([.AN213]^3*142/100-5)" office:value-type="float" office:value="13529936" calcext:value-type="float">
            <text:p>13529936</text:p>
          </table:table-cell>
          <table:table-cell table:style-name="ce218" table:formula="of:=[.AR214]-[.AR213]" office:value-type="float" office:value="365766" calcext:value-type="float">
            <text:p>365766</text:p>
          </table:table-cell>
          <table:table-cell table:style-name="ce221" table:formula="of:=FLOOR([.AN213]^3*270/100-5)" office:value-type="float" office:value="25725940" calcext:value-type="float">
            <text:p>2572594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6" calcext:value-type="float">
            <text:p>286</text:p>
          </table:table-cell>
          <table:table-cell table:style-name="ce164" office:value-type="string" calcext:value-type="string">
            <text:p>Uriel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2" calcext:value-type="float">
            <text:p>32</text:p>
          </table:table-cell>
          <table:table-cell table:style-name="ce189" office:value-type="float" office:value="36" calcext:value-type="float">
            <text:p>36</text:p>
          </table:table-cell>
          <table:table-cell table:style-name="ce165" table:formula="of:=SUM([.G214:.L214])" office:value-type="float" office:value="252" calcext:value-type="float">
            <text:p>252</text:p>
          </table:table-cell>
          <table:table-cell table:style-name="ce192" table:formula="of:=CONCATENATE(COM.MICROSOFT.FLOOR([.E214]/(150/(150+[.J214]+MIN([.D214];99)));1); &quot; (~&quot;; COM.MICROSOFT.CEILING((1-(150/(150+[.J214]+MIN([.D214];99))))*100;1); &quot;%)&quot;)" office:value-type="string" office:string-value="5180 (~43%)" calcext:value-type="string">
            <text:p>5180 (~43%)</text:p>
          </table:table-cell>
          <table:table-cell table:style-name="ce195" table:formula="of:=CONCATENATE(COM.MICROSOFT.FLOOR([.E214]/(150/(150+[.I214]+MIN([.D214];99)));1); &quot; (~&quot;; COM.MICROSOFT.CEILING((1-(150/(150+[.I214]+MIN([.D214];99))))*100;1); &quot;%)&quot;)" office:value-type="string" office:string-value="5340 (~44%)" calcext:value-type="string">
            <text:p>5340 (~44%)</text:p>
          </table:table-cell>
          <table:table-cell table:style-name="ce198"/>
          <table:table-cell table:style-name="ce77" table:content-validation-name="val6" office:value-type="float" office:value="283" calcext:value-type="float">
            <text:p>283</text:p>
          </table:table-cell>
          <table:table-cell table:style-name="ce199" office:value-type="string" calcext:value-type="string">
            <text:p>Hell Burner</text:p>
          </table:table-cell>
          <table:table-cell table:style-name="ce201" table:content-validation-name="val7" office:value-type="string" calcext:value-type="string">
            <text:p>Fire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8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85" calcext:value-type="float">
            <text:p>8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3" calcext:value-type="float">
            <text:p>213</text:p>
          </table:table-cell>
          <table:table-cell table:style-name="ce218" table:formula="of:=[.AP215]-[.AP214]" office:value-type="float" office:value="194181" calcext:value-type="float">
            <text:p>194181</text:p>
          </table:table-cell>
          <table:table-cell table:formula="of:=FLOOR([.AN214]^3*142/100-5)" office:value-type="float" office:value="13722302" calcext:value-type="float">
            <text:p>13722302</text:p>
          </table:table-cell>
          <table:table-cell table:style-name="ce218" table:formula="of:=[.AR215]-[.AR214]" office:value-type="float" office:value="369217" calcext:value-type="float">
            <text:p>369217</text:p>
          </table:table-cell>
          <table:table-cell table:style-name="ce221" table:formula="of:=FLOOR([.AN214]^3*270/100-5)" office:value-type="float" office:value="26091706" calcext:value-type="float">
            <text:p>2609170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7" calcext:value-type="float">
            <text:p>287</text:p>
          </table:table-cell>
          <table:table-cell table:style-name="ce164" office:value-type="string" calcext:value-type="string">
            <text:p>Samael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75" calcext:value-type="float">
            <text:p>75</text:p>
          </table:table-cell>
          <table:table-cell table:style-name="ce168" table:content-validation-name="val6" office:value-type="float" office:value="8500" calcext:value-type="float">
            <text:p>85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52" calcext:value-type="float">
            <text:p>5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15:.L215])" office:value-type="float" office:value="222" calcext:value-type="float">
            <text:p>222</text:p>
          </table:table-cell>
          <table:table-cell table:style-name="ce192" table:formula="of:=CONCATENATE(COM.MICROSOFT.FLOOR([.E215]/(150/(150+[.J215]+MIN([.D215];99)));1); &quot; (~&quot;; COM.MICROSOFT.CEILING((1-(150/(150+[.J215]+MIN([.D215];99))))*100;1); &quot;%)&quot;)" office:value-type="string" office:string-value="15016 (~44%)" calcext:value-type="string">
            <text:p>15016 (~44%)</text:p>
          </table:table-cell>
          <table:table-cell table:style-name="ce195" table:formula="of:=CONCATENATE(COM.MICROSOFT.FLOOR([.E215]/(150/(150+[.I215]+MIN([.D215];99)));1); &quot; (~&quot;; COM.MICROSOFT.CEILING((1-(150/(150+[.I215]+MIN([.D215];99))))*100;1); &quot;%)&quot;)" office:value-type="string" office:string-value="15583 (~46%)" calcext:value-type="string">
            <text:p>15583 (~46%)</text:p>
          </table:table-cell>
          <table:table-cell table:style-name="ce198"/>
          <table:table-cell table:style-name="ce77" table:content-validation-name="val6" office:value-type="float" office:value="284" calcext:value-type="float">
            <text:p>284</text:p>
          </table:table-cell>
          <table:table-cell table:style-name="ce199" office:value-type="string" calcext:value-type="string">
            <text:p>Hell Throttle</text:p>
          </table:table-cell>
          <table:table-cell table:style-name="ce201" table:content-validation-name="val7" office:value-type="string" calcext:value-type="string">
            <text:p>Suppor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3" table:style-name="ce165" office:value-type="float" office:value="0" calcext:value-type="float">
            <text:p>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4" calcext:value-type="float">
            <text:p>214</text:p>
          </table:table-cell>
          <table:table-cell table:style-name="ce218" table:formula="of:=[.AP216]-[.AP215]" office:value-type="float" office:value="196004" calcext:value-type="float">
            <text:p>196004</text:p>
          </table:table-cell>
          <table:table-cell table:formula="of:=FLOOR([.AN215]^3*142/100-5)" office:value-type="float" office:value="13916483" calcext:value-type="float">
            <text:p>13916483</text:p>
          </table:table-cell>
          <table:table-cell table:style-name="ce218" table:formula="of:=[.AR216]-[.AR215]" office:value-type="float" office:value="372684" calcext:value-type="float">
            <text:p>372684</text:p>
          </table:table-cell>
          <table:table-cell table:style-name="ce221" table:formula="of:=FLOOR([.AN215]^3*270/100-5)" office:value-type="float" office:value="26460923" calcext:value-type="float">
            <text:p>26460923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8" calcext:value-type="float">
            <text:p>288</text:p>
          </table:table-cell>
          <table:table-cell table:style-name="ce164" office:value-type="string" calcext:value-type="string">
            <text:p>Baal Avatar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13000" calcext:value-type="float">
            <text:p>13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65" calcext:value-type="float">
            <text:p>6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6:.L216])" office:value-type="float" office:value="315" calcext:value-type="float">
            <text:p>315</text:p>
          </table:table-cell>
          <table:table-cell table:style-name="ce192" table:formula="of:=CONCATENATE(COM.MICROSOFT.FLOOR([.E216]/(150/(150+[.J216]+MIN([.D216];99)));1); &quot; (~&quot;; COM.MICROSOFT.CEILING((1-(150/(150+[.J216]+MIN([.D216];99))))*100;1); &quot;%)&quot;)" office:value-type="string" office:string-value="23833 (~46%)" calcext:value-type="string">
            <text:p>23833 (~46%)</text:p>
          </table:table-cell>
          <table:table-cell table:style-name="ce195" table:formula="of:=CONCATENATE(COM.MICROSOFT.FLOOR([.E216]/(150/(150+[.I216]+MIN([.D216];99)));1); &quot; (~&quot;; COM.MICROSOFT.CEILING((1-(150/(150+[.I216]+MIN([.D216];99))))*100;1); &quot;%)&quot;)" office:value-type="string" office:string-value="25566 (~50%)" calcext:value-type="string">
            <text:p>25566 (~50%)</text:p>
          </table:table-cell>
          <table:table-cell table:style-name="ce198"/>
          <table:table-cell table:style-name="ce77" table:content-validation-name="val6" office:value-type="float" office:value="285" calcext:value-type="float">
            <text:p>285</text:p>
          </table:table-cell>
          <table:table-cell table:style-name="ce199" office:value-type="string" calcext:value-type="string">
            <text:p>Death Lust</text:p>
          </table:table-cell>
          <table:table-cell table:style-name="ce201" table:content-validation-name="val7" office:value-type="string" calcext:value-type="string">
            <text:p>Mind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15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50" calcext:value-type="float">
            <text:p>5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55" calcext:value-type="float">
            <text:p>15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5" calcext:value-type="float">
            <text:p>215</text:p>
          </table:table-cell>
          <table:table-cell table:style-name="ce218" table:formula="of:=[.AP217]-[.AP216]" office:value-type="float" office:value="197836" calcext:value-type="float">
            <text:p>197836</text:p>
          </table:table-cell>
          <table:table-cell table:formula="of:=FLOOR([.AN216]^3*142/100-5)" office:value-type="float" office:value="14112487" calcext:value-type="float">
            <text:p>14112487</text:p>
          </table:table-cell>
          <table:table-cell table:style-name="ce218" table:formula="of:=[.AR217]-[.AR216]" office:value-type="float" office:value="376167" calcext:value-type="float">
            <text:p>376167</text:p>
          </table:table-cell>
          <table:table-cell table:style-name="ce221" table:formula="of:=FLOOR([.AN216]^3*270/100-5)" office:value-type="float" office:value="26833607" calcext:value-type="float">
            <text:p>2683360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89" calcext:value-type="float">
            <text:p>289</text:p>
          </table:table-cell>
          <table:table-cell table:style-name="ce164" office:value-type="string" calcext:value-type="string">
            <text:p>Ose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7:.L217])" office:value-type="float" office:value="232" calcext:value-type="float">
            <text:p>232</text:p>
          </table:table-cell>
          <table:table-cell table:style-name="ce192" table:formula="of:=CONCATENATE(COM.MICROSOFT.FLOOR([.E217]/(150/(150+[.J217]+MIN([.D217];99)));1); &quot; (~&quot;; COM.MICROSOFT.CEILING((1-(150/(150+[.J217]+MIN([.D217];99))))*100;1); &quot;%)&quot;)" office:value-type="string" office:string-value="11613 (~43%)" calcext:value-type="string">
            <text:p>11613 (~43%)</text:p>
          </table:table-cell>
          <table:table-cell table:style-name="ce195" table:formula="of:=CONCATENATE(COM.MICROSOFT.FLOOR([.E217]/(150/(150+[.I217]+MIN([.D217];99)));1); &quot; (~&quot;; COM.MICROSOFT.CEILING((1-(150/(150+[.I217]+MIN([.D217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7" table:content-validation-name="val6" office:value-type="float" office:value="286" calcext:value-type="float">
            <text:p>286</text:p>
          </table:table-cell>
          <table:table-cell table:style-name="ce199" office:value-type="string" calcext:value-type="string">
            <text:p>Beast Roar</text:p>
          </table:table-cell>
          <table:table-cell table:style-name="ce201" table:content-validation-name="val7" office:value-type="string" calcext:value-type="string">
            <text:p>Almighty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37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100" calcext:value-type="float">
            <text:p>10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80" calcext:value-type="float">
            <text:p>8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225" calcext:value-type="float">
            <text:p>225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6" calcext:value-type="float">
            <text:p>216</text:p>
          </table:table-cell>
          <table:table-cell table:style-name="ce218" table:formula="of:=[.AP218]-[.AP217]" office:value-type="float" office:value="199676" calcext:value-type="float">
            <text:p>199676</text:p>
          </table:table-cell>
          <table:table-cell table:formula="of:=FLOOR([.AN217]^3*142/100-5)" office:value-type="float" office:value="14310323" calcext:value-type="float">
            <text:p>14310323</text:p>
          </table:table-cell>
          <table:table-cell table:style-name="ce218" table:formula="of:=[.AR218]-[.AR217]" office:value-type="float" office:value="379666" calcext:value-type="float">
            <text:p>379666</text:p>
          </table:table-cell>
          <table:table-cell table:style-name="ce221" table:formula="of:=FLOOR([.AN217]^3*270/100-5)" office:value-type="float" office:value="27209774" calcext:value-type="float">
            <text:p>2720977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0" calcext:value-type="float">
            <text:p>290</text:p>
          </table:table-cell>
          <table:table-cell table:style-name="ce164" office:value-type="string" calcext:value-type="string">
            <text:p>Flauros Hallel (Boss)</text:p>
          </table:table-cell>
          <table:table-cell table:style-name="ce165" office:value-type="string" calcext:value-type="string">
            <text:p>Hallel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6700" calcext:value-type="float">
            <text:p>67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18:.L218])" office:value-type="float" office:value="250" calcext:value-type="float">
            <text:p>250</text:p>
          </table:table-cell>
          <table:table-cell table:style-name="ce192" table:formula="of:=CONCATENATE(COM.MICROSOFT.FLOOR([.E218]/(150/(150+[.J218]+MIN([.D218];99)));1); &quot; (~&quot;; COM.MICROSOFT.CEILING((1-(150/(150+[.J218]+MIN([.D218];99))))*100;1); &quot;%)&quot;)" office:value-type="string" office:string-value="12506 (~47%)" calcext:value-type="string">
            <text:p>12506 (~47%)</text:p>
          </table:table-cell>
          <table:table-cell table:style-name="ce195" table:formula="of:=CONCATENATE(COM.MICROSOFT.FLOOR([.E218]/(150/(150+[.I218]+MIN([.D218];99)));1); &quot; (~&quot;; COM.MICROSOFT.CEILING((1-(150/(150+[.I218]+MIN([.D218];99))))*100;1); &quot;%)&quot;)" office:value-type="string" office:string-value="11166 (~40%)" calcext:value-type="string">
            <text:p>11166 (~40%)</text:p>
          </table:table-cell>
          <table:table-cell table:style-name="ce198"/>
          <table:table-cell table:style-name="ce77" table:content-validation-name="val6" office:value-type="float" office:value="287" calcext:value-type="float">
            <text:p>287</text:p>
          </table:table-cell>
          <table:table-cell table:style-name="ce199" office:value-type="string" calcext:value-type="string">
            <text:p>God's Bow</text:p>
          </table:table-cell>
          <table:table-cell table:style-name="ce201" table:content-validation-name="val7" office:value-type="string" calcext:value-type="string">
            <text:p>Light</text:p>
          </table:table-cell>
          <table:table-cell table:style-name="ce77" table:content-validation-name="val8" office:value-type="string" calcext:value-type="string">
            <text:p>Int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20 MP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55" calcext:value-type="float">
            <text:p>25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165" office:value-type="float" office:value="430" calcext:value-type="float">
            <text:p>43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00" calcext:value-type="float">
            <text:p>100</text:p>
          </table:table-cell>
          <table:table-cell table:style-name="ce210"/>
          <table:table-cell table:style-name="ce35" table:number-columns-repeated="8"/>
          <table:table-cell/>
          <table:table-cell table:style-name="ce218" office:value-type="float" office:value="217" calcext:value-type="float">
            <text:p>217</text:p>
          </table:table-cell>
          <table:table-cell table:style-name="ce218" table:formula="of:=[.AP219]-[.AP218]" office:value-type="float" office:value="201525" calcext:value-type="float">
            <text:p>201525</text:p>
          </table:table-cell>
          <table:table-cell table:formula="of:=FLOOR([.AN218]^3*142/100-5)" office:value-type="float" office:value="14509999" calcext:value-type="float">
            <text:p>14509999</text:p>
          </table:table-cell>
          <table:table-cell table:style-name="ce218" table:formula="of:=[.AR219]-[.AR218]" office:value-type="float" office:value="383181" calcext:value-type="float">
            <text:p>383181</text:p>
          </table:table-cell>
          <table:table-cell table:style-name="ce221" table:formula="of:=FLOOR([.AN218]^3*270/100-5)" office:value-type="float" office:value="27589440" calcext:value-type="float">
            <text:p>2758944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1" calcext:value-type="float">
            <text:p>291</text:p>
          </table:table-cell>
          <table:table-cell table:style-name="ce164" office:value-type="string" calcext:value-type="string">
            <text:p>Ahriman (Phase 2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6000" calcext:value-type="float">
            <text:p>6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19:.L219])" office:value-type="float" office:value="315" calcext:value-type="float">
            <text:p>315</text:p>
          </table:table-cell>
          <table:table-cell table:style-name="ce192" table:formula="of:=CONCATENATE(COM.MICROSOFT.FLOOR([.E219]/(150/(150+[.J219]+MIN([.D219];99)));1); &quot; (~&quot;; COM.MICROSOFT.CEILING((1-(150/(150+[.J219]+MIN([.D219];99))))*100;1); &quot;%)&quot;)" office:value-type="string" office:string-value="10800 (~45%)" calcext:value-type="string">
            <text:p>10800 (~45%)</text:p>
          </table:table-cell>
          <table:table-cell table:style-name="ce195" table:formula="of:=CONCATENATE(COM.MICROSOFT.FLOOR([.E219]/(150/(150+[.I219]+MIN([.D219];99)));1); &quot; (~&quot;; COM.MICROSOFT.CEILING((1-(150/(150+[.I219]+MIN([.D219];99))))*100;1); &quot;%)&quot;)" office:value-type="string" office:string-value="11600 (~49%)" calcext:value-type="string">
            <text:p>11600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18" calcext:value-type="float">
            <text:p>218</text:p>
          </table:table-cell>
          <table:table-cell table:style-name="ce218" table:formula="of:=[.AP220]-[.AP219]" office:value-type="float" office:value="203382" calcext:value-type="float">
            <text:p>203382</text:p>
          </table:table-cell>
          <table:table-cell table:formula="of:=FLOOR([.AN219]^3*142/100-5)" office:value-type="float" office:value="14711524" calcext:value-type="float">
            <text:p>14711524</text:p>
          </table:table-cell>
          <table:table-cell table:style-name="ce218" table:formula="of:=[.AR220]-[.AR219]" office:value-type="float" office:value="386713" calcext:value-type="float">
            <text:p>386713</text:p>
          </table:table-cell>
          <table:table-cell table:style-name="ce221" table:formula="of:=FLOOR([.AN219]^3*270/100-5)" office:value-type="float" office:value="27972621" calcext:value-type="float">
            <text:p>27972621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2" calcext:value-type="float">
            <text:p>292</text:p>
          </table:table-cell>
          <table:table-cell table:style-name="ce164" office:value-type="string" calcext:value-type="string">
            <text:p>Noah (Phase 2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4000" calcext:value-type="float">
            <text:p>4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60" calcext:value-type="float">
            <text:p>6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8" calcext:value-type="float">
            <text:p>8</text:p>
          </table:table-cell>
          <table:table-cell table:style-name="ce165" table:formula="of:=SUM([.G220:.L220])" office:value-type="float" office:value="243" calcext:value-type="float">
            <text:p>243</text:p>
          </table:table-cell>
          <table:table-cell table:style-name="ce192" table:formula="of:=CONCATENATE(COM.MICROSOFT.FLOOR([.E220]/(150/(150+[.J220]+MIN([.D220];99)));1); &quot; (~&quot;; COM.MICROSOFT.CEILING((1-(150/(150+[.J220]+MIN([.D220];99))))*100;1); &quot;%)&quot;)" office:value-type="string" office:string-value="15466 (~49%)" calcext:value-type="string">
            <text:p>15466 (~49%)</text:p>
          </table:table-cell>
          <table:table-cell table:style-name="ce195" table:formula="of:=CONCATENATE(COM.MICROSOFT.FLOOR([.E220]/(150/(150+[.I220]+MIN([.D220];99)));1); &quot; (~&quot;; COM.MICROSOFT.CEILING((1-(150/(150+[.I220]+MIN([.D220];99))))*100;1); &quot;%)&quot;)" office:value-type="string" office:string-value="14933 (~47%)" calcext:value-type="string">
            <text:p>14933 (~4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19" calcext:value-type="float">
            <text:p>219</text:p>
          </table:table-cell>
          <table:table-cell table:style-name="ce218" table:formula="of:=[.AP221]-[.AP220]" office:value-type="float" office:value="205249" calcext:value-type="float">
            <text:p>205249</text:p>
          </table:table-cell>
          <table:table-cell table:formula="of:=FLOOR([.AN220]^3*142/100-5)" office:value-type="float" office:value="14914906" calcext:value-type="float">
            <text:p>14914906</text:p>
          </table:table-cell>
          <table:table-cell table:style-name="ce218" table:formula="of:=[.AR221]-[.AR220]" office:value-type="float" office:value="390261" calcext:value-type="float">
            <text:p>390261</text:p>
          </table:table-cell>
          <table:table-cell table:style-name="ce221" table:formula="of:=FLOOR([.AN220]^3*270/100-5)" office:value-type="float" office:value="28359334" calcext:value-type="float">
            <text:p>2835933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3" calcext:value-type="float">
            <text:p>293</text:p>
          </table:table-cell>
          <table:table-cell table:style-name="ce164" office:value-type="string" calcext:value-type="string">
            <text:p>Kagutsuchi (Phase 2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7000" calcext:value-type="float">
            <text:p>7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21:.L221])" office:value-type="float" office:value="322" calcext:value-type="float">
            <text:p>322</text:p>
          </table:table-cell>
          <table:table-cell table:style-name="ce192" table:formula="of:=CONCATENATE(COM.MICROSOFT.FLOOR([.E221]/(150/(150+[.J221]+MIN([.D221];99)));1); &quot; (~&quot;; COM.MICROSOFT.CEILING((1-(150/(150+[.J221]+MIN([.D221];99))))*100;1); &quot;%)&quot;)" office:value-type="string" office:string-value="39066 (~49%)" calcext:value-type="string">
            <text:p>39066 (~49%)</text:p>
          </table:table-cell>
          <table:table-cell table:style-name="ce195" table:formula="of:=CONCATENATE(COM.MICROSOFT.FLOOR([.E221]/(150/(150+[.I221]+MIN([.D221];99)));1); &quot; (~&quot;; COM.MICROSOFT.CEILING((1-(150/(150+[.I221]+MIN([.D221];99))))*100;1); &quot;%)&quot;)" office:value-type="string" office:string-value="40400 (~51%)" calcext:value-type="string">
            <text:p>40400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0" calcext:value-type="float">
            <text:p>220</text:p>
          </table:table-cell>
          <table:table-cell table:style-name="ce218" table:formula="of:=[.AP222]-[.AP221]" office:value-type="float" office:value="207122" calcext:value-type="float">
            <text:p>207122</text:p>
          </table:table-cell>
          <table:table-cell table:formula="of:=FLOOR([.AN221]^3*142/100-5)" office:value-type="float" office:value="15120155" calcext:value-type="float">
            <text:p>15120155</text:p>
          </table:table-cell>
          <table:table-cell table:style-name="ce218" table:formula="of:=[.AR222]-[.AR221]" office:value-type="float" office:value="393824" calcext:value-type="float">
            <text:p>393824</text:p>
          </table:table-cell>
          <table:table-cell table:style-name="ce221" table:formula="of:=FLOOR([.AN221]^3*270/100-5)" office:value-type="float" office:value="28749595" calcext:value-type="float">
            <text:p>287495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4" calcext:value-type="float">
            <text:p>294</text:p>
          </table:table-cell>
          <table:table-cell table:style-name="ce164" office:value-type="string" calcext:value-type="string">
            <text:p>Specter 1 (Max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20" calcext:value-type="float">
            <text:p>20</text:p>
          </table:table-cell>
          <table:table-cell table:style-name="ce168" table:content-validation-name="val6" office:value-type="float" office:value="550" calcext:value-type="float">
            <text:p>55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28" calcext:value-type="float">
            <text:p>28</text:p>
          </table:table-cell>
          <table:table-cell table:style-name="ce177" office:value-type="float" office:value="28" calcext:value-type="float">
            <text:p>28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6" calcext:value-type="float">
            <text:p>26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22:.L222])" office:value-type="float" office:value="130" calcext:value-type="float">
            <text:p>130</text:p>
          </table:table-cell>
          <table:table-cell table:style-name="ce192" table:formula="of:=CONCATENATE(COM.MICROSOFT.FLOOR([.E222]/(150/(150+[.J222]+MIN([.D222];99)));1); &quot; (~&quot;; COM.MICROSOFT.CEILING((1-(150/(150+[.J222]+MIN([.D222];99))))*100;1); &quot;%)&quot;)" office:value-type="string" office:string-value="718 (~24%)" calcext:value-type="string">
            <text:p>718 (~24%)</text:p>
          </table:table-cell>
          <table:table-cell table:style-name="ce195" table:formula="of:=CONCATENATE(COM.MICROSOFT.FLOOR([.E222]/(150/(150+[.I222]+MIN([.D222];99)));1); &quot; (~&quot;; COM.MICROSOFT.CEILING((1-(150/(150+[.I222]+MIN([.D222];99))))*100;1); &quot;%)&quot;)" office:value-type="string" office:string-value="726 (~25%)" calcext:value-type="string">
            <text:p>726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1" calcext:value-type="float">
            <text:p>221</text:p>
          </table:table-cell>
          <table:table-cell table:style-name="ce218" table:formula="of:=[.AP223]-[.AP222]" office:value-type="float" office:value="209006" calcext:value-type="float">
            <text:p>209006</text:p>
          </table:table-cell>
          <table:table-cell table:formula="of:=FLOOR([.AN222]^3*142/100-5)" office:value-type="float" office:value="15327277" calcext:value-type="float">
            <text:p>15327277</text:p>
          </table:table-cell>
          <table:table-cell table:style-name="ce218" table:formula="of:=[.AR223]-[.AR222]" office:value-type="float" office:value="397405" calcext:value-type="float">
            <text:p>397405</text:p>
          </table:table-cell>
          <table:table-cell table:style-name="ce221" table:formula="of:=FLOOR([.AN222]^3*270/100-5)" office:value-type="float" office:value="29143419" calcext:value-type="float">
            <text:p>2914341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5" calcext:value-type="float">
            <text:p>295</text:p>
          </table:table-cell>
          <table:table-cell table:style-name="ce164" office:value-type="string" calcext:value-type="string">
            <text:p>Specter 1 (Mid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5" calcext:value-type="float">
            <text:p>15</text:p>
          </table:table-cell>
          <table:table-cell table:style-name="ce168" table:content-validation-name="val6" office:value-type="float" office:value="260" calcext:value-type="float">
            <text:p>260</text:p>
          </table:table-cell>
          <table:table-cell table:style-name="ce171" table:content-validation-name="val6" office:value-type="float" office:value="250" calcext:value-type="float">
            <text:p>25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3:.L223])" office:value-type="float" office:value="24" calcext:value-type="float">
            <text:p>24</text:p>
          </table:table-cell>
          <table:table-cell table:style-name="ce192" table:formula="of:=CONCATENATE(COM.MICROSOFT.FLOOR([.E223]/(150/(150+[.J223]+MIN([.D223];99)));1); &quot; (~&quot;; COM.MICROSOFT.CEILING((1-(150/(150+[.J223]+MIN([.D223];99))))*100;1); &quot;%)&quot;)" office:value-type="string" office:string-value="296 (~13%)" calcext:value-type="string">
            <text:p>296 (~13%)</text:p>
          </table:table-cell>
          <table:table-cell table:style-name="ce195" table:formula="of:=CONCATENATE(COM.MICROSOFT.FLOOR([.E223]/(150/(150+[.I223]+MIN([.D223];99)));1); &quot; (~&quot;; COM.MICROSOFT.CEILING((1-(150/(150+[.I223]+MIN([.D223];99))))*100;1); &quot;%)&quot;)" office:value-type="string" office:string-value="289 (~11%)" calcext:value-type="string">
            <text:p>289 (~1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2" calcext:value-type="float">
            <text:p>222</text:p>
          </table:table-cell>
          <table:table-cell table:style-name="ce218" table:formula="of:=[.AP224]-[.AP223]" office:value-type="float" office:value="210897" calcext:value-type="float">
            <text:p>210897</text:p>
          </table:table-cell>
          <table:table-cell table:formula="of:=FLOOR([.AN223]^3*142/100-5)" office:value-type="float" office:value="15536283" calcext:value-type="float">
            <text:p>15536283</text:p>
          </table:table-cell>
          <table:table-cell table:style-name="ce218" table:formula="of:=[.AR224]-[.AR223]" office:value-type="float" office:value="401001" calcext:value-type="float">
            <text:p>401001</text:p>
          </table:table-cell>
          <table:table-cell table:style-name="ce221" table:formula="of:=FLOOR([.AN223]^3*270/100-5)" office:value-type="float" office:value="29540824" calcext:value-type="float">
            <text:p>2954082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6" calcext:value-type="float">
            <text:p>296</text:p>
          </table:table-cell>
          <table:table-cell table:style-name="ce164" office:value-type="string" calcext:value-type="string">
            <text:p>Specter 1 (Min Size)</text:p>
          </table:table-cell>
          <table:table-cell table:style-name="ce165" office:value-type="string" calcext:value-type="string">
            <text:p>Foul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20" calcext:value-type="float">
            <text:p>12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8" calcext:value-type="float">
            <text:p>8</text:p>
          </table:table-cell>
          <table:table-cell table:style-name="ce177" office:value-type="float" office:value="2" calcext:value-type="float">
            <text:p>2</text:p>
          </table:table-cell>
          <table:table-cell table:style-name="ce180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4:.L224])" office:value-type="float" office:value="22" calcext:value-type="float">
            <text:p>22</text:p>
          </table:table-cell>
          <table:table-cell table:style-name="ce192" table:formula="of:=CONCATENATE(COM.MICROSOFT.FLOOR([.E224]/(150/(150+[.J224]+MIN([.D224];99)));1); &quot; (~&quot;; COM.MICROSOFT.CEILING((1-(150/(150+[.J224]+MIN([.D224];99))))*100;1); &quot;%)&quot;)" office:value-type="string" office:string-value="132 (~10%)" calcext:value-type="string">
            <text:p>132 (~10%)</text:p>
          </table:table-cell>
          <table:table-cell table:style-name="ce195" table:formula="of:=CONCATENATE(COM.MICROSOFT.FLOOR([.E224]/(150/(150+[.I224]+MIN([.D224];99)));1); &quot; (~&quot;; COM.MICROSOFT.CEILING((1-(150/(150+[.I224]+MIN([.D224];99))))*100;1); &quot;%)&quot;)" office:value-type="string" office:string-value="129 (~8%)" calcext:value-type="string">
            <text:p>129 (~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3" calcext:value-type="float">
            <text:p>223</text:p>
          </table:table-cell>
          <table:table-cell table:style-name="ce218" table:formula="of:=[.AP225]-[.AP224]" office:value-type="float" office:value="212797" calcext:value-type="float">
            <text:p>212797</text:p>
          </table:table-cell>
          <table:table-cell table:formula="of:=FLOOR([.AN224]^3*142/100-5)" office:value-type="float" office:value="15747180" calcext:value-type="float">
            <text:p>15747180</text:p>
          </table:table-cell>
          <table:table-cell table:style-name="ce218" table:formula="of:=[.AR225]-[.AR224]" office:value-type="float" office:value="404614" calcext:value-type="float">
            <text:p>404614</text:p>
          </table:table-cell>
          <table:table-cell table:style-name="ce221" table:formula="of:=FLOOR([.AN224]^3*270/100-5)" office:value-type="float" office:value="29941825" calcext:value-type="float">
            <text:p>2994182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7" calcext:value-type="float">
            <text:p>297</text:p>
          </table:table-cell>
          <table:table-cell table:style-name="ce164" office:value-type="string" calcext:value-type="string">
            <text:p>Mizuchi (Boss)</text:p>
          </table:table-cell>
          <table:table-cell table:style-name="ce165" office:value-type="string" calcext:value-type="string">
            <text:p>Snake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4800" calcext:value-type="float">
            <text:p>48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2" calcext:value-type="float">
            <text:p>2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5:.L225])" office:value-type="float" office:value="226" calcext:value-type="float">
            <text:p>226</text:p>
          </table:table-cell>
          <table:table-cell table:style-name="ce192" table:formula="of:=CONCATENATE(COM.MICROSOFT.FLOOR([.E225]/(150/(150+[.J225]+MIN([.D225];99)));1); &quot; (~&quot;; COM.MICROSOFT.CEILING((1-(150/(150+[.J225]+MIN([.D225];99))))*100;1); &quot;%)&quot;)" office:value-type="string" office:string-value="5824 (~18%)" calcext:value-type="string">
            <text:p>5824 (~18%)</text:p>
          </table:table-cell>
          <table:table-cell table:style-name="ce195" table:formula="of:=CONCATENATE(COM.MICROSOFT.FLOOR([.E225]/(150/(150+[.I225]+MIN([.D225];99)));1); &quot; (~&quot;; COM.MICROSOFT.CEILING((1-(150/(150+[.I225]+MIN([.D225];99))))*100;1); &quot;%)&quot;)" office:value-type="string" office:string-value="8320 (~43%)" calcext:value-type="string">
            <text:p>8320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4" calcext:value-type="float">
            <text:p>224</text:p>
          </table:table-cell>
          <table:table-cell table:style-name="ce218" table:formula="of:=[.AP226]-[.AP225]" office:value-type="float" office:value="214705" calcext:value-type="float">
            <text:p>214705</text:p>
          </table:table-cell>
          <table:table-cell table:formula="of:=FLOOR([.AN225]^3*142/100-5)" office:value-type="float" office:value="15959977" calcext:value-type="float">
            <text:p>15959977</text:p>
          </table:table-cell>
          <table:table-cell table:style-name="ce218" table:formula="of:=[.AR226]-[.AR225]" office:value-type="float" office:value="408243" calcext:value-type="float">
            <text:p>408243</text:p>
          </table:table-cell>
          <table:table-cell table:style-name="ce221" table:formula="of:=FLOOR([.AN225]^3*270/100-5)" office:value-type="float" office:value="30346439" calcext:value-type="float">
            <text:p>3034643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299" calcext:value-type="float">
            <text:p>299</text:p>
          </table:table-cell>
          <table:table-cell table:style-name="ce164" office:value-type="string" calcext:value-type="string">
            <text:p>Sakahagi (Boss)</text:p>
          </table:table-cell>
          <table:table-cell table:style-name="ce165" office:value-type="string" calcext:value-type="string">
            <text:p>Corpus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1600" calcext:value-type="float">
            <text:p>1600</text:p>
          </table:table-cell>
          <table:table-cell table:style-name="ce171" table:content-validation-name="val6" office:value-type="float" office:value="300" calcext:value-type="float">
            <text:p>3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26:.L226])" office:value-type="float" office:value="228" calcext:value-type="float">
            <text:p>228</text:p>
          </table:table-cell>
          <table:table-cell table:style-name="ce192" table:formula="of:=CONCATENATE(COM.MICROSOFT.FLOOR([.E226]/(150/(150+[.J226]+MIN([.D226];99)));1); &quot; (~&quot;; COM.MICROSOFT.CEILING((1-(150/(150+[.J226]+MIN([.D226];99))))*100;1); &quot;%)&quot;)" office:value-type="string" office:string-value="2762 (~43%)" calcext:value-type="string">
            <text:p>2762 (~43%)</text:p>
          </table:table-cell>
          <table:table-cell table:style-name="ce195" table:formula="of:=CONCATENATE(COM.MICROSOFT.FLOOR([.E226]/(150/(150+[.I226]+MIN([.D226];99)));1); &quot; (~&quot;; COM.MICROSOFT.CEILING((1-(150/(150+[.I226]+MIN([.D226];99))))*100;1); &quot;%)&quot;)" office:value-type="string" office:string-value="2826 (~44%)" calcext:value-type="string">
            <text:p>2826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5" calcext:value-type="float">
            <text:p>225</text:p>
          </table:table-cell>
          <table:table-cell table:style-name="ce218" table:formula="of:=[.AP227]-[.AP226]" office:value-type="float" office:value="216622" calcext:value-type="float">
            <text:p>216622</text:p>
          </table:table-cell>
          <table:table-cell table:formula="of:=FLOOR([.AN226]^3*142/100-5)" office:value-type="float" office:value="16174682" calcext:value-type="float">
            <text:p>16174682</text:p>
          </table:table-cell>
          <table:table-cell table:style-name="ce218" table:formula="of:=[.AR227]-[.AR226]" office:value-type="float" office:value="411888" calcext:value-type="float">
            <text:p>411888</text:p>
          </table:table-cell>
          <table:table-cell table:style-name="ce221" table:formula="of:=FLOOR([.AN226]^3*270/100-5)" office:value-type="float" office:value="30754682" calcext:value-type="float">
            <text:p>30754682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00" calcext:value-type="float">
            <text:p>300</text:p>
          </table:table-cell>
          <table:table-cell table:style-name="ce164" office:value-type="string" calcext:value-type="string">
            <text:p>Orthrus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16" calcext:value-type="float">
            <text:p>16</text:p>
          </table:table-cell>
          <table:table-cell table:style-name="ce177" office:value-type="float" office:value="34" calcext:value-type="float">
            <text:p>34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20" calcext:value-type="float">
            <text:p>20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7:.L227])" office:value-type="float" office:value="104" calcext:value-type="float">
            <text:p>104</text:p>
          </table:table-cell>
          <table:table-cell table:style-name="ce192" table:formula="of:=CONCATENATE(COM.MICROSOFT.FLOOR([.E227]/(150/(150+[.J227]+MIN([.D227];99)));1); &quot; (~&quot;; COM.MICROSOFT.CEILING((1-(150/(150+[.J227]+MIN([.D227];99))))*100;1); &quot;%)&quot;)" office:value-type="string" office:string-value="1333 (~25%)" calcext:value-type="string">
            <text:p>1333 (~25%)</text:p>
          </table:table-cell>
          <table:table-cell table:style-name="ce195" table:formula="of:=CONCATENATE(COM.MICROSOFT.FLOOR([.E227]/(150/(150+[.I227]+MIN([.D227];99)));1); &quot; (~&quot;; COM.MICROSOFT.CEILING((1-(150/(150+[.I227]+MIN([.D227];99))))*100;1); &quot;%)&quot;)" office:value-type="string" office:string-value="1400 (~29%)" calcext:value-type="string">
            <text:p>1400 (~2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6" calcext:value-type="float">
            <text:p>226</text:p>
          </table:table-cell>
          <table:table-cell table:style-name="ce218" table:formula="of:=[.AP228]-[.AP227]" office:value-type="float" office:value="218548" calcext:value-type="float">
            <text:p>218548</text:p>
          </table:table-cell>
          <table:table-cell table:formula="of:=FLOOR([.AN227]^3*142/100-5)" office:value-type="float" office:value="16391304" calcext:value-type="float">
            <text:p>16391304</text:p>
          </table:table-cell>
          <table:table-cell table:style-name="ce218" table:formula="of:=[.AR228]-[.AR227]" office:value-type="float" office:value="415549" calcext:value-type="float">
            <text:p>415549</text:p>
          </table:table-cell>
          <table:table-cell table:style-name="ce221" table:formula="of:=FLOOR([.AN227]^3*270/100-5)" office:value-type="float" office:value="31166570" calcext:value-type="float">
            <text:p>3116657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01" calcext:value-type="float">
            <text:p>301</text:p>
          </table:table-cell>
          <table:table-cell table:style-name="ce164" office:value-type="string" calcext:value-type="string">
            <text:p>Yaksini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1200" calcext:value-type="float">
            <text:p>1200</text:p>
          </table:table-cell>
          <table:table-cell table:style-name="ce171" table:content-validation-name="val6" office:value-type="float" office:value="200" calcext:value-type="float">
            <text:p>200</text:p>
          </table:table-cell>
          <table:table-cell table:style-name="ce174" office:value-type="float" office:value="2" calcext:value-type="float">
            <text:p>2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28:.L228])" office:value-type="float" office:value="174" calcext:value-type="float">
            <text:p>174</text:p>
          </table:table-cell>
          <table:table-cell table:style-name="ce192" table:formula="of:=CONCATENATE(COM.MICROSOFT.FLOOR([.E228]/(150/(150+[.J228]+MIN([.D228];99)));1); &quot; (~&quot;; COM.MICROSOFT.CEILING((1-(150/(150+[.J228]+MIN([.D228];99))))*100;1); &quot;%)&quot;)" office:value-type="string" office:string-value="1784 (~33%)" calcext:value-type="string">
            <text:p>1784 (~33%)</text:p>
          </table:table-cell>
          <table:table-cell table:style-name="ce195" table:formula="of:=CONCATENATE(COM.MICROSOFT.FLOOR([.E228]/(150/(150+[.I228]+MIN([.D228];99)));1); &quot; (~&quot;; COM.MICROSOFT.CEILING((1-(150/(150+[.I228]+MIN([.D228];99))))*100;1); &quot;%)&quot;)" office:value-type="string" office:string-value="1960 (~39%)" calcext:value-type="string">
            <text:p>1960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7" calcext:value-type="float">
            <text:p>227</text:p>
          </table:table-cell>
          <table:table-cell table:style-name="ce218" table:formula="of:=[.AP229]-[.AP228]" office:value-type="float" office:value="220482" calcext:value-type="float">
            <text:p>220482</text:p>
          </table:table-cell>
          <table:table-cell table:formula="of:=FLOOR([.AN228]^3*142/100-5)" office:value-type="float" office:value="16609852" calcext:value-type="float">
            <text:p>16609852</text:p>
          </table:table-cell>
          <table:table-cell table:style-name="ce218" table:formula="of:=[.AR229]-[.AR228]" office:value-type="float" office:value="419226" calcext:value-type="float">
            <text:p>419226</text:p>
          </table:table-cell>
          <table:table-cell table:style-name="ce221" table:formula="of:=FLOOR([.AN228]^3*270/100-5)" office:value-type="float" office:value="31582119" calcext:value-type="float">
            <text:p>31582119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02" calcext:value-type="float">
            <text:p>302</text:p>
          </table:table-cell>
          <table:table-cell table:style-name="ce164" office:value-type="string" calcext:value-type="string">
            <text:p>Thor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35" calcext:value-type="float">
            <text:p>3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20" calcext:value-type="float">
            <text:p>2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29:.L229])" office:value-type="float" office:value="236" calcext:value-type="float">
            <text:p>236</text:p>
          </table:table-cell>
          <table:table-cell table:style-name="ce192" table:formula="of:=CONCATENATE(COM.MICROSOFT.FLOOR([.E229]/(150/(150+[.J229]+MIN([.D229];99)));1); &quot; (~&quot;; COM.MICROSOFT.CEILING((1-(150/(150+[.J229]+MIN([.D229];99))))*100;1); &quot;%)&quot;)" office:value-type="string" office:string-value="2973 (~33%)" calcext:value-type="string">
            <text:p>2973 (~33%)</text:p>
          </table:table-cell>
          <table:table-cell table:style-name="ce195" table:formula="of:=CONCATENATE(COM.MICROSOFT.FLOOR([.E229]/(150/(150+[.I229]+MIN([.D229];99)));1); &quot; (~&quot;; COM.MICROSOFT.CEILING((1-(150/(150+[.I229]+MIN([.D229];99))))*100;1); &quot;%)&quot;)" office:value-type="string" office:string-value="3266 (~39%)" calcext:value-type="string">
            <text:p>3266 (~3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8" calcext:value-type="float">
            <text:p>228</text:p>
          </table:table-cell>
          <table:table-cell table:style-name="ce218" table:formula="of:=[.AP230]-[.AP229]" office:value-type="float" office:value="222425" calcext:value-type="float">
            <text:p>222425</text:p>
          </table:table-cell>
          <table:table-cell table:formula="of:=FLOOR([.AN229]^3*142/100-5)" office:value-type="float" office:value="16830334" calcext:value-type="float">
            <text:p>16830334</text:p>
          </table:table-cell>
          <table:table-cell table:style-name="ce218" table:formula="of:=[.AR230]-[.AR229]" office:value-type="float" office:value="422920" calcext:value-type="float">
            <text:p>422920</text:p>
          </table:table-cell>
          <table:table-cell table:style-name="ce221" table:formula="of:=FLOOR([.AN229]^3*270/100-5)" office:value-type="float" office:value="32001345" calcext:value-type="float">
            <text:p>3200134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03" calcext:value-type="float">
            <text:p>303</text:p>
          </table:table-cell>
          <table:table-cell table:style-name="ce164" office:value-type="string" calcext:value-type="string">
            <text:p>Black Frost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70" calcext:value-type="float">
            <text:p>70</text:p>
          </table:table-cell>
          <table:table-cell table:style-name="ce168" table:content-validation-name="val6" office:value-type="float" office:value="2950" calcext:value-type="float">
            <text:p>2950</text:p>
          </table:table-cell>
          <table:table-cell table:style-name="ce171" table:content-validation-name="val6" office:value-type="float" office:value="2500" calcext:value-type="float">
            <text:p>25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70" calcext:value-type="float">
            <text:p>70</text:p>
          </table:table-cell>
          <table:table-cell table:style-name="ce180" office:value-type="float" office:value="70" calcext:value-type="float">
            <text:p>70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30:.L230])" office:value-type="float" office:value="366" calcext:value-type="float">
            <text:p>366</text:p>
          </table:table-cell>
          <table:table-cell table:style-name="ce192" table:formula="of:=CONCATENATE(COM.MICROSOFT.FLOOR([.E230]/(150/(150+[.J230]+MIN([.D230];99)));1); &quot; (~&quot;; COM.MICROSOFT.CEILING((1-(150/(150+[.J230]+MIN([.D230];99))))*100;1); &quot;%)&quot;)" office:value-type="string" office:string-value="5034 (~42%)" calcext:value-type="string">
            <text:p>5034 (~42%)</text:p>
          </table:table-cell>
          <table:table-cell table:style-name="ce195" table:formula="of:=CONCATENATE(COM.MICROSOFT.FLOOR([.E230]/(150/(150+[.I230]+MIN([.D230];99)));1); &quot; (~&quot;; COM.MICROSOFT.CEILING((1-(150/(150+[.I230]+MIN([.D230];99))))*100;1); &quot;%)&quot;)" office:value-type="string" office:string-value="5703 (~49%)" calcext:value-type="string">
            <text:p>570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29" calcext:value-type="float">
            <text:p>229</text:p>
          </table:table-cell>
          <table:table-cell table:style-name="ce218" table:formula="of:=[.AP231]-[.AP230]" office:value-type="float" office:value="224376" calcext:value-type="float">
            <text:p>224376</text:p>
          </table:table-cell>
          <table:table-cell table:formula="of:=FLOOR([.AN230]^3*142/100-5)" office:value-type="float" office:value="17052759" calcext:value-type="float">
            <text:p>17052759</text:p>
          </table:table-cell>
          <table:table-cell table:style-name="ce218" table:formula="of:=[.AR231]-[.AR230]" office:value-type="float" office:value="426630" calcext:value-type="float">
            <text:p>426630</text:p>
          </table:table-cell>
          <table:table-cell table:style-name="ce221" table:formula="of:=FLOOR([.AN230]^3*270/100-5)" office:value-type="float" office:value="32424265" calcext:value-type="float">
            <text:p>3242426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12" calcext:value-type="float">
            <text:p>312</text:p>
          </table:table-cell>
          <table:table-cell table:style-name="ce164" office:value-type="string" calcext:value-type="string">
            <text:p>Berith (Boss)</text:p>
          </table:table-cell>
          <table:table-cell table:style-name="ce165" office:value-type="string" calcext:value-type="string">
            <text:p>Fallen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103" calcext:value-type="float">
            <text:p>103</text:p>
          </table:table-cell>
          <table:table-cell table:style-name="ce174" office:value-type="float" office:value="20" calcext:value-type="float">
            <text:p>20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0" calcext:value-type="float">
            <text:p>2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1:.L231])" office:value-type="float" office:value="104" calcext:value-type="float">
            <text:p>104</text:p>
          </table:table-cell>
          <table:table-cell table:style-name="ce192" table:formula="of:=CONCATENATE(COM.MICROSOFT.FLOOR([.E231]/(150/(150+[.J231]+MIN([.D231];99)));1); &quot; (~&quot;; COM.MICROSOFT.CEILING((1-(150/(150+[.J231]+MIN([.D231];99))))*100;1); &quot;%)&quot;)" office:value-type="string" office:string-value="1413 (~30%)" calcext:value-type="string">
            <text:p>1413 (~30%)</text:p>
          </table:table-cell>
          <table:table-cell table:style-name="ce195" table:formula="of:=CONCATENATE(COM.MICROSOFT.FLOOR([.E231]/(150/(150+[.I231]+MIN([.D231];99)));1); &quot; (~&quot;; COM.MICROSOFT.CEILING((1-(150/(150+[.I231]+MIN([.D231];99))))*100;1); &quot;%)&quot;)" office:value-type="string" office:string-value="1333 (~25%)" calcext:value-type="string">
            <text:p>1333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0" calcext:value-type="float">
            <text:p>230</text:p>
          </table:table-cell>
          <table:table-cell table:style-name="ce218" table:formula="of:=[.AP232]-[.AP231]" office:value-type="float" office:value="226335" calcext:value-type="float">
            <text:p>226335</text:p>
          </table:table-cell>
          <table:table-cell table:formula="of:=FLOOR([.AN231]^3*142/100-5)" office:value-type="float" office:value="17277135" calcext:value-type="float">
            <text:p>17277135</text:p>
          </table:table-cell>
          <table:table-cell table:style-name="ce218" table:formula="of:=[.AR232]-[.AR231]" office:value-type="float" office:value="430355" calcext:value-type="float">
            <text:p>430355</text:p>
          </table:table-cell>
          <table:table-cell table:style-name="ce221" table:formula="of:=FLOOR([.AN231]^3*270/100-5)" office:value-type="float" office:value="32850895" calcext:value-type="float">
            <text:p>3285089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16" calcext:value-type="float">
            <text:p>316</text:p>
          </table:table-cell>
          <table:table-cell table:style-name="ce164" office:value-type="string" calcext:value-type="string">
            <text:p>Nekomata (Boss)</text:p>
          </table:table-cell>
          <table:table-cell table:style-name="ce165" office:value-type="string" calcext:value-type="string">
            <text:p>Beast</text:p>
          </table:table-cell>
          <table:table-cell table:style-name="ce165" office:value-type="float" office:value="10" calcext:value-type="float">
            <text:p>10</text:p>
          </table:table-cell>
          <table:table-cell table:style-name="ce168" table:content-validation-name="val6" office:value-type="float" office:value="160" calcext:value-type="float">
            <text:p>160</text:p>
          </table:table-cell>
          <table:table-cell table:style-name="ce171" table:content-validation-name="val6" office:value-type="float" office:value="72" calcext:value-type="float">
            <text:p>72</text:p>
          </table:table-cell>
          <table:table-cell table:style-name="ce174" office:value-type="float" office:value="14" calcext:value-type="float">
            <text:p>1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14" calcext:value-type="float">
            <text:p>14</text:p>
          </table:table-cell>
          <table:table-cell table:style-name="ce186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65" table:formula="of:=SUM([.G232:.L232])" office:value-type="float" office:value="72" calcext:value-type="float">
            <text:p>72</text:p>
          </table:table-cell>
          <table:table-cell table:style-name="ce192" table:formula="of:=CONCATENATE(COM.MICROSOFT.FLOOR([.E232]/(150/(150+[.J232]+MIN([.D232];99)));1); &quot; (~&quot;; COM.MICROSOFT.CEILING((1-(150/(150+[.J232]+MIN([.D232];99))))*100;1); &quot;%)&quot;)" office:value-type="string" office:string-value="185 (~14%)" calcext:value-type="string">
            <text:p>185 (~14%)</text:p>
          </table:table-cell>
          <table:table-cell table:style-name="ce195" table:formula="of:=CONCATENATE(COM.MICROSOFT.FLOOR([.E232]/(150/(150+[.I232]+MIN([.D232];99)));1); &quot; (~&quot;; COM.MICROSOFT.CEILING((1-(150/(150+[.I232]+MIN([.D232];99))))*100;1); &quot;%)&quot;)" office:value-type="string" office:string-value="194 (~18%)" calcext:value-type="string">
            <text:p>194 (~1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1" calcext:value-type="float">
            <text:p>231</text:p>
          </table:table-cell>
          <table:table-cell table:style-name="ce218" table:formula="of:=[.AP233]-[.AP232]" office:value-type="float" office:value="228303" calcext:value-type="float">
            <text:p>228303</text:p>
          </table:table-cell>
          <table:table-cell table:formula="of:=FLOOR([.AN232]^3*142/100-5)" office:value-type="float" office:value="17503470" calcext:value-type="float">
            <text:p>17503470</text:p>
          </table:table-cell>
          <table:table-cell table:style-name="ce218" table:formula="of:=[.AR233]-[.AR232]" office:value-type="float" office:value="434098" calcext:value-type="float">
            <text:p>434098</text:p>
          </table:table-cell>
          <table:table-cell table:style-name="ce221" table:formula="of:=FLOOR([.AN232]^3*270/100-5)" office:value-type="float" office:value="33281250" calcext:value-type="float">
            <text:p>33281250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17" calcext:value-type="float">
            <text:p>317</text:p>
          </table:table-cell>
          <table:table-cell table:style-name="ce164" office:value-type="string" calcext:value-type="string">
            <text:p>Troll (Boss)</text:p>
          </table:table-cell>
          <table:table-cell table:style-name="ce165" office:value-type="string" calcext:value-type="string">
            <text:p>Fairy</text:p>
          </table:table-cell>
          <table:table-cell table:style-name="ce165" office:value-type="float" office:value="38" calcext:value-type="float">
            <text:p>38</text:p>
          </table:table-cell>
          <table:table-cell table:style-name="ce168" table:content-validation-name="val6" office:value-type="float" office:value="850" calcext:value-type="float">
            <text:p>850</text:p>
          </table:table-cell>
          <table:table-cell table:style-name="ce171" table:content-validation-name="val6" office:value-type="float" office:value="150" calcext:value-type="float">
            <text:p>150</text:p>
          </table:table-cell>
          <table:table-cell table:style-name="ce174" office:value-type="float" office:value="36" calcext:value-type="float">
            <text:p>36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30" calcext:value-type="float">
            <text:p>30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0" calcext:value-type="float">
            <text:p>10</text:p>
          </table:table-cell>
          <table:table-cell table:style-name="ce165" table:formula="of:=SUM([.G233:.L233])" office:value-type="float" office:value="160" calcext:value-type="float">
            <text:p>160</text:p>
          </table:table-cell>
          <table:table-cell table:style-name="ce192" table:formula="of:=CONCATENATE(COM.MICROSOFT.FLOOR([.E233]/(150/(150+[.J233]+MIN([.D233];99)));1); &quot; (~&quot;; COM.MICROSOFT.CEILING((1-(150/(150+[.J233]+MIN([.D233];99))))*100;1); &quot;%)&quot;)" office:value-type="string" office:string-value="1303 (~35%)" calcext:value-type="string">
            <text:p>1303 (~35%)</text:p>
          </table:table-cell>
          <table:table-cell table:style-name="ce195" table:formula="of:=CONCATENATE(COM.MICROSOFT.FLOOR([.E233]/(150/(150+[.I233]+MIN([.D233];99)));1); &quot; (~&quot;; COM.MICROSOFT.CEILING((1-(150/(150+[.I233]+MIN([.D233];99))))*100;1); &quot;%)&quot;)" office:value-type="string" office:string-value="1235 (~32%)" calcext:value-type="string">
            <text:p>1235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2" calcext:value-type="float">
            <text:p>232</text:p>
          </table:table-cell>
          <table:table-cell table:style-name="ce218" table:formula="of:=[.AP234]-[.AP233]" office:value-type="float" office:value="230280" calcext:value-type="float">
            <text:p>230280</text:p>
          </table:table-cell>
          <table:table-cell table:formula="of:=FLOOR([.AN233]^3*142/100-5)" office:value-type="float" office:value="17731773" calcext:value-type="float">
            <text:p>17731773</text:p>
          </table:table-cell>
          <table:table-cell table:style-name="ce218" table:formula="of:=[.AR234]-[.AR233]" office:value-type="float" office:value="437856" calcext:value-type="float">
            <text:p>437856</text:p>
          </table:table-cell>
          <table:table-cell table:style-name="ce221" table:formula="of:=FLOOR([.AN233]^3*270/100-5)" office:value-type="float" office:value="33715348" calcext:value-type="float">
            <text:p>3371534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20" calcext:value-type="float">
            <text:p>320</text:p>
          </table:table-cell>
          <table:table-cell table:style-name="ce164" office:value-type="string" calcext:value-type="string">
            <text:p>Bishamonten 1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66" calcext:value-type="float">
            <text:p>66</text:p>
          </table:table-cell>
          <table:table-cell table:style-name="ce168" table:content-validation-name="val6" office:value-type="float" office:value="4568" calcext:value-type="float">
            <text:p>4568</text:p>
          </table:table-cell>
          <table:table-cell table:style-name="ce171" table:content-validation-name="val6" office:value-type="float" office:value="504" calcext:value-type="float">
            <text:p>504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47" calcext:value-type="float">
            <text:p>47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50" calcext:value-type="float">
            <text:p>5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34:.L234])" office:value-type="float" office:value="305" calcext:value-type="float">
            <text:p>305</text:p>
          </table:table-cell>
          <table:table-cell table:style-name="ce192" table:formula="of:=CONCATENATE(COM.MICROSOFT.FLOOR([.E234]/(150/(150+[.J234]+MIN([.D234];99)));1); &quot; (~&quot;; COM.MICROSOFT.CEILING((1-(150/(150+[.J234]+MIN([.D234];99))))*100;1); &quot;%)&quot;)" office:value-type="string" office:string-value="7796 (~42%)" calcext:value-type="string">
            <text:p>7796 (~42%)</text:p>
          </table:table-cell>
          <table:table-cell table:style-name="ce195" table:formula="of:=CONCATENATE(COM.MICROSOFT.FLOOR([.E234]/(150/(150+[.I234]+MIN([.D234];99)));1); &quot; (~&quot;; COM.MICROSOFT.CEILING((1-(150/(150+[.I234]+MIN([.D234];99))))*100;1); &quot;%)&quot;)" office:value-type="string" office:string-value="8161 (~45%)" calcext:value-type="string">
            <text:p>8161 (~4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3" calcext:value-type="float">
            <text:p>233</text:p>
          </table:table-cell>
          <table:table-cell table:style-name="ce218" table:formula="of:=[.AP235]-[.AP234]" office:value-type="float" office:value="232265" calcext:value-type="float">
            <text:p>232265</text:p>
          </table:table-cell>
          <table:table-cell table:formula="of:=FLOOR([.AN234]^3*142/100-5)" office:value-type="float" office:value="17962053" calcext:value-type="float">
            <text:p>17962053</text:p>
          </table:table-cell>
          <table:table-cell table:style-name="ce218" table:formula="of:=[.AR235]-[.AR234]" office:value-type="float" office:value="441631" calcext:value-type="float">
            <text:p>441631</text:p>
          </table:table-cell>
          <table:table-cell table:style-name="ce221" table:formula="of:=FLOOR([.AN234]^3*270/100-5)" office:value-type="float" office:value="34153204" calcext:value-type="float">
            <text:p>34153204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21" calcext:value-type="float">
            <text:p>321</text:p>
          </table:table-cell>
          <table:table-cell table:style-name="ce164" office:value-type="string" calcext:value-type="string">
            <text:p>Mara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5" calcext:value-type="float">
            <text:p>85</text:p>
          </table:table-cell>
          <table:table-cell table:style-name="ce168" table:content-validation-name="val6" office:value-type="float" office:value="2300" calcext:value-type="float">
            <text:p>23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81" calcext:value-type="float">
            <text:p>81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50" calcext:value-type="float">
            <text:p>50</text:p>
          </table:table-cell>
          <table:table-cell table:style-name="ce186" office:value-type="float" office:value="28" calcext:value-type="float">
            <text:p>2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35:.L235])" office:value-type="float" office:value="329" calcext:value-type="float">
            <text:p>329</text:p>
          </table:table-cell>
          <table:table-cell table:style-name="ce192" table:formula="of:=CONCATENATE(COM.MICROSOFT.FLOOR([.E235]/(150/(150+[.J235]+MIN([.D235];99)));1); &quot; (~&quot;; COM.MICROSOFT.CEILING((1-(150/(150+[.J235]+MIN([.D235];99))))*100;1); &quot;%)&quot;)" office:value-type="string" office:string-value="4370 (~48%)" calcext:value-type="string">
            <text:p>4370 (~48%)</text:p>
          </table:table-cell>
          <table:table-cell table:style-name="ce195" table:formula="of:=CONCATENATE(COM.MICROSOFT.FLOOR([.E235]/(150/(150+[.I235]+MIN([.D235];99)));1); &quot; (~&quot;; COM.MICROSOFT.CEILING((1-(150/(150+[.I235]+MIN([.D235];99))))*100;1); &quot;%)&quot;)" office:value-type="string" office:string-value="4830 (~53%)" calcext:value-type="string">
            <text:p>4830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4" calcext:value-type="float">
            <text:p>234</text:p>
          </table:table-cell>
          <table:table-cell table:style-name="ce218" table:formula="of:=[.AP236]-[.AP235]" office:value-type="float" office:value="234259" calcext:value-type="float">
            <text:p>234259</text:p>
          </table:table-cell>
          <table:table-cell table:formula="of:=FLOOR([.AN235]^3*142/100-5)" office:value-type="float" office:value="18194318" calcext:value-type="float">
            <text:p>18194318</text:p>
          </table:table-cell>
          <table:table-cell table:style-name="ce218" table:formula="of:=[.AR236]-[.AR235]" office:value-type="float" office:value="445422" calcext:value-type="float">
            <text:p>445422</text:p>
          </table:table-cell>
          <table:table-cell table:style-name="ce221" table:formula="of:=FLOOR([.AN235]^3*270/100-5)" office:value-type="float" office:value="34594835" calcext:value-type="float">
            <text:p>34594835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22" calcext:value-type="float">
            <text:p>322</text:p>
          </table:table-cell>
          <table:table-cell table:style-name="ce164" office:value-type="string" calcext:value-type="string">
            <text:p>Bishamontent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6:.L236])" office:value-type="float" office:value="480" calcext:value-type="float">
            <text:p>480</text:p>
          </table:table-cell>
          <table:table-cell table:style-name="ce192" table:formula="of:=CONCATENATE(COM.MICROSOFT.FLOOR([.E236]/(150/(150+[.J236]+MIN([.D236];99)));1); &quot; (~&quot;; COM.MICROSOFT.CEILING((1-(150/(150+[.J236]+MIN([.D236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6]/(150/(150+[.I236]+MIN([.D236];99)));1); &quot; (~&quot;; COM.MICROSOFT.CEILING((1-(150/(150+[.I236]+MIN([.D236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5" calcext:value-type="float">
            <text:p>235</text:p>
          </table:table-cell>
          <table:table-cell table:style-name="ce218" table:formula="of:=[.AP237]-[.AP236]" office:value-type="float" office:value="236261" calcext:value-type="float">
            <text:p>236261</text:p>
          </table:table-cell>
          <table:table-cell table:formula="of:=FLOOR([.AN236]^3*142/100-5)" office:value-type="float" office:value="18428577" calcext:value-type="float">
            <text:p>18428577</text:p>
          </table:table-cell>
          <table:table-cell table:style-name="ce218" table:formula="of:=[.AR237]-[.AR236]" office:value-type="float" office:value="449229" calcext:value-type="float">
            <text:p>449229</text:p>
          </table:table-cell>
          <table:table-cell table:style-name="ce221" table:formula="of:=FLOOR([.AN236]^3*270/100-5)" office:value-type="float" office:value="35040257" calcext:value-type="float">
            <text:p>35040257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23" calcext:value-type="float">
            <text:p>323</text:p>
          </table:table-cell>
          <table:table-cell table:style-name="ce164" office:value-type="string" calcext:value-type="string">
            <text:p>Jik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7:.L237])" office:value-type="float" office:value="480" calcext:value-type="float">
            <text:p>480</text:p>
          </table:table-cell>
          <table:table-cell table:style-name="ce192" table:formula="of:=CONCATENATE(COM.MICROSOFT.FLOOR([.E237]/(150/(150+[.J237]+MIN([.D237];99)));1); &quot; (~&quot;; COM.MICROSOFT.CEILING((1-(150/(150+[.J237]+MIN([.D237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7]/(150/(150+[.I237]+MIN([.D237];99)));1); &quot; (~&quot;; COM.MICROSOFT.CEILING((1-(150/(150+[.I237]+MIN([.D237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6" calcext:value-type="float">
            <text:p>236</text:p>
          </table:table-cell>
          <table:table-cell table:style-name="ce218" table:formula="of:=[.AP238]-[.AP237]" office:value-type="float" office:value="238272" calcext:value-type="float">
            <text:p>238272</text:p>
          </table:table-cell>
          <table:table-cell table:formula="of:=FLOOR([.AN237]^3*142/100-5)" office:value-type="float" office:value="18664838" calcext:value-type="float">
            <text:p>18664838</text:p>
          </table:table-cell>
          <table:table-cell table:style-name="ce218" table:formula="of:=[.AR238]-[.AR237]" office:value-type="float" office:value="453052" calcext:value-type="float">
            <text:p>453052</text:p>
          </table:table-cell>
          <table:table-cell table:style-name="ce221" table:formula="of:=FLOOR([.AN237]^3*270/100-5)" office:value-type="float" office:value="35489486" calcext:value-type="float">
            <text:p>35489486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24" calcext:value-type="float">
            <text:p>324</text:p>
          </table:table-cell>
          <table:table-cell table:style-name="ce164" office:value-type="string" calcext:value-type="string">
            <text:p>Koumok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8:.L238])" office:value-type="float" office:value="480" calcext:value-type="float">
            <text:p>480</text:p>
          </table:table-cell>
          <table:table-cell table:style-name="ce192" table:formula="of:=CONCATENATE(COM.MICROSOFT.FLOOR([.E238]/(150/(150+[.J238]+MIN([.D238];99)));1); &quot; (~&quot;; COM.MICROSOFT.CEILING((1-(150/(150+[.J238]+MIN([.D238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8]/(150/(150+[.I238]+MIN([.D238];99)));1); &quot; (~&quot;; COM.MICROSOFT.CEILING((1-(150/(150+[.I238]+MIN([.D238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7" calcext:value-type="float">
            <text:p>237</text:p>
          </table:table-cell>
          <table:table-cell table:style-name="ce218" table:formula="of:=[.AP239]-[.AP238]" office:value-type="float" office:value="240291" calcext:value-type="float">
            <text:p>240291</text:p>
          </table:table-cell>
          <table:table-cell table:formula="of:=FLOOR([.AN238]^3*142/100-5)" office:value-type="float" office:value="18903110" calcext:value-type="float">
            <text:p>18903110</text:p>
          </table:table-cell>
          <table:table-cell table:style-name="ce218" table:formula="of:=[.AR239]-[.AR238]" office:value-type="float" office:value="456891" calcext:value-type="float">
            <text:p>456891</text:p>
          </table:table-cell>
          <table:table-cell table:style-name="ce221" table:formula="of:=FLOOR([.AN238]^3*270/100-5)" office:value-type="float" office:value="35942538" calcext:value-type="float">
            <text:p>35942538</text:p>
          </table:table-cell>
          <table:table-cell table:style-name="ce107" table:number-columns-repeated="16340"/>
        </table:table-row>
        <table:table-row table:style-name="ro7">
          <table:table-cell table:style-name="ce77" table:content-validation-name="val6" office:value-type="float" office:value="325" calcext:value-type="float">
            <text:p>325</text:p>
          </table:table-cell>
          <table:table-cell table:style-name="ce164" office:value-type="string" calcext:value-type="string">
            <text:p>Zouchouten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20000" calcext:value-type="float">
            <text:p>20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39:.L239])" office:value-type="float" office:value="480" calcext:value-type="float">
            <text:p>480</text:p>
          </table:table-cell>
          <table:table-cell table:style-name="ce192" table:formula="of:=CONCATENATE(COM.MICROSOFT.FLOOR([.E239]/(150/(150+[.J239]+MIN([.D239];99)));1); &quot; (~&quot;; COM.MICROSOFT.CEILING((1-(150/(150+[.J239]+MIN([.D239];99))))*100;1); &quot;%)&quot;)" office:value-type="string" office:string-value="43866 (~55%)" calcext:value-type="string">
            <text:p>43866 (~55%)</text:p>
          </table:table-cell>
          <table:table-cell table:style-name="ce195" table:formula="of:=CONCATENATE(COM.MICROSOFT.FLOOR([.E239]/(150/(150+[.I239]+MIN([.D239];99)));1); &quot; (~&quot;; COM.MICROSOFT.CEILING((1-(150/(150+[.I239]+MIN([.D239];99))))*100;1); &quot;%)&quot;)" office:value-type="string" office:string-value="43866 (~55%)" calcext:value-type="string">
            <text:p>43866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8" calcext:value-type="float">
            <text:p>238</text:p>
          </table:table-cell>
          <table:table-cell table:style-name="ce218" table:formula="of:=[.AP240]-[.AP239]" office:value-type="float" office:value="242318" calcext:value-type="float">
            <text:p>242318</text:p>
          </table:table-cell>
          <table:table-cell table:formula="of:=FLOOR([.AN239]^3*142/100-5)" office:value-type="float" office:value="19143401" calcext:value-type="float">
            <text:p>19143401</text:p>
          </table:table-cell>
          <table:table-cell table:style-name="ce218" table:formula="of:=[.AR240]-[.AR239]" office:value-type="float" office:value="460747" calcext:value-type="float">
            <text:p>460747</text:p>
          </table:table-cell>
          <table:table-cell table:style-name="ce221" table:formula="of:=FLOOR([.AN239]^3*270/100-5)" office:value-type="float" office:value="36399429" calcext:value-type="float">
            <text:p>36399429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26" calcext:value-type="float">
            <text:p>326</text:p>
          </table:table-cell>
          <table:table-cell table:style-name="ce164" office:value-type="string" calcext:value-type="string">
            <text:p>Clotho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45" calcext:value-type="float">
            <text:p>45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0" calcext:value-type="float">
            <text:p>10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0:.L240])" office:value-type="float" office:value="244" calcext:value-type="float">
            <text:p>244</text:p>
          </table:table-cell>
          <table:table-cell table:style-name="ce192" table:formula="of:=CONCATENATE(COM.MICROSOFT.FLOOR([.E240]/(150/(150+[.J240]+MIN([.D240];99)));1); &quot; (~&quot;; COM.MICROSOFT.CEILING((1-(150/(150+[.J240]+MIN([.D240];99))))*100;1); &quot;%)&quot;)" office:value-type="string" office:string-value="3133 (~37%)" calcext:value-type="string">
            <text:p>3133 (~37%)</text:p>
          </table:table-cell>
          <table:table-cell table:style-name="ce195" table:formula="of:=CONCATENATE(COM.MICROSOFT.FLOOR([.E240]/(150/(150+[.I240]+MIN([.D240];99)));1); &quot; (~&quot;; COM.MICROSOFT.CEILING((1-(150/(150+[.I240]+MIN([.D240];99))))*100;1); &quot;%)&quot;)" office:value-type="string" office:string-value="3213 (~38%)" calcext:value-type="string">
            <text:p>3213 (~38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39" calcext:value-type="float">
            <text:p>239</text:p>
          </table:table-cell>
          <table:table-cell table:style-name="ce218" table:formula="of:=[.AP241]-[.AP240]" office:value-type="float" office:value="244356" calcext:value-type="float">
            <text:p>244356</text:p>
          </table:table-cell>
          <table:table-cell table:formula="of:=FLOOR([.AN240]^3*142/100-5)" office:value-type="float" office:value="19385719" calcext:value-type="float">
            <text:p>19385719</text:p>
          </table:table-cell>
          <table:table-cell table:style-name="ce218" table:formula="of:=[.AR241]-[.AR240]" office:value-type="float" office:value="464619" calcext:value-type="float">
            <text:p>464619</text:p>
          </table:table-cell>
          <table:table-cell table:style-name="ce221" table:formula="of:=FLOOR([.AN240]^3*270/100-5)" office:value-type="float" office:value="36860176" calcext:value-type="float">
            <text:p>36860176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27" calcext:value-type="float">
            <text:p>327</text:p>
          </table:table-cell>
          <table:table-cell table:style-name="ce164" office:value-type="string" calcext:value-type="string">
            <text:p>Lachesi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0" calcext:value-type="float">
            <text:p>50</text:p>
          </table:table-cell>
          <table:table-cell table:style-name="ce168" table:content-validation-name="val6" office:value-type="float" office:value="2000" calcext:value-type="float">
            <text:p>2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54" calcext:value-type="float">
            <text:p>54</text:p>
          </table:table-cell>
          <table:table-cell table:style-name="ce180" office:value-type="float" office:value="46" calcext:value-type="float">
            <text:p>4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8" calcext:value-type="float">
            <text:p>8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1:.L241])" office:value-type="float" office:value="246" calcext:value-type="float">
            <text:p>246</text:p>
          </table:table-cell>
          <table:table-cell table:style-name="ce192" table:formula="of:=CONCATENATE(COM.MICROSOFT.FLOOR([.E241]/(150/(150+[.J241]+MIN([.D241];99)));1); &quot; (~&quot;; COM.MICROSOFT.CEILING((1-(150/(150+[.J241]+MIN([.D241];99))))*100;1); &quot;%)&quot;)" office:value-type="string" office:string-value="3200 (~38%)" calcext:value-type="string">
            <text:p>3200 (~38%)</text:p>
          </table:table-cell>
          <table:table-cell table:style-name="ce195" table:formula="of:=CONCATENATE(COM.MICROSOFT.FLOOR([.E241]/(150/(150+[.I241]+MIN([.D241];99)));1); &quot; (~&quot;; COM.MICROSOFT.CEILING((1-(150/(150+[.I241]+MIN([.D241];99))))*100;1); &quot;%)&quot;)" office:value-type="string" office:string-value="3280 (~40%)" calcext:value-type="string">
            <text:p>32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0" calcext:value-type="float">
            <text:p>240</text:p>
          </table:table-cell>
          <table:table-cell table:style-name="ce218" table:formula="of:=[.AP242]-[.AP241]" office:value-type="float" office:value="246399" calcext:value-type="float">
            <text:p>246399</text:p>
          </table:table-cell>
          <table:table-cell table:formula="of:=FLOOR([.AN241]^3*142/100-5)" office:value-type="float" office:value="19630075" calcext:value-type="float">
            <text:p>19630075</text:p>
          </table:table-cell>
          <table:table-cell table:style-name="ce218" table:formula="of:=[.AR242]-[.AR241]" office:value-type="float" office:value="468506" calcext:value-type="float">
            <text:p>468506</text:p>
          </table:table-cell>
          <table:table-cell table:style-name="ce221" table:formula="of:=FLOOR([.AN241]^3*270/100-5)" office:value-type="float" office:value="37324795" calcext:value-type="float">
            <text:p>37324795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28" calcext:value-type="float">
            <text:p>328</text:p>
          </table:table-cell>
          <table:table-cell table:style-name="ce164" office:value-type="string" calcext:value-type="string">
            <text:p>Atropos 1 (Boss)</text:p>
          </table:table-cell>
          <table:table-cell table:style-name="ce165" office:value-type="string" calcext:value-type="string">
            <text:p>Femme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10" calcext:value-type="float">
            <text:p>10</text:p>
          </table:table-cell>
          <table:table-cell table:style-name="ce177" office:value-type="float" office:value="66" calcext:value-type="float">
            <text:p>66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style-name="ce189" office:value-type="float" office:value="60" calcext:value-type="float">
            <text:p>60</text:p>
          </table:table-cell>
          <table:table-cell table:style-name="ce165" table:formula="of:=SUM([.G242:.L242])" office:value-type="float" office:value="242" calcext:value-type="float">
            <text:p>242</text:p>
          </table:table-cell>
          <table:table-cell table:style-name="ce192" table:formula="of:=CONCATENATE(COM.MICROSOFT.FLOOR([.E242]/(150/(150+[.J242]+MIN([.D242];99)));1); &quot; (~&quot;; COM.MICROSOFT.CEILING((1-(150/(150+[.J242]+MIN([.D242];99))))*100;1); &quot;%)&quot;)" office:value-type="string" office:string-value="4900 (~39%)" calcext:value-type="string">
            <text:p>4900 (~39%)</text:p>
          </table:table-cell>
          <table:table-cell table:style-name="ce195" table:formula="of:=CONCATENATE(COM.MICROSOFT.FLOOR([.E242]/(150/(150+[.I242]+MIN([.D242];99)));1); &quot; (~&quot;; COM.MICROSOFT.CEILING((1-(150/(150+[.I242]+MIN([.D242];99))))*100;1); &quot;%)&quot;)" office:value-type="string" office:string-value="5300 (~44%)" calcext:value-type="string">
            <text:p>53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1" calcext:value-type="float">
            <text:p>241</text:p>
          </table:table-cell>
          <table:table-cell table:style-name="ce218" table:formula="of:=[.AP243]-[.AP242]" office:value-type="float" office:value="248453" calcext:value-type="float">
            <text:p>248453</text:p>
          </table:table-cell>
          <table:table-cell table:formula="of:=FLOOR([.AN242]^3*142/100-5)" office:value-type="float" office:value="19876474" calcext:value-type="float">
            <text:p>19876474</text:p>
          </table:table-cell>
          <table:table-cell table:style-name="ce218" table:formula="of:=[.AR243]-[.AR242]" office:value-type="float" office:value="472411" calcext:value-type="float">
            <text:p>472411</text:p>
          </table:table-cell>
          <table:table-cell table:style-name="ce221" table:formula="of:=FLOOR([.AN242]^3*270/100-5)" office:value-type="float" office:value="37793301" calcext:value-type="float">
            <text:p>37793301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29" calcext:value-type="float">
            <text:p>329</text:p>
          </table:table-cell>
          <table:table-cell table:style-name="ce164" office:value-type="string" calcext:value-type="string">
            <text:p>Mitra (Boss)</text:p>
          </table:table-cell>
          <table:table-cell table:style-name="ce165" office:value-type="string" calcext:value-type="string">
            <text:p>Deity</text:p>
          </table:table-cell>
          <table:table-cell table:style-name="ce165" office:value-type="float" office:value="65" calcext:value-type="float">
            <text:p>65</text:p>
          </table:table-cell>
          <table:table-cell table:style-name="ce168" table:content-validation-name="val6" office:value-type="float" office:value="4500" calcext:value-type="float">
            <text:p>4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42" calcext:value-type="float">
            <text:p>42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3:.L243])" office:value-type="float" office:value="228" calcext:value-type="float">
            <text:p>228</text:p>
          </table:table-cell>
          <table:table-cell table:style-name="ce192" table:formula="of:=CONCATENATE(COM.MICROSOFT.FLOOR([.E243]/(150/(150+[.J243]+MIN([.D243];99)));1); &quot; (~&quot;; COM.MICROSOFT.CEILING((1-(150/(150+[.J243]+MIN([.D243];99))))*100;1); &quot;%)&quot;)" office:value-type="string" office:string-value="7650 (~42%)" calcext:value-type="string">
            <text:p>7650 (~42%)</text:p>
          </table:table-cell>
          <table:table-cell table:style-name="ce195" table:formula="of:=CONCATENATE(COM.MICROSOFT.FLOOR([.E243]/(150/(150+[.I243]+MIN([.D243];99)));1); &quot; (~&quot;; COM.MICROSOFT.CEILING((1-(150/(150+[.I243]+MIN([.D243];99))))*100;1); &quot;%)&quot;)" office:value-type="string" office:string-value="7950 (~44%)" calcext:value-type="string">
            <text:p>795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2" calcext:value-type="float">
            <text:p>242</text:p>
          </table:table-cell>
          <table:table-cell table:style-name="ce218" table:formula="of:=[.AP244]-[.AP243]" office:value-type="float" office:value="250515" calcext:value-type="float">
            <text:p>250515</text:p>
          </table:table-cell>
          <table:table-cell table:formula="of:=FLOOR([.AN243]^3*142/100-5)" office:value-type="float" office:value="20124927" calcext:value-type="float">
            <text:p>20124927</text:p>
          </table:table-cell>
          <table:table-cell table:style-name="ce218" table:formula="of:=[.AR244]-[.AR243]" office:value-type="float" office:value="476331" calcext:value-type="float">
            <text:p>476331</text:p>
          </table:table-cell>
          <table:table-cell table:style-name="ce221" table:formula="of:=FLOOR([.AN243]^3*270/100-5)" office:value-type="float" office:value="38265712" calcext:value-type="float">
            <text:p>38265712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30" calcext:value-type="float">
            <text:p>330</text:p>
          </table:table-cell>
          <table:table-cell table:style-name="ce164" office:value-type="string" calcext:value-type="string">
            <text:p>Masakado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32767" calcext:value-type="float">
            <text:p>32767</text:p>
          </table:table-cell>
          <table:table-cell table:style-name="ce171" table:content-validation-name="val6" office:value-type="float" office:value="32767" calcext:value-type="float">
            <text:p>32767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44:.L244])" office:value-type="float" office:value="480" calcext:value-type="float">
            <text:p>480</text:p>
          </table:table-cell>
          <table:table-cell table:style-name="ce192" table:formula="of:=CONCATENATE(COM.MICROSOFT.FLOOR([.E244]/(150/(150+[.J244]+MIN([.D244];99)));1); &quot; (~&quot;; COM.MICROSOFT.CEILING((1-(150/(150+[.J244]+MIN([.D244];99))))*100;1); &quot;%)&quot;)" office:value-type="string" office:string-value="71868 (~55%)" calcext:value-type="string">
            <text:p>71868 (~55%)</text:p>
          </table:table-cell>
          <table:table-cell table:style-name="ce195" table:formula="of:=CONCATENATE(COM.MICROSOFT.FLOOR([.E244]/(150/(150+[.I244]+MIN([.D244];99)));1); &quot; (~&quot;; COM.MICROSOFT.CEILING((1-(150/(150+[.I244]+MIN([.D244];99))))*100;1); &quot;%)&quot;)" office:value-type="string" office:string-value="71868 (~55%)" calcext:value-type="string">
            <text:p>71868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3" calcext:value-type="float">
            <text:p>243</text:p>
          </table:table-cell>
          <table:table-cell table:style-name="ce218" table:formula="of:=[.AP245]-[.AP244]" office:value-type="float" office:value="252586" calcext:value-type="float">
            <text:p>252586</text:p>
          </table:table-cell>
          <table:table-cell table:formula="of:=FLOOR([.AN244]^3*142/100-5)" office:value-type="float" office:value="20375442" calcext:value-type="float">
            <text:p>20375442</text:p>
          </table:table-cell>
          <table:table-cell table:style-name="ce218" table:formula="of:=[.AR245]-[.AR244]" office:value-type="float" office:value="480268" calcext:value-type="float">
            <text:p>480268</text:p>
          </table:table-cell>
          <table:table-cell table:style-name="ce221" table:formula="of:=FLOOR([.AN244]^3*270/100-5)" office:value-type="float" office:value="38742043" calcext:value-type="float">
            <text:p>38742043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33" calcext:value-type="float">
            <text:p>333</text:p>
          </table:table-cell>
          <table:table-cell table:style-name="ce164" office:value-type="string" calcext:value-type="string">
            <text:p>Mada (Boss)</text:p>
          </table:table-cell>
          <table:table-cell table:style-name="ce165" office:value-type="string" calcext:value-type="string">
            <text:p>Vile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747" calcext:value-type="float">
            <text:p>747</text:p>
          </table:table-cell>
          <table:table-cell table:style-name="ce174" office:value-type="float" office:value="50" calcext:value-type="float">
            <text:p>50</text:p>
          </table:table-cell>
          <table:table-cell table:style-name="ce177" office:value-type="float" office:value="67" calcext:value-type="float">
            <text:p>67</text:p>
          </table:table-cell>
          <table:table-cell table:style-name="ce180" office:value-type="float" office:value="64" calcext:value-type="float">
            <text:p>64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62" calcext:value-type="float">
            <text:p>62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45:.L245])" office:value-type="float" office:value="323" calcext:value-type="float">
            <text:p>323</text:p>
          </table:table-cell>
          <table:table-cell table:style-name="ce192" table:formula="of:=CONCATENATE(COM.MICROSOFT.FLOOR([.E245]/(150/(150+[.J245]+MIN([.D245];99)));1); &quot; (~&quot;; COM.MICROSOFT.CEILING((1-(150/(150+[.J245]+MIN([.D245];99))))*100;1); &quot;%)&quot;)" office:value-type="string" office:string-value="4533 (~45%)" calcext:value-type="string">
            <text:p>4533 (~45%)</text:p>
          </table:table-cell>
          <table:table-cell table:style-name="ce195" table:formula="of:=CONCATENATE(COM.MICROSOFT.FLOOR([.E245]/(150/(150+[.I245]+MIN([.D245];99)));1); &quot; (~&quot;; COM.MICROSOFT.CEILING((1-(150/(150+[.I245]+MIN([.D245];99))))*100;1); &quot;%)&quot;)" office:value-type="string" office:string-value="4933 (~50%)" calcext:value-type="string">
            <text:p>4933 (~5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4" calcext:value-type="float">
            <text:p>244</text:p>
          </table:table-cell>
          <table:table-cell table:style-name="ce218" table:formula="of:=[.AP246]-[.AP245]" office:value-type="float" office:value="254664" calcext:value-type="float">
            <text:p>254664</text:p>
          </table:table-cell>
          <table:table-cell table:formula="of:=FLOOR([.AN245]^3*142/100-5)" office:value-type="float" office:value="20628028" calcext:value-type="float">
            <text:p>20628028</text:p>
          </table:table-cell>
          <table:table-cell table:style-name="ce218" table:formula="of:=[.AR246]-[.AR245]" office:value-type="float" office:value="484221" calcext:value-type="float">
            <text:p>484221</text:p>
          </table:table-cell>
          <table:table-cell table:style-name="ce221" table:formula="of:=FLOOR([.AN245]^3*270/100-5)" office:value-type="float" office:value="39222311" calcext:value-type="float">
            <text:p>39222311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34" calcext:value-type="float">
            <text:p>334</text:p>
          </table:table-cell>
          <table:table-cell table:style-name="ce164" office:value-type="string" calcext:value-type="string">
            <text:p>Mo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9" calcext:value-type="float">
            <text:p>89</text:p>
          </table:table-cell>
          <table:table-cell table:style-name="ce168" table:content-validation-name="val6" office:value-type="float" office:value="3500" calcext:value-type="float">
            <text:p>35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30" calcext:value-type="float">
            <text:p>30</text:p>
          </table:table-cell>
          <table:table-cell table:style-name="ce186" office:value-type="float" office:value="64" calcext:value-type="float">
            <text:p>64</text:p>
          </table:table-cell>
          <table:table-cell table:style-name="ce189" office:value-type="float" office:value="70" calcext:value-type="float">
            <text:p>70</text:p>
          </table:table-cell>
          <table:table-cell table:style-name="ce165" table:formula="of:=SUM([.G246:.L246])" office:value-type="float" office:value="403" calcext:value-type="float">
            <text:p>403</text:p>
          </table:table-cell>
          <table:table-cell table:style-name="ce192" table:formula="of:=CONCATENATE(COM.MICROSOFT.FLOOR([.E246]/(150/(150+[.J246]+MIN([.D246];99)));1); &quot; (~&quot;; COM.MICROSOFT.CEILING((1-(150/(150+[.J246]+MIN([.D246];99))))*100;1); &quot;%)&quot;)" office:value-type="string" office:string-value="6276 (~45%)" calcext:value-type="string">
            <text:p>6276 (~45%)</text:p>
          </table:table-cell>
          <table:table-cell table:style-name="ce195" table:formula="of:=CONCATENATE(COM.MICROSOFT.FLOOR([.E246]/(150/(150+[.I246]+MIN([.D246];99)));1); &quot; (~&quot;; COM.MICROSOFT.CEILING((1-(150/(150+[.I246]+MIN([.D246];99))))*100;1); &quot;%)&quot;)" office:value-type="string" office:string-value="7443 (~53%)" calcext:value-type="string">
            <text:p>7443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5" calcext:value-type="float">
            <text:p>245</text:p>
          </table:table-cell>
          <table:table-cell table:style-name="ce218" table:formula="of:=[.AP247]-[.AP246]" office:value-type="float" office:value="256752" calcext:value-type="float">
            <text:p>256752</text:p>
          </table:table-cell>
          <table:table-cell table:formula="of:=FLOOR([.AN246]^3*142/100-5)" office:value-type="float" office:value="20882692" calcext:value-type="float">
            <text:p>20882692</text:p>
          </table:table-cell>
          <table:table-cell table:style-name="ce218" table:formula="of:=[.AR247]-[.AR246]" office:value-type="float" office:value="488190" calcext:value-type="float">
            <text:p>488190</text:p>
          </table:table-cell>
          <table:table-cell table:style-name="ce221" table:formula="of:=FLOOR([.AN246]^3*270/100-5)" office:value-type="float" office:value="39706532" calcext:value-type="float">
            <text:p>39706532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35" calcext:value-type="float">
            <text:p>335</text:p>
          </table:table-cell>
          <table:table-cell table:style-name="ce164" office:value-type="string" calcext:value-type="string">
            <text:p>Surt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82" calcext:value-type="float">
            <text:p>82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0" calcext:value-type="float">
            <text:p>70</text:p>
          </table:table-cell>
          <table:table-cell table:style-name="ce177" office:value-type="float" office:value="90" calcext:value-type="float">
            <text:p>9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54" calcext:value-type="float">
            <text:p>54</text:p>
          </table:table-cell>
          <table:table-cell table:style-name="ce189" office:value-type="float" office:value="44" calcext:value-type="float">
            <text:p>44</text:p>
          </table:table-cell>
          <table:table-cell table:style-name="ce165" table:formula="of:=SUM([.G247:.L247])" office:value-type="float" office:value="386" calcext:value-type="float">
            <text:p>386</text:p>
          </table:table-cell>
          <table:table-cell table:style-name="ce192" table:formula="of:=CONCATENATE(COM.MICROSOFT.FLOOR([.E247]/(150/(150+[.J247]+MIN([.D247];99)));1); &quot; (~&quot;; COM.MICROSOFT.CEILING((1-(150/(150+[.J247]+MIN([.D247];99))))*100;1); &quot;%)&quot;)" office:value-type="string" office:string-value="9333 (~47%)" calcext:value-type="string">
            <text:p>9333 (~47%)</text:p>
          </table:table-cell>
          <table:table-cell table:style-name="ce195" table:formula="of:=CONCATENATE(COM.MICROSOFT.FLOOR([.E247]/(150/(150+[.I247]+MIN([.D247];99)));1); &quot; (~&quot;; COM.MICROSOFT.CEILING((1-(150/(150+[.I247]+MIN([.D247];99))))*100;1); &quot;%)&quot;)" office:value-type="string" office:string-value="10400 (~52%)" calcext:value-type="string">
            <text:p>10400 (~5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6" calcext:value-type="float">
            <text:p>246</text:p>
          </table:table-cell>
          <table:table-cell table:style-name="ce218" table:formula="of:=[.AP248]-[.AP247]" office:value-type="float" office:value="258847" calcext:value-type="float">
            <text:p>258847</text:p>
          </table:table-cell>
          <table:table-cell table:formula="of:=FLOOR([.AN247]^3*142/100-5)" office:value-type="float" office:value="21139444" calcext:value-type="float">
            <text:p>21139444</text:p>
          </table:table-cell>
          <table:table-cell table:style-name="ce218" table:formula="of:=[.AR248]-[.AR247]" office:value-type="float" office:value="492175" calcext:value-type="float">
            <text:p>492175</text:p>
          </table:table-cell>
          <table:table-cell table:style-name="ce221" table:formula="of:=FLOOR([.AN247]^3*270/100-5)" office:value-type="float" office:value="40194722" calcext:value-type="float">
            <text:p>40194722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37" calcext:value-type="float">
            <text:p>337</text:p>
          </table:table-cell>
          <table:table-cell table:style-name="ce164" office:value-type="string" calcext:value-type="string">
            <text:p>Thor 2 (Boss)</text:p>
          </table:table-cell>
          <table:table-cell table:style-name="ce165" office:value-type="string" calcext:value-type="string">
            <text:p>Kishin</text:p>
          </table:table-cell>
          <table:table-cell table:style-name="ce165" office:value-type="float" office:value="80" calcext:value-type="float">
            <text:p>80</text:p>
          </table:table-cell>
          <table:table-cell table:style-name="ce168" table:content-validation-name="val6" office:value-type="float" office:value="8000" calcext:value-type="float">
            <text:p>8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76" calcext:value-type="float">
            <text:p>76</text:p>
          </table:table-cell>
          <table:table-cell table:style-name="ce177" office:value-type="float" office:value="57" calcext:value-type="float">
            <text:p>57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8:.L248])" office:value-type="float" office:value="291" calcext:value-type="float">
            <text:p>291</text:p>
          </table:table-cell>
          <table:table-cell table:style-name="ce192" table:formula="of:=CONCATENATE(COM.MICROSOFT.FLOOR([.E248]/(150/(150+[.J248]+MIN([.D248];99)));1); &quot; (~&quot;; COM.MICROSOFT.CEILING((1-(150/(150+[.J248]+MIN([.D248];99))))*100;1); &quot;%)&quot;)" office:value-type="string" office:string-value="14826 (~47%)" calcext:value-type="string">
            <text:p>14826 (~47%)</text:p>
          </table:table-cell>
          <table:table-cell table:style-name="ce195" table:formula="of:=CONCATENATE(COM.MICROSOFT.FLOOR([.E248]/(150/(150+[.I248]+MIN([.D248];99)));1); &quot; (~&quot;; COM.MICROSOFT.CEILING((1-(150/(150+[.I248]+MIN([.D248];99))))*100;1); &quot;%)&quot;)" office:value-type="string" office:string-value="15466 (~49%)" calcext:value-type="string">
            <text:p>15466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7" calcext:value-type="float">
            <text:p>247</text:p>
          </table:table-cell>
          <table:table-cell table:style-name="ce218" table:formula="of:=[.AP249]-[.AP248]" office:value-type="float" office:value="260952" calcext:value-type="float">
            <text:p>260952</text:p>
          </table:table-cell>
          <table:table-cell table:formula="of:=FLOOR([.AN248]^3*142/100-5)" office:value-type="float" office:value="21398291" calcext:value-type="float">
            <text:p>21398291</text:p>
          </table:table-cell>
          <table:table-cell table:style-name="ce218" table:formula="of:=[.AR249]-[.AR248]" office:value-type="float" office:value="496176" calcext:value-type="float">
            <text:p>496176</text:p>
          </table:table-cell>
          <table:table-cell table:style-name="ce221" table:formula="of:=FLOOR([.AN248]^3*270/100-5)" office:value-type="float" office:value="40686897" calcext:value-type="float">
            <text:p>40686897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39" calcext:value-type="float">
            <text:p>339</text:p>
          </table:table-cell>
          <table:table-cell table:style-name="ce164" office:value-type="string" calcext:value-type="string">
            <text:p>Dante/Raidou 1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36" calcext:value-type="float">
            <text:p>36</text:p>
          </table:table-cell>
          <table:table-cell table:style-name="ce168" table:content-validation-name="val6" office:value-type="float" office:value="2400" calcext:value-type="float">
            <text:p>24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0" calcext:value-type="float">
            <text:p>40</text:p>
          </table:table-cell>
          <table:table-cell table:style-name="ce177" office:value-type="float" office:value="40" calcext:value-type="float">
            <text:p>40</text:p>
          </table:table-cell>
          <table:table-cell table:style-name="ce180" office:value-type="float" office:value="36" calcext:value-type="float">
            <text:p>36</text:p>
          </table:table-cell>
          <table:table-cell table:style-name="ce183" office:value-type="float" office:value="40" calcext:value-type="float">
            <text:p>40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49:.L249])" office:value-type="float" office:value="212" calcext:value-type="float">
            <text:p>212</text:p>
          </table:table-cell>
          <table:table-cell table:style-name="ce192" table:formula="of:=CONCATENATE(COM.MICROSOFT.FLOOR([.E249]/(150/(150+[.J249]+MIN([.D249];99)));1); &quot; (~&quot;; COM.MICROSOFT.CEILING((1-(150/(150+[.J249]+MIN([.D249];99))))*100;1); &quot;%)&quot;)" office:value-type="string" office:string-value="3616 (~34%)" calcext:value-type="string">
            <text:p>3616 (~34%)</text:p>
          </table:table-cell>
          <table:table-cell table:style-name="ce195" table:formula="of:=CONCATENATE(COM.MICROSOFT.FLOOR([.E249]/(150/(150+[.I249]+MIN([.D249];99)));1); &quot; (~&quot;; COM.MICROSOFT.CEILING((1-(150/(150+[.I249]+MIN([.D249];99))))*100;1); &quot;%)&quot;)" office:value-type="string" office:string-value="3552 (~33%)" calcext:value-type="string">
            <text:p>3552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8" calcext:value-type="float">
            <text:p>248</text:p>
          </table:table-cell>
          <table:table-cell table:style-name="ce218" table:formula="of:=[.AP250]-[.AP249]" office:value-type="float" office:value="263065" calcext:value-type="float">
            <text:p>263065</text:p>
          </table:table-cell>
          <table:table-cell table:formula="of:=FLOOR([.AN249]^3*142/100-5)" office:value-type="float" office:value="21659243" calcext:value-type="float">
            <text:p>21659243</text:p>
          </table:table-cell>
          <table:table-cell table:style-name="ce218" table:formula="of:=[.AR250]-[.AR249]" office:value-type="float" office:value="500194" calcext:value-type="float">
            <text:p>500194</text:p>
          </table:table-cell>
          <table:table-cell table:style-name="ce221" table:formula="of:=FLOOR([.AN249]^3*270/100-5)" office:value-type="float" office:value="41183073" calcext:value-type="float">
            <text:p>41183073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0" calcext:value-type="float">
            <text:p>340</text:p>
          </table:table-cell>
          <table:table-cell table:style-name="ce164" office:value-type="string" calcext:value-type="string">
            <text:p>Dante/Raidou 2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0:.L250])" office:value-type="float" office:value="260" calcext:value-type="float">
            <text:p>260</text:p>
          </table:table-cell>
          <table:table-cell table:style-name="ce192" table:formula="of:=CONCATENATE(COM.MICROSOFT.FLOOR([.E250]/(150/(150+[.J250]+MIN([.D250];99)));1); &quot; (~&quot;; COM.MICROSOFT.CEILING((1-(150/(150+[.J250]+MIN([.D250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0]/(150/(150+[.I250]+MIN([.D250];99)));1); &quot; (~&quot;; COM.MICROSOFT.CEILING((1-(150/(150+[.I250]+MIN([.D250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49" calcext:value-type="float">
            <text:p>249</text:p>
          </table:table-cell>
          <table:table-cell table:style-name="ce218" table:formula="of:=[.AP251]-[.AP250]" office:value-type="float" office:value="265187" calcext:value-type="float">
            <text:p>265187</text:p>
          </table:table-cell>
          <table:table-cell table:formula="of:=FLOOR([.AN250]^3*142/100-5)" office:value-type="float" office:value="21922308" calcext:value-type="float">
            <text:p>21922308</text:p>
          </table:table-cell>
          <table:table-cell table:style-name="ce218" table:formula="of:=[.AR251]-[.AR250]" office:value-type="float" office:value="504228" calcext:value-type="float">
            <text:p>504228</text:p>
          </table:table-cell>
          <table:table-cell table:style-name="ce221" table:formula="of:=FLOOR([.AN250]^3*270/100-5)" office:value-type="float" office:value="41683267" calcext:value-type="float">
            <text:p>41683267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1" calcext:value-type="float">
            <text:p>341</text:p>
          </table:table-cell>
          <table:table-cell table:style-name="ce164" office:value-type="string" calcext:value-type="string">
            <text:p>Dante/Raidou 3 (Boss)</text:p>
          </table:table-cell>
          <table:table-cell table:style-name="ce165" office:value-type="string" calcext:value-type="string">
            <text:p>N/A</text:p>
          </table:table-cell>
          <table:table-cell table:style-name="ce165" office:value-type="float" office:value="60" calcext:value-type="float">
            <text:p>60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3000" calcext:value-type="float">
            <text:p>3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48" calcext:value-type="float">
            <text:p>48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48" calcext:value-type="float">
            <text:p>48</text:p>
          </table:table-cell>
          <table:table-cell table:style-name="ce186" office:value-type="float" office:value="44" calcext:value-type="float">
            <text:p>44</text:p>
          </table:table-cell>
          <table:table-cell table:style-name="ce189" office:value-type="float" office:value="28" calcext:value-type="float">
            <text:p>28</text:p>
          </table:table-cell>
          <table:table-cell table:style-name="ce165" table:formula="of:=SUM([.G251:.L251])" office:value-type="float" office:value="260" calcext:value-type="float">
            <text:p>260</text:p>
          </table:table-cell>
          <table:table-cell table:style-name="ce192" table:formula="of:=CONCATENATE(COM.MICROSOFT.FLOOR([.E251]/(150/(150+[.J251]+MIN([.D251];99)));1); &quot; (~&quot;; COM.MICROSOFT.CEILING((1-(150/(150+[.J251]+MIN([.D251];99))))*100;1); &quot;%)&quot;)" office:value-type="string" office:string-value="8600 (~42%)" calcext:value-type="string">
            <text:p>8600 (~42%)</text:p>
          </table:table-cell>
          <table:table-cell table:style-name="ce195" table:formula="of:=CONCATENATE(COM.MICROSOFT.FLOOR([.E251]/(150/(150+[.I251]+MIN([.D251];99)));1); &quot; (~&quot;; COM.MICROSOFT.CEILING((1-(150/(150+[.I251]+MIN([.D251];99))))*100;1); &quot;%)&quot;)" office:value-type="string" office:string-value="8466 (~41%)" calcext:value-type="string">
            <text:p>8466 (~4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50" calcext:value-type="float">
            <text:p>250</text:p>
          </table:table-cell>
          <table:table-cell table:style-name="ce218" table:formula="of:=[.AP252]-[.AP251]" office:value-type="float" office:value="267316" calcext:value-type="float">
            <text:p>267316</text:p>
          </table:table-cell>
          <table:table-cell table:formula="of:=FLOOR([.AN251]^3*142/100-5)" office:value-type="float" office:value="22187495" calcext:value-type="float">
            <text:p>22187495</text:p>
          </table:table-cell>
          <table:table-cell table:style-name="ce218" table:formula="of:=[.AR252]-[.AR251]" office:value-type="float" office:value="508277" calcext:value-type="float">
            <text:p>508277</text:p>
          </table:table-cell>
          <table:table-cell table:style-name="ce221" table:formula="of:=FLOOR([.AN251]^3*270/100-5)" office:value-type="float" office:value="42187495" calcext:value-type="float">
            <text:p>42187495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2" calcext:value-type="float">
            <text:p>342</text:p>
          </table:table-cell>
          <table:table-cell table:style-name="ce164" office:value-type="string" calcext:value-type="string">
            <text:p>Metatron (Boss)</text:p>
          </table:table-cell>
          <table:table-cell table:style-name="ce165" office:value-type="string" calcext:value-type="string">
            <text:p>Seraph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4" calcext:value-type="float">
            <text:p>64</text:p>
          </table:table-cell>
          <table:table-cell table:style-name="ce177" office:value-type="float" office:value="72" calcext:value-type="float">
            <text:p>72</text:p>
          </table:table-cell>
          <table:table-cell table:style-name="ce180" office:value-type="float" office:value="68" calcext:value-type="float">
            <text:p>68</text:p>
          </table:table-cell>
          <table:table-cell table:style-name="ce183" office:value-type="float" office:value="58" calcext:value-type="float">
            <text:p>58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2" calcext:value-type="float">
            <text:p>32</text:p>
          </table:table-cell>
          <table:table-cell table:style-name="ce165" table:formula="of:=SUM([.G252:.L252])" office:value-type="float" office:value="342" calcext:value-type="float">
            <text:p>342</text:p>
          </table:table-cell>
          <table:table-cell table:style-name="ce192" table:formula="of:=CONCATENATE(COM.MICROSOFT.FLOOR([.E252]/(150/(150+[.J252]+MIN([.D252];99)));1); &quot; (~&quot;; COM.MICROSOFT.CEILING((1-(150/(150+[.J252]+MIN([.D252];99))))*100;1); &quot;%)&quot;)" office:value-type="string" office:string-value="32320 (~51%)" calcext:value-type="string">
            <text:p>32320 (~51%)</text:p>
          </table:table-cell>
          <table:table-cell table:style-name="ce195" table:formula="of:=CONCATENATE(COM.MICROSOFT.FLOOR([.E252]/(150/(150+[.I252]+MIN([.D252];99)));1); &quot; (~&quot;; COM.MICROSOFT.CEILING((1-(150/(150+[.I252]+MIN([.D252];99))))*100;1); &quot;%)&quot;)" office:value-type="string" office:string-value="33386 (~53%)" calcext:value-type="string">
            <text:p>33386 (~5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51" calcext:value-type="float">
            <text:p>251</text:p>
          </table:table-cell>
          <table:table-cell table:style-name="ce218" table:formula="of:=[.AP253]-[.AP252]" office:value-type="float" office:value="269455" calcext:value-type="float">
            <text:p>269455</text:p>
          </table:table-cell>
          <table:table-cell table:formula="of:=FLOOR([.AN252]^3*142/100-5)" office:value-type="float" office:value="22454811" calcext:value-type="float">
            <text:p>22454811</text:p>
          </table:table-cell>
          <table:table-cell table:style-name="ce218" table:formula="of:=[.AR253]-[.AR252]" office:value-type="float" office:value="512344" calcext:value-type="float">
            <text:p>512344</text:p>
          </table:table-cell>
          <table:table-cell table:style-name="ce221" table:formula="of:=FLOOR([.AN252]^3*270/100-5)" office:value-type="float" office:value="42695772" calcext:value-type="float">
            <text:p>42695772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3" calcext:value-type="float">
            <text:p>343</text:p>
          </table:table-cell>
          <table:table-cell table:style-name="ce164" office:value-type="string" calcext:value-type="string">
            <text:p>Beelzebub Fly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5" calcext:value-type="float">
            <text:p>95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60" calcext:value-type="float">
            <text:p>60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6" calcext:value-type="float">
            <text:p>56</text:p>
          </table:table-cell>
          <table:table-cell table:style-name="ce183" office:value-type="float" office:value="54" calcext:value-type="float">
            <text:p>54</text:p>
          </table:table-cell>
          <table:table-cell table:style-name="ce186" office:value-type="float" office:value="60" calcext:value-type="float">
            <text:p>60</text:p>
          </table:table-cell>
          <table:table-cell table:style-name="ce189" office:value-type="float" office:value="40" calcext:value-type="float">
            <text:p>40</text:p>
          </table:table-cell>
          <table:table-cell table:style-name="ce165" table:formula="of:=SUM([.G253:.L253])" office:value-type="float" office:value="325" calcext:value-type="float">
            <text:p>325</text:p>
          </table:table-cell>
          <table:table-cell table:style-name="ce192" table:formula="of:=CONCATENATE(COM.MICROSOFT.FLOOR([.E253]/(150/(150+[.J253]+MIN([.D253];99)));1); &quot; (~&quot;; COM.MICROSOFT.CEILING((1-(150/(150+[.J253]+MIN([.D253];99))))*100;1); &quot;%)&quot;)" office:value-type="string" office:string-value="31893 (~50%)" calcext:value-type="string">
            <text:p>31893 (~50%)</text:p>
          </table:table-cell>
          <table:table-cell table:style-name="ce195" table:formula="of:=CONCATENATE(COM.MICROSOFT.FLOOR([.E253]/(150/(150+[.I253]+MIN([.D253];99)));1); &quot; (~&quot;; COM.MICROSOFT.CEILING((1-(150/(150+[.I253]+MIN([.D253];99))))*100;1); &quot;%)&quot;)" office:value-type="string" office:string-value="32106 (~51%)" calcext:value-type="string">
            <text:p>32106 (~51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52" calcext:value-type="float">
            <text:p>252</text:p>
          </table:table-cell>
          <table:table-cell table:style-name="ce218" table:formula="of:=[.AP254]-[.AP253]" office:value-type="float" office:value="271602" calcext:value-type="float">
            <text:p>271602</text:p>
          </table:table-cell>
          <table:table-cell table:formula="of:=FLOOR([.AN253]^3*142/100-5)" office:value-type="float" office:value="22724266" calcext:value-type="float">
            <text:p>22724266</text:p>
          </table:table-cell>
          <table:table-cell table:style-name="ce218" table:formula="of:=[.AR254]-[.AR253]" office:value-type="float" office:value="516426" calcext:value-type="float">
            <text:p>516426</text:p>
          </table:table-cell>
          <table:table-cell table:style-name="ce221" table:formula="of:=FLOOR([.AN253]^3*270/100-5)" office:value-type="float" office:value="43208116" calcext:value-type="float">
            <text:p>43208116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4" calcext:value-type="float">
            <text:p>344</text:p>
          </table:table-cell>
          <table:table-cell table:style-name="ce164" office:value-type="string" calcext:value-type="string">
            <text:p>Lucifer (Boss)</text:p>
          </table:table-cell>
          <table:table-cell table:style-name="ce165" office:value-type="string" calcext:value-type="string">
            <text:p>Devil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65535" calcext:value-type="float">
            <text:p>65535</text:p>
          </table:table-cell>
          <table:table-cell table:style-name="ce171" table:content-validation-name="val6" office:value-type="float" office:value="65535" calcext:value-type="float">
            <text:p>65535</text:p>
          </table:table-cell>
          <table:table-cell table:style-name="ce174" office:value-type="float" office:value="99" calcext:value-type="float">
            <text:p>99</text:p>
          </table:table-cell>
          <table:table-cell table:style-name="ce177" office:value-type="float" office:value="99" calcext:value-type="float">
            <text:p>99</text:p>
          </table:table-cell>
          <table:table-cell table:style-name="ce180" office:value-type="float" office:value="99" calcext:value-type="float">
            <text:p>99</text:p>
          </table:table-cell>
          <table:table-cell table:style-name="ce183" office:value-type="float" office:value="99" calcext:value-type="float">
            <text:p>99</text:p>
          </table:table-cell>
          <table:table-cell table:style-name="ce186" office:value-type="float" office:value="99" calcext:value-type="float">
            <text:p>99</text:p>
          </table:table-cell>
          <table:table-cell table:style-name="ce189" office:value-type="float" office:value="99" calcext:value-type="float">
            <text:p>99</text:p>
          </table:table-cell>
          <table:table-cell table:style-name="ce165" table:formula="of:=SUM([.G254:.L254])" office:value-type="float" office:value="594" calcext:value-type="float">
            <text:p>594</text:p>
          </table:table-cell>
          <table:table-cell table:style-name="ce192" table:formula="of:=CONCATENATE(COM.MICROSOFT.FLOOR([.E254]/(150/(150+[.J254]+MIN([.D254];99)));1); &quot; (~&quot;; COM.MICROSOFT.CEILING((1-(150/(150+[.J254]+MIN([.D254];99))))*100;1); &quot;%)&quot;)" office:value-type="string" office:string-value="152041 (~57%)" calcext:value-type="string">
            <text:p>152041 (~57%)</text:p>
          </table:table-cell>
          <table:table-cell table:style-name="ce195" table:formula="of:=CONCATENATE(COM.MICROSOFT.FLOOR([.E254]/(150/(150+[.I254]+MIN([.D254];99)));1); &quot; (~&quot;; COM.MICROSOFT.CEILING((1-(150/(150+[.I254]+MIN([.D254];99))))*100;1); &quot;%)&quot;)" office:value-type="string" office:string-value="152041 (~57%)" calcext:value-type="string">
            <text:p>152041 (~5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53" calcext:value-type="float">
            <text:p>253</text:p>
          </table:table-cell>
          <table:table-cell table:style-name="ce218" table:formula="of:=[.AP255]-[.AP254]" office:value-type="float" office:value="273757" calcext:value-type="float">
            <text:p>273757</text:p>
          </table:table-cell>
          <table:table-cell table:formula="of:=FLOOR([.AN254]^3*142/100-5)" office:value-type="float" office:value="22995868" calcext:value-type="float">
            <text:p>22995868</text:p>
          </table:table-cell>
          <table:table-cell table:style-name="ce218" table:formula="of:=[.AR255]-[.AR254]" office:value-type="float" office:value="520525" calcext:value-type="float">
            <text:p>520525</text:p>
          </table:table-cell>
          <table:table-cell table:style-name="ce221" table:formula="of:=FLOOR([.AN254]^3*270/100-5)" office:value-type="float" office:value="43724542" calcext:value-type="float">
            <text:p>43724542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5" calcext:value-type="float">
            <text:p>345</text:p>
          </table:table-cell>
          <table:table-cell table:style-name="ce164" office:value-type="string" calcext:value-type="string">
            <text:p>Pal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3" calcext:value-type="float">
            <text:p>63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8" calcext:value-type="float">
            <text:p>48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2" calcext:value-type="float">
            <text:p>5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5:.L255])" office:value-type="float" office:value="255" calcext:value-type="float">
            <text:p>255</text:p>
          </table:table-cell>
          <table:table-cell table:style-name="ce192" table:formula="of:=CONCATENATE(COM.MICROSOFT.FLOOR([.E255]/(150/(150+[.J255]+MIN([.D255];99)));1); &quot; (~&quot;; COM.MICROSOFT.CEILING((1-(150/(150+[.J255]+MIN([.D255];99))))*100;1); &quot;%)&quot;)" office:value-type="string" office:string-value="8300 (~40%)" calcext:value-type="string">
            <text:p>8300 (~40%)</text:p>
          </table:table-cell>
          <table:table-cell table:style-name="ce195" table:formula="of:=CONCATENATE(COM.MICROSOFT.FLOOR([.E255]/(150/(150+[.I255]+MIN([.D255];99)));1); &quot; (~&quot;; COM.MICROSOFT.CEILING((1-(150/(150+[.I255]+MIN([.D255];99))))*100;1); &quot;%)&quot;)" office:value-type="string" office:string-value="8833 (~44%)" calcext:value-type="string">
            <text:p>8833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54" calcext:value-type="float">
            <text:p>254</text:p>
          </table:table-cell>
          <table:table-cell table:style-name="ce218" table:formula="of:=[.AP256]-[.AP255]" office:value-type="float" office:value="275922" calcext:value-type="float">
            <text:p>275922</text:p>
          </table:table-cell>
          <table:table-cell table:formula="of:=FLOOR([.AN255]^3*142/100-5)" office:value-type="float" office:value="23269625" calcext:value-type="float">
            <text:p>23269625</text:p>
          </table:table-cell>
          <table:table-cell table:style-name="ce218" table:formula="of:=[.AR256]-[.AR255]" office:value-type="float" office:value="524640" calcext:value-type="float">
            <text:p>524640</text:p>
          </table:table-cell>
          <table:table-cell table:style-name="ce221" table:formula="of:=FLOOR([.AN255]^3*270/100-5)" office:value-type="float" office:value="44245067" calcext:value-type="float">
            <text:p>44245067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6" calcext:value-type="float">
            <text:p>346</text:p>
          </table:table-cell>
          <table:table-cell table:style-name="ce164" office:value-type="string" calcext:value-type="string">
            <text:p>White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2" calcext:value-type="float">
            <text:p>52</text:p>
          </table:table-cell>
          <table:table-cell table:style-name="ce168" table:content-validation-name="val6" office:value-type="float" office:value="4000" calcext:value-type="float">
            <text:p>4000</text:p>
          </table:table-cell>
          <table:table-cell table:style-name="ce171" table:content-validation-name="val6" office:value-type="float" office:value="1500" calcext:value-type="float">
            <text:p>15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33" calcext:value-type="float">
            <text:p>33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36" calcext:value-type="float">
            <text:p>36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6:.L256])" office:value-type="float" office:value="207" calcext:value-type="float">
            <text:p>207</text:p>
          </table:table-cell>
          <table:table-cell table:style-name="ce192" table:formula="of:=CONCATENATE(COM.MICROSOFT.FLOOR([.E256]/(150/(150+[.J256]+MIN([.D256];99)));1); &quot; (~&quot;; COM.MICROSOFT.CEILING((1-(150/(150+[.J256]+MIN([.D256];99))))*100;1); &quot;%)&quot;)" office:value-type="string" office:string-value="6240 (~36%)" calcext:value-type="string">
            <text:p>6240 (~36%)</text:p>
          </table:table-cell>
          <table:table-cell table:style-name="ce195" table:formula="of:=CONCATENATE(COM.MICROSOFT.FLOOR([.E256]/(150/(150+[.I256]+MIN([.D256];99)));1); &quot; (~&quot;; COM.MICROSOFT.CEILING((1-(150/(150+[.I256]+MIN([.D256];99))))*100;1); &quot;%)&quot;)" office:value-type="string" office:string-value="6293 (~37%)" calcext:value-type="string">
            <text:p>6293 (~37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/>
          <table:table-cell table:style-name="ce218" office:value-type="float" office:value="255" calcext:value-type="float">
            <text:p>255</text:p>
          </table:table-cell>
          <table:table-cell table:style-name="ce218" office:value-type="string" calcext:value-type="string">
            <text:p>---</text:p>
          </table:table-cell>
          <table:table-cell table:formula="of:=FLOOR([.AN256]^3*142/100-5)" office:value-type="float" office:value="23545547" calcext:value-type="float">
            <text:p>23545547</text:p>
          </table:table-cell>
          <table:table-cell table:style-name="ce218" office:value-type="string" calcext:value-type="string">
            <text:p>---</text:p>
          </table:table-cell>
          <table:table-cell table:style-name="ce221" table:formula="of:=FLOOR([.AN256]^3*270/100-5)" office:value-type="float" office:value="44769707" calcext:value-type="float">
            <text:p>44769707</text:p>
          </table:table-cell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7" calcext:value-type="float">
            <text:p>347</text:p>
          </table:table-cell>
          <table:table-cell table:style-name="ce164" office:value-type="string" calcext:value-type="string">
            <text:p>Red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55" calcext:value-type="float">
            <text:p>55</text:p>
          </table:table-cell>
          <table:table-cell table:style-name="ce168" table:content-validation-name="val6" office:value-type="float" office:value="4300" calcext:value-type="float">
            <text:p>4300</text:p>
          </table:table-cell>
          <table:table-cell table:style-name="ce171" table:content-validation-name="val6" office:value-type="float" office:value="1700" calcext:value-type="float">
            <text:p>17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44" calcext:value-type="float">
            <text:p>44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36" calcext:value-type="float">
            <text:p>36</text:p>
          </table:table-cell>
          <table:table-cell table:style-name="ce186" office:value-type="float" office:value="30" calcext:value-type="float">
            <text:p>3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7:.L257])" office:value-type="float" office:value="224" calcext:value-type="float">
            <text:p>224</text:p>
          </table:table-cell>
          <table:table-cell table:style-name="ce192" table:formula="of:=CONCATENATE(COM.MICROSOFT.FLOOR([.E257]/(150/(150+[.J257]+MIN([.D257];99)));1); &quot; (~&quot;; COM.MICROSOFT.CEILING((1-(150/(150+[.J257]+MIN([.D257];99))))*100;1); &quot;%)&quot;)" office:value-type="string" office:string-value="6908 (~38%)" calcext:value-type="string">
            <text:p>6908 (~38%)</text:p>
          </table:table-cell>
          <table:table-cell table:style-name="ce195" table:formula="of:=CONCATENATE(COM.MICROSOFT.FLOOR([.E257]/(150/(150+[.I257]+MIN([.D257];99)));1); &quot; (~&quot;; COM.MICROSOFT.CEILING((1-(150/(150+[.I257]+MIN([.D257];99))))*100;1); &quot;%)&quot;)" office:value-type="string" office:string-value="7080 (~40%)" calcext:value-type="string">
            <text:p>7080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8" calcext:value-type="float">
            <text:p>348</text:p>
          </table:table-cell>
          <table:table-cell table:style-name="ce164" office:value-type="string" calcext:value-type="string">
            <text:p>Black Rid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1" calcext:value-type="float">
            <text:p>61</text:p>
          </table:table-cell>
          <table:table-cell table:style-name="ce168" table:content-validation-name="val6" office:value-type="float" office:value="4600" calcext:value-type="float">
            <text:p>4600</text:p>
          </table:table-cell>
          <table:table-cell table:style-name="ce171" table:content-validation-name="val6" office:value-type="float" office:value="1800" calcext:value-type="float">
            <text:p>1800</text:p>
          </table:table-cell>
          <table:table-cell table:style-name="ce174" office:value-type="float" office:value="44" calcext:value-type="float">
            <text:p>44</text:p>
          </table:table-cell>
          <table:table-cell table:style-name="ce177" office:value-type="float" office:value="55" calcext:value-type="float">
            <text:p>55</text:p>
          </table:table-cell>
          <table:table-cell table:style-name="ce180" office:value-type="float" office:value="50" calcext:value-type="float">
            <text:p>50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40" calcext:value-type="float">
            <text:p>40</text:p>
          </table:table-cell>
          <table:table-cell table:style-name="ce189" office:value-type="float" office:value="26" calcext:value-type="float">
            <text:p>26</text:p>
          </table:table-cell>
          <table:table-cell table:style-name="ce165" table:formula="of:=SUM([.G258:.L258])" office:value-type="float" office:value="247" calcext:value-type="float">
            <text:p>247</text:p>
          </table:table-cell>
          <table:table-cell table:style-name="ce192" table:formula="of:=CONCATENATE(COM.MICROSOFT.FLOOR([.E258]/(150/(150+[.J258]+MIN([.D258];99)));1); &quot; (~&quot;; COM.MICROSOFT.CEILING((1-(150/(150+[.J258]+MIN([.D258];99))))*100;1); &quot;%)&quot;)" office:value-type="string" office:string-value="7452 (~39%)" calcext:value-type="string">
            <text:p>7452 (~39%)</text:p>
          </table:table-cell>
          <table:table-cell table:style-name="ce195" table:formula="of:=CONCATENATE(COM.MICROSOFT.FLOOR([.E258]/(150/(150+[.I258]+MIN([.D258];99)));1); &quot; (~&quot;; COM.MICROSOFT.CEILING((1-(150/(150+[.I258]+MIN([.D258];99))))*100;1); &quot;%)&quot;)" office:value-type="string" office:string-value="8004 (~43%)" calcext:value-type="string">
            <text:p>8004 (~4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49" calcext:value-type="float">
            <text:p>349</text:p>
          </table:table-cell>
          <table:table-cell table:style-name="ce164" office:value-type="string" calcext:value-type="string">
            <text:p>Matado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0" calcext:value-type="float">
            <text:p>30</text:p>
          </table:table-cell>
          <table:table-cell table:style-name="ce168" table:content-validation-name="val6" office:value-type="float" office:value="1000" calcext:value-type="float">
            <text:p>1000</text:p>
          </table:table-cell>
          <table:table-cell table:style-name="ce171" table:content-validation-name="val6" office:value-type="float" office:value="500" calcext:value-type="float">
            <text:p>5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18" calcext:value-type="float">
            <text:p>18</text:p>
          </table:table-cell>
          <table:table-cell table:style-name="ce180" office:value-type="float" office:value="18" calcext:value-type="float">
            <text:p>18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59:.L259])" office:value-type="float" office:value="138" calcext:value-type="float">
            <text:p>138</text:p>
          </table:table-cell>
          <table:table-cell table:style-name="ce192" table:formula="of:=CONCATENATE(COM.MICROSOFT.FLOOR([.E259]/(150/(150+[.J259]+MIN([.D259];99)));1); &quot; (~&quot;; COM.MICROSOFT.CEILING((1-(150/(150+[.J259]+MIN([.D259];99))))*100;1); &quot;%)&quot;)" office:value-type="string" office:string-value="1346 (~26%)" calcext:value-type="string">
            <text:p>1346 (~26%)</text:p>
          </table:table-cell>
          <table:table-cell table:style-name="ce195" table:formula="of:=CONCATENATE(COM.MICROSOFT.FLOOR([.E259]/(150/(150+[.I259]+MIN([.D259];99)));1); &quot; (~&quot;; COM.MICROSOFT.CEILING((1-(150/(150+[.I259]+MIN([.D259];99))))*100;1); &quot;%)&quot;)" office:value-type="string" office:string-value="1320 (~25%)" calcext:value-type="string">
            <text:p>1320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50" calcext:value-type="float">
            <text:p>350</text:p>
          </table:table-cell>
          <table:table-cell table:style-name="ce164" office:value-type="string" calcext:value-type="string">
            <text:p>Hell Bik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42" calcext:value-type="float">
            <text:p>42</text:p>
          </table:table-cell>
          <table:table-cell table:style-name="ce168" table:content-validation-name="val6" office:value-type="float" office:value="3000" calcext:value-type="float">
            <text:p>3000</text:p>
          </table:table-cell>
          <table:table-cell table:style-name="ce171" table:content-validation-name="val6" office:value-type="float" office:value="1000" calcext:value-type="float">
            <text:p>1000</text:p>
          </table:table-cell>
          <table:table-cell table:style-name="ce174" office:value-type="float" office:value="34" calcext:value-type="float">
            <text:p>34</text:p>
          </table:table-cell>
          <table:table-cell table:style-name="ce177" office:value-type="float" office:value="26" calcext:value-type="float">
            <text:p>26</text:p>
          </table:table-cell>
          <table:table-cell table:style-name="ce180" office:value-type="float" office:value="28" calcext:value-type="float">
            <text:p>28</text:p>
          </table:table-cell>
          <table:table-cell table:style-name="ce183" office:value-type="float" office:value="28" calcext:value-type="float">
            <text:p>28</text:p>
          </table:table-cell>
          <table:table-cell table:style-name="ce186" office:value-type="float" office:value="34" calcext:value-type="float">
            <text:p>34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0:.L260])" office:value-type="float" office:value="170" calcext:value-type="float">
            <text:p>170</text:p>
          </table:table-cell>
          <table:table-cell table:style-name="ce192" table:formula="of:=CONCATENATE(COM.MICROSOFT.FLOOR([.E260]/(150/(150+[.J260]+MIN([.D260];99)));1); &quot; (~&quot;; COM.MICROSOFT.CEILING((1-(150/(150+[.J260]+MIN([.D260];99))))*100;1); &quot;%)&quot;)" office:value-type="string" office:string-value="4400 (~32%)" calcext:value-type="string">
            <text:p>4400 (~32%)</text:p>
          </table:table-cell>
          <table:table-cell table:style-name="ce195" table:formula="of:=CONCATENATE(COM.MICROSOFT.FLOOR([.E260]/(150/(150+[.I260]+MIN([.D260];99)));1); &quot; (~&quot;; COM.MICROSOFT.CEILING((1-(150/(150+[.I260]+MIN([.D260];99))))*100;1); &quot;%)&quot;)" office:value-type="string" office:string-value="4400 (~32%)" calcext:value-type="string">
            <text:p>4400 (~32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51" calcext:value-type="float">
            <text:p>351</text:p>
          </table:table-cell>
          <table:table-cell table:style-name="ce164" office:value-type="string" calcext:value-type="string">
            <text:p>Daisoujou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37" calcext:value-type="float">
            <text:p>37</text:p>
          </table:table-cell>
          <table:table-cell table:style-name="ce168" table:content-validation-name="val6" office:value-type="float" office:value="2500" calcext:value-type="float">
            <text:p>2500</text:p>
          </table:table-cell>
          <table:table-cell table:style-name="ce171" table:content-validation-name="val6" office:value-type="float" office:value="800" calcext:value-type="float">
            <text:p>800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49" calcext:value-type="float">
            <text:p>49</text:p>
          </table:table-cell>
          <table:table-cell table:style-name="ce180" office:value-type="float" office:value="42" calcext:value-type="float">
            <text:p>42</text:p>
          </table:table-cell>
          <table:table-cell table:style-name="ce183" office:value-type="float" office:value="22" calcext:value-type="float">
            <text:p>22</text:p>
          </table:table-cell>
          <table:table-cell table:style-name="ce186" office:value-type="float" office:value="26" calcext:value-type="float">
            <text:p>26</text:p>
          </table:table-cell>
          <table:table-cell table:style-name="ce189" office:value-type="float" office:value="20" calcext:value-type="float">
            <text:p>20</text:p>
          </table:table-cell>
          <table:table-cell table:style-name="ce165" table:formula="of:=SUM([.G261:.L261])" office:value-type="float" office:value="183" calcext:value-type="float">
            <text:p>183</text:p>
          </table:table-cell>
          <table:table-cell table:style-name="ce192" table:formula="of:=CONCATENATE(COM.MICROSOFT.FLOOR([.E261]/(150/(150+[.J261]+MIN([.D261];99)));1); &quot; (~&quot;; COM.MICROSOFT.CEILING((1-(150/(150+[.J261]+MIN([.D261];99))))*100;1); &quot;%)&quot;)" office:value-type="string" office:string-value="3483 (~29%)" calcext:value-type="string">
            <text:p>3483 (~29%)</text:p>
          </table:table-cell>
          <table:table-cell table:style-name="ce195" table:formula="of:=CONCATENATE(COM.MICROSOFT.FLOOR([.E261]/(150/(150+[.I261]+MIN([.D261];99)));1); &quot; (~&quot;; COM.MICROSOFT.CEILING((1-(150/(150+[.I261]+MIN([.D261];99))))*100;1); &quot;%)&quot;)" office:value-type="string" office:string-value="3816 (~35%)" calcext:value-type="string">
            <text:p>3816 (~3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52" calcext:value-type="float">
            <text:p>352</text:p>
          </table:table-cell>
          <table:table-cell table:style-name="ce164" office:value-type="string" calcext:value-type="string">
            <text:p>Mother Harlot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69" calcext:value-type="float">
            <text:p>69</text:p>
          </table:table-cell>
          <table:table-cell table:style-name="ce168" table:content-validation-name="val6" office:value-type="float" office:value="5000" calcext:value-type="float">
            <text:p>5000</text:p>
          </table:table-cell>
          <table:table-cell table:style-name="ce171" table:content-validation-name="val6" office:value-type="float" office:value="2000" calcext:value-type="float">
            <text:p>2000</text:p>
          </table:table-cell>
          <table:table-cell table:style-name="ce174" office:value-type="float" office:value="46" calcext:value-type="float">
            <text:p>46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8" calcext:value-type="float">
            <text:p>48</text:p>
          </table:table-cell>
          <table:table-cell table:style-name="ce183" office:value-type="float" office:value="38" calcext:value-type="float">
            <text:p>38</text:p>
          </table:table-cell>
          <table:table-cell table:style-name="ce186" office:value-type="float" office:value="38" calcext:value-type="float">
            <text:p>38</text:p>
          </table:table-cell>
          <table:table-cell table:style-name="ce189" office:value-type="float" office:value="38" calcext:value-type="float">
            <text:p>38</text:p>
          </table:table-cell>
          <table:table-cell table:style-name="ce165" table:formula="of:=SUM([.G262:.L262])" office:value-type="float" office:value="258" calcext:value-type="float">
            <text:p>258</text:p>
          </table:table-cell>
          <table:table-cell table:style-name="ce192" table:formula="of:=CONCATENATE(COM.MICROSOFT.FLOOR([.E262]/(150/(150+[.J262]+MIN([.D262];99)));1); &quot; (~&quot;; COM.MICROSOFT.CEILING((1-(150/(150+[.J262]+MIN([.D262];99))))*100;1); &quot;%)&quot;)" office:value-type="string" office:string-value="8566 (~42%)" calcext:value-type="string">
            <text:p>8566 (~42%)</text:p>
          </table:table-cell>
          <table:table-cell table:style-name="ce195" table:formula="of:=CONCATENATE(COM.MICROSOFT.FLOOR([.E262]/(150/(150+[.I262]+MIN([.D262];99)));1); &quot; (~&quot;; COM.MICROSOFT.CEILING((1-(150/(150+[.I262]+MIN([.D262];99))))*100;1); &quot;%)&quot;)" office:value-type="string" office:string-value="8900 (~44%)" calcext:value-type="string">
            <text:p>8900 (~4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53" calcext:value-type="float">
            <text:p>353</text:p>
          </table:table-cell>
          <table:table-cell table:style-name="ce164" office:value-type="string" calcext:value-type="string">
            <text:p>Trumpeter (Boss)</text:p>
          </table:table-cell>
          <table:table-cell table:style-name="ce165" office:value-type="string" calcext:value-type="string">
            <text:p>Fiend</text:p>
          </table:table-cell>
          <table:table-cell table:style-name="ce165" office:value-type="float" office:value="77" calcext:value-type="float">
            <text:p>77</text:p>
          </table:table-cell>
          <table:table-cell table:style-name="ce168" table:content-validation-name="val6" office:value-type="float" office:value="11000" calcext:value-type="float">
            <text:p>11000</text:p>
          </table:table-cell>
          <table:table-cell table:style-name="ce171" table:content-validation-name="val6" office:value-type="float" office:value="5000" calcext:value-type="float">
            <text:p>5000</text:p>
          </table:table-cell>
          <table:table-cell table:style-name="ce174" office:value-type="float" office:value="42" calcext:value-type="float">
            <text:p>42</text:p>
          </table:table-cell>
          <table:table-cell table:style-name="ce177" office:value-type="float" office:value="64" calcext:value-type="float">
            <text:p>64</text:p>
          </table:table-cell>
          <table:table-cell table:style-name="ce180" office:value-type="float" office:value="62" calcext:value-type="float">
            <text:p>6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48" calcext:value-type="float">
            <text:p>48</text:p>
          </table:table-cell>
          <table:table-cell table:style-name="ce189" office:value-type="float" office:value="30" calcext:value-type="float">
            <text:p>30</text:p>
          </table:table-cell>
          <table:table-cell table:style-name="ce165" table:formula="of:=SUM([.G263:.L263])" office:value-type="float" office:value="288" calcext:value-type="float">
            <text:p>288</text:p>
          </table:table-cell>
          <table:table-cell table:style-name="ce192" table:formula="of:=CONCATENATE(COM.MICROSOFT.FLOOR([.E263]/(150/(150+[.J263]+MIN([.D263];99)));1); &quot; (~&quot;; COM.MICROSOFT.CEILING((1-(150/(150+[.J263]+MIN([.D263];99))))*100;1); &quot;%)&quot;)" office:value-type="string" office:string-value="19726 (~45%)" calcext:value-type="string">
            <text:p>19726 (~45%)</text:p>
          </table:table-cell>
          <table:table-cell table:style-name="ce195" table:formula="of:=CONCATENATE(COM.MICROSOFT.FLOOR([.E263]/(150/(150+[.I263]+MIN([.D263];99)));1); &quot; (~&quot;; COM.MICROSOFT.CEILING((1-(150/(150+[.I263]+MIN([.D263];99))))*100;1); &quot;%)&quot;)" office:value-type="string" office:string-value="21193 (~49%)" calcext:value-type="string">
            <text:p>21193 (~49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57" calcext:value-type="float">
            <text:p>357</text:p>
          </table:table-cell>
          <table:table-cell table:style-name="ce164" office:value-type="string" calcext:value-type="string">
            <text:p>Beelzebub Man (Boss)</text:p>
          </table:table-cell>
          <table:table-cell table:style-name="ce165" office:value-type="string" calcext:value-type="string">
            <text:p>Tyrant</text:p>
          </table:table-cell>
          <table:table-cell table:style-name="ce165" office:value-type="float" office:value="99" calcext:value-type="float">
            <text:p>99</text:p>
          </table:table-cell>
          <table:table-cell table:style-name="ce168" table:content-validation-name="val6" office:value-type="float" office:value="16000" calcext:value-type="float">
            <text:p>16000</text:p>
          </table:table-cell>
          <table:table-cell table:style-name="ce171" table:content-validation-name="val6" office:value-type="float" office:value="10000" calcext:value-type="float">
            <text:p>10000</text:p>
          </table:table-cell>
          <table:table-cell table:style-name="ce174" office:value-type="float" office:value="80" calcext:value-type="float">
            <text:p>80</text:p>
          </table:table-cell>
          <table:table-cell table:style-name="ce177" office:value-type="float" office:value="80" calcext:value-type="float">
            <text:p>80</text:p>
          </table:table-cell>
          <table:table-cell table:style-name="ce180" office:value-type="float" office:value="80" calcext:value-type="float">
            <text:p>80</text:p>
          </table:table-cell>
          <table:table-cell table:style-name="ce183" office:value-type="float" office:value="80" calcext:value-type="float">
            <text:p>80</text:p>
          </table:table-cell>
          <table:table-cell table:style-name="ce186" office:value-type="float" office:value="80" calcext:value-type="float">
            <text:p>80</text:p>
          </table:table-cell>
          <table:table-cell table:style-name="ce189" office:value-type="float" office:value="80" calcext:value-type="float">
            <text:p>80</text:p>
          </table:table-cell>
          <table:table-cell table:style-name="ce165" table:formula="of:=SUM([.G264:.L264])" office:value-type="float" office:value="480" calcext:value-type="float">
            <text:p>480</text:p>
          </table:table-cell>
          <table:table-cell table:style-name="ce192" table:formula="of:=CONCATENATE(COM.MICROSOFT.FLOOR([.E264]/(150/(150+[.J264]+MIN([.D264];99)));1); &quot; (~&quot;; COM.MICROSOFT.CEILING((1-(150/(150+[.J264]+MIN([.D264];99))))*100;1); &quot;%)&quot;)" office:value-type="string" office:string-value="35093 (~55%)" calcext:value-type="string">
            <text:p>35093 (~55%)</text:p>
          </table:table-cell>
          <table:table-cell table:style-name="ce195" table:formula="of:=CONCATENATE(COM.MICROSOFT.FLOOR([.E264]/(150/(150+[.I264]+MIN([.D264];99)));1); &quot; (~&quot;; COM.MICROSOFT.CEILING((1-(150/(150+[.I264]+MIN([.D264];99))))*100;1); &quot;%)&quot;)" office:value-type="string" office:string-value="35093 (~55%)" calcext:value-type="string">
            <text:p>35093 (~5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58" calcext:value-type="float">
            <text:p>358</text:p>
          </table:table-cell>
          <table:table-cell table:style-name="ce164" office:value-type="string" calcext:value-type="string">
            <text:p>Loa (Boss)</text:p>
          </table:table-cell>
          <table:table-cell table:style-name="ce165" office:value-type="string" calcext:value-type="string">
            <text:p>Night</text:p>
          </table:table-cell>
          <table:table-cell table:style-name="ce165" office:value-type="float" office:value="53" calcext:value-type="float">
            <text:p>53</text:p>
          </table:table-cell>
          <table:table-cell table:style-name="ce168" table:content-validation-name="val6" office:value-type="float" office:value="414" calcext:value-type="float">
            <text:p>414</text:p>
          </table:table-cell>
          <table:table-cell table:style-name="ce171" table:content-validation-name="val6" office:value-type="float" office:value="255" calcext:value-type="float">
            <text:p>255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50" calcext:value-type="float">
            <text:p>50</text:p>
          </table:table-cell>
          <table:table-cell table:style-name="ce180" office:value-type="float" office:value="44" calcext:value-type="float">
            <text:p>44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24" calcext:value-type="float">
            <text:p>24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5:.L265])" office:value-type="float" office:value="196" calcext:value-type="float">
            <text:p>196</text:p>
          </table:table-cell>
          <table:table-cell table:style-name="ce192" table:formula="of:=CONCATENATE(COM.MICROSOFT.FLOOR([.E265]/(150/(150+[.J265]+MIN([.D265];99)));1); &quot; (~&quot;; COM.MICROSOFT.CEILING((1-(150/(150+[.J265]+MIN([.D265];99))))*100;1); &quot;%)&quot;)" office:value-type="string" office:string-value="648 (~37%)" calcext:value-type="string">
            <text:p>648 (~37%)</text:p>
          </table:table-cell>
          <table:table-cell table:style-name="ce195" table:formula="of:=CONCATENATE(COM.MICROSOFT.FLOOR([.E265]/(150/(150+[.I265]+MIN([.D265];99)));1); &quot; (~&quot;; COM.MICROSOFT.CEILING((1-(150/(150+[.I265]+MIN([.D265];99))))*100;1); &quot;%)&quot;)" office:value-type="string" office:string-value="681 (~40%)" calcext:value-type="string">
            <text:p>681 (~40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59" calcext:value-type="float">
            <text:p>359</text:p>
          </table:table-cell>
          <table:table-cell table:style-name="ce164" office:value-type="string" calcext:value-type="string">
            <text:p>Virtue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41" calcext:value-type="float">
            <text:p>41</text:p>
          </table:table-cell>
          <table:table-cell table:style-name="ce168" table:content-validation-name="val6" office:value-type="float" office:value="400" calcext:value-type="float">
            <text:p>400</text:p>
          </table:table-cell>
          <table:table-cell table:style-name="ce171" table:content-validation-name="val6" office:value-type="float" office:value="174" calcext:value-type="float">
            <text:p>174</text:p>
          </table:table-cell>
          <table:table-cell table:style-name="ce174" office:value-type="float" office:value="24" calcext:value-type="float">
            <text:p>24</text:p>
          </table:table-cell>
          <table:table-cell table:style-name="ce177" office:value-type="float" office:value="38" calcext:value-type="float">
            <text:p>38</text:p>
          </table:table-cell>
          <table:table-cell table:style-name="ce180" office:value-type="float" office:value="34" calcext:value-type="float">
            <text:p>34</text:p>
          </table:table-cell>
          <table:table-cell table:style-name="ce183" office:value-type="float" office:value="34" calcext:value-type="float">
            <text:p>34</text:p>
          </table:table-cell>
          <table:table-cell table:style-name="ce186" office:value-type="float" office:value="16" calcext:value-type="float">
            <text:p>16</text:p>
          </table:table-cell>
          <table:table-cell table:style-name="ce189" office:value-type="float" office:value="14" calcext:value-type="float">
            <text:p>14</text:p>
          </table:table-cell>
          <table:table-cell table:style-name="ce165" table:formula="of:=SUM([.G266:.L266])" office:value-type="float" office:value="160" calcext:value-type="float">
            <text:p>160</text:p>
          </table:table-cell>
          <table:table-cell table:style-name="ce192" table:formula="of:=CONCATENATE(COM.MICROSOFT.FLOOR([.E266]/(150/(150+[.J266]+MIN([.D266];99)));1); &quot; (~&quot;; COM.MICROSOFT.CEILING((1-(150/(150+[.J266]+MIN([.D266];99))))*100;1); &quot;%)&quot;)" office:value-type="string" office:string-value="600 (~34%)" calcext:value-type="string">
            <text:p>600 (~34%)</text:p>
          </table:table-cell>
          <table:table-cell table:style-name="ce195" table:formula="of:=CONCATENATE(COM.MICROSOFT.FLOOR([.E266]/(150/(150+[.I266]+MIN([.D266];99)));1); &quot; (~&quot;; COM.MICROSOFT.CEILING((1-(150/(150+[.I266]+MIN([.D266];99))))*100;1); &quot;%)&quot;)" office:value-type="string" office:string-value="600 (~34%)" calcext:value-type="string">
            <text:p>600 (~34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60" calcext:value-type="float">
            <text:p>360</text:p>
          </table:table-cell>
          <table:table-cell table:style-name="ce164" office:value-type="string" calcext:value-type="string">
            <text:p>Power (Boss)</text:p>
          </table:table-cell>
          <table:table-cell table:style-name="ce165" office:value-type="string" calcext:value-type="string">
            <text:p>Divine</text:p>
          </table:table-cell>
          <table:table-cell table:style-name="ce165" office:value-type="float" office:value="33" calcext:value-type="float">
            <text:p>33</text:p>
          </table:table-cell>
          <table:table-cell table:style-name="ce168" table:content-validation-name="val6" office:value-type="float" office:value="320" calcext:value-type="float">
            <text:p>320</text:p>
          </table:table-cell>
          <table:table-cell table:style-name="ce171" table:content-validation-name="val6" office:value-type="float" office:value="126" calcext:value-type="float">
            <text:p>126</text:p>
          </table:table-cell>
          <table:table-cell table:style-name="ce174" office:value-type="float" office:value="32" calcext:value-type="float">
            <text:p>32</text:p>
          </table:table-cell>
          <table:table-cell table:style-name="ce177" office:value-type="float" office:value="17" calcext:value-type="float">
            <text:p>17</text:p>
          </table:table-cell>
          <table:table-cell table:style-name="ce180" office:value-type="float" office:value="16" calcext:value-type="float">
            <text:p>16</text:p>
          </table:table-cell>
          <table:table-cell table:style-name="ce183" office:value-type="float" office:value="32" calcext:value-type="float">
            <text:p>32</text:p>
          </table:table-cell>
          <table:table-cell table:style-name="ce186" office:value-type="float" office:value="14" calcext:value-type="float">
            <text:p>14</text:p>
          </table:table-cell>
          <table:table-cell table:style-name="ce189" office:value-type="float" office:value="12" calcext:value-type="float">
            <text:p>12</text:p>
          </table:table-cell>
          <table:table-cell table:style-name="ce165" table:formula="of:=SUM([.G267:.L267])" office:value-type="float" office:value="123" calcext:value-type="float">
            <text:p>123</text:p>
          </table:table-cell>
          <table:table-cell table:style-name="ce192" table:formula="of:=CONCATENATE(COM.MICROSOFT.FLOOR([.E267]/(150/(150+[.J267]+MIN([.D267];99)));1); &quot; (~&quot;; COM.MICROSOFT.CEILING((1-(150/(150+[.J267]+MIN([.D267];99))))*100;1); &quot;%)&quot;)" office:value-type="string" office:string-value="458 (~31%)" calcext:value-type="string">
            <text:p>458 (~31%)</text:p>
          </table:table-cell>
          <table:table-cell table:style-name="ce195" table:formula="of:=CONCATENATE(COM.MICROSOFT.FLOOR([.E267]/(150/(150+[.I267]+MIN([.D267];99)));1); &quot; (~&quot;; COM.MICROSOFT.CEILING((1-(150/(150+[.I267]+MIN([.D267];99))))*100;1); &quot;%)&quot;)" office:value-type="string" office:string-value="424 (~25%)" calcext:value-type="string">
            <text:p>424 (~25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7">
          <table:table-cell table:style-name="ce60" table:content-validation-name="val6" office:value-type="float" office:value="361" calcext:value-type="float">
            <text:p>361</text:p>
          </table:table-cell>
          <table:table-cell table:style-name="ce164" office:value-type="string" calcext:value-type="string">
            <text:p>Legion (Boss)</text:p>
          </table:table-cell>
          <table:table-cell table:style-name="ce165" office:value-type="string" calcext:value-type="string">
            <text:p>Haunt</text:p>
          </table:table-cell>
          <table:table-cell table:style-name="ce165" office:value-type="float" office:value="49" calcext:value-type="float">
            <text:p>49</text:p>
          </table:table-cell>
          <table:table-cell table:style-name="ce168" table:content-validation-name="val6" office:value-type="float" office:value="546" calcext:value-type="float">
            <text:p>546</text:p>
          </table:table-cell>
          <table:table-cell table:style-name="ce171" table:content-validation-name="val6" office:value-type="float" office:value="180" calcext:value-type="float">
            <text:p>180</text:p>
          </table:table-cell>
          <table:table-cell table:style-name="ce174" office:value-type="float" office:value="38" calcext:value-type="float">
            <text:p>38</text:p>
          </table:table-cell>
          <table:table-cell table:style-name="ce177" office:value-type="float" office:value="20" calcext:value-type="float">
            <text:p>20</text:p>
          </table:table-cell>
          <table:table-cell table:style-name="ce180" office:value-type="float" office:value="22" calcext:value-type="float">
            <text:p>22</text:p>
          </table:table-cell>
          <table:table-cell table:style-name="ce183" office:value-type="float" office:value="42" calcext:value-type="float">
            <text:p>42</text:p>
          </table:table-cell>
          <table:table-cell table:style-name="ce186" office:value-type="float" office:value="18" calcext:value-type="float">
            <text:p>18</text:p>
          </table:table-cell>
          <table:table-cell table:style-name="ce189" office:value-type="float" office:value="18" calcext:value-type="float">
            <text:p>18</text:p>
          </table:table-cell>
          <table:table-cell table:style-name="ce165" table:formula="of:=SUM([.G268:.L268])" office:value-type="float" office:value="158" calcext:value-type="float">
            <text:p>158</text:p>
          </table:table-cell>
          <table:table-cell table:style-name="ce192" table:formula="of:=CONCATENATE(COM.MICROSOFT.FLOOR([.E268]/(150/(150+[.J268]+MIN([.D268];99)));1); &quot; (~&quot;; COM.MICROSOFT.CEILING((1-(150/(150+[.J268]+MIN([.D268];99))))*100;1); &quot;%)&quot;)" office:value-type="string" office:string-value="877 (~38%)" calcext:value-type="string">
            <text:p>877 (~38%)</text:p>
          </table:table-cell>
          <table:table-cell table:style-name="ce195" table:formula="of:=CONCATENATE(COM.MICROSOFT.FLOOR([.E268]/(150/(150+[.I268]+MIN([.D268];99)));1); &quot; (~&quot;; COM.MICROSOFT.CEILING((1-(150/(150+[.I268]+MIN([.D268];99))))*100;1); &quot;%)&quot;)" office:value-type="string" office:string-value="804 (~33%)" calcext:value-type="string">
            <text:p>804 (~33%)</text:p>
          </table:table-cell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8" table:number-rows-repeated="716">
          <table:table-cell table:style-name="ce112"/>
          <table:table-cell table:style-name="ce163"/>
          <table:table-cell table:style-name="ce112" table:number-columns-repeated="2"/>
          <table:table-cell table:style-name="ce169"/>
          <table:table-cell table:style-name="ce172"/>
          <table:table-cell table:style-name="ce175"/>
          <table:table-cell table:style-name="ce178"/>
          <table:table-cell table:style-name="ce181"/>
          <table:table-cell table:style-name="ce184"/>
          <table:table-cell table:style-name="ce187"/>
          <table:table-cell table:style-name="ce190"/>
          <table:table-cell table:style-name="ce112"/>
          <table:table-cell table:style-name="ce193"/>
          <table:table-cell table:style-name="ce196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8">
          <table:table-cell table:number-columns-repeated="15"/>
          <table:table-cell table:style-name="ce198"/>
          <table:table-cell table:style-name="ce161"/>
          <table:table-cell table:style-name="ce163" table:number-columns-repeated="2"/>
          <table:table-cell table:style-name="ce165" table:number-columns-repeated="3"/>
          <table:table-cell table:style-name="ce161" table:number-columns-repeated="2"/>
          <table:table-cell table:style-name="ce165" table:number-columns-repeated="5"/>
          <table:table-cell table:style-name="ce210"/>
          <table:table-cell table:style-name="ce35" table:number-columns-repeated="8"/>
          <table:table-cell table:number-columns-repeated="6"/>
          <table:table-cell table:style-name="ce107" table:number-columns-repeated="16340"/>
        </table:table-row>
        <table:table-row table:style-name="ro4" table:number-rows-repeated="1047590">
          <table:table-cell table:number-columns-repeated="44"/>
          <table:table-cell table:style-name="ce107" table:number-columns-repeated="16340"/>
        </table:table-row>
        <table:table-row table:style-name="ro4">
          <table:table-cell table:number-columns-repeated="44"/>
          <table:table-cell table:style-name="ce107" table:number-columns-repeated="16340"/>
        </table:table-row>
        <table:named-expressions>
          <table:named-range table:name="Demons" table:base-cell-address="$Calculations.$B$2" table:cell-range-address="$Data.$A$1:.$O$268"/>
          <table:named-range table:name="Magatama" table:base-cell-address="$Calculations.$B$2" table:cell-range-address="$Data.$AE$1:.$AL$26"/>
          <table:named-range table:name="Skills" table:base-cell-address="$Calculations.$B$2" table:cell-range-address="$Data.$Q$1:.$AC$218"/>
        </table:named-expressions>
        <calcext:conditional-formats>
          <calcext:conditional-format calcext:target-range-address="Data.S2:Data.S218">
            <calcext:condition calcext:apply-style-name="ConditionalStyle_1" calcext:value="=&quot;Phys&quot;" calcext:base-cell-address="Data.S2"/>
          </calcext:conditional-format>
          <calcext:conditional-format calcext:target-range-address="Data.S2:Data.S218">
            <calcext:condition calcext:apply-style-name="ConditionalStyle_2" calcext:value="=&quot;Fire&quot;" calcext:base-cell-address="Data.S2"/>
          </calcext:conditional-format>
          <calcext:conditional-format calcext:target-range-address="Data.S2:Data.S218">
            <calcext:condition calcext:apply-style-name="ConditionalStyle_3" calcext:value="=&quot;Ice&quot;" calcext:base-cell-address="Data.S2"/>
          </calcext:conditional-format>
          <calcext:conditional-format calcext:target-range-address="Data.S2:Data.S218">
            <calcext:condition calcext:apply-style-name="ConditionalStyle_4" calcext:value="=&quot;Elec&quot;" calcext:base-cell-address="Data.S2"/>
          </calcext:conditional-format>
          <calcext:conditional-format calcext:target-range-address="Data.S2:Data.S218">
            <calcext:condition calcext:apply-style-name="ConditionalStyle_5" calcext:value="=&quot;Force&quot;" calcext:base-cell-address="Data.S2"/>
          </calcext:conditional-format>
          <calcext:conditional-format calcext:target-range-address="Data.S2:Data.S218">
            <calcext:condition calcext:apply-style-name="ConditionalStyle_6" calcext:value="=&quot;Almighty&quot;" calcext:base-cell-address="Data.S2"/>
          </calcext:conditional-format>
          <calcext:conditional-format calcext:target-range-address="Data.S2:Data.S218">
            <calcext:condition calcext:apply-style-name="ConditionalStyle_7" calcext:value="=&quot;Light&quot;" calcext:base-cell-address="Data.S2"/>
          </calcext:conditional-format>
          <calcext:conditional-format calcext:target-range-address="Data.S2:Data.S218">
            <calcext:condition calcext:apply-style-name="ConditionalStyle_8" calcext:value="=&quot;Dark&quot;" calcext:base-cell-address="Data.S2"/>
          </calcext:conditional-format>
          <calcext:conditional-format calcext:target-range-address="Data.S2:Data.S218">
            <calcext:condition calcext:apply-style-name="ConditionalStyle_9" calcext:value="=&quot;Curse&quot;" calcext:base-cell-address="Data.S2"/>
          </calcext:conditional-format>
          <calcext:conditional-format calcext:target-range-address="Data.S2:Data.S218">
            <calcext:condition calcext:apply-style-name="ConditionalStyle_10" calcext:value="=&quot;Nerve&quot;" calcext:base-cell-address="Data.S2"/>
          </calcext:conditional-format>
          <calcext:conditional-format calcext:target-range-address="Data.S2:Data.S218">
            <calcext:condition calcext:apply-style-name="ConditionalStyle_11" calcext:value="=&quot;Mind&quot;" calcext:base-cell-address="Data.S2"/>
          </calcext:conditional-format>
          <calcext:conditional-format calcext:target-range-address="Data.S2:Data.S218">
            <calcext:condition calcext:apply-style-name="ConditionalStyle_12" calcext:value="=&quot;Self-Destruct&quot;" calcext:base-cell-address="Data.S2"/>
          </calcext:conditional-format>
          <calcext:conditional-format calcext:target-range-address="Data.S2:Data.S218">
            <calcext:condition calcext:apply-style-name="ConditionalStyle_13" calcext:value="=&quot;Heal&quot;" calcext:base-cell-address="Data.S2"/>
          </calcext:conditional-format>
          <calcext:conditional-format calcext:target-range-address="Data.S2:Data.S218">
            <calcext:condition calcext:apply-style-name="ConditionalStyle_14" calcext:value="=&quot;Support&quot;" calcext:base-cell-address="Data.S2"/>
          </calcext:conditional-format>
          <calcext:conditional-format calcext:target-range-address="Data.S2:Data.S218">
            <calcext:condition calcext:apply-style-name="ConditionalStyle_15" calcext:value="=&quot;Utility&quot;" calcext:base-cell-address="Data.S2"/>
          </calcext:conditional-format>
        </calcext:conditional-formats>
      </table:table>
      <table:table table:name="Formulas" table:style-name="ta3">
        <office:forms form:automatic-focus="false" form:apply-design-mode="false"/>
        <table:table-column table:style-name="co44" table:default-cell-style-name="ce107"/>
        <table:table-column table:style-name="co45" table:default-cell-style-name="ce107"/>
        <table:table-column table:style-name="co45" table:number-columns-repeated="16382"/>
        <table:table-row table:style-name="ro2">
          <table:table-cell table:style-name="ce11" office:value-type="string" calcext:value-type="string">
            <text:p>Basic Attack Formula:</text:p>
          </table:table-cell>
          <table:table-cell table:style-name="ce72" office:value-type="string" calcext:value-type="string">
            <text:p>((AtkStr / 2 + Level) * 1.2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EXP Rate Formula:</text:p>
          </table:table-cell>
          <table:table-cell table:style-name="ce72" office:value-type="string" calcext:value-type="string">
            <text:p>(PlayerLevel - EnemyLevel) &gt;= 0 ? Exp / (1 + Min(0.5, Abs(PlayerLevel - EnemyLevel) * 0.05)) : Exp * (1 + Min(0.5, Abs(PlayerLevel - EnemyLevel) * 0.05))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Item Drop Rate Formula:</text:p>
          </table:table-cell>
          <table:table-cell table:style-name="ce72" office:value-type="string" calcext:value-type="string">
            <text:p>0.75 + (PlayerLuc / (2 * 50))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Physical Skill Damage Formula:</text:p>
          </table:table-cell>
          <table:table-cell table:style-name="ce72" office:value-type="string" calcext:value-type="string">
            <text:p>((AtkStr / 2 * 2 + AtkLevel) * Max(SkillPower - 20, 10) * 1.25 / 10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HP-Scaling Skill Damage Formula:</text:p>
          </table:table-cell>
          <table:table-cell table:style-name="ce72" office:value-type="string" calcext:value-type="string">
            <text:p>((AtkStr / 2 * 2 + AtkLevel) * Max(SkillPower - 20, 10) * 1.25 / 10) * (1.5 - (AtkCurHP / AtkMaxHP) * 0.75) 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Magic Skill Damage Formula:</text:p>
          </table:table-cell>
          <table:table-cell table:style-name="ce72" office:value-type="string" calcext:value-type="string">
            <text:p>((AtkInt / 2 * 2 + AtkLevel) * (SkillPower + SkillPowerIncrease) * 1.1 / 150) / (RandomlyTargeting &gt; 0 ? Max((MaxHitCount - MinHitCount + 1) / 3, 1) : 1) <text:s/>* AtkBuffs * DefBuffs * DamageMitigation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Damage Mitigation Formula:</text:p>
          </table:table-cell>
          <table:table-cell table:style-name="ce72" office:value-type="string" calcext:value-type="string">
            <text:p>150 / (150 + Stat / 2 * 2 + Min(99, Level))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Magic Skill Healing Formula:</text:p>
          </table:table-cell>
          <table:table-cell table:style-name="ce72" office:value-type="string" calcext:value-type="string">
            <text:p>((AtkInt / 2 * 2 + AtkLevel) * SkillPower * 1.25 / 10) * AtkBuffs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Physical Hit Chance Formula:</text:p>
          </table:table-cell>
          <table:table-cell table:style-name="ce72" office:value-type="string" calcext:value-type="string">
            <text:p>(SkillAccuracy - Clamp((((DefStr + DefLevel / 4) / 2 + DefAgi * 2 / 2) - ((AtkStr + AtkLevel / 2) / 2 + AtkAgi * 2 / 2)) - SkillFailPoint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Magical Hit Chance Formula:</text:p>
          </table:table-cell>
          <table:table-cell table:style-name="ce72" office:value-type="string" calcext:value-type="string">
            <text:p>(SkillAccuracy - Clamp((((DefInt + DefLevel / 4 ) / 2 + DefLuc * 2 / 2) - ((AtkInt + AtkLevel / 2 ) / 2 + AtkLuc * 2 / 2))) * AtkBuffs * DefBuffs, 0, 100)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Critical Hit Formula:</text:p>
          </table:table-cell>
          <table:table-cell table:style-name="ce72" office:value-type="string" calcext:value-type="string">
            <text:p>SkillCritPoint &gt; 0 ? (Clamp((((AtkLuc / 2) / (DefLevel / 4 + 3)) - ((DefLuc / 2) / (AtkLevel / 2 + 3))) * 6.25, -100, 100) + SkillCritPoint) * CritBuffs : 0</text:p>
          </table:table-cell>
          <table:table-cell table:style-name="ce107" table:number-columns-repeated="16382"/>
        </table:table-row>
        <table:table-row table:style-name="ro2">
          <table:table-cell table:style-name="ce11" office:value-type="string" calcext:value-type="string">
            <text:p>Macca Scattering Formula:</text:p>
          </table:table-cell>
          <table:table-cell table:style-name="ce72" office:value-type="string" calcext:value-type="string">
            <text:p><text:span text:style-name="T3">Clamp(Random(0.9, 1.1) * (TargetMacca * (1 + ((TargetLevel / 5 + TargetLuc / 2) - (OpponentLevel / 5 + OpponentLuc / 2)</text:span>) / IsTargetOnPlayerTeam ? 1000 : 100)), 0, IsTargetOnPlayerTeam ? TargetMacca * 0.15 : TargetMacca)</text:p>
          </table:table-cell>
          <table:table-cell table:style-name="ce107" table:number-columns-repeated="16382"/>
        </table:table-row>
        <table:table-row table:style-name="ro2" table:number-rows-repeated="988">
          <table:table-cell table:style-name="ce11"/>
          <table:table-cell table:style-name="ce35"/>
          <table:table-cell table:style-name="ce107" table:number-columns-repeated="16382"/>
        </table:table-row>
        <table:table-row table:style-name="ro4" table:number-rows-repeated="1047575">
          <table:table-cell table:number-columns-repeated="2"/>
          <table:table-cell table:style-name="ce107" table:number-columns-repeated="16382"/>
        </table:table-row>
        <table:table-row table:style-name="ro4">
          <table:table-cell table:number-columns-repeated="2"/>
          <table:table-cell table:style-name="ce107" table:number-columns-repeated="16382"/>
        </table:table-row>
      </table:table>
      <table:named-expressions/>
      <table:database-ranges>
        <table:database-range table:name="Demons" table:target-range-address="Data.A1:Data.O268"/>
        <table:database-range table:name="Magatama" table:target-range-address="Data.AE1:Data.AL26"/>
        <table:database-range table:name="Skills" table:target-range-address="Data.Q1:Data.AC218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Franklin Gothic Demi Cond" svg:font-family="'Franklin Gothic Demi Cond'" style:font-family-generic="swiss" style:font-pitch="variable"/>
    <style:font-face style:name="Franklin Gothic Medium Cond" svg:font-family="'Franklin Gothic Medium Cond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style:diagonal-bl-tr="none" style:diagonal-tl-br="none" fo:wrap-option="no-wrap" style:shrink-to-fit="false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ccccc" style:diagonal-bl-tr="none" style:diagonal-tl-br="none" style:vertical-align="middle"/>
      <style:text-properties fo:color="#666666" style:font-name="Franklin Gothic Medium Cond" fo:font-family="'Franklin Gothic Medium Cond'" style:font-style-name="Bold" style:font-family-generic="swiss" style:font-pitch="variable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 style:vertical-align="middle"/>
      <style:text-properties fo:color="#cc0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#c9daf8" style:vertical-align="middle"/>
      <style:text-properties fo:color="#3c78d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ce5cd" style:vertical-align="middle"/>
      <style:text-properties fo:color="#e69138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d9ead3" style:vertical-align="middle"/>
      <style:text-properties fo:color="#38761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d0e0e3" style:vertical-align="middle"/>
      <style:text-properties fo:color="#45818e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f2cc" style:vertical-align="middle"/>
      <style:text-properties fo:color="#bf9000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#d9d2e9" style:vertical-align="middle"/>
      <style:text-properties fo:color="#674ea7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674ea7" style:vertical-align="middle"/>
      <style:text-properties fo:color="#d9d2e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990000" style:vertical-align="middle"/>
      <style:text-properties fo:color="#f4cc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1" style:display-name="ConditionalStyle_11" style:family="table-cell" style:parent-style-name="Default">
      <style:table-cell-properties fo:background-color="#0b5394" style:vertical-align="middle"/>
      <style:text-properties fo:color="#cfe2f3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#434343" style:vertical-align="middle"/>
      <style:text-properties fo:color="#d9d9d9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3" style:display-name="ConditionalStyle_13" style:family="table-cell" style:parent-style-name="Default">
      <style:table-cell-properties fo:background-color="#38761d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4" style:display-name="ConditionalStyle_14" style:family="table-cell" style:parent-style-name="Default">
      <style:table-cell-properties fo:background-color="#783f04" style:vertical-align="middle"/>
      <style:text-properties fo:color="#fce5cd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style:style style:name="ConditionalStyle_5f_15" style:display-name="ConditionalStyle_15" style:family="table-cell" style:parent-style-name="Default">
      <style:table-cell-properties fo:background-color="#7f6000" style:vertical-align="middle"/>
      <style:text-properties fo:color="#fff2cc" style:font-name="Franklin Gothic Medium Cond" fo:font-family="'Franklin Gothic Medium Cond'" style:font-style-name="Bold" style:font-family-generic="swiss" style:font-pitch="variable" fo:font-size="11pt" fo:font-weight="bold" style:font-weight-asian="bold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20:30:08.05502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ulas" style:display-name="PageStyle_Formul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6T20:30:17.133962100</dc:date>
    <meta:editing-duration>PT4H13M39S</meta:editing-duration>
    <meta:editing-cycles>89</meta:editing-cycles>
    <meta:generator>LibreOffice/25.8.3.2$Windows_X86_64 LibreOffice_project/8ca8d55c161d602844f5428fa4b58097424e324e</meta:generator>
    <meta:document-statistic meta:table-count="3" meta:cell-count="8540" meta:object-count="0"/>
  </office:meta>
</office:document-meta>
</file>